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ff"/>
    </style: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24"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table:formula="of:=COUNTIF([.D:.D];1)" office:value-type="float" office:value="244" calcext:value-type="float">
            <text:p>24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IF([.C1]&lt;=[.A2]; [.B2]; [.C1])" office:value-type="float" office:value="24" calcext:value-type="float">
            <text:p>24</text:p>
          </table:table-cell>
          <table:table-cell table:formula="of:=IF([.C2]&lt;&gt;[.C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table:formula="of:=IF([.C2]&lt;=[.A3]; [.B3]; [.C2])" office:value-type="float" office:value="69" calcext:value-type="float">
            <text:p>69</text:p>
          </table:table-cell>
          <table:table-cell table:formula="of:=IF([.C3]&lt;&gt;[.C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5" calcext:value-type="float">
            <text:p>105</text:p>
          </table:table-cell>
          <table:table-cell table:formula="of:=IF([.C3]&lt;=[.A4]; [.B4]; [.C3])" office:value-type="float" office:value="105" calcext:value-type="float">
            <text:p>105</text:p>
          </table:table-cell>
          <table:table-cell table:formula="of:=IF([.C4]&lt;&gt;[.C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0" calcext:value-type="float">
            <text:p>110</text:p>
          </table:table-cell>
          <table:table-cell table:formula="of:=IF([.C4]&lt;=[.A5]; [.B5]; [.C4])" office:value-type="float" office:value="105" calcext:value-type="float">
            <text:p>105</text:p>
          </table:table-cell>
          <table:table-cell table:formula="of:=IF([.C5]&lt;&gt;[.C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7" calcext:value-type="float">
            <text:p>137</text:p>
          </table:table-cell>
          <table:table-cell table:formula="of:=IF([.C5]&lt;=[.A6]; [.B6]; [.C5])" office:value-type="float" office:value="105" calcext:value-type="float">
            <text:p>105</text:p>
          </table:table-cell>
          <table:table-cell table:formula="of:=IF([.C6]&lt;&gt;[.C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1" calcext:value-type="float">
            <text:p>151</text:p>
          </table:table-cell>
          <table:table-cell table:formula="of:=IF([.C6]&lt;=[.A7]; [.B7]; [.C6])" office:value-type="float" office:value="151" calcext:value-type="float">
            <text:p>151</text:p>
          </table:table-cell>
          <table:table-cell table:formula="of:=IF([.C7]&lt;&gt;[.C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3" calcext:value-type="float">
            <text:p>153</text:p>
          </table:table-cell>
          <table:table-cell table:formula="of:=IF([.C7]&lt;=[.A8]; [.B8]; [.C7])" office:value-type="float" office:value="151" calcext:value-type="float">
            <text:p>151</text:p>
          </table:table-cell>
          <table:table-cell table:formula="of:=IF([.C8]&lt;&gt;[.C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3" calcext:value-type="float">
            <text:p>153</text:p>
          </table:table-cell>
          <table:table-cell table:formula="of:=IF([.C8]&lt;=[.A9]; [.B9]; [.C8])" office:value-type="float" office:value="151" calcext:value-type="float">
            <text:p>151</text:p>
          </table:table-cell>
          <table:table-cell table:formula="of:=IF([.C9]&lt;&gt;[.C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67" calcext:value-type="float">
            <text:p>167</text:p>
          </table:table-cell>
          <table:table-cell table:formula="of:=IF([.C9]&lt;=[.A10]; [.B10]; [.C9])" office:value-type="float" office:value="151" calcext:value-type="float">
            <text:p>151</text:p>
          </table:table-cell>
          <table:table-cell table:formula="of:=IF([.C10]&lt;&gt;[.C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9" calcext:value-type="float">
            <text:p>169</text:p>
          </table:table-cell>
          <table:table-cell table:formula="of:=IF([.C10]&lt;=[.A11]; [.B11]; [.C10])" office:value-type="float" office:value="151" calcext:value-type="float">
            <text:p>151</text:p>
          </table:table-cell>
          <table:table-cell table:formula="of:=IF([.C11]&lt;&gt;[.C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79" calcext:value-type="float">
            <text:p>179</text:p>
          </table:table-cell>
          <table:table-cell table:formula="of:=IF([.C11]&lt;=[.A12]; [.B12]; [.C11])" office:value-type="float" office:value="151" calcext:value-type="float">
            <text:p>151</text:p>
          </table:table-cell>
          <table:table-cell table:formula="of:=IF([.C12]&lt;&gt;[.C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86" calcext:value-type="float">
            <text:p>186</text:p>
          </table:table-cell>
          <table:table-cell table:formula="of:=IF([.C12]&lt;=[.A13]; [.B13]; [.C12])" office:value-type="float" office:value="151" calcext:value-type="float">
            <text:p>151</text:p>
          </table:table-cell>
          <table:table-cell table:formula="of:=IF([.C13]&lt;&gt;[.C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2" calcext:value-type="float">
            <text:p>192</text:p>
          </table:table-cell>
          <table:table-cell table:formula="of:=IF([.C13]&lt;=[.A14]; [.B14]; [.C13])" office:value-type="float" office:value="151" calcext:value-type="float">
            <text:p>151</text:p>
          </table:table-cell>
          <table:table-cell table:formula="of:=IF([.C14]&lt;&gt;[.C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table:formula="of:=IF([.C14]&lt;=[.A15]; [.B15]; [.C14])" office:value-type="float" office:value="195" calcext:value-type="float">
            <text:p>195</text:p>
          </table:table-cell>
          <table:table-cell table:formula="of:=IF([.C15]&lt;&gt;[.C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table:formula="of:=IF([.C15]&lt;=[.A16]; [.B16]; [.C15])" office:value-type="float" office:value="195" calcext:value-type="float">
            <text:p>195</text:p>
          </table:table-cell>
          <table:table-cell table:formula="of:=IF([.C16]&lt;&gt;[.C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30" calcext:value-type="float">
            <text:p>230</text:p>
          </table:table-cell>
          <table:table-cell table:formula="of:=IF([.C16]&lt;=[.A17]; [.B17]; [.C16])" office:value-type="float" office:value="230" calcext:value-type="float">
            <text:p>230</text:p>
          </table:table-cell>
          <table:table-cell table:formula="of:=IF([.C17]&lt;&gt;[.C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3" calcext:value-type="float">
            <text:p>253</text:p>
          </table:table-cell>
          <table:table-cell table:formula="of:=IF([.C17]&lt;=[.A18]; [.B18]; [.C17])" office:value-type="float" office:value="230" calcext:value-type="float">
            <text:p>230</text:p>
          </table:table-cell>
          <table:table-cell table:formula="of:=IF([.C18]&lt;&gt;[.C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93" calcext:value-type="float">
            <text:p>293</text:p>
          </table:table-cell>
          <table:table-cell table:formula="of:=IF([.C18]&lt;=[.A19]; [.B19]; [.C18])" office:value-type="float" office:value="230" calcext:value-type="float">
            <text:p>230</text:p>
          </table:table-cell>
          <table:table-cell table:formula="of:=IF([.C19]&lt;&gt;[.C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  <table:table-cell table:formula="of:=IF([.C19]&lt;=[.A20]; [.B20]; [.C19])" office:value-type="float" office:value="230" calcext:value-type="float">
            <text:p>230</text:p>
          </table:table-cell>
          <table:table-cell table:formula="of:=IF([.C20]&lt;&gt;[.C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06" calcext:value-type="float">
            <text:p>306</text:p>
          </table:table-cell>
          <table:table-cell table:formula="of:=IF([.C20]&lt;=[.A21]; [.B21]; [.C20])" office:value-type="float" office:value="230" calcext:value-type="float">
            <text:p>230</text:p>
          </table:table-cell>
          <table:table-cell table:formula="of:=IF([.C21]&lt;&gt;[.C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07" calcext:value-type="float">
            <text:p>307</text:p>
          </table:table-cell>
          <table:table-cell table:formula="of:=IF([.C21]&lt;=[.A22]; [.B22]; [.C21])" office:value-type="float" office:value="307" calcext:value-type="float">
            <text:p>307</text:p>
          </table:table-cell>
          <table:table-cell table:formula="of:=IF([.C22]&lt;&gt;[.C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09" calcext:value-type="float">
            <text:p>309</text:p>
          </table:table-cell>
          <table:table-cell table:formula="of:=IF([.C22]&lt;=[.A23]; [.B23]; [.C22])" office:value-type="float" office:value="307" calcext:value-type="float">
            <text:p>307</text:p>
          </table:table-cell>
          <table:table-cell table:formula="of:=IF([.C23]&lt;&gt;[.C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11" calcext:value-type="float">
            <text:p>311</text:p>
          </table:table-cell>
          <table:table-cell table:formula="of:=IF([.C23]&lt;=[.A24]; [.B24]; [.C23])" office:value-type="float" office:value="307" calcext:value-type="float">
            <text:p>307</text:p>
          </table:table-cell>
          <table:table-cell table:formula="of:=IF([.C24]&lt;&gt;[.C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table:formula="of:=IF([.C24]&lt;=[.A25]; [.B25]; [.C24])" office:value-type="float" office:value="307" calcext:value-type="float">
            <text:p>307</text:p>
          </table:table-cell>
          <table:table-cell table:formula="of:=IF([.C25]&lt;&gt;[.C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32" calcext:value-type="float">
            <text:p>332</text:p>
          </table:table-cell>
          <table:table-cell table:formula="of:=IF([.C25]&lt;=[.A26]; [.B26]; [.C25])" office:value-type="float" office:value="307" calcext:value-type="float">
            <text:p>307</text:p>
          </table:table-cell>
          <table:table-cell table:formula="of:=IF([.C26]&lt;&gt;[.C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49" calcext:value-type="float">
            <text:p>349</text:p>
          </table:table-cell>
          <table:table-cell table:formula="of:=IF([.C26]&lt;=[.A27]; [.B27]; [.C26])" office:value-type="float" office:value="307" calcext:value-type="float">
            <text:p>307</text:p>
          </table:table-cell>
          <table:table-cell table:formula="of:=IF([.C27]&lt;&gt;[.C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formula="of:=IF([.C27]&lt;=[.A28]; [.B28]; [.C27])" office:value-type="float" office:value="386" calcext:value-type="float">
            <text:p>386</text:p>
          </table:table-cell>
          <table:table-cell table:formula="of:=IF([.C28]&lt;&gt;[.C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87" calcext:value-type="float">
            <text:p>387</text:p>
          </table:table-cell>
          <table:table-cell table:formula="of:=IF([.C28]&lt;=[.A29]; [.B29]; [.C28])" office:value-type="float" office:value="386" calcext:value-type="float">
            <text:p>386</text:p>
          </table:table-cell>
          <table:table-cell table:formula="of:=IF([.C29]&lt;&gt;[.C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88" calcext:value-type="float">
            <text:p>388</text:p>
          </table:table-cell>
          <table:table-cell table:formula="of:=IF([.C29]&lt;=[.A30]; [.B30]; [.C29])" office:value-type="float" office:value="386" calcext:value-type="float">
            <text:p>386</text:p>
          </table:table-cell>
          <table:table-cell table:formula="of:=IF([.C30]&lt;&gt;[.C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10" calcext:value-type="float">
            <text:p>410</text:p>
          </table:table-cell>
          <table:table-cell table:formula="of:=IF([.C30]&lt;=[.A31]; [.B31]; [.C30])" office:value-type="float" office:value="386" calcext:value-type="float">
            <text:p>386</text:p>
          </table:table-cell>
          <table:table-cell table:formula="of:=IF([.C31]&lt;&gt;[.C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22" calcext:value-type="float">
            <text:p>422</text:p>
          </table:table-cell>
          <table:table-cell table:formula="of:=IF([.C31]&lt;=[.A32]; [.B32]; [.C31])" office:value-type="float" office:value="422" calcext:value-type="float">
            <text:p>422</text:p>
          </table:table-cell>
          <table:table-cell table:formula="of:=IF([.C32]&lt;&gt;[.C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26" calcext:value-type="float">
            <text:p>426</text:p>
          </table:table-cell>
          <table:table-cell table:formula="of:=IF([.C32]&lt;=[.A33]; [.B33]; [.C32])" office:value-type="float" office:value="422" calcext:value-type="float">
            <text:p>422</text:p>
          </table:table-cell>
          <table:table-cell table:formula="of:=IF([.C33]&lt;&gt;[.C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39" calcext:value-type="float">
            <text:p>439</text:p>
          </table:table-cell>
          <table:table-cell table:formula="of:=IF([.C33]&lt;=[.A34]; [.B34]; [.C33])" office:value-type="float" office:value="422" calcext:value-type="float">
            <text:p>422</text:p>
          </table:table-cell>
          <table:table-cell table:formula="of:=IF([.C34]&lt;&gt;[.C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45" calcext:value-type="float">
            <text:p>445</text:p>
          </table:table-cell>
          <table:table-cell table:formula="of:=IF([.C34]&lt;=[.A35]; [.B35]; [.C34])" office:value-type="float" office:value="422" calcext:value-type="float">
            <text:p>422</text:p>
          </table:table-cell>
          <table:table-cell table:formula="of:=IF([.C35]&lt;&gt;[.C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49" calcext:value-type="float">
            <text:p>449</text:p>
          </table:table-cell>
          <table:table-cell table:formula="of:=IF([.C35]&lt;=[.A36]; [.B36]; [.C35])" office:value-type="float" office:value="422" calcext:value-type="float">
            <text:p>422</text:p>
          </table:table-cell>
          <table:table-cell table:formula="of:=IF([.C36]&lt;&gt;[.C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5" calcext:value-type="float">
            <text:p>455</text:p>
          </table:table-cell>
          <table:table-cell table:formula="of:=IF([.C36]&lt;=[.A37]; [.B37]; [.C36])" office:value-type="float" office:value="422" calcext:value-type="float">
            <text:p>422</text:p>
          </table:table-cell>
          <table:table-cell table:formula="of:=IF([.C37]&lt;&gt;[.C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73" calcext:value-type="float">
            <text:p>473</text:p>
          </table:table-cell>
          <table:table-cell table:formula="of:=IF([.C37]&lt;=[.A38]; [.B38]; [.C37])" office:value-type="float" office:value="422" calcext:value-type="float">
            <text:p>422</text:p>
          </table:table-cell>
          <table:table-cell table:formula="of:=IF([.C38]&lt;&gt;[.C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07" calcext:value-type="float">
            <text:p>507</text:p>
          </table:table-cell>
          <table:table-cell table:formula="of:=IF([.C38]&lt;=[.A39]; [.B39]; [.C38])" office:value-type="float" office:value="422" calcext:value-type="float">
            <text:p>422</text:p>
          </table:table-cell>
          <table:table-cell table:formula="of:=IF([.C39]&lt;&gt;[.C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21" calcext:value-type="float">
            <text:p>521</text:p>
          </table:table-cell>
          <table:table-cell table:formula="of:=IF([.C39]&lt;=[.A40]; [.B40]; [.C39])" office:value-type="float" office:value="521" calcext:value-type="float">
            <text:p>521</text:p>
          </table:table-cell>
          <table:table-cell table:formula="of:=IF([.C40]&lt;&gt;[.C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35" calcext:value-type="float">
            <text:p>535</text:p>
          </table:table-cell>
          <table:table-cell table:formula="of:=IF([.C40]&lt;=[.A41]; [.B41]; [.C40])" office:value-type="float" office:value="521" calcext:value-type="float">
            <text:p>521</text:p>
          </table:table-cell>
          <table:table-cell table:formula="of:=IF([.C41]&lt;&gt;[.C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59" calcext:value-type="float">
            <text:p>559</text:p>
          </table:table-cell>
          <table:table-cell table:formula="of:=IF([.C41]&lt;=[.A42]; [.B42]; [.C41])" office:value-type="float" office:value="559" calcext:value-type="float">
            <text:p>559</text:p>
          </table:table-cell>
          <table:table-cell table:formula="of:=IF([.C42]&lt;&gt;[.C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7" calcext:value-type="float">
            <text:p>567</text:p>
          </table:table-cell>
          <table:table-cell table:formula="of:=IF([.C42]&lt;=[.A43]; [.B43]; [.C42])" office:value-type="float" office:value="567" calcext:value-type="float">
            <text:p>567</text:p>
          </table:table-cell>
          <table:table-cell table:formula="of:=IF([.C43]&lt;&gt;[.C4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76" calcext:value-type="float">
            <text:p>576</text:p>
          </table:table-cell>
          <table:table-cell table:formula="of:=IF([.C43]&lt;=[.A44]; [.B44]; [.C43])" office:value-type="float" office:value="567" calcext:value-type="float">
            <text:p>567</text:p>
          </table:table-cell>
          <table:table-cell table:formula="of:=IF([.C44]&lt;&gt;[.C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85" calcext:value-type="float">
            <text:p>585</text:p>
          </table:table-cell>
          <table:table-cell table:formula="of:=IF([.C44]&lt;=[.A45]; [.B45]; [.C44])" office:value-type="float" office:value="585" calcext:value-type="float">
            <text:p>585</text:p>
          </table:table-cell>
          <table:table-cell table:formula="of:=IF([.C45]&lt;&gt;[.C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86" calcext:value-type="float">
            <text:p>586</text:p>
          </table:table-cell>
          <table:table-cell table:formula="of:=IF([.C45]&lt;=[.A46]; [.B46]; [.C45])" office:value-type="float" office:value="585" calcext:value-type="float">
            <text:p>585</text:p>
          </table:table-cell>
          <table:table-cell table:formula="of:=IF([.C46]&lt;&gt;[.C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89" calcext:value-type="float">
            <text:p>589</text:p>
          </table:table-cell>
          <table:table-cell table:formula="of:=IF([.C46]&lt;=[.A47]; [.B47]; [.C46])" office:value-type="float" office:value="585" calcext:value-type="float">
            <text:p>585</text:p>
          </table:table-cell>
          <table:table-cell table:formula="of:=IF([.C47]&lt;&gt;[.C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07" calcext:value-type="float">
            <text:p>607</text:p>
          </table:table-cell>
          <table:table-cell table:formula="of:=IF([.C47]&lt;=[.A48]; [.B48]; [.C47])" office:value-type="float" office:value="585" calcext:value-type="float">
            <text:p>585</text:p>
          </table:table-cell>
          <table:table-cell table:formula="of:=IF([.C48]&lt;&gt;[.C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07" calcext:value-type="float">
            <text:p>607</text:p>
          </table:table-cell>
          <table:table-cell table:formula="of:=IF([.C48]&lt;=[.A49]; [.B49]; [.C48])" office:value-type="float" office:value="585" calcext:value-type="float">
            <text:p>585</text:p>
          </table:table-cell>
          <table:table-cell table:formula="of:=IF([.C49]&lt;&gt;[.C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14" calcext:value-type="float">
            <text:p>614</text:p>
          </table:table-cell>
          <table:table-cell table:formula="of:=IF([.C49]&lt;=[.A50]; [.B50]; [.C49])" office:value-type="float" office:value="614" calcext:value-type="float">
            <text:p>614</text:p>
          </table:table-cell>
          <table:table-cell table:formula="of:=IF([.C50]&lt;&gt;[.C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16" calcext:value-type="float">
            <text:p>616</text:p>
          </table:table-cell>
          <table:table-cell table:formula="of:=IF([.C50]&lt;=[.A51]; [.B51]; [.C50])" office:value-type="float" office:value="614" calcext:value-type="float">
            <text:p>614</text:p>
          </table:table-cell>
          <table:table-cell table:formula="of:=IF([.C51]&lt;&gt;[.C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18" calcext:value-type="float">
            <text:p>618</text:p>
          </table:table-cell>
          <table:table-cell table:formula="of:=IF([.C51]&lt;=[.A52]; [.B52]; [.C51])" office:value-type="float" office:value="614" calcext:value-type="float">
            <text:p>614</text:p>
          </table:table-cell>
          <table:table-cell table:formula="of:=IF([.C52]&lt;&gt;[.C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21" calcext:value-type="float">
            <text:p>621</text:p>
          </table:table-cell>
          <table:table-cell table:formula="of:=IF([.C52]&lt;=[.A53]; [.B53]; [.C52])" office:value-type="float" office:value="614" calcext:value-type="float">
            <text:p>614</text:p>
          </table:table-cell>
          <table:table-cell table:formula="of:=IF([.C53]&lt;&gt;[.C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23" calcext:value-type="float">
            <text:p>623</text:p>
          </table:table-cell>
          <table:table-cell table:formula="of:=IF([.C53]&lt;=[.A54]; [.B54]; [.C53])" office:value-type="float" office:value="623" calcext:value-type="float">
            <text:p>623</text:p>
          </table:table-cell>
          <table:table-cell table:formula="of:=IF([.C54]&lt;&gt;[.C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32" calcext:value-type="float">
            <text:p>632</text:p>
          </table:table-cell>
          <table:table-cell table:formula="of:=IF([.C54]&lt;=[.A55]; [.B55]; [.C54])" office:value-type="float" office:value="623" calcext:value-type="float">
            <text:p>623</text:p>
          </table:table-cell>
          <table:table-cell table:formula="of:=IF([.C55]&lt;&gt;[.C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43" calcext:value-type="float">
            <text:p>643</text:p>
          </table:table-cell>
          <table:table-cell table:formula="of:=IF([.C55]&lt;=[.A56]; [.B56]; [.C55])" office:value-type="float" office:value="623" calcext:value-type="float">
            <text:p>623</text:p>
          </table:table-cell>
          <table:table-cell table:formula="of:=IF([.C56]&lt;&gt;[.C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49" calcext:value-type="float">
            <text:p>649</text:p>
          </table:table-cell>
          <table:table-cell table:formula="of:=IF([.C56]&lt;=[.A57]; [.B57]; [.C56])" office:value-type="float" office:value="623" calcext:value-type="float">
            <text:p>623</text:p>
          </table:table-cell>
          <table:table-cell table:formula="of:=IF([.C57]&lt;&gt;[.C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50" calcext:value-type="float">
            <text:p>650</text:p>
          </table:table-cell>
          <table:table-cell table:formula="of:=IF([.C57]&lt;=[.A58]; [.B58]; [.C57])" office:value-type="float" office:value="623" calcext:value-type="float">
            <text:p>623</text:p>
          </table:table-cell>
          <table:table-cell table:formula="of:=IF([.C58]&lt;&gt;[.C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5" calcext:value-type="float">
            <text:p>655</text:p>
          </table:table-cell>
          <table:table-cell table:formula="of:=IF([.C58]&lt;=[.A59]; [.B59]; [.C58])" office:value-type="float" office:value="623" calcext:value-type="float">
            <text:p>623</text:p>
          </table:table-cell>
          <table:table-cell table:formula="of:=IF([.C59]&lt;&gt;[.C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73" calcext:value-type="float">
            <text:p>673</text:p>
          </table:table-cell>
          <table:table-cell table:formula="of:=IF([.C59]&lt;=[.A60]; [.B60]; [.C59])" office:value-type="float" office:value="673" calcext:value-type="float">
            <text:p>673</text:p>
          </table:table-cell>
          <table:table-cell table:formula="of:=IF([.C60]&lt;&gt;[.C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75" calcext:value-type="float">
            <text:p>675</text:p>
          </table:table-cell>
          <table:table-cell table:formula="of:=IF([.C60]&lt;=[.A61]; [.B61]; [.C60])" office:value-type="float" office:value="673" calcext:value-type="float">
            <text:p>673</text:p>
          </table:table-cell>
          <table:table-cell table:formula="of:=IF([.C61]&lt;&gt;[.C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87" calcext:value-type="float">
            <text:p>687</text:p>
          </table:table-cell>
          <table:table-cell table:formula="of:=IF([.C61]&lt;=[.A62]; [.B62]; [.C61])" office:value-type="float" office:value="673" calcext:value-type="float">
            <text:p>673</text:p>
          </table:table-cell>
          <table:table-cell table:formula="of:=IF([.C62]&lt;&gt;[.C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88" calcext:value-type="float">
            <text:p>688</text:p>
          </table:table-cell>
          <table:table-cell table:formula="of:=IF([.C62]&lt;=[.A63]; [.B63]; [.C62])" office:value-type="float" office:value="673" calcext:value-type="float">
            <text:p>673</text:p>
          </table:table-cell>
          <table:table-cell table:formula="of:=IF([.C63]&lt;&gt;[.C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92" calcext:value-type="float">
            <text:p>692</text:p>
          </table:table-cell>
          <table:table-cell table:formula="of:=IF([.C63]&lt;=[.A64]; [.B64]; [.C63])" office:value-type="float" office:value="673" calcext:value-type="float">
            <text:p>673</text:p>
          </table:table-cell>
          <table:table-cell table:formula="of:=IF([.C64]&lt;&gt;[.C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00" calcext:value-type="float">
            <text:p>700</text:p>
          </table:table-cell>
          <table:table-cell table:formula="of:=IF([.C64]&lt;=[.A65]; [.B65]; [.C64])" office:value-type="float" office:value="673" calcext:value-type="float">
            <text:p>673</text:p>
          </table:table-cell>
          <table:table-cell table:formula="of:=IF([.C65]&lt;&gt;[.C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04" calcext:value-type="float">
            <text:p>704</text:p>
          </table:table-cell>
          <table:table-cell table:formula="of:=IF([.C65]&lt;=[.A66]; [.B66]; [.C65])" office:value-type="float" office:value="704" calcext:value-type="float">
            <text:p>704</text:p>
          </table:table-cell>
          <table:table-cell table:formula="of:=IF([.C66]&lt;&gt;[.C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11" calcext:value-type="float">
            <text:p>711</text:p>
          </table:table-cell>
          <table:table-cell table:formula="of:=IF([.C66]&lt;=[.A67]; [.B67]; [.C66])" office:value-type="float" office:value="704" calcext:value-type="float">
            <text:p>704</text:p>
          </table:table-cell>
          <table:table-cell table:formula="of:=IF([.C67]&lt;&gt;[.C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14" calcext:value-type="float">
            <text:p>714</text:p>
          </table:table-cell>
          <table:table-cell table:formula="of:=IF([.C67]&lt;=[.A68]; [.B68]; [.C67])" office:value-type="float" office:value="714" calcext:value-type="float">
            <text:p>714</text:p>
          </table:table-cell>
          <table:table-cell table:formula="of:=IF([.C68]&lt;&gt;[.C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21" calcext:value-type="float">
            <text:p>721</text:p>
          </table:table-cell>
          <table:table-cell table:formula="of:=IF([.C68]&lt;=[.A69]; [.B69]; [.C68])" office:value-type="float" office:value="714" calcext:value-type="float">
            <text:p>714</text:p>
          </table:table-cell>
          <table:table-cell table:formula="of:=IF([.C69]&lt;&gt;[.C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22" calcext:value-type="float">
            <text:p>722</text:p>
          </table:table-cell>
          <table:table-cell table:formula="of:=IF([.C69]&lt;=[.A70]; [.B70]; [.C69])" office:value-type="float" office:value="714" calcext:value-type="float">
            <text:p>714</text:p>
          </table:table-cell>
          <table:table-cell table:formula="of:=IF([.C70]&lt;&gt;[.C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48" calcext:value-type="float">
            <text:p>748</text:p>
          </table:table-cell>
          <table:table-cell table:formula="of:=IF([.C70]&lt;=[.A71]; [.B71]; [.C70])" office:value-type="float" office:value="714" calcext:value-type="float">
            <text:p>714</text:p>
          </table:table-cell>
          <table:table-cell table:formula="of:=IF([.C71]&lt;&gt;[.C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68" calcext:value-type="float">
            <text:p>768</text:p>
          </table:table-cell>
          <table:table-cell table:formula="of:=IF([.C71]&lt;=[.A72]; [.B72]; [.C71])" office:value-type="float" office:value="768" calcext:value-type="float">
            <text:p>768</text:p>
          </table:table-cell>
          <table:table-cell table:formula="of:=IF([.C72]&lt;&gt;[.C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89" calcext:value-type="float">
            <text:p>789</text:p>
          </table:table-cell>
          <table:table-cell table:formula="of:=IF([.C72]&lt;=[.A73]; [.B73]; [.C72])" office:value-type="float" office:value="768" calcext:value-type="float">
            <text:p>768</text:p>
          </table:table-cell>
          <table:table-cell table:formula="of:=IF([.C73]&lt;&gt;[.C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89" calcext:value-type="float">
            <text:p>789</text:p>
          </table:table-cell>
          <table:table-cell table:formula="of:=IF([.C73]&lt;=[.A74]; [.B74]; [.C73])" office:value-type="float" office:value="789" calcext:value-type="float">
            <text:p>789</text:p>
          </table:table-cell>
          <table:table-cell table:formula="of:=IF([.C74]&lt;&gt;[.C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91" calcext:value-type="float">
            <text:p>791</text:p>
          </table:table-cell>
          <table:table-cell table:formula="of:=IF([.C74]&lt;=[.A75]; [.B75]; [.C74])" office:value-type="float" office:value="789" calcext:value-type="float">
            <text:p>789</text:p>
          </table:table-cell>
          <table:table-cell table:formula="of:=IF([.C75]&lt;&gt;[.C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802" calcext:value-type="float">
            <text:p>802</text:p>
          </table:table-cell>
          <table:table-cell table:formula="of:=IF([.C75]&lt;=[.A76]; [.B76]; [.C75])" office:value-type="float" office:value="789" calcext:value-type="float">
            <text:p>789</text:p>
          </table:table-cell>
          <table:table-cell table:formula="of:=IF([.C76]&lt;&gt;[.C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806" calcext:value-type="float">
            <text:p>806</text:p>
          </table:table-cell>
          <table:table-cell table:formula="of:=IF([.C76]&lt;=[.A77]; [.B77]; [.C76])" office:value-type="float" office:value="789" calcext:value-type="float">
            <text:p>789</text:p>
          </table:table-cell>
          <table:table-cell table:formula="of:=IF([.C77]&lt;&gt;[.C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806" calcext:value-type="float">
            <text:p>806</text:p>
          </table:table-cell>
          <table:table-cell table:formula="of:=IF([.C77]&lt;=[.A78]; [.B78]; [.C77])" office:value-type="float" office:value="789" calcext:value-type="float">
            <text:p>789</text:p>
          </table:table-cell>
          <table:table-cell table:formula="of:=IF([.C78]&lt;&gt;[.C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811" calcext:value-type="float">
            <text:p>811</text:p>
          </table:table-cell>
          <table:table-cell table:formula="of:=IF([.C78]&lt;=[.A79]; [.B79]; [.C78])" office:value-type="float" office:value="789" calcext:value-type="float">
            <text:p>789</text:p>
          </table:table-cell>
          <table:table-cell table:formula="of:=IF([.C79]&lt;&gt;[.C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815" calcext:value-type="float">
            <text:p>815</text:p>
          </table:table-cell>
          <table:table-cell table:formula="of:=IF([.C79]&lt;=[.A80]; [.B80]; [.C79])" office:value-type="float" office:value="789" calcext:value-type="float">
            <text:p>789</text:p>
          </table:table-cell>
          <table:table-cell table:formula="of:=IF([.C80]&lt;&gt;[.C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37" calcext:value-type="float">
            <text:p>837</text:p>
          </table:table-cell>
          <table:table-cell table:formula="of:=IF([.C80]&lt;=[.A81]; [.B81]; [.C80])" office:value-type="float" office:value="837" calcext:value-type="float">
            <text:p>837</text:p>
          </table:table-cell>
          <table:table-cell table:formula="of:=IF([.C81]&lt;&gt;[.C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42" calcext:value-type="float">
            <text:p>842</text:p>
          </table:table-cell>
          <table:table-cell table:formula="of:=IF([.C81]&lt;=[.A82]; [.B82]; [.C81])" office:value-type="float" office:value="837" calcext:value-type="float">
            <text:p>837</text:p>
          </table:table-cell>
          <table:table-cell table:formula="of:=IF([.C82]&lt;&gt;[.C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847" calcext:value-type="float">
            <text:p>847</text:p>
          </table:table-cell>
          <table:table-cell table:formula="of:=IF([.C82]&lt;=[.A83]; [.B83]; [.C82])" office:value-type="float" office:value="837" calcext:value-type="float">
            <text:p>837</text:p>
          </table:table-cell>
          <table:table-cell table:formula="of:=IF([.C83]&lt;&gt;[.C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847" calcext:value-type="float">
            <text:p>847</text:p>
          </table:table-cell>
          <table:table-cell table:formula="of:=IF([.C83]&lt;=[.A84]; [.B84]; [.C83])" office:value-type="float" office:value="847" calcext:value-type="float">
            <text:p>847</text:p>
          </table:table-cell>
          <table:table-cell table:formula="of:=IF([.C84]&lt;&gt;[.C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857" calcext:value-type="float">
            <text:p>857</text:p>
          </table:table-cell>
          <table:table-cell table:formula="of:=IF([.C84]&lt;=[.A85]; [.B85]; [.C84])" office:value-type="float" office:value="847" calcext:value-type="float">
            <text:p>847</text:p>
          </table:table-cell>
          <table:table-cell table:formula="of:=IF([.C85]&lt;&gt;[.C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860" calcext:value-type="float">
            <text:p>860</text:p>
          </table:table-cell>
          <table:table-cell table:formula="of:=IF([.C85]&lt;=[.A86]; [.B86]; [.C85])" office:value-type="float" office:value="847" calcext:value-type="float">
            <text:p>847</text:p>
          </table:table-cell>
          <table:table-cell table:formula="of:=IF([.C86]&lt;&gt;[.C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875" calcext:value-type="float">
            <text:p>875</text:p>
          </table:table-cell>
          <table:table-cell table:formula="of:=IF([.C86]&lt;=[.A87]; [.B87]; [.C86])" office:value-type="float" office:value="875" calcext:value-type="float">
            <text:p>875</text:p>
          </table:table-cell>
          <table:table-cell table:formula="of:=IF([.C87]&lt;&gt;[.C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76" calcext:value-type="float">
            <text:p>876</text:p>
          </table:table-cell>
          <table:table-cell table:formula="of:=IF([.C87]&lt;=[.A88]; [.B88]; [.C87])" office:value-type="float" office:value="875" calcext:value-type="float">
            <text:p>875</text:p>
          </table:table-cell>
          <table:table-cell table:formula="of:=IF([.C88]&lt;&gt;[.C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876" calcext:value-type="float">
            <text:p>876</text:p>
          </table:table-cell>
          <table:table-cell table:formula="of:=IF([.C88]&lt;=[.A89]; [.B89]; [.C88])" office:value-type="float" office:value="875" calcext:value-type="float">
            <text:p>875</text:p>
          </table:table-cell>
          <table:table-cell table:formula="of:=IF([.C89]&lt;&gt;[.C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890" calcext:value-type="float">
            <text:p>890</text:p>
          </table:table-cell>
          <table:table-cell table:formula="of:=IF([.C89]&lt;=[.A90]; [.B90]; [.C89])" office:value-type="float" office:value="875" calcext:value-type="float">
            <text:p>875</text:p>
          </table:table-cell>
          <table:table-cell table:formula="of:=IF([.C90]&lt;&gt;[.C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92" calcext:value-type="float">
            <text:p>892</text:p>
          </table:table-cell>
          <table:table-cell table:formula="of:=IF([.C90]&lt;=[.A91]; [.B91]; [.C90])" office:value-type="float" office:value="875" calcext:value-type="float">
            <text:p>875</text:p>
          </table:table-cell>
          <table:table-cell table:formula="of:=IF([.C91]&lt;&gt;[.C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914" calcext:value-type="float">
            <text:p>914</text:p>
          </table:table-cell>
          <table:table-cell table:formula="of:=IF([.C91]&lt;=[.A92]; [.B92]; [.C91])" office:value-type="float" office:value="875" calcext:value-type="float">
            <text:p>875</text:p>
          </table:table-cell>
          <table:table-cell table:formula="of:=IF([.C92]&lt;&gt;[.C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919" calcext:value-type="float">
            <text:p>919</text:p>
          </table:table-cell>
          <table:table-cell table:formula="of:=IF([.C92]&lt;=[.A93]; [.B93]; [.C92])" office:value-type="float" office:value="875" calcext:value-type="float">
            <text:p>875</text:p>
          </table:table-cell>
          <table:table-cell table:formula="of:=IF([.C93]&lt;&gt;[.C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938" calcext:value-type="float">
            <text:p>938</text:p>
          </table:table-cell>
          <table:table-cell table:formula="of:=IF([.C93]&lt;=[.A94]; [.B94]; [.C93])" office:value-type="float" office:value="938" calcext:value-type="float">
            <text:p>938</text:p>
          </table:table-cell>
          <table:table-cell table:formula="of:=IF([.C94]&lt;&gt;[.C9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947" calcext:value-type="float">
            <text:p>947</text:p>
          </table:table-cell>
          <table:table-cell table:formula="of:=IF([.C94]&lt;=[.A95]; [.B95]; [.C94])" office:value-type="float" office:value="938" calcext:value-type="float">
            <text:p>938</text:p>
          </table:table-cell>
          <table:table-cell table:formula="of:=IF([.C95]&lt;&gt;[.C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50" calcext:value-type="float">
            <text:p>950</text:p>
          </table:table-cell>
          <table:table-cell table:formula="of:=IF([.C95]&lt;=[.A96]; [.B96]; [.C95])" office:value-type="float" office:value="938" calcext:value-type="float">
            <text:p>938</text:p>
          </table:table-cell>
          <table:table-cell table:formula="of:=IF([.C96]&lt;&gt;[.C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959" calcext:value-type="float">
            <text:p>959</text:p>
          </table:table-cell>
          <table:table-cell table:formula="of:=IF([.C96]&lt;=[.A97]; [.B97]; [.C96])" office:value-type="float" office:value="938" calcext:value-type="float">
            <text:p>938</text:p>
          </table:table-cell>
          <table:table-cell table:formula="of:=IF([.C97]&lt;&gt;[.C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61" calcext:value-type="float">
            <text:p>961</text:p>
          </table:table-cell>
          <table:table-cell table:formula="of:=IF([.C97]&lt;=[.A98]; [.B98]; [.C97])" office:value-type="float" office:value="961" calcext:value-type="float">
            <text:p>961</text:p>
          </table:table-cell>
          <table:table-cell table:formula="of:=IF([.C98]&lt;&gt;[.C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962" calcext:value-type="float">
            <text:p>962</text:p>
          </table:table-cell>
          <table:table-cell table:formula="of:=IF([.C98]&lt;=[.A99]; [.B99]; [.C98])" office:value-type="float" office:value="961" calcext:value-type="float">
            <text:p>961</text:p>
          </table:table-cell>
          <table:table-cell table:formula="of:=IF([.C99]&lt;&gt;[.C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964" calcext:value-type="float">
            <text:p>964</text:p>
          </table:table-cell>
          <table:table-cell table:formula="of:=IF([.C99]&lt;=[.A100]; [.B100]; [.C99])" office:value-type="float" office:value="961" calcext:value-type="float">
            <text:p>961</text:p>
          </table:table-cell>
          <table:table-cell table:formula="of:=IF([.C100]&lt;&gt;[.C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964" calcext:value-type="float">
            <text:p>964</text:p>
          </table:table-cell>
          <table:table-cell table:formula="of:=IF([.C100]&lt;=[.A101]; [.B101]; [.C100])" office:value-type="float" office:value="961" calcext:value-type="float">
            <text:p>961</text:p>
          </table:table-cell>
          <table:table-cell table:formula="of:=IF([.C101]&lt;&gt;[.C1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967" calcext:value-type="float">
            <text:p>967</text:p>
          </table:table-cell>
          <table:table-cell table:formula="of:=IF([.C101]&lt;=[.A102]; [.B102]; [.C101])" office:value-type="float" office:value="961" calcext:value-type="float">
            <text:p>961</text:p>
          </table:table-cell>
          <table:table-cell table:formula="of:=IF([.C102]&lt;&gt;[.C1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969" calcext:value-type="float">
            <text:p>969</text:p>
          </table:table-cell>
          <table:table-cell table:formula="of:=IF([.C102]&lt;=[.A103]; [.B103]; [.C102])" office:value-type="float" office:value="961" calcext:value-type="float">
            <text:p>961</text:p>
          </table:table-cell>
          <table:table-cell table:formula="of:=IF([.C103]&lt;&gt;[.C1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977" calcext:value-type="float">
            <text:p>977</text:p>
          </table:table-cell>
          <table:table-cell table:formula="of:=IF([.C103]&lt;=[.A104]; [.B104]; [.C103])" office:value-type="float" office:value="961" calcext:value-type="float">
            <text:p>961</text:p>
          </table:table-cell>
          <table:table-cell table:formula="of:=IF([.C104]&lt;&gt;[.C1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983" calcext:value-type="float">
            <text:p>983</text:p>
          </table:table-cell>
          <table:table-cell table:formula="of:=IF([.C104]&lt;=[.A105]; [.B105]; [.C104])" office:value-type="float" office:value="961" calcext:value-type="float">
            <text:p>961</text:p>
          </table:table-cell>
          <table:table-cell table:formula="of:=IF([.C105]&lt;&gt;[.C1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027" calcext:value-type="float">
            <text:p>1027</text:p>
          </table:table-cell>
          <table:table-cell table:formula="of:=IF([.C105]&lt;=[.A106]; [.B106]; [.C105])" office:value-type="float" office:value="961" calcext:value-type="float">
            <text:p>961</text:p>
          </table:table-cell>
          <table:table-cell table:formula="of:=IF([.C106]&lt;&gt;[.C1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050" calcext:value-type="float">
            <text:p>1050</text:p>
          </table:table-cell>
          <table:table-cell table:formula="of:=IF([.C106]&lt;=[.A107]; [.B107]; [.C106])" office:value-type="float" office:value="1050" calcext:value-type="float">
            <text:p>1050</text:p>
          </table:table-cell>
          <table:table-cell table:formula="of:=IF([.C107]&lt;&gt;[.C1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052" calcext:value-type="float">
            <text:p>1052</text:p>
          </table:table-cell>
          <table:table-cell table:formula="of:=IF([.C107]&lt;=[.A108]; [.B108]; [.C107])" office:value-type="float" office:value="1050" calcext:value-type="float">
            <text:p>1050</text:p>
          </table:table-cell>
          <table:table-cell table:formula="of:=IF([.C108]&lt;&gt;[.C1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058" calcext:value-type="float">
            <text:p>1058</text:p>
          </table:table-cell>
          <table:table-cell table:formula="of:=IF([.C108]&lt;=[.A109]; [.B109]; [.C108])" office:value-type="float" office:value="1050" calcext:value-type="float">
            <text:p>1050</text:p>
          </table:table-cell>
          <table:table-cell table:formula="of:=IF([.C109]&lt;&gt;[.C1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071" calcext:value-type="float">
            <text:p>1071</text:p>
          </table:table-cell>
          <table:table-cell table:formula="of:=IF([.C109]&lt;=[.A110]; [.B110]; [.C109])" office:value-type="float" office:value="1071" calcext:value-type="float">
            <text:p>1071</text:p>
          </table:table-cell>
          <table:table-cell table:formula="of:=IF([.C110]&lt;&gt;[.C1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078" calcext:value-type="float">
            <text:p>1078</text:p>
          </table:table-cell>
          <table:table-cell table:formula="of:=IF([.C110]&lt;=[.A111]; [.B111]; [.C110])" office:value-type="float" office:value="1071" calcext:value-type="float">
            <text:p>1071</text:p>
          </table:table-cell>
          <table:table-cell table:formula="of:=IF([.C111]&lt;&gt;[.C1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91" calcext:value-type="float">
            <text:p>1091</text:p>
          </table:table-cell>
          <table:table-cell table:formula="of:=IF([.C111]&lt;=[.A112]; [.B112]; [.C111])" office:value-type="float" office:value="1071" calcext:value-type="float">
            <text:p>1071</text:p>
          </table:table-cell>
          <table:table-cell table:formula="of:=IF([.C112]&lt;&gt;[.C1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92" calcext:value-type="float">
            <text:p>1092</text:p>
          </table:table-cell>
          <table:table-cell table:formula="of:=IF([.C112]&lt;=[.A113]; [.B113]; [.C112])" office:value-type="float" office:value="1071" calcext:value-type="float">
            <text:p>1071</text:p>
          </table:table-cell>
          <table:table-cell table:formula="of:=IF([.C113]&lt;&gt;[.C1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98" calcext:value-type="float">
            <text:p>1098</text:p>
          </table:table-cell>
          <table:table-cell table:formula="of:=IF([.C113]&lt;=[.A114]; [.B114]; [.C113])" office:value-type="float" office:value="1071" calcext:value-type="float">
            <text:p>1071</text:p>
          </table:table-cell>
          <table:table-cell table:formula="of:=IF([.C114]&lt;&gt;[.C1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098" calcext:value-type="float">
            <text:p>1098</text:p>
          </table:table-cell>
          <table:table-cell table:formula="of:=IF([.C114]&lt;=[.A115]; [.B115]; [.C114])" office:value-type="float" office:value="1071" calcext:value-type="float">
            <text:p>1071</text:p>
          </table:table-cell>
          <table:table-cell table:formula="of:=IF([.C115]&lt;&gt;[.C1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116" calcext:value-type="float">
            <text:p>1116</text:p>
          </table:table-cell>
          <table:table-cell table:formula="of:=IF([.C115]&lt;=[.A116]; [.B116]; [.C115])" office:value-type="float" office:value="1116" calcext:value-type="float">
            <text:p>1116</text:p>
          </table:table-cell>
          <table:table-cell table:formula="of:=IF([.C116]&lt;&gt;[.C1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121" calcext:value-type="float">
            <text:p>1121</text:p>
          </table:table-cell>
          <table:table-cell table:formula="of:=IF([.C116]&lt;=[.A117]; [.B117]; [.C116])" office:value-type="float" office:value="1116" calcext:value-type="float">
            <text:p>1116</text:p>
          </table:table-cell>
          <table:table-cell table:formula="of:=IF([.C117]&lt;&gt;[.C1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122" calcext:value-type="float">
            <text:p>1122</text:p>
          </table:table-cell>
          <table:table-cell table:formula="of:=IF([.C117]&lt;=[.A118]; [.B118]; [.C117])" office:value-type="float" office:value="1116" calcext:value-type="float">
            <text:p>1116</text:p>
          </table:table-cell>
          <table:table-cell table:formula="of:=IF([.C118]&lt;&gt;[.C1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134" calcext:value-type="float">
            <text:p>1134</text:p>
          </table:table-cell>
          <table:table-cell table:formula="of:=IF([.C118]&lt;=[.A119]; [.B119]; [.C118])" office:value-type="float" office:value="1134" calcext:value-type="float">
            <text:p>1134</text:p>
          </table:table-cell>
          <table:table-cell table:formula="of:=IF([.C119]&lt;&gt;[.C11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table:formula="of:=IF([.C119]&lt;=[.A120]; [.B120]; [.C119])" office:value-type="float" office:value="1134" calcext:value-type="float">
            <text:p>1134</text:p>
          </table:table-cell>
          <table:table-cell table:formula="of:=IF([.C120]&lt;&gt;[.C1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155" calcext:value-type="float">
            <text:p>1155</text:p>
          </table:table-cell>
          <table:table-cell table:formula="of:=IF([.C120]&lt;=[.A121]; [.B121]; [.C120])" office:value-type="float" office:value="1134" calcext:value-type="float">
            <text:p>1134</text:p>
          </table:table-cell>
          <table:table-cell table:formula="of:=IF([.C121]&lt;&gt;[.C1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158" calcext:value-type="float">
            <text:p>1158</text:p>
          </table:table-cell>
          <table:table-cell table:formula="of:=IF([.C121]&lt;=[.A122]; [.B122]; [.C121])" office:value-type="float" office:value="1134" calcext:value-type="float">
            <text:p>1134</text:p>
          </table:table-cell>
          <table:table-cell table:formula="of:=IF([.C122]&lt;&gt;[.C1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179" calcext:value-type="float">
            <text:p>1179</text:p>
          </table:table-cell>
          <table:table-cell table:formula="of:=IF([.C122]&lt;=[.A123]; [.B123]; [.C122])" office:value-type="float" office:value="1134" calcext:value-type="float">
            <text:p>1134</text:p>
          </table:table-cell>
          <table:table-cell table:formula="of:=IF([.C123]&lt;&gt;[.C1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184" calcext:value-type="float">
            <text:p>1184</text:p>
          </table:table-cell>
          <table:table-cell table:formula="of:=IF([.C123]&lt;=[.A124]; [.B124]; [.C123])" office:value-type="float" office:value="1134" calcext:value-type="float">
            <text:p>1134</text:p>
          </table:table-cell>
          <table:table-cell table:formula="of:=IF([.C124]&lt;&gt;[.C1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198" calcext:value-type="float">
            <text:p>1198</text:p>
          </table:table-cell>
          <table:table-cell table:formula="of:=IF([.C124]&lt;=[.A125]; [.B125]; [.C124])" office:value-type="float" office:value="1134" calcext:value-type="float">
            <text:p>1134</text:p>
          </table:table-cell>
          <table:table-cell table:formula="of:=IF([.C125]&lt;&gt;[.C1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209" calcext:value-type="float">
            <text:p>1209</text:p>
          </table:table-cell>
          <table:table-cell table:formula="of:=IF([.C125]&lt;=[.A126]; [.B126]; [.C125])" office:value-type="float" office:value="1209" calcext:value-type="float">
            <text:p>1209</text:p>
          </table:table-cell>
          <table:table-cell table:formula="of:=IF([.C126]&lt;&gt;[.C1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216" calcext:value-type="float">
            <text:p>1216</text:p>
          </table:table-cell>
          <table:table-cell table:formula="of:=IF([.C126]&lt;=[.A127]; [.B127]; [.C126])" office:value-type="float" office:value="1209" calcext:value-type="float">
            <text:p>1209</text:p>
          </table:table-cell>
          <table:table-cell table:formula="of:=IF([.C127]&lt;&gt;[.C1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221" calcext:value-type="float">
            <text:p>1221</text:p>
          </table:table-cell>
          <table:table-cell table:formula="of:=IF([.C127]&lt;=[.A128]; [.B128]; [.C127])" office:value-type="float" office:value="1209" calcext:value-type="float">
            <text:p>1209</text:p>
          </table:table-cell>
          <table:table-cell table:formula="of:=IF([.C128]&lt;&gt;[.C1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232" calcext:value-type="float">
            <text:p>1232</text:p>
          </table:table-cell>
          <table:table-cell table:formula="of:=IF([.C128]&lt;=[.A129]; [.B129]; [.C128])" office:value-type="float" office:value="1232" calcext:value-type="float">
            <text:p>1232</text:p>
          </table:table-cell>
          <table:table-cell table:formula="of:=IF([.C129]&lt;&gt;[.C12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table:formula="of:=IF([.C129]&lt;=[.A130]; [.B130]; [.C129])" office:value-type="float" office:value="1232" calcext:value-type="float">
            <text:p>1232</text:p>
          </table:table-cell>
          <table:table-cell table:formula="of:=IF([.C130]&lt;&gt;[.C1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237" calcext:value-type="float">
            <text:p>1237</text:p>
          </table:table-cell>
          <table:table-cell table:formula="of:=IF([.C130]&lt;=[.A131]; [.B131]; [.C130])" office:value-type="float" office:value="1232" calcext:value-type="float">
            <text:p>1232</text:p>
          </table:table-cell>
          <table:table-cell table:formula="of:=IF([.C131]&lt;&gt;[.C1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241" calcext:value-type="float">
            <text:p>1241</text:p>
          </table:table-cell>
          <table:table-cell table:formula="of:=IF([.C131]&lt;=[.A132]; [.B132]; [.C131])" office:value-type="float" office:value="1232" calcext:value-type="float">
            <text:p>1232</text:p>
          </table:table-cell>
          <table:table-cell table:formula="of:=IF([.C132]&lt;&gt;[.C1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table:formula="of:=IF([.C132]&lt;=[.A133]; [.B133]; [.C132])" office:value-type="float" office:value="1232" calcext:value-type="float">
            <text:p>1232</text:p>
          </table:table-cell>
          <table:table-cell table:formula="of:=IF([.C133]&lt;&gt;[.C1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253" calcext:value-type="float">
            <text:p>1253</text:p>
          </table:table-cell>
          <table:table-cell table:formula="of:=IF([.C133]&lt;=[.A134]; [.B134]; [.C133])" office:value-type="float" office:value="1232" calcext:value-type="float">
            <text:p>1232</text:p>
          </table:table-cell>
          <table:table-cell table:formula="of:=IF([.C134]&lt;&gt;[.C1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260" calcext:value-type="float">
            <text:p>1260</text:p>
          </table:table-cell>
          <table:table-cell table:formula="of:=IF([.C134]&lt;=[.A135]; [.B135]; [.C134])" office:value-type="float" office:value="1232" calcext:value-type="float">
            <text:p>1232</text:p>
          </table:table-cell>
          <table:table-cell table:formula="of:=IF([.C135]&lt;&gt;[.C1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306" calcext:value-type="float">
            <text:p>1306</text:p>
          </table:table-cell>
          <table:table-cell table:formula="of:=IF([.C135]&lt;=[.A136]; [.B136]; [.C135])" office:value-type="float" office:value="1232" calcext:value-type="float">
            <text:p>1232</text:p>
          </table:table-cell>
          <table:table-cell table:formula="of:=IF([.C136]&lt;&gt;[.C1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323" calcext:value-type="float">
            <text:p>1323</text:p>
          </table:table-cell>
          <table:table-cell table:formula="of:=IF([.C136]&lt;=[.A137]; [.B137]; [.C136])" office:value-type="float" office:value="1323" calcext:value-type="float">
            <text:p>1323</text:p>
          </table:table-cell>
          <table:table-cell table:formula="of:=IF([.C137]&lt;&gt;[.C1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329" calcext:value-type="float">
            <text:p>1329</text:p>
          </table:table-cell>
          <table:table-cell table:formula="of:=IF([.C137]&lt;=[.A138]; [.B138]; [.C137])" office:value-type="float" office:value="1323" calcext:value-type="float">
            <text:p>1323</text:p>
          </table:table-cell>
          <table:table-cell table:formula="of:=IF([.C138]&lt;&gt;[.C1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340" calcext:value-type="float">
            <text:p>1340</text:p>
          </table:table-cell>
          <table:table-cell table:formula="of:=IF([.C138]&lt;=[.A139]; [.B139]; [.C138])" office:value-type="float" office:value="1340" calcext:value-type="float">
            <text:p>1340</text:p>
          </table:table-cell>
          <table:table-cell table:formula="of:=IF([.C139]&lt;&gt;[.C1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348" calcext:value-type="float">
            <text:p>1348</text:p>
          </table:table-cell>
          <table:table-cell table:formula="of:=IF([.C139]&lt;=[.A140]; [.B140]; [.C139])" office:value-type="float" office:value="1340" calcext:value-type="float">
            <text:p>1340</text:p>
          </table:table-cell>
          <table:table-cell table:formula="of:=IF([.C140]&lt;&gt;[.C1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348" calcext:value-type="float">
            <text:p>1348</text:p>
          </table:table-cell>
          <table:table-cell table:formula="of:=IF([.C140]&lt;=[.A141]; [.B141]; [.C140])" office:value-type="float" office:value="1340" calcext:value-type="float">
            <text:p>1340</text:p>
          </table:table-cell>
          <table:table-cell table:formula="of:=IF([.C141]&lt;&gt;[.C1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356" calcext:value-type="float">
            <text:p>1356</text:p>
          </table:table-cell>
          <table:table-cell table:formula="of:=IF([.C141]&lt;=[.A142]; [.B142]; [.C141])" office:value-type="float" office:value="1340" calcext:value-type="float">
            <text:p>1340</text:p>
          </table:table-cell>
          <table:table-cell table:formula="of:=IF([.C142]&lt;&gt;[.C1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61" calcext:value-type="float">
            <text:p>1361</text:p>
          </table:table-cell>
          <table:table-cell table:formula="of:=IF([.C142]&lt;=[.A143]; [.B143]; [.C142])" office:value-type="float" office:value="1340" calcext:value-type="float">
            <text:p>1340</text:p>
          </table:table-cell>
          <table:table-cell table:formula="of:=IF([.C143]&lt;&gt;[.C1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373" calcext:value-type="float">
            <text:p>1373</text:p>
          </table:table-cell>
          <table:table-cell table:formula="of:=IF([.C143]&lt;=[.A144]; [.B144]; [.C143])" office:value-type="float" office:value="1340" calcext:value-type="float">
            <text:p>1340</text:p>
          </table:table-cell>
          <table:table-cell table:formula="of:=IF([.C144]&lt;&gt;[.C1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376" calcext:value-type="float">
            <text:p>1376</text:p>
          </table:table-cell>
          <table:table-cell table:formula="of:=IF([.C144]&lt;=[.A145]; [.B145]; [.C144])" office:value-type="float" office:value="1340" calcext:value-type="float">
            <text:p>1340</text:p>
          </table:table-cell>
          <table:table-cell table:formula="of:=IF([.C145]&lt;&gt;[.C1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76" calcext:value-type="float">
            <text:p>1376</text:p>
          </table:table-cell>
          <table:table-cell table:formula="of:=IF([.C145]&lt;=[.A146]; [.B146]; [.C145])" office:value-type="float" office:value="1340" calcext:value-type="float">
            <text:p>1340</text:p>
          </table:table-cell>
          <table:table-cell table:formula="of:=IF([.C146]&lt;&gt;[.C1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390" calcext:value-type="float">
            <text:p>1390</text:p>
          </table:table-cell>
          <table:table-cell table:formula="of:=IF([.C146]&lt;=[.A147]; [.B147]; [.C146])" office:value-type="float" office:value="1340" calcext:value-type="float">
            <text:p>1340</text:p>
          </table:table-cell>
          <table:table-cell table:formula="of:=IF([.C147]&lt;&gt;[.C1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01" calcext:value-type="float">
            <text:p>1401</text:p>
          </table:table-cell>
          <table:table-cell table:formula="of:=IF([.C147]&lt;=[.A148]; [.B148]; [.C147])" office:value-type="float" office:value="1340" calcext:value-type="float">
            <text:p>1340</text:p>
          </table:table-cell>
          <table:table-cell table:formula="of:=IF([.C148]&lt;&gt;[.C1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08" calcext:value-type="float">
            <text:p>1408</text:p>
          </table:table-cell>
          <table:table-cell table:formula="of:=IF([.C148]&lt;=[.A149]; [.B149]; [.C148])" office:value-type="float" office:value="1408" calcext:value-type="float">
            <text:p>1408</text:p>
          </table:table-cell>
          <table:table-cell table:formula="of:=IF([.C149]&lt;&gt;[.C1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33" calcext:value-type="float">
            <text:p>1433</text:p>
          </table:table-cell>
          <table:table-cell table:formula="of:=IF([.C149]&lt;=[.A150]; [.B150]; [.C149])" office:value-type="float" office:value="1408" calcext:value-type="float">
            <text:p>1408</text:p>
          </table:table-cell>
          <table:table-cell table:formula="of:=IF([.C150]&lt;&gt;[.C1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1436" calcext:value-type="float">
            <text:p>1436</text:p>
          </table:table-cell>
          <table:table-cell table:formula="of:=IF([.C150]&lt;=[.A151]; [.B151]; [.C150])" office:value-type="float" office:value="1436" calcext:value-type="float">
            <text:p>1436</text:p>
          </table:table-cell>
          <table:table-cell table:formula="of:=IF([.C151]&lt;&gt;[.C1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37" calcext:value-type="float">
            <text:p>1437</text:p>
          </table:table-cell>
          <table:table-cell table:formula="of:=IF([.C151]&lt;=[.A152]; [.B152]; [.C151])" office:value-type="float" office:value="1436" calcext:value-type="float">
            <text:p>1436</text:p>
          </table:table-cell>
          <table:table-cell table:formula="of:=IF([.C152]&lt;&gt;[.C1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39" calcext:value-type="float">
            <text:p>1439</text:p>
          </table:table-cell>
          <table:table-cell table:formula="of:=IF([.C152]&lt;=[.A153]; [.B153]; [.C152])" office:value-type="float" office:value="1436" calcext:value-type="float">
            <text:p>1436</text:p>
          </table:table-cell>
          <table:table-cell table:formula="of:=IF([.C153]&lt;&gt;[.C1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39" calcext:value-type="float">
            <text:p>1439</text:p>
          </table:table-cell>
          <table:table-cell table:formula="of:=IF([.C153]&lt;=[.A154]; [.B154]; [.C153])" office:value-type="float" office:value="1436" calcext:value-type="float">
            <text:p>1436</text:p>
          </table:table-cell>
          <table:table-cell table:formula="of:=IF([.C154]&lt;&gt;[.C1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" calcext:value-type="float">
            <text:p>1442</text:p>
          </table:table-cell>
          <table:table-cell table:formula="of:=IF([.C154]&lt;=[.A155]; [.B155]; [.C154])" office:value-type="float" office:value="1436" calcext:value-type="float">
            <text:p>1436</text:p>
          </table:table-cell>
          <table:table-cell table:formula="of:=IF([.C155]&lt;&gt;[.C1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" calcext:value-type="float">
            <text:p>1442</text:p>
          </table:table-cell>
          <table:table-cell table:formula="of:=IF([.C155]&lt;=[.A156]; [.B156]; [.C155])" office:value-type="float" office:value="1436" calcext:value-type="float">
            <text:p>1436</text:p>
          </table:table-cell>
          <table:table-cell table:formula="of:=IF([.C156]&lt;&gt;[.C1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5" calcext:value-type="float">
            <text:p>1445</text:p>
          </table:table-cell>
          <table:table-cell table:formula="of:=IF([.C156]&lt;=[.A157]; [.B157]; [.C156])" office:value-type="float" office:value="1436" calcext:value-type="float">
            <text:p>1436</text:p>
          </table:table-cell>
          <table:table-cell table:formula="of:=IF([.C157]&lt;&gt;[.C1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48" calcext:value-type="float">
            <text:p>1448</text:p>
          </table:table-cell>
          <table:table-cell table:formula="of:=IF([.C157]&lt;=[.A158]; [.B158]; [.C157])" office:value-type="float" office:value="1436" calcext:value-type="float">
            <text:p>1436</text:p>
          </table:table-cell>
          <table:table-cell table:formula="of:=IF([.C158]&lt;&gt;[.C1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51" calcext:value-type="float">
            <text:p>1451</text:p>
          </table:table-cell>
          <table:table-cell table:formula="of:=IF([.C158]&lt;=[.A159]; [.B159]; [.C158])" office:value-type="float" office:value="1436" calcext:value-type="float">
            <text:p>1436</text:p>
          </table:table-cell>
          <table:table-cell table:formula="of:=IF([.C159]&lt;&gt;[.C1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1476" calcext:value-type="float">
            <text:p>1476</text:p>
          </table:table-cell>
          <table:table-cell table:formula="of:=IF([.C159]&lt;=[.A160]; [.B160]; [.C159])" office:value-type="float" office:value="1436" calcext:value-type="float">
            <text:p>1436</text:p>
          </table:table-cell>
          <table:table-cell table:formula="of:=IF([.C160]&lt;&gt;[.C1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09" calcext:value-type="float">
            <text:p>1509</text:p>
          </table:table-cell>
          <table:table-cell table:formula="of:=IF([.C160]&lt;=[.A161]; [.B161]; [.C160])" office:value-type="float" office:value="1509" calcext:value-type="float">
            <text:p>1509</text:p>
          </table:table-cell>
          <table:table-cell table:formula="of:=IF([.C161]&lt;&gt;[.C1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21" calcext:value-type="float">
            <text:p>1521</text:p>
          </table:table-cell>
          <table:table-cell table:formula="of:=IF([.C161]&lt;=[.A162]; [.B162]; [.C161])" office:value-type="float" office:value="1509" calcext:value-type="float">
            <text:p>1509</text:p>
          </table:table-cell>
          <table:table-cell table:formula="of:=IF([.C162]&lt;&gt;[.C1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528" calcext:value-type="float">
            <text:p>1528</text:p>
          </table:table-cell>
          <table:table-cell table:formula="of:=IF([.C162]&lt;=[.A163]; [.B163]; [.C162])" office:value-type="float" office:value="1509" calcext:value-type="float">
            <text:p>1509</text:p>
          </table:table-cell>
          <table:table-cell table:formula="of:=IF([.C163]&lt;&gt;[.C1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1529" calcext:value-type="float">
            <text:p>1529</text:p>
          </table:table-cell>
          <table:table-cell table:formula="of:=IF([.C163]&lt;=[.A164]; [.B164]; [.C163])" office:value-type="float" office:value="1509" calcext:value-type="float">
            <text:p>1509</text:p>
          </table:table-cell>
          <table:table-cell table:formula="of:=IF([.C164]&lt;&gt;[.C1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1542" calcext:value-type="float">
            <text:p>1542</text:p>
          </table:table-cell>
          <table:table-cell table:formula="of:=IF([.C164]&lt;=[.A165]; [.B165]; [.C164])" office:value-type="float" office:value="1542" calcext:value-type="float">
            <text:p>1542</text:p>
          </table:table-cell>
          <table:table-cell table:formula="of:=IF([.C165]&lt;&gt;[.C1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547" calcext:value-type="float">
            <text:p>1547</text:p>
          </table:table-cell>
          <table:table-cell table:formula="of:=IF([.C165]&lt;=[.A166]; [.B166]; [.C165])" office:value-type="float" office:value="1542" calcext:value-type="float">
            <text:p>1542</text:p>
          </table:table-cell>
          <table:table-cell table:formula="of:=IF([.C166]&lt;&gt;[.C1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1556" calcext:value-type="float">
            <text:p>1556</text:p>
          </table:table-cell>
          <table:table-cell table:formula="of:=IF([.C166]&lt;=[.A167]; [.B167]; [.C166])" office:value-type="float" office:value="1542" calcext:value-type="float">
            <text:p>1542</text:p>
          </table:table-cell>
          <table:table-cell table:formula="of:=IF([.C167]&lt;&gt;[.C1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563" calcext:value-type="float">
            <text:p>1563</text:p>
          </table:table-cell>
          <table:table-cell table:formula="of:=IF([.C167]&lt;=[.A168]; [.B168]; [.C167])" office:value-type="float" office:value="1542" calcext:value-type="float">
            <text:p>1542</text:p>
          </table:table-cell>
          <table:table-cell table:formula="of:=IF([.C168]&lt;&gt;[.C1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1586" calcext:value-type="float">
            <text:p>1586</text:p>
          </table:table-cell>
          <table:table-cell table:formula="of:=IF([.C168]&lt;=[.A169]; [.B169]; [.C168])" office:value-type="float" office:value="1586" calcext:value-type="float">
            <text:p>1586</text:p>
          </table:table-cell>
          <table:table-cell table:formula="of:=IF([.C169]&lt;&gt;[.C1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1587" calcext:value-type="float">
            <text:p>1587</text:p>
          </table:table-cell>
          <table:table-cell table:formula="of:=IF([.C169]&lt;=[.A170]; [.B170]; [.C169])" office:value-type="float" office:value="1586" calcext:value-type="float">
            <text:p>1586</text:p>
          </table:table-cell>
          <table:table-cell table:formula="of:=IF([.C170]&lt;&gt;[.C1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597" calcext:value-type="float">
            <text:p>1597</text:p>
          </table:table-cell>
          <table:table-cell table:formula="of:=IF([.C170]&lt;=[.A171]; [.B171]; [.C170])" office:value-type="float" office:value="1586" calcext:value-type="float">
            <text:p>1586</text:p>
          </table:table-cell>
          <table:table-cell table:formula="of:=IF([.C171]&lt;&gt;[.C1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1624" calcext:value-type="float">
            <text:p>1624</text:p>
          </table:table-cell>
          <table:table-cell table:formula="of:=IF([.C171]&lt;=[.A172]; [.B172]; [.C171])" office:value-type="float" office:value="1586" calcext:value-type="float">
            <text:p>1586</text:p>
          </table:table-cell>
          <table:table-cell table:formula="of:=IF([.C172]&lt;&gt;[.C1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39" calcext:value-type="float">
            <text:p>1639</text:p>
          </table:table-cell>
          <table:table-cell table:formula="of:=IF([.C172]&lt;=[.A173]; [.B173]; [.C172])" office:value-type="float" office:value="1639" calcext:value-type="float">
            <text:p>1639</text:p>
          </table:table-cell>
          <table:table-cell table:formula="of:=IF([.C173]&lt;&gt;[.C1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53" calcext:value-type="float">
            <text:p>1653</text:p>
          </table:table-cell>
          <table:table-cell table:formula="of:=IF([.C173]&lt;=[.A174]; [.B174]; [.C173])" office:value-type="float" office:value="1653" calcext:value-type="float">
            <text:p>1653</text:p>
          </table:table-cell>
          <table:table-cell table:formula="of:=IF([.C174]&lt;&gt;[.C1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661" calcext:value-type="float">
            <text:p>1661</text:p>
          </table:table-cell>
          <table:table-cell table:formula="of:=IF([.C174]&lt;=[.A175]; [.B175]; [.C174])" office:value-type="float" office:value="1653" calcext:value-type="float">
            <text:p>1653</text:p>
          </table:table-cell>
          <table:table-cell table:formula="of:=IF([.C175]&lt;&gt;[.C1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1687" calcext:value-type="float">
            <text:p>1687</text:p>
          </table:table-cell>
          <table:table-cell table:formula="of:=IF([.C175]&lt;=[.A176]; [.B176]; [.C175])" office:value-type="float" office:value="1653" calcext:value-type="float">
            <text:p>1653</text:p>
          </table:table-cell>
          <table:table-cell table:formula="of:=IF([.C176]&lt;&gt;[.C1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1698" calcext:value-type="float">
            <text:p>1698</text:p>
          </table:table-cell>
          <table:table-cell table:formula="of:=IF([.C176]&lt;=[.A177]; [.B177]; [.C176])" office:value-type="float" office:value="1698" calcext:value-type="float">
            <text:p>1698</text:p>
          </table:table-cell>
          <table:table-cell table:formula="of:=IF([.C177]&lt;&gt;[.C1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1714" calcext:value-type="float">
            <text:p>1714</text:p>
          </table:table-cell>
          <table:table-cell table:formula="of:=IF([.C177]&lt;=[.A178]; [.B178]; [.C177])" office:value-type="float" office:value="1698" calcext:value-type="float">
            <text:p>1698</text:p>
          </table:table-cell>
          <table:table-cell table:formula="of:=IF([.C178]&lt;&gt;[.C1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718" calcext:value-type="float">
            <text:p>1718</text:p>
          </table:table-cell>
          <table:table-cell table:formula="of:=IF([.C178]&lt;=[.A179]; [.B179]; [.C178])" office:value-type="float" office:value="1698" calcext:value-type="float">
            <text:p>1698</text:p>
          </table:table-cell>
          <table:table-cell table:formula="of:=IF([.C179]&lt;&gt;[.C1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29" calcext:value-type="float">
            <text:p>1729</text:p>
          </table:table-cell>
          <table:table-cell table:formula="of:=IF([.C179]&lt;=[.A180]; [.B180]; [.C179])" office:value-type="float" office:value="1729" calcext:value-type="float">
            <text:p>1729</text:p>
          </table:table-cell>
          <table:table-cell table:formula="of:=IF([.C180]&lt;&gt;[.C1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1732" calcext:value-type="float">
            <text:p>1732</text:p>
          </table:table-cell>
          <table:table-cell table:formula="of:=IF([.C180]&lt;=[.A181]; [.B181]; [.C180])" office:value-type="float" office:value="1729" calcext:value-type="float">
            <text:p>1729</text:p>
          </table:table-cell>
          <table:table-cell table:formula="of:=IF([.C181]&lt;&gt;[.C1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34" calcext:value-type="float">
            <text:p>1734</text:p>
          </table:table-cell>
          <table:table-cell table:formula="of:=IF([.C181]&lt;=[.A182]; [.B182]; [.C181])" office:value-type="float" office:value="1729" calcext:value-type="float">
            <text:p>1729</text:p>
          </table:table-cell>
          <table:table-cell table:formula="of:=IF([.C182]&lt;&gt;[.C1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51" calcext:value-type="float">
            <text:p>1751</text:p>
          </table:table-cell>
          <table:table-cell table:formula="of:=IF([.C182]&lt;=[.A183]; [.B183]; [.C182])" office:value-type="float" office:value="1751" calcext:value-type="float">
            <text:p>1751</text:p>
          </table:table-cell>
          <table:table-cell table:formula="of:=IF([.C183]&lt;&gt;[.C1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1767" calcext:value-type="float">
            <text:p>1767</text:p>
          </table:table-cell>
          <table:table-cell table:formula="of:=IF([.C183]&lt;=[.A184]; [.B184]; [.C183])" office:value-type="float" office:value="1751" calcext:value-type="float">
            <text:p>1751</text:p>
          </table:table-cell>
          <table:table-cell table:formula="of:=IF([.C184]&lt;&gt;[.C1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1771" calcext:value-type="float">
            <text:p>1771</text:p>
          </table:table-cell>
          <table:table-cell table:formula="of:=IF([.C184]&lt;=[.A185]; [.B185]; [.C184])" office:value-type="float" office:value="1751" calcext:value-type="float">
            <text:p>1751</text:p>
          </table:table-cell>
          <table:table-cell table:formula="of:=IF([.C185]&lt;&gt;[.C1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801" calcext:value-type="float">
            <text:p>1801</text:p>
          </table:table-cell>
          <table:table-cell table:formula="of:=IF([.C185]&lt;=[.A186]; [.B186]; [.C185])" office:value-type="float" office:value="1751" calcext:value-type="float">
            <text:p>1751</text:p>
          </table:table-cell>
          <table:table-cell table:formula="of:=IF([.C186]&lt;&gt;[.C1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1817" calcext:value-type="float">
            <text:p>1817</text:p>
          </table:table-cell>
          <table:table-cell table:formula="of:=IF([.C186]&lt;=[.A187]; [.B187]; [.C186])" office:value-type="float" office:value="1751" calcext:value-type="float">
            <text:p>1751</text:p>
          </table:table-cell>
          <table:table-cell table:formula="of:=IF([.C187]&lt;&gt;[.C1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824" calcext:value-type="float">
            <text:p>1824</text:p>
          </table:table-cell>
          <table:table-cell table:formula="of:=IF([.C187]&lt;=[.A188]; [.B188]; [.C187])" office:value-type="float" office:value="1824" calcext:value-type="float">
            <text:p>1824</text:p>
          </table:table-cell>
          <table:table-cell table:formula="of:=IF([.C188]&lt;&gt;[.C1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1825" calcext:value-type="float">
            <text:p>1825</text:p>
          </table:table-cell>
          <table:table-cell table:formula="of:=IF([.C188]&lt;=[.A189]; [.B189]; [.C188])" office:value-type="float" office:value="1824" calcext:value-type="float">
            <text:p>1824</text:p>
          </table:table-cell>
          <table:table-cell table:formula="of:=IF([.C189]&lt;&gt;[.C1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1839" calcext:value-type="float">
            <text:p>1839</text:p>
          </table:table-cell>
          <table:table-cell table:formula="of:=IF([.C189]&lt;=[.A190]; [.B190]; [.C189])" office:value-type="float" office:value="1824" calcext:value-type="float">
            <text:p>1824</text:p>
          </table:table-cell>
          <table:table-cell table:formula="of:=IF([.C190]&lt;&gt;[.C1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1862" calcext:value-type="float">
            <text:p>1862</text:p>
          </table:table-cell>
          <table:table-cell table:formula="of:=IF([.C190]&lt;=[.A191]; [.B191]; [.C190])" office:value-type="float" office:value="1824" calcext:value-type="float">
            <text:p>1824</text:p>
          </table:table-cell>
          <table:table-cell table:formula="of:=IF([.C191]&lt;&gt;[.C1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863" calcext:value-type="float">
            <text:p>1863</text:p>
          </table:table-cell>
          <table:table-cell table:formula="of:=IF([.C191]&lt;=[.A192]; [.B192]; [.C191])" office:value-type="float" office:value="1863" calcext:value-type="float">
            <text:p>1863</text:p>
          </table:table-cell>
          <table:table-cell table:formula="of:=IF([.C192]&lt;&gt;[.C1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1864" calcext:value-type="float">
            <text:p>1864</text:p>
          </table:table-cell>
          <table:table-cell table:formula="of:=IF([.C192]&lt;=[.A193]; [.B193]; [.C192])" office:value-type="float" office:value="1863" calcext:value-type="float">
            <text:p>1863</text:p>
          </table:table-cell>
          <table:table-cell table:formula="of:=IF([.C193]&lt;&gt;[.C1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71" calcext:value-type="float">
            <text:p>1871</text:p>
          </table:table-cell>
          <table:table-cell table:formula="of:=IF([.C193]&lt;=[.A194]; [.B194]; [.C193])" office:value-type="float" office:value="1863" calcext:value-type="float">
            <text:p>1863</text:p>
          </table:table-cell>
          <table:table-cell table:formula="of:=IF([.C194]&lt;&gt;[.C1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1873" calcext:value-type="float">
            <text:p>1873</text:p>
          </table:table-cell>
          <table:table-cell table:formula="of:=IF([.C194]&lt;=[.A195]; [.B195]; [.C194])" office:value-type="float" office:value="1863" calcext:value-type="float">
            <text:p>1863</text:p>
          </table:table-cell>
          <table:table-cell table:formula="of:=IF([.C195]&lt;&gt;[.C1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1886" calcext:value-type="float">
            <text:p>1886</text:p>
          </table:table-cell>
          <table:table-cell table:formula="of:=IF([.C195]&lt;=[.A196]; [.B196]; [.C195])" office:value-type="float" office:value="1863" calcext:value-type="float">
            <text:p>1863</text:p>
          </table:table-cell>
          <table:table-cell table:formula="of:=IF([.C196]&lt;&gt;[.C1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1888" calcext:value-type="float">
            <text:p>1888</text:p>
          </table:table-cell>
          <table:table-cell table:formula="of:=IF([.C196]&lt;=[.A197]; [.B197]; [.C196])" office:value-type="float" office:value="1863" calcext:value-type="float">
            <text:p>1863</text:p>
          </table:table-cell>
          <table:table-cell table:formula="of:=IF([.C197]&lt;&gt;[.C1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909" calcext:value-type="float">
            <text:p>1909</text:p>
          </table:table-cell>
          <table:table-cell table:formula="of:=IF([.C197]&lt;=[.A198]; [.B198]; [.C197])" office:value-type="float" office:value="1863" calcext:value-type="float">
            <text:p>1863</text:p>
          </table:table-cell>
          <table:table-cell table:formula="of:=IF([.C198]&lt;&gt;[.C1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13" calcext:value-type="float">
            <text:p>1913</text:p>
          </table:table-cell>
          <table:table-cell table:formula="of:=IF([.C198]&lt;=[.A199]; [.B199]; [.C198])" office:value-type="float" office:value="1913" calcext:value-type="float">
            <text:p>1913</text:p>
          </table:table-cell>
          <table:table-cell table:formula="of:=IF([.C199]&lt;&gt;[.C1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1928" calcext:value-type="float">
            <text:p>1928</text:p>
          </table:table-cell>
          <table:table-cell table:formula="of:=IF([.C199]&lt;=[.A200]; [.B200]; [.C199])" office:value-type="float" office:value="1913" calcext:value-type="float">
            <text:p>1913</text:p>
          </table:table-cell>
          <table:table-cell table:formula="of:=IF([.C200]&lt;&gt;[.C1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1934" calcext:value-type="float">
            <text:p>1934</text:p>
          </table:table-cell>
          <table:table-cell table:formula="of:=IF([.C200]&lt;=[.A201]; [.B201]; [.C200])" office:value-type="float" office:value="1934" calcext:value-type="float">
            <text:p>1934</text:p>
          </table:table-cell>
          <table:table-cell table:formula="of:=IF([.C201]&lt;&gt;[.C2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1942" calcext:value-type="float">
            <text:p>1942</text:p>
          </table:table-cell>
          <table:table-cell table:formula="of:=IF([.C201]&lt;=[.A202]; [.B202]; [.C201])" office:value-type="float" office:value="1934" calcext:value-type="float">
            <text:p>1934</text:p>
          </table:table-cell>
          <table:table-cell table:formula="of:=IF([.C202]&lt;&gt;[.C2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1947" calcext:value-type="float">
            <text:p>1947</text:p>
          </table:table-cell>
          <table:table-cell table:formula="of:=IF([.C202]&lt;=[.A203]; [.B203]; [.C202])" office:value-type="float" office:value="1934" calcext:value-type="float">
            <text:p>1934</text:p>
          </table:table-cell>
          <table:table-cell table:formula="of:=IF([.C203]&lt;&gt;[.C2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1950" calcext:value-type="float">
            <text:p>1950</text:p>
          </table:table-cell>
          <table:table-cell table:formula="of:=IF([.C203]&lt;=[.A204]; [.B204]; [.C203])" office:value-type="float" office:value="1934" calcext:value-type="float">
            <text:p>1934</text:p>
          </table:table-cell>
          <table:table-cell table:formula="of:=IF([.C204]&lt;&gt;[.C2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1956" calcext:value-type="float">
            <text:p>1956</text:p>
          </table:table-cell>
          <table:table-cell table:formula="of:=IF([.C204]&lt;=[.A205]; [.B205]; [.C204])" office:value-type="float" office:value="1934" calcext:value-type="float">
            <text:p>1934</text:p>
          </table:table-cell>
          <table:table-cell table:formula="of:=IF([.C205]&lt;&gt;[.C2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1959" calcext:value-type="float">
            <text:p>1959</text:p>
          </table:table-cell>
          <table:table-cell table:formula="of:=IF([.C205]&lt;=[.A206]; [.B206]; [.C205])" office:value-type="float" office:value="1934" calcext:value-type="float">
            <text:p>1934</text:p>
          </table:table-cell>
          <table:table-cell table:formula="of:=IF([.C206]&lt;&gt;[.C2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1963" calcext:value-type="float">
            <text:p>1963</text:p>
          </table:table-cell>
          <table:table-cell table:formula="of:=IF([.C206]&lt;=[.A207]; [.B207]; [.C206])" office:value-type="float" office:value="1934" calcext:value-type="float">
            <text:p>1934</text:p>
          </table:table-cell>
          <table:table-cell table:formula="of:=IF([.C207]&lt;&gt;[.C2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984" calcext:value-type="float">
            <text:p>1984</text:p>
          </table:table-cell>
          <table:table-cell table:formula="of:=IF([.C207]&lt;=[.A208]; [.B208]; [.C207])" office:value-type="float" office:value="1934" calcext:value-type="float">
            <text:p>1934</text:p>
          </table:table-cell>
          <table:table-cell table:formula="of:=IF([.C208]&lt;&gt;[.C2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1993" calcext:value-type="float">
            <text:p>1993</text:p>
          </table:table-cell>
          <table:table-cell table:formula="of:=IF([.C208]&lt;=[.A209]; [.B209]; [.C208])" office:value-type="float" office:value="1993" calcext:value-type="float">
            <text:p>1993</text:p>
          </table:table-cell>
          <table:table-cell table:formula="of:=IF([.C209]&lt;&gt;[.C2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2023" calcext:value-type="float">
            <text:p>2023</text:p>
          </table:table-cell>
          <table:table-cell table:formula="of:=IF([.C209]&lt;=[.A210]; [.B210]; [.C209])" office:value-type="float" office:value="1993" calcext:value-type="float">
            <text:p>1993</text:p>
          </table:table-cell>
          <table:table-cell table:formula="of:=IF([.C210]&lt;&gt;[.C2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023" calcext:value-type="float">
            <text:p>2023</text:p>
          </table:table-cell>
          <table:table-cell table:formula="of:=IF([.C210]&lt;=[.A211]; [.B211]; [.C210])" office:value-type="float" office:value="1993" calcext:value-type="float">
            <text:p>1993</text:p>
          </table:table-cell>
          <table:table-cell table:formula="of:=IF([.C211]&lt;&gt;[.C2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2034" calcext:value-type="float">
            <text:p>2034</text:p>
          </table:table-cell>
          <table:table-cell table:formula="of:=IF([.C211]&lt;=[.A212]; [.B212]; [.C211])" office:value-type="float" office:value="1993" calcext:value-type="float">
            <text:p>1993</text:p>
          </table:table-cell>
          <table:table-cell table:formula="of:=IF([.C212]&lt;&gt;[.C2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036" calcext:value-type="float">
            <text:p>2036</text:p>
          </table:table-cell>
          <table:table-cell table:formula="of:=IF([.C212]&lt;=[.A213]; [.B213]; [.C212])" office:value-type="float" office:value="1993" calcext:value-type="float">
            <text:p>1993</text:p>
          </table:table-cell>
          <table:table-cell table:formula="of:=IF([.C213]&lt;&gt;[.C2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040" calcext:value-type="float">
            <text:p>2040</text:p>
          </table:table-cell>
          <table:table-cell table:formula="of:=IF([.C213]&lt;=[.A214]; [.B214]; [.C213])" office:value-type="float" office:value="2040" calcext:value-type="float">
            <text:p>2040</text:p>
          </table:table-cell>
          <table:table-cell table:formula="of:=IF([.C214]&lt;&gt;[.C21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073" calcext:value-type="float">
            <text:p>2073</text:p>
          </table:table-cell>
          <table:table-cell table:formula="of:=IF([.C214]&lt;=[.A215]; [.B215]; [.C214])" office:value-type="float" office:value="2073" calcext:value-type="float">
            <text:p>2073</text:p>
          </table:table-cell>
          <table:table-cell table:formula="of:=IF([.C215]&lt;&gt;[.C2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81" calcext:value-type="float">
            <text:p>2081</text:p>
          </table:table-cell>
          <table:table-cell table:formula="of:=IF([.C215]&lt;=[.A216]; [.B216]; [.C215])" office:value-type="float" office:value="2073" calcext:value-type="float">
            <text:p>2073</text:p>
          </table:table-cell>
          <table:table-cell table:formula="of:=IF([.C216]&lt;&gt;[.C2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6" calcext:value-type="float">
            <text:p>2086</text:p>
          </table:table-cell>
          <table:table-cell office:value-type="float" office:value="2092" calcext:value-type="float">
            <text:p>2092</text:p>
          </table:table-cell>
          <table:table-cell table:formula="of:=IF([.C216]&lt;=[.A217]; [.B217]; [.C216])" office:value-type="float" office:value="2092" calcext:value-type="float">
            <text:p>2092</text:p>
          </table:table-cell>
          <table:table-cell table:formula="of:=IF([.C217]&lt;&gt;[.C2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093" calcext:value-type="float">
            <text:p>2093</text:p>
          </table:table-cell>
          <table:table-cell table:formula="of:=IF([.C217]&lt;=[.A218]; [.B218]; [.C217])" office:value-type="float" office:value="2093" calcext:value-type="float">
            <text:p>2093</text:p>
          </table:table-cell>
          <table:table-cell table:formula="of:=IF([.C218]&lt;&gt;[.C2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098" calcext:value-type="float">
            <text:p>2098</text:p>
          </table:table-cell>
          <table:table-cell table:formula="of:=IF([.C218]&lt;=[.A219]; [.B219]; [.C218])" office:value-type="float" office:value="2093" calcext:value-type="float">
            <text:p>2093</text:p>
          </table:table-cell>
          <table:table-cell table:formula="of:=IF([.C219]&lt;&gt;[.C2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113" calcext:value-type="float">
            <text:p>2113</text:p>
          </table:table-cell>
          <table:table-cell table:formula="of:=IF([.C219]&lt;=[.A220]; [.B220]; [.C219])" office:value-type="float" office:value="2093" calcext:value-type="float">
            <text:p>2093</text:p>
          </table:table-cell>
          <table:table-cell table:formula="of:=IF([.C220]&lt;&gt;[.C2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2122" calcext:value-type="float">
            <text:p>2122</text:p>
          </table:table-cell>
          <table:table-cell table:formula="of:=IF([.C220]&lt;=[.A221]; [.B221]; [.C220])" office:value-type="float" office:value="2093" calcext:value-type="float">
            <text:p>2093</text:p>
          </table:table-cell>
          <table:table-cell table:formula="of:=IF([.C221]&lt;&gt;[.C2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31" calcext:value-type="float">
            <text:p>2131</text:p>
          </table:table-cell>
          <table:table-cell table:formula="of:=IF([.C221]&lt;=[.A222]; [.B222]; [.C221])" office:value-type="float" office:value="2093" calcext:value-type="float">
            <text:p>2093</text:p>
          </table:table-cell>
          <table:table-cell table:formula="of:=IF([.C222]&lt;&gt;[.C2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33" calcext:value-type="float">
            <text:p>2133</text:p>
          </table:table-cell>
          <table:table-cell table:formula="of:=IF([.C222]&lt;=[.A223]; [.B223]; [.C222])" office:value-type="float" office:value="2093" calcext:value-type="float">
            <text:p>2093</text:p>
          </table:table-cell>
          <table:table-cell table:formula="of:=IF([.C223]&lt;&gt;[.C2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2135" calcext:value-type="float">
            <text:p>2135</text:p>
          </table:table-cell>
          <table:table-cell table:formula="of:=IF([.C223]&lt;=[.A224]; [.B224]; [.C223])" office:value-type="float" office:value="2093" calcext:value-type="float">
            <text:p>2093</text:p>
          </table:table-cell>
          <table:table-cell table:formula="of:=IF([.C224]&lt;&gt;[.C2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float" office:value="2142" calcext:value-type="float">
            <text:p>2142</text:p>
          </table:table-cell>
          <table:table-cell table:formula="of:=IF([.C224]&lt;=[.A225]; [.B225]; [.C224])" office:value-type="float" office:value="2142" calcext:value-type="float">
            <text:p>2142</text:p>
          </table:table-cell>
          <table:table-cell table:formula="of:=IF([.C225]&lt;&gt;[.C2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2153" calcext:value-type="float">
            <text:p>2153</text:p>
          </table:table-cell>
          <table:table-cell table:formula="of:=IF([.C225]&lt;=[.A226]; [.B226]; [.C225])" office:value-type="float" office:value="2142" calcext:value-type="float">
            <text:p>2142</text:p>
          </table:table-cell>
          <table:table-cell table:formula="of:=IF([.C226]&lt;&gt;[.C2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58" calcext:value-type="float">
            <text:p>2058</text:p>
          </table:table-cell>
          <table:table-cell office:value-type="float" office:value="2156" calcext:value-type="float">
            <text:p>2156</text:p>
          </table:table-cell>
          <table:table-cell table:formula="of:=IF([.C226]&lt;=[.A227]; [.B227]; [.C226])" office:value-type="float" office:value="2142" calcext:value-type="float">
            <text:p>2142</text:p>
          </table:table-cell>
          <table:table-cell table:formula="of:=IF([.C227]&lt;&gt;[.C2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float" office:value="2167" calcext:value-type="float">
            <text:p>2167</text:p>
          </table:table-cell>
          <table:table-cell table:formula="of:=IF([.C227]&lt;=[.A228]; [.B228]; [.C227])" office:value-type="float" office:value="2142" calcext:value-type="float">
            <text:p>2142</text:p>
          </table:table-cell>
          <table:table-cell table:formula="of:=IF([.C228]&lt;&gt;[.C2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2169" calcext:value-type="float">
            <text:p>2169</text:p>
          </table:table-cell>
          <table:table-cell table:formula="of:=IF([.C228]&lt;=[.A229]; [.B229]; [.C228])" office:value-type="float" office:value="2142" calcext:value-type="float">
            <text:p>2142</text:p>
          </table:table-cell>
          <table:table-cell table:formula="of:=IF([.C229]&lt;&gt;[.C2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25" calcext:value-type="float">
            <text:p>2125</text:p>
          </table:table-cell>
          <table:table-cell office:value-type="float" office:value="2182" calcext:value-type="float">
            <text:p>2182</text:p>
          </table:table-cell>
          <table:table-cell table:formula="of:=IF([.C229]&lt;=[.A230]; [.B230]; [.C229])" office:value-type="float" office:value="2142" calcext:value-type="float">
            <text:p>2142</text:p>
          </table:table-cell>
          <table:table-cell table:formula="of:=IF([.C230]&lt;&gt;[.C2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46" calcext:value-type="float">
            <text:p>2146</text:p>
          </table:table-cell>
          <table:table-cell office:value-type="float" office:value="2190" calcext:value-type="float">
            <text:p>2190</text:p>
          </table:table-cell>
          <table:table-cell table:formula="of:=IF([.C230]&lt;=[.A231]; [.B231]; [.C230])" office:value-type="float" office:value="2190" calcext:value-type="float">
            <text:p>2190</text:p>
          </table:table-cell>
          <table:table-cell table:formula="of:=IF([.C231]&lt;&gt;[.C2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84" calcext:value-type="float">
            <text:p>2184</text:p>
          </table:table-cell>
          <table:table-cell office:value-type="float" office:value="2209" calcext:value-type="float">
            <text:p>2209</text:p>
          </table:table-cell>
          <table:table-cell table:formula="of:=IF([.C231]&lt;=[.A232]; [.B232]; [.C231])" office:value-type="float" office:value="2190" calcext:value-type="float">
            <text:p>2190</text:p>
          </table:table-cell>
          <table:table-cell table:formula="of:=IF([.C232]&lt;&gt;[.C2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2211" calcext:value-type="float">
            <text:p>2211</text:p>
          </table:table-cell>
          <table:table-cell table:formula="of:=IF([.C232]&lt;=[.A233]; [.B233]; [.C232])" office:value-type="float" office:value="2211" calcext:value-type="float">
            <text:p>2211</text:p>
          </table:table-cell>
          <table:table-cell table:formula="of:=IF([.C233]&lt;&gt;[.C2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99" calcext:value-type="float">
            <text:p>2199</text:p>
          </table:table-cell>
          <table:table-cell office:value-type="float" office:value="2212" calcext:value-type="float">
            <text:p>2212</text:p>
          </table:table-cell>
          <table:table-cell table:formula="of:=IF([.C233]&lt;=[.A234]; [.B234]; [.C233])" office:value-type="float" office:value="2211" calcext:value-type="float">
            <text:p>2211</text:p>
          </table:table-cell>
          <table:table-cell table:formula="of:=IF([.C234]&lt;&gt;[.C2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47" calcext:value-type="float">
            <text:p>2147</text:p>
          </table:table-cell>
          <table:table-cell office:value-type="float" office:value="2216" calcext:value-type="float">
            <text:p>2216</text:p>
          </table:table-cell>
          <table:table-cell table:formula="of:=IF([.C234]&lt;=[.A235]; [.B235]; [.C234])" office:value-type="float" office:value="2211" calcext:value-type="float">
            <text:p>2211</text:p>
          </table:table-cell>
          <table:table-cell table:formula="of:=IF([.C235]&lt;&gt;[.C2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float" office:value="2217" calcext:value-type="float">
            <text:p>2217</text:p>
          </table:table-cell>
          <table:table-cell table:formula="of:=IF([.C235]&lt;=[.A236]; [.B236]; [.C235])" office:value-type="float" office:value="2211" calcext:value-type="float">
            <text:p>2211</text:p>
          </table:table-cell>
          <table:table-cell table:formula="of:=IF([.C236]&lt;&gt;[.C2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7" calcext:value-type="float">
            <text:p>2157</text:p>
          </table:table-cell>
          <table:table-cell office:value-type="float" office:value="2230" calcext:value-type="float">
            <text:p>2230</text:p>
          </table:table-cell>
          <table:table-cell table:formula="of:=IF([.C236]&lt;=[.A237]; [.B237]; [.C236])" office:value-type="float" office:value="2211" calcext:value-type="float">
            <text:p>2211</text:p>
          </table:table-cell>
          <table:table-cell table:formula="of:=IF([.C237]&lt;&gt;[.C2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21" calcext:value-type="float">
            <text:p>2221</text:p>
          </table:table-cell>
          <table:table-cell office:value-type="float" office:value="2238" calcext:value-type="float">
            <text:p>2238</text:p>
          </table:table-cell>
          <table:table-cell table:formula="of:=IF([.C237]&lt;=[.A238]; [.B238]; [.C237])" office:value-type="float" office:value="2238" calcext:value-type="float">
            <text:p>2238</text:p>
          </table:table-cell>
          <table:table-cell table:formula="of:=IF([.C238]&lt;&gt;[.C23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54" calcext:value-type="float">
            <text:p>2154</text:p>
          </table:table-cell>
          <table:table-cell office:value-type="float" office:value="2253" calcext:value-type="float">
            <text:p>2253</text:p>
          </table:table-cell>
          <table:table-cell table:formula="of:=IF([.C238]&lt;=[.A239]; [.B239]; [.C238])" office:value-type="float" office:value="2238" calcext:value-type="float">
            <text:p>2238</text:p>
          </table:table-cell>
          <table:table-cell table:formula="of:=IF([.C239]&lt;&gt;[.C2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72" calcext:value-type="float">
            <text:p>2172</text:p>
          </table:table-cell>
          <table:table-cell office:value-type="float" office:value="2259" calcext:value-type="float">
            <text:p>2259</text:p>
          </table:table-cell>
          <table:table-cell table:formula="of:=IF([.C239]&lt;=[.A240]; [.B240]; [.C239])" office:value-type="float" office:value="2238" calcext:value-type="float">
            <text:p>2238</text:p>
          </table:table-cell>
          <table:table-cell table:formula="of:=IF([.C240]&lt;&gt;[.C2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float" office:value="2269" calcext:value-type="float">
            <text:p>2269</text:p>
          </table:table-cell>
          <table:table-cell table:formula="of:=IF([.C240]&lt;=[.A241]; [.B241]; [.C240])" office:value-type="float" office:value="2238" calcext:value-type="float">
            <text:p>2238</text:p>
          </table:table-cell>
          <table:table-cell table:formula="of:=IF([.C241]&lt;&gt;[.C2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5" calcext:value-type="float">
            <text:p>2275</text:p>
          </table:table-cell>
          <table:table-cell office:value-type="float" office:value="2281" calcext:value-type="float">
            <text:p>2281</text:p>
          </table:table-cell>
          <table:table-cell table:formula="of:=IF([.C241]&lt;=[.A242]; [.B242]; [.C241])" office:value-type="float" office:value="2281" calcext:value-type="float">
            <text:p>2281</text:p>
          </table:table-cell>
          <table:table-cell table:formula="of:=IF([.C242]&lt;&gt;[.C2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285" calcext:value-type="float">
            <text:p>2285</text:p>
          </table:table-cell>
          <table:table-cell table:formula="of:=IF([.C242]&lt;=[.A243]; [.B243]; [.C242])" office:value-type="float" office:value="2281" calcext:value-type="float">
            <text:p>2281</text:p>
          </table:table-cell>
          <table:table-cell table:formula="of:=IF([.C243]&lt;&gt;[.C2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65" calcext:value-type="float">
            <text:p>2265</text:p>
          </table:table-cell>
          <table:table-cell office:value-type="float" office:value="2287" calcext:value-type="float">
            <text:p>2287</text:p>
          </table:table-cell>
          <table:table-cell table:formula="of:=IF([.C243]&lt;=[.A244]; [.B244]; [.C243])" office:value-type="float" office:value="2281" calcext:value-type="float">
            <text:p>2281</text:p>
          </table:table-cell>
          <table:table-cell table:formula="of:=IF([.C244]&lt;&gt;[.C2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31" calcext:value-type="float">
            <text:p>2231</text:p>
          </table:table-cell>
          <table:table-cell office:value-type="float" office:value="2303" calcext:value-type="float">
            <text:p>2303</text:p>
          </table:table-cell>
          <table:table-cell table:formula="of:=IF([.C244]&lt;=[.A245]; [.B245]; [.C244])" office:value-type="float" office:value="2281" calcext:value-type="float">
            <text:p>2281</text:p>
          </table:table-cell>
          <table:table-cell table:formula="of:=IF([.C245]&lt;&gt;[.C2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float" office:value="2305" calcext:value-type="float">
            <text:p>2305</text:p>
          </table:table-cell>
          <table:table-cell table:formula="of:=IF([.C245]&lt;=[.A246]; [.B246]; [.C245])" office:value-type="float" office:value="2281" calcext:value-type="float">
            <text:p>2281</text:p>
          </table:table-cell>
          <table:table-cell table:formula="of:=IF([.C246]&lt;&gt;[.C2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4" calcext:value-type="float">
            <text:p>2214</text:p>
          </table:table-cell>
          <table:table-cell office:value-type="float" office:value="2306" calcext:value-type="float">
            <text:p>2306</text:p>
          </table:table-cell>
          <table:table-cell table:formula="of:=IF([.C246]&lt;=[.A247]; [.B247]; [.C246])" office:value-type="float" office:value="2281" calcext:value-type="float">
            <text:p>2281</text:p>
          </table:table-cell>
          <table:table-cell table:formula="of:=IF([.C247]&lt;&gt;[.C2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319" calcext:value-type="float">
            <text:p>2319</text:p>
          </table:table-cell>
          <table:table-cell table:formula="of:=IF([.C247]&lt;=[.A248]; [.B248]; [.C247])" office:value-type="float" office:value="2319" calcext:value-type="float">
            <text:p>2319</text:p>
          </table:table-cell>
          <table:table-cell table:formula="of:=IF([.C248]&lt;&gt;[.C2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2321" calcext:value-type="float">
            <text:p>2321</text:p>
          </table:table-cell>
          <table:table-cell table:formula="of:=IF([.C248]&lt;=[.A249]; [.B249]; [.C248])" office:value-type="float" office:value="2319" calcext:value-type="float">
            <text:p>2319</text:p>
          </table:table-cell>
          <table:table-cell table:formula="of:=IF([.C249]&lt;&gt;[.C2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326" calcext:value-type="float">
            <text:p>2326</text:p>
          </table:table-cell>
          <table:table-cell table:formula="of:=IF([.C249]&lt;=[.A250]; [.B250]; [.C249])" office:value-type="float" office:value="2319" calcext:value-type="float">
            <text:p>2319</text:p>
          </table:table-cell>
          <table:table-cell table:formula="of:=IF([.C250]&lt;&gt;[.C2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3" calcext:value-type="float">
            <text:p>2273</text:p>
          </table:table-cell>
          <table:table-cell office:value-type="float" office:value="2360" calcext:value-type="float">
            <text:p>2360</text:p>
          </table:table-cell>
          <table:table-cell table:formula="of:=IF([.C250]&lt;=[.A251]; [.B251]; [.C250])" office:value-type="float" office:value="2319" calcext:value-type="float">
            <text:p>2319</text:p>
          </table:table-cell>
          <table:table-cell table:formula="of:=IF([.C251]&lt;&gt;[.C2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8" calcext:value-type="float">
            <text:p>2358</text:p>
          </table:table-cell>
          <table:table-cell office:value-type="float" office:value="2361" calcext:value-type="float">
            <text:p>2361</text:p>
          </table:table-cell>
          <table:table-cell table:formula="of:=IF([.C251]&lt;=[.A252]; [.B252]; [.C251])" office:value-type="float" office:value="2361" calcext:value-type="float">
            <text:p>2361</text:p>
          </table:table-cell>
          <table:table-cell table:formula="of:=IF([.C252]&lt;&gt;[.C2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367" calcext:value-type="float">
            <text:p>2367</text:p>
          </table:table-cell>
          <table:table-cell table:formula="of:=IF([.C252]&lt;=[.A253]; [.B253]; [.C252])" office:value-type="float" office:value="2361" calcext:value-type="float">
            <text:p>2361</text:p>
          </table:table-cell>
          <table:table-cell table:formula="of:=IF([.C253]&lt;&gt;[.C2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2381" calcext:value-type="float">
            <text:p>2381</text:p>
          </table:table-cell>
          <table:table-cell table:formula="of:=IF([.C253]&lt;=[.A254]; [.B254]; [.C253])" office:value-type="float" office:value="2361" calcext:value-type="float">
            <text:p>2361</text:p>
          </table:table-cell>
          <table:table-cell table:formula="of:=IF([.C254]&lt;&gt;[.C2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11" calcext:value-type="float">
            <text:p>2311</text:p>
          </table:table-cell>
          <table:table-cell office:value-type="float" office:value="2397" calcext:value-type="float">
            <text:p>2397</text:p>
          </table:table-cell>
          <table:table-cell table:formula="of:=IF([.C254]&lt;=[.A255]; [.B255]; [.C254])" office:value-type="float" office:value="2361" calcext:value-type="float">
            <text:p>2361</text:p>
          </table:table-cell>
          <table:table-cell table:formula="of:=IF([.C255]&lt;&gt;[.C2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404" calcext:value-type="float">
            <text:p>2404</text:p>
          </table:table-cell>
          <table:table-cell table:formula="of:=IF([.C255]&lt;=[.A256]; [.B256]; [.C255])" office:value-type="float" office:value="2404" calcext:value-type="float">
            <text:p>2404</text:p>
          </table:table-cell>
          <table:table-cell table:formula="of:=IF([.C256]&lt;&gt;[.C2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59" calcext:value-type="float">
            <text:p>2359</text:p>
          </table:table-cell>
          <table:table-cell office:value-type="float" office:value="2408" calcext:value-type="float">
            <text:p>2408</text:p>
          </table:table-cell>
          <table:table-cell table:formula="of:=IF([.C256]&lt;=[.A257]; [.B257]; [.C256])" office:value-type="float" office:value="2404" calcext:value-type="float">
            <text:p>2404</text:p>
          </table:table-cell>
          <table:table-cell table:formula="of:=IF([.C257]&lt;&gt;[.C2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2412" calcext:value-type="float">
            <text:p>2412</text:p>
          </table:table-cell>
          <table:table-cell table:formula="of:=IF([.C257]&lt;=[.A258]; [.B258]; [.C257])" office:value-type="float" office:value="2404" calcext:value-type="float">
            <text:p>2404</text:p>
          </table:table-cell>
          <table:table-cell table:formula="of:=IF([.C258]&lt;&gt;[.C2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float" office:value="2414" calcext:value-type="float">
            <text:p>2414</text:p>
          </table:table-cell>
          <table:table-cell table:formula="of:=IF([.C258]&lt;=[.A259]; [.B259]; [.C258])" office:value-type="float" office:value="2404" calcext:value-type="float">
            <text:p>2404</text:p>
          </table:table-cell>
          <table:table-cell table:formula="of:=IF([.C259]&lt;&gt;[.C2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04" calcext:value-type="float">
            <text:p>2404</text:p>
          </table:table-cell>
          <table:table-cell office:value-type="float" office:value="2458" calcext:value-type="float">
            <text:p>2458</text:p>
          </table:table-cell>
          <table:table-cell table:formula="of:=IF([.C259]&lt;=[.A260]; [.B260]; [.C259])" office:value-type="float" office:value="2458" calcext:value-type="float">
            <text:p>2458</text:p>
          </table:table-cell>
          <table:table-cell table:formula="of:=IF([.C260]&lt;&gt;[.C2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461" calcext:value-type="float">
            <text:p>2461</text:p>
          </table:table-cell>
          <table:table-cell table:formula="of:=IF([.C260]&lt;=[.A261]; [.B261]; [.C260])" office:value-type="float" office:value="2458" calcext:value-type="float">
            <text:p>2458</text:p>
          </table:table-cell>
          <table:table-cell table:formula="of:=IF([.C261]&lt;&gt;[.C2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463" calcext:value-type="float">
            <text:p>2463</text:p>
          </table:table-cell>
          <table:table-cell table:formula="of:=IF([.C261]&lt;=[.A262]; [.B262]; [.C261])" office:value-type="float" office:value="2458" calcext:value-type="float">
            <text:p>2458</text:p>
          </table:table-cell>
          <table:table-cell table:formula="of:=IF([.C262]&lt;&gt;[.C2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51" calcext:value-type="float">
            <text:p>2451</text:p>
          </table:table-cell>
          <table:table-cell office:value-type="float" office:value="2464" calcext:value-type="float">
            <text:p>2464</text:p>
          </table:table-cell>
          <table:table-cell table:formula="of:=IF([.C262]&lt;=[.A263]; [.B263]; [.C262])" office:value-type="float" office:value="2458" calcext:value-type="float">
            <text:p>2458</text:p>
          </table:table-cell>
          <table:table-cell table:formula="of:=IF([.C263]&lt;&gt;[.C2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48" calcext:value-type="float">
            <text:p>2448</text:p>
          </table:table-cell>
          <table:table-cell office:value-type="float" office:value="2493" calcext:value-type="float">
            <text:p>2493</text:p>
          </table:table-cell>
          <table:table-cell table:formula="of:=IF([.C263]&lt;=[.A264]; [.B264]; [.C263])" office:value-type="float" office:value="2458" calcext:value-type="float">
            <text:p>2458</text:p>
          </table:table-cell>
          <table:table-cell table:formula="of:=IF([.C264]&lt;&gt;[.C2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2" calcext:value-type="float">
            <text:p>2422</text:p>
          </table:table-cell>
          <table:table-cell office:value-type="float" office:value="2507" calcext:value-type="float">
            <text:p>2507</text:p>
          </table:table-cell>
          <table:table-cell table:formula="of:=IF([.C264]&lt;=[.A265]; [.B265]; [.C264])" office:value-type="float" office:value="2458" calcext:value-type="float">
            <text:p>2458</text:p>
          </table:table-cell>
          <table:table-cell table:formula="of:=IF([.C265]&lt;&gt;[.C2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14" calcext:value-type="float">
            <text:p>2414</text:p>
          </table:table-cell>
          <table:table-cell office:value-type="float" office:value="2513" calcext:value-type="float">
            <text:p>2513</text:p>
          </table:table-cell>
          <table:table-cell table:formula="of:=IF([.C265]&lt;=[.A266]; [.B266]; [.C265])" office:value-type="float" office:value="2458" calcext:value-type="float">
            <text:p>2458</text:p>
          </table:table-cell>
          <table:table-cell table:formula="of:=IF([.C266]&lt;&gt;[.C2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52" calcext:value-type="float">
            <text:p>2452</text:p>
          </table:table-cell>
          <table:table-cell office:value-type="float" office:value="2530" calcext:value-type="float">
            <text:p>2530</text:p>
          </table:table-cell>
          <table:table-cell table:formula="of:=IF([.C266]&lt;=[.A267]; [.B267]; [.C266])" office:value-type="float" office:value="2458" calcext:value-type="float">
            <text:p>2458</text:p>
          </table:table-cell>
          <table:table-cell table:formula="of:=IF([.C267]&lt;&gt;[.C2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01" calcext:value-type="float">
            <text:p>2501</text:p>
          </table:table-cell>
          <table:table-cell office:value-type="float" office:value="2535" calcext:value-type="float">
            <text:p>2535</text:p>
          </table:table-cell>
          <table:table-cell table:formula="of:=IF([.C267]&lt;=[.A268]; [.B268]; [.C267])" office:value-type="float" office:value="2535" calcext:value-type="float">
            <text:p>2535</text:p>
          </table:table-cell>
          <table:table-cell table:formula="of:=IF([.C268]&lt;&gt;[.C2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float" office:value="2545" calcext:value-type="float">
            <text:p>2545</text:p>
          </table:table-cell>
          <table:table-cell table:formula="of:=IF([.C268]&lt;=[.A269]; [.B269]; [.C268])" office:value-type="float" office:value="2535" calcext:value-type="float">
            <text:p>2535</text:p>
          </table:table-cell>
          <table:table-cell table:formula="of:=IF([.C269]&lt;&gt;[.C2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float" office:value="2549" calcext:value-type="float">
            <text:p>2549</text:p>
          </table:table-cell>
          <table:table-cell table:formula="of:=IF([.C269]&lt;=[.A270]; [.B270]; [.C269])" office:value-type="float" office:value="2535" calcext:value-type="float">
            <text:p>2535</text:p>
          </table:table-cell>
          <table:table-cell table:formula="of:=IF([.C270]&lt;&gt;[.C2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float" office:value="2565" calcext:value-type="float">
            <text:p>2565</text:p>
          </table:table-cell>
          <table:table-cell table:formula="of:=IF([.C270]&lt;=[.A271]; [.B271]; [.C270])" office:value-type="float" office:value="2535" calcext:value-type="float">
            <text:p>2535</text:p>
          </table:table-cell>
          <table:table-cell table:formula="of:=IF([.C271]&lt;&gt;[.C2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float" office:value="2568" calcext:value-type="float">
            <text:p>2568</text:p>
          </table:table-cell>
          <table:table-cell table:formula="of:=IF([.C271]&lt;=[.A272]; [.B272]; [.C271])" office:value-type="float" office:value="2535" calcext:value-type="float">
            <text:p>2535</text:p>
          </table:table-cell>
          <table:table-cell table:formula="of:=IF([.C272]&lt;&gt;[.C2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2" calcext:value-type="float">
            <text:p>2562</text:p>
          </table:table-cell>
          <table:table-cell office:value-type="float" office:value="2610" calcext:value-type="float">
            <text:p>2610</text:p>
          </table:table-cell>
          <table:table-cell table:formula="of:=IF([.C272]&lt;=[.A273]; [.B273]; [.C272])" office:value-type="float" office:value="2610" calcext:value-type="float">
            <text:p>2610</text:p>
          </table:table-cell>
          <table:table-cell table:formula="of:=IF([.C273]&lt;&gt;[.C27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2617" calcext:value-type="float">
            <text:p>2617</text:p>
          </table:table-cell>
          <table:table-cell table:formula="of:=IF([.C273]&lt;=[.A274]; [.B274]; [.C273])" office:value-type="float" office:value="2610" calcext:value-type="float">
            <text:p>2610</text:p>
          </table:table-cell>
          <table:table-cell table:formula="of:=IF([.C274]&lt;&gt;[.C2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623" calcext:value-type="float">
            <text:p>2623</text:p>
          </table:table-cell>
          <table:table-cell table:formula="of:=IF([.C274]&lt;=[.A275]; [.B275]; [.C274])" office:value-type="float" office:value="2610" calcext:value-type="float">
            <text:p>2610</text:p>
          </table:table-cell>
          <table:table-cell table:formula="of:=IF([.C275]&lt;&gt;[.C2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2625" calcext:value-type="float">
            <text:p>2625</text:p>
          </table:table-cell>
          <table:table-cell table:formula="of:=IF([.C275]&lt;=[.A276]; [.B276]; [.C275])" office:value-type="float" office:value="2625" calcext:value-type="float">
            <text:p>2625</text:p>
          </table:table-cell>
          <table:table-cell table:formula="of:=IF([.C276]&lt;&gt;[.C2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26" calcext:value-type="float">
            <text:p>2626</text:p>
          </table:table-cell>
          <table:table-cell office:value-type="float" office:value="2637" calcext:value-type="float">
            <text:p>2637</text:p>
          </table:table-cell>
          <table:table-cell table:formula="of:=IF([.C276]&lt;=[.A277]; [.B277]; [.C276])" office:value-type="float" office:value="2637" calcext:value-type="float">
            <text:p>2637</text:p>
          </table:table-cell>
          <table:table-cell table:formula="of:=IF([.C277]&lt;&gt;[.C27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656" calcext:value-type="float">
            <text:p>2656</text:p>
          </table:table-cell>
          <table:table-cell table:formula="of:=IF([.C277]&lt;=[.A278]; [.B278]; [.C277])" office:value-type="float" office:value="2637" calcext:value-type="float">
            <text:p>2637</text:p>
          </table:table-cell>
          <table:table-cell table:formula="of:=IF([.C278]&lt;&gt;[.C2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17" calcext:value-type="float">
            <text:p>2617</text:p>
          </table:table-cell>
          <table:table-cell office:value-type="float" office:value="2657" calcext:value-type="float">
            <text:p>2657</text:p>
          </table:table-cell>
          <table:table-cell table:formula="of:=IF([.C278]&lt;=[.A279]; [.B279]; [.C278])" office:value-type="float" office:value="2637" calcext:value-type="float">
            <text:p>2637</text:p>
          </table:table-cell>
          <table:table-cell table:formula="of:=IF([.C279]&lt;&gt;[.C2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663" calcext:value-type="float">
            <text:p>2663</text:p>
          </table:table-cell>
          <table:table-cell table:formula="of:=IF([.C279]&lt;=[.A280]; [.B280]; [.C279])" office:value-type="float" office:value="2637" calcext:value-type="float">
            <text:p>2637</text:p>
          </table:table-cell>
          <table:table-cell table:formula="of:=IF([.C280]&lt;&gt;[.C2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84" calcext:value-type="float">
            <text:p>2584</text:p>
          </table:table-cell>
          <table:table-cell office:value-type="float" office:value="2664" calcext:value-type="float">
            <text:p>2664</text:p>
          </table:table-cell>
          <table:table-cell table:formula="of:=IF([.C280]&lt;=[.A281]; [.B281]; [.C280])" office:value-type="float" office:value="2637" calcext:value-type="float">
            <text:p>2637</text:p>
          </table:table-cell>
          <table:table-cell table:formula="of:=IF([.C281]&lt;&gt;[.C2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float" office:value="2672" calcext:value-type="float">
            <text:p>2672</text:p>
          </table:table-cell>
          <table:table-cell table:formula="of:=IF([.C281]&lt;=[.A282]; [.B282]; [.C281])" office:value-type="float" office:value="2637" calcext:value-type="float">
            <text:p>2637</text:p>
          </table:table-cell>
          <table:table-cell table:formula="of:=IF([.C282]&lt;&gt;[.C2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float" office:value="2679" calcext:value-type="float">
            <text:p>2679</text:p>
          </table:table-cell>
          <table:table-cell table:formula="of:=IF([.C282]&lt;=[.A283]; [.B283]; [.C282])" office:value-type="float" office:value="2637" calcext:value-type="float">
            <text:p>2637</text:p>
          </table:table-cell>
          <table:table-cell table:formula="of:=IF([.C283]&lt;&gt;[.C2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1" calcext:value-type="float">
            <text:p>2621</text:p>
          </table:table-cell>
          <table:table-cell office:value-type="float" office:value="2695" calcext:value-type="float">
            <text:p>2695</text:p>
          </table:table-cell>
          <table:table-cell table:formula="of:=IF([.C283]&lt;=[.A284]; [.B284]; [.C283])" office:value-type="float" office:value="2637" calcext:value-type="float">
            <text:p>2637</text:p>
          </table:table-cell>
          <table:table-cell table:formula="of:=IF([.C284]&lt;&gt;[.C2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float" office:value="2696" calcext:value-type="float">
            <text:p>2696</text:p>
          </table:table-cell>
          <table:table-cell table:formula="of:=IF([.C284]&lt;=[.A285]; [.B285]; [.C284])" office:value-type="float" office:value="2696" calcext:value-type="float">
            <text:p>2696</text:p>
          </table:table-cell>
          <table:table-cell table:formula="of:=IF([.C285]&lt;&gt;[.C2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57" calcext:value-type="float">
            <text:p>2657</text:p>
          </table:table-cell>
          <table:table-cell office:value-type="float" office:value="2703" calcext:value-type="float">
            <text:p>2703</text:p>
          </table:table-cell>
          <table:table-cell table:formula="of:=IF([.C285]&lt;=[.A286]; [.B286]; [.C285])" office:value-type="float" office:value="2696" calcext:value-type="float">
            <text:p>2696</text:p>
          </table:table-cell>
          <table:table-cell table:formula="of:=IF([.C286]&lt;&gt;[.C2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79" calcext:value-type="float">
            <text:p>2679</text:p>
          </table:table-cell>
          <table:table-cell office:value-type="float" office:value="2705" calcext:value-type="float">
            <text:p>2705</text:p>
          </table:table-cell>
          <table:table-cell table:formula="of:=IF([.C286]&lt;=[.A287]; [.B287]; [.C286])" office:value-type="float" office:value="2696" calcext:value-type="float">
            <text:p>2696</text:p>
          </table:table-cell>
          <table:table-cell table:formula="of:=IF([.C287]&lt;&gt;[.C2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61" calcext:value-type="float">
            <text:p>2661</text:p>
          </table:table-cell>
          <table:table-cell office:value-type="float" office:value="2707" calcext:value-type="float">
            <text:p>2707</text:p>
          </table:table-cell>
          <table:table-cell table:formula="of:=IF([.C287]&lt;=[.A288]; [.B288]; [.C287])" office:value-type="float" office:value="2696" calcext:value-type="float">
            <text:p>2696</text:p>
          </table:table-cell>
          <table:table-cell table:formula="of:=IF([.C288]&lt;&gt;[.C2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5" calcext:value-type="float">
            <text:p>2695</text:p>
          </table:table-cell>
          <table:table-cell office:value-type="float" office:value="2708" calcext:value-type="float">
            <text:p>2708</text:p>
          </table:table-cell>
          <table:table-cell table:formula="of:=IF([.C288]&lt;=[.A289]; [.B289]; [.C288])" office:value-type="float" office:value="2696" calcext:value-type="float">
            <text:p>2696</text:p>
          </table:table-cell>
          <table:table-cell table:formula="of:=IF([.C289]&lt;&gt;[.C2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53" calcext:value-type="float">
            <text:p>2653</text:p>
          </table:table-cell>
          <table:table-cell office:value-type="float" office:value="2718" calcext:value-type="float">
            <text:p>2718</text:p>
          </table:table-cell>
          <table:table-cell table:formula="of:=IF([.C289]&lt;=[.A290]; [.B290]; [.C289])" office:value-type="float" office:value="2696" calcext:value-type="float">
            <text:p>2696</text:p>
          </table:table-cell>
          <table:table-cell table:formula="of:=IF([.C290]&lt;&gt;[.C2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722" calcext:value-type="float">
            <text:p>2722</text:p>
          </table:table-cell>
          <table:table-cell table:formula="of:=IF([.C290]&lt;=[.A291]; [.B291]; [.C290])" office:value-type="float" office:value="2696" calcext:value-type="float">
            <text:p>2696</text:p>
          </table:table-cell>
          <table:table-cell table:formula="of:=IF([.C291]&lt;&gt;[.C2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75" calcext:value-type="float">
            <text:p>2675</text:p>
          </table:table-cell>
          <table:table-cell office:value-type="float" office:value="2753" calcext:value-type="float">
            <text:p>2753</text:p>
          </table:table-cell>
          <table:table-cell table:formula="of:=IF([.C291]&lt;=[.A292]; [.B292]; [.C291])" office:value-type="float" office:value="2696" calcext:value-type="float">
            <text:p>2696</text:p>
          </table:table-cell>
          <table:table-cell table:formula="of:=IF([.C292]&lt;&gt;[.C2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18" calcext:value-type="float">
            <text:p>2718</text:p>
          </table:table-cell>
          <table:table-cell office:value-type="float" office:value="2754" calcext:value-type="float">
            <text:p>2754</text:p>
          </table:table-cell>
          <table:table-cell table:formula="of:=IF([.C292]&lt;=[.A293]; [.B293]; [.C292])" office:value-type="float" office:value="2754" calcext:value-type="float">
            <text:p>2754</text:p>
          </table:table-cell>
          <table:table-cell table:formula="of:=IF([.C293]&lt;&gt;[.C2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29" calcext:value-type="float">
            <text:p>2729</text:p>
          </table:table-cell>
          <table:table-cell office:value-type="float" office:value="2760" calcext:value-type="float">
            <text:p>2760</text:p>
          </table:table-cell>
          <table:table-cell table:formula="of:=IF([.C293]&lt;=[.A294]; [.B294]; [.C293])" office:value-type="float" office:value="2754" calcext:value-type="float">
            <text:p>2754</text:p>
          </table:table-cell>
          <table:table-cell table:formula="of:=IF([.C294]&lt;&gt;[.C2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07" calcext:value-type="float">
            <text:p>2707</text:p>
          </table:table-cell>
          <table:table-cell office:value-type="float" office:value="2784" calcext:value-type="float">
            <text:p>2784</text:p>
          </table:table-cell>
          <table:table-cell table:formula="of:=IF([.C294]&lt;=[.A295]; [.B295]; [.C294])" office:value-type="float" office:value="2754" calcext:value-type="float">
            <text:p>2754</text:p>
          </table:table-cell>
          <table:table-cell table:formula="of:=IF([.C295]&lt;&gt;[.C2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float" office:value="2812" calcext:value-type="float">
            <text:p>2812</text:p>
          </table:table-cell>
          <table:table-cell table:formula="of:=IF([.C295]&lt;=[.A296]; [.B296]; [.C295])" office:value-type="float" office:value="2754" calcext:value-type="float">
            <text:p>2754</text:p>
          </table:table-cell>
          <table:table-cell table:formula="of:=IF([.C296]&lt;&gt;[.C2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30" calcext:value-type="float">
            <text:p>2830</text:p>
          </table:table-cell>
          <table:table-cell table:formula="of:=IF([.C296]&lt;=[.A297]; [.B297]; [.C296])" office:value-type="float" office:value="2830" calcext:value-type="float">
            <text:p>2830</text:p>
          </table:table-cell>
          <table:table-cell table:formula="of:=IF([.C297]&lt;&gt;[.C2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51" calcext:value-type="float">
            <text:p>2751</text:p>
          </table:table-cell>
          <table:table-cell office:value-type="float" office:value="2847" calcext:value-type="float">
            <text:p>2847</text:p>
          </table:table-cell>
          <table:table-cell table:formula="of:=IF([.C297]&lt;=[.A298]; [.B298]; [.C297])" office:value-type="float" office:value="2830" calcext:value-type="float">
            <text:p>2830</text:p>
          </table:table-cell>
          <table:table-cell table:formula="of:=IF([.C298]&lt;&gt;[.C2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863" calcext:value-type="float">
            <text:p>2863</text:p>
          </table:table-cell>
          <table:table-cell table:formula="of:=IF([.C298]&lt;=[.A299]; [.B299]; [.C298])" office:value-type="float" office:value="2830" calcext:value-type="float">
            <text:p>2830</text:p>
          </table:table-cell>
          <table:table-cell table:formula="of:=IF([.C299]&lt;&gt;[.C2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7" calcext:value-type="float">
            <text:p>2787</text:p>
          </table:table-cell>
          <table:table-cell office:value-type="float" office:value="2866" calcext:value-type="float">
            <text:p>2866</text:p>
          </table:table-cell>
          <table:table-cell table:formula="of:=IF([.C299]&lt;=[.A300]; [.B300]; [.C299])" office:value-type="float" office:value="2830" calcext:value-type="float">
            <text:p>2830</text:p>
          </table:table-cell>
          <table:table-cell table:formula="of:=IF([.C300]&lt;&gt;[.C2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04" calcext:value-type="float">
            <text:p>2804</text:p>
          </table:table-cell>
          <table:table-cell office:value-type="float" office:value="2870" calcext:value-type="float">
            <text:p>2870</text:p>
          </table:table-cell>
          <table:table-cell table:formula="of:=IF([.C300]&lt;=[.A301]; [.B301]; [.C300])" office:value-type="float" office:value="2830" calcext:value-type="float">
            <text:p>2830</text:p>
          </table:table-cell>
          <table:table-cell table:formula="of:=IF([.C301]&lt;&gt;[.C3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79" calcext:value-type="float">
            <text:p>2779</text:p>
          </table:table-cell>
          <table:table-cell office:value-type="float" office:value="2871" calcext:value-type="float">
            <text:p>2871</text:p>
          </table:table-cell>
          <table:table-cell table:formula="of:=IF([.C301]&lt;=[.A302]; [.B302]; [.C301])" office:value-type="float" office:value="2830" calcext:value-type="float">
            <text:p>2830</text:p>
          </table:table-cell>
          <table:table-cell table:formula="of:=IF([.C302]&lt;&gt;[.C3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878" calcext:value-type="float">
            <text:p>2878</text:p>
          </table:table-cell>
          <table:table-cell table:formula="of:=IF([.C302]&lt;=[.A303]; [.B303]; [.C302])" office:value-type="float" office:value="2878" calcext:value-type="float">
            <text:p>2878</text:p>
          </table:table-cell>
          <table:table-cell table:formula="of:=IF([.C303]&lt;&gt;[.C3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2883" calcext:value-type="float">
            <text:p>2883</text:p>
          </table:table-cell>
          <table:table-cell table:formula="of:=IF([.C303]&lt;=[.A304]; [.B304]; [.C303])" office:value-type="float" office:value="2878" calcext:value-type="float">
            <text:p>2878</text:p>
          </table:table-cell>
          <table:table-cell table:formula="of:=IF([.C304]&lt;&gt;[.C3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44" calcext:value-type="float">
            <text:p>2844</text:p>
          </table:table-cell>
          <table:table-cell office:value-type="float" office:value="2890" calcext:value-type="float">
            <text:p>2890</text:p>
          </table:table-cell>
          <table:table-cell table:formula="of:=IF([.C304]&lt;=[.A305]; [.B305]; [.C304])" office:value-type="float" office:value="2878" calcext:value-type="float">
            <text:p>2878</text:p>
          </table:table-cell>
          <table:table-cell table:formula="of:=IF([.C305]&lt;&gt;[.C3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92" calcext:value-type="float">
            <text:p>2892</text:p>
          </table:table-cell>
          <table:table-cell office:value-type="float" office:value="2897" calcext:value-type="float">
            <text:p>2897</text:p>
          </table:table-cell>
          <table:table-cell table:formula="of:=IF([.C305]&lt;=[.A306]; [.B306]; [.C305])" office:value-type="float" office:value="2897" calcext:value-type="float">
            <text:p>2897</text:p>
          </table:table-cell>
          <table:table-cell table:formula="of:=IF([.C306]&lt;&gt;[.C3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48" calcext:value-type="float">
            <text:p>2848</text:p>
          </table:table-cell>
          <table:table-cell office:value-type="float" office:value="2904" calcext:value-type="float">
            <text:p>2904</text:p>
          </table:table-cell>
          <table:table-cell table:formula="of:=IF([.C306]&lt;=[.A307]; [.B307]; [.C306])" office:value-type="float" office:value="2897" calcext:value-type="float">
            <text:p>2897</text:p>
          </table:table-cell>
          <table:table-cell table:formula="of:=IF([.C307]&lt;&gt;[.C3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6" calcext:value-type="float">
            <text:p>2856</text:p>
          </table:table-cell>
          <table:table-cell office:value-type="float" office:value="2926" calcext:value-type="float">
            <text:p>2926</text:p>
          </table:table-cell>
          <table:table-cell table:formula="of:=IF([.C307]&lt;=[.A308]; [.B308]; [.C307])" office:value-type="float" office:value="2897" calcext:value-type="float">
            <text:p>2897</text:p>
          </table:table-cell>
          <table:table-cell table:formula="of:=IF([.C308]&lt;&gt;[.C3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5" calcext:value-type="float">
            <text:p>2925</text:p>
          </table:table-cell>
          <table:table-cell office:value-type="float" office:value="2928" calcext:value-type="float">
            <text:p>2928</text:p>
          </table:table-cell>
          <table:table-cell table:formula="of:=IF([.C308]&lt;=[.A309]; [.B309]; [.C308])" office:value-type="float" office:value="2928" calcext:value-type="float">
            <text:p>2928</text:p>
          </table:table-cell>
          <table:table-cell table:formula="of:=IF([.C309]&lt;&gt;[.C3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956" calcext:value-type="float">
            <text:p>2956</text:p>
          </table:table-cell>
          <table:table-cell table:formula="of:=IF([.C309]&lt;=[.A310]; [.B310]; [.C309])" office:value-type="float" office:value="2928" calcext:value-type="float">
            <text:p>2928</text:p>
          </table:table-cell>
          <table:table-cell table:formula="of:=IF([.C310]&lt;&gt;[.C3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6" calcext:value-type="float">
            <text:p>2966</text:p>
          </table:table-cell>
          <table:table-cell office:value-type="float" office:value="2972" calcext:value-type="float">
            <text:p>2972</text:p>
          </table:table-cell>
          <table:table-cell table:formula="of:=IF([.C310]&lt;=[.A311]; [.B311]; [.C310])" office:value-type="float" office:value="2972" calcext:value-type="float">
            <text:p>2972</text:p>
          </table:table-cell>
          <table:table-cell table:formula="of:=IF([.C311]&lt;&gt;[.C31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87" calcext:value-type="float">
            <text:p>2887</text:p>
          </table:table-cell>
          <table:table-cell office:value-type="float" office:value="2982" calcext:value-type="float">
            <text:p>2982</text:p>
          </table:table-cell>
          <table:table-cell table:formula="of:=IF([.C311]&lt;=[.A312]; [.B312]; [.C311])" office:value-type="float" office:value="2972" calcext:value-type="float">
            <text:p>2972</text:p>
          </table:table-cell>
          <table:table-cell table:formula="of:=IF([.C312]&lt;&gt;[.C3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001" calcext:value-type="float">
            <text:p>3001</text:p>
          </table:table-cell>
          <table:table-cell table:formula="of:=IF([.C312]&lt;=[.A313]; [.B313]; [.C312])" office:value-type="float" office:value="2972" calcext:value-type="float">
            <text:p>2972</text:p>
          </table:table-cell>
          <table:table-cell table:formula="of:=IF([.C313]&lt;&gt;[.C3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5" calcext:value-type="float">
            <text:p>2965</text:p>
          </table:table-cell>
          <table:table-cell office:value-type="float" office:value="3015" calcext:value-type="float">
            <text:p>3015</text:p>
          </table:table-cell>
          <table:table-cell table:formula="of:=IF([.C313]&lt;=[.A314]; [.B314]; [.C313])" office:value-type="float" office:value="2972" calcext:value-type="float">
            <text:p>2972</text:p>
          </table:table-cell>
          <table:table-cell table:formula="of:=IF([.C314]&lt;&gt;[.C3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38" calcext:value-type="float">
            <text:p>3038</text:p>
          </table:table-cell>
          <table:table-cell office:value-type="float" office:value="3041" calcext:value-type="float">
            <text:p>3041</text:p>
          </table:table-cell>
          <table:table-cell table:formula="of:=IF([.C314]&lt;=[.A315]; [.B315]; [.C314])" office:value-type="float" office:value="3041" calcext:value-type="float">
            <text:p>3041</text:p>
          </table:table-cell>
          <table:table-cell table:formula="of:=IF([.C315]&lt;&gt;[.C3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3070" calcext:value-type="float">
            <text:p>3070</text:p>
          </table:table-cell>
          <table:table-cell table:formula="of:=IF([.C315]&lt;=[.A316]; [.B316]; [.C315])" office:value-type="float" office:value="3070" calcext:value-type="float">
            <text:p>3070</text:p>
          </table:table-cell>
          <table:table-cell table:formula="of:=IF([.C316]&lt;&gt;[.C3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33" calcext:value-type="float">
            <text:p>3033</text:p>
          </table:table-cell>
          <table:table-cell office:value-type="float" office:value="3080" calcext:value-type="float">
            <text:p>3080</text:p>
          </table:table-cell>
          <table:table-cell table:formula="of:=IF([.C316]&lt;=[.A317]; [.B317]; [.C316])" office:value-type="float" office:value="3070" calcext:value-type="float">
            <text:p>3070</text:p>
          </table:table-cell>
          <table:table-cell table:formula="of:=IF([.C317]&lt;&gt;[.C3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float" office:value="3099" calcext:value-type="float">
            <text:p>3099</text:p>
          </table:table-cell>
          <table:table-cell table:formula="of:=IF([.C317]&lt;=[.A318]; [.B318]; [.C317])" office:value-type="float" office:value="3070" calcext:value-type="float">
            <text:p>3070</text:p>
          </table:table-cell>
          <table:table-cell table:formula="of:=IF([.C318]&lt;&gt;[.C3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3112" calcext:value-type="float">
            <text:p>3112</text:p>
          </table:table-cell>
          <table:table-cell table:formula="of:=IF([.C318]&lt;=[.A319]; [.B319]; [.C318])" office:value-type="float" office:value="3070" calcext:value-type="float">
            <text:p>3070</text:p>
          </table:table-cell>
          <table:table-cell table:formula="of:=IF([.C319]&lt;&gt;[.C3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2" calcext:value-type="float">
            <text:p>3092</text:p>
          </table:table-cell>
          <table:table-cell office:value-type="float" office:value="3115" calcext:value-type="float">
            <text:p>3115</text:p>
          </table:table-cell>
          <table:table-cell table:formula="of:=IF([.C319]&lt;=[.A320]; [.B320]; [.C319])" office:value-type="float" office:value="3115" calcext:value-type="float">
            <text:p>3115</text:p>
          </table:table-cell>
          <table:table-cell table:formula="of:=IF([.C320]&lt;&gt;[.C31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63" calcext:value-type="float">
            <text:p>3063</text:p>
          </table:table-cell>
          <table:table-cell office:value-type="float" office:value="3115" calcext:value-type="float">
            <text:p>3115</text:p>
          </table:table-cell>
          <table:table-cell table:formula="of:=IF([.C320]&lt;=[.A321]; [.B321]; [.C320])" office:value-type="float" office:value="3115" calcext:value-type="float">
            <text:p>3115</text:p>
          </table:table-cell>
          <table:table-cell table:formula="of:=IF([.C321]&lt;&gt;[.C3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66" calcext:value-type="float">
            <text:p>3066</text:p>
          </table:table-cell>
          <table:table-cell office:value-type="float" office:value="3121" calcext:value-type="float">
            <text:p>3121</text:p>
          </table:table-cell>
          <table:table-cell table:formula="of:=IF([.C321]&lt;=[.A322]; [.B322]; [.C321])" office:value-type="float" office:value="3115" calcext:value-type="float">
            <text:p>3115</text:p>
          </table:table-cell>
          <table:table-cell table:formula="of:=IF([.C322]&lt;&gt;[.C3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124" calcext:value-type="float">
            <text:p>3124</text:p>
          </table:table-cell>
          <table:table-cell table:formula="of:=IF([.C322]&lt;=[.A323]; [.B323]; [.C322])" office:value-type="float" office:value="3115" calcext:value-type="float">
            <text:p>3115</text:p>
          </table:table-cell>
          <table:table-cell table:formula="of:=IF([.C323]&lt;&gt;[.C3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64" calcext:value-type="float">
            <text:p>3064</text:p>
          </table:table-cell>
          <table:table-cell office:value-type="float" office:value="3142" calcext:value-type="float">
            <text:p>3142</text:p>
          </table:table-cell>
          <table:table-cell table:formula="of:=IF([.C323]&lt;=[.A324]; [.B324]; [.C323])" office:value-type="float" office:value="3115" calcext:value-type="float">
            <text:p>3115</text:p>
          </table:table-cell>
          <table:table-cell table:formula="of:=IF([.C324]&lt;&gt;[.C3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06" calcext:value-type="float">
            <text:p>3106</text:p>
          </table:table-cell>
          <table:table-cell office:value-type="float" office:value="3143" calcext:value-type="float">
            <text:p>3143</text:p>
          </table:table-cell>
          <table:table-cell table:formula="of:=IF([.C324]&lt;=[.A325]; [.B325]; [.C324])" office:value-type="float" office:value="3115" calcext:value-type="float">
            <text:p>3115</text:p>
          </table:table-cell>
          <table:table-cell table:formula="of:=IF([.C325]&lt;&gt;[.C3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147" calcext:value-type="float">
            <text:p>3147</text:p>
          </table:table-cell>
          <table:table-cell table:formula="of:=IF([.C325]&lt;=[.A326]; [.B326]; [.C325])" office:value-type="float" office:value="3147" calcext:value-type="float">
            <text:p>3147</text:p>
          </table:table-cell>
          <table:table-cell table:formula="of:=IF([.C326]&lt;&gt;[.C3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3151" calcext:value-type="float">
            <text:p>3151</text:p>
          </table:table-cell>
          <table:table-cell table:formula="of:=IF([.C326]&lt;=[.A327]; [.B327]; [.C326])" office:value-type="float" office:value="3147" calcext:value-type="float">
            <text:p>3147</text:p>
          </table:table-cell>
          <table:table-cell table:formula="of:=IF([.C327]&lt;&gt;[.C3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74" calcext:value-type="float">
            <text:p>3074</text:p>
          </table:table-cell>
          <table:table-cell office:value-type="float" office:value="3163" calcext:value-type="float">
            <text:p>3163</text:p>
          </table:table-cell>
          <table:table-cell table:formula="of:=IF([.C327]&lt;=[.A328]; [.B328]; [.C327])" office:value-type="float" office:value="3147" calcext:value-type="float">
            <text:p>3147</text:p>
          </table:table-cell>
          <table:table-cell table:formula="of:=IF([.C328]&lt;&gt;[.C3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86" calcext:value-type="float">
            <text:p>3086</text:p>
          </table:table-cell>
          <table:table-cell office:value-type="float" office:value="3167" calcext:value-type="float">
            <text:p>3167</text:p>
          </table:table-cell>
          <table:table-cell table:formula="of:=IF([.C328]&lt;=[.A329]; [.B329]; [.C328])" office:value-type="float" office:value="3147" calcext:value-type="float">
            <text:p>3147</text:p>
          </table:table-cell>
          <table:table-cell table:formula="of:=IF([.C329]&lt;&gt;[.C3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4" calcext:value-type="float">
            <text:p>3124</text:p>
          </table:table-cell>
          <table:table-cell office:value-type="float" office:value="3171" calcext:value-type="float">
            <text:p>3171</text:p>
          </table:table-cell>
          <table:table-cell table:formula="of:=IF([.C329]&lt;=[.A330]; [.B330]; [.C329])" office:value-type="float" office:value="3147" calcext:value-type="float">
            <text:p>3147</text:p>
          </table:table-cell>
          <table:table-cell table:formula="of:=IF([.C330]&lt;&gt;[.C3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53" calcext:value-type="float">
            <text:p>3153</text:p>
          </table:table-cell>
          <table:table-cell office:value-type="float" office:value="3188" calcext:value-type="float">
            <text:p>3188</text:p>
          </table:table-cell>
          <table:table-cell table:formula="of:=IF([.C330]&lt;=[.A331]; [.B331]; [.C330])" office:value-type="float" office:value="3188" calcext:value-type="float">
            <text:p>3188</text:p>
          </table:table-cell>
          <table:table-cell table:formula="of:=IF([.C331]&lt;&gt;[.C3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float" office:value="3212" calcext:value-type="float">
            <text:p>3212</text:p>
          </table:table-cell>
          <table:table-cell table:formula="of:=IF([.C331]&lt;=[.A332]; [.B332]; [.C331])" office:value-type="float" office:value="3188" calcext:value-type="float">
            <text:p>3188</text:p>
          </table:table-cell>
          <table:table-cell table:formula="of:=IF([.C332]&lt;&gt;[.C3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26" calcext:value-type="float">
            <text:p>3126</text:p>
          </table:table-cell>
          <table:table-cell office:value-type="float" office:value="3217" calcext:value-type="float">
            <text:p>3217</text:p>
          </table:table-cell>
          <table:table-cell table:formula="of:=IF([.C332]&lt;=[.A333]; [.B333]; [.C332])" office:value-type="float" office:value="3188" calcext:value-type="float">
            <text:p>3188</text:p>
          </table:table-cell>
          <table:table-cell table:formula="of:=IF([.C333]&lt;&gt;[.C3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8" calcext:value-type="float">
            <text:p>3238</text:p>
          </table:table-cell>
          <table:table-cell office:value-type="float" office:value="3243" calcext:value-type="float">
            <text:p>3243</text:p>
          </table:table-cell>
          <table:table-cell table:formula="of:=IF([.C333]&lt;=[.A334]; [.B334]; [.C333])" office:value-type="float" office:value="3243" calcext:value-type="float">
            <text:p>3243</text:p>
          </table:table-cell>
          <table:table-cell table:formula="of:=IF([.C334]&lt;&gt;[.C33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3249" calcext:value-type="float">
            <text:p>3249</text:p>
          </table:table-cell>
          <table:table-cell table:formula="of:=IF([.C334]&lt;=[.A335]; [.B335]; [.C334])" office:value-type="float" office:value="3243" calcext:value-type="float">
            <text:p>3243</text:p>
          </table:table-cell>
          <table:table-cell table:formula="of:=IF([.C335]&lt;&gt;[.C3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25" calcext:value-type="float">
            <text:p>3225</text:p>
          </table:table-cell>
          <table:table-cell office:value-type="float" office:value="3305" calcext:value-type="float">
            <text:p>3305</text:p>
          </table:table-cell>
          <table:table-cell table:formula="of:=IF([.C335]&lt;=[.A336]; [.B336]; [.C335])" office:value-type="float" office:value="3243" calcext:value-type="float">
            <text:p>3243</text:p>
          </table:table-cell>
          <table:table-cell table:formula="of:=IF([.C336]&lt;&gt;[.C3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3331" calcext:value-type="float">
            <text:p>3331</text:p>
          </table:table-cell>
          <table:table-cell table:formula="of:=IF([.C336]&lt;=[.A337]; [.B337]; [.C336])" office:value-type="float" office:value="3331" calcext:value-type="float">
            <text:p>3331</text:p>
          </table:table-cell>
          <table:table-cell table:formula="of:=IF([.C337]&lt;&gt;[.C3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73" calcext:value-type="float">
            <text:p>3273</text:p>
          </table:table-cell>
          <table:table-cell office:value-type="float" office:value="3334" calcext:value-type="float">
            <text:p>3334</text:p>
          </table:table-cell>
          <table:table-cell table:formula="of:=IF([.C337]&lt;=[.A338]; [.B338]; [.C337])" office:value-type="float" office:value="3331" calcext:value-type="float">
            <text:p>3331</text:p>
          </table:table-cell>
          <table:table-cell table:formula="of:=IF([.C338]&lt;&gt;[.C3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float" office:value="3335" calcext:value-type="float">
            <text:p>3335</text:p>
          </table:table-cell>
          <table:table-cell table:formula="of:=IF([.C338]&lt;=[.A339]; [.B339]; [.C338])" office:value-type="float" office:value="3331" calcext:value-type="float">
            <text:p>3331</text:p>
          </table:table-cell>
          <table:table-cell table:formula="of:=IF([.C339]&lt;&gt;[.C3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338" calcext:value-type="float">
            <text:p>3338</text:p>
          </table:table-cell>
          <table:table-cell table:formula="of:=IF([.C339]&lt;=[.A340]; [.B340]; [.C339])" office:value-type="float" office:value="3331" calcext:value-type="float">
            <text:p>3331</text:p>
          </table:table-cell>
          <table:table-cell table:formula="of:=IF([.C340]&lt;&gt;[.C3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35" calcext:value-type="float">
            <text:p>3335</text:p>
          </table:table-cell>
          <table:table-cell office:value-type="float" office:value="3347" calcext:value-type="float">
            <text:p>3347</text:p>
          </table:table-cell>
          <table:table-cell table:formula="of:=IF([.C340]&lt;=[.A341]; [.B341]; [.C340])" office:value-type="float" office:value="3347" calcext:value-type="float">
            <text:p>3347</text:p>
          </table:table-cell>
          <table:table-cell table:formula="of:=IF([.C341]&lt;&gt;[.C3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42" calcext:value-type="float">
            <text:p>3342</text:p>
          </table:table-cell>
          <table:table-cell office:value-type="float" office:value="3357" calcext:value-type="float">
            <text:p>3357</text:p>
          </table:table-cell>
          <table:table-cell table:formula="of:=IF([.C341]&lt;=[.A342]; [.B342]; [.C341])" office:value-type="float" office:value="3347" calcext:value-type="float">
            <text:p>3347</text:p>
          </table:table-cell>
          <table:table-cell table:formula="of:=IF([.C342]&lt;&gt;[.C3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92" calcext:value-type="float">
            <text:p>3292</text:p>
          </table:table-cell>
          <table:table-cell office:value-type="float" office:value="3380" calcext:value-type="float">
            <text:p>3380</text:p>
          </table:table-cell>
          <table:table-cell table:formula="of:=IF([.C342]&lt;=[.A343]; [.B343]; [.C342])" office:value-type="float" office:value="3347" calcext:value-type="float">
            <text:p>3347</text:p>
          </table:table-cell>
          <table:table-cell table:formula="of:=IF([.C343]&lt;&gt;[.C3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3410" calcext:value-type="float">
            <text:p>3410</text:p>
          </table:table-cell>
          <table:table-cell table:formula="of:=IF([.C343]&lt;=[.A344]; [.B344]; [.C343])" office:value-type="float" office:value="3410" calcext:value-type="float">
            <text:p>3410</text:p>
          </table:table-cell>
          <table:table-cell table:formula="of:=IF([.C344]&lt;&gt;[.C3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84" calcext:value-type="float">
            <text:p>3384</text:p>
          </table:table-cell>
          <table:table-cell office:value-type="float" office:value="3420" calcext:value-type="float">
            <text:p>3420</text:p>
          </table:table-cell>
          <table:table-cell table:formula="of:=IF([.C344]&lt;=[.A345]; [.B345]; [.C344])" office:value-type="float" office:value="3410" calcext:value-type="float">
            <text:p>3410</text:p>
          </table:table-cell>
          <table:table-cell table:formula="of:=IF([.C345]&lt;&gt;[.C3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9" calcext:value-type="float">
            <text:p>3329</text:p>
          </table:table-cell>
          <table:table-cell office:value-type="float" office:value="3422" calcext:value-type="float">
            <text:p>3422</text:p>
          </table:table-cell>
          <table:table-cell table:formula="of:=IF([.C345]&lt;=[.A346]; [.B346]; [.C345])" office:value-type="float" office:value="3410" calcext:value-type="float">
            <text:p>3410</text:p>
          </table:table-cell>
          <table:table-cell table:formula="of:=IF([.C346]&lt;&gt;[.C3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02" calcext:value-type="float">
            <text:p>3402</text:p>
          </table:table-cell>
          <table:table-cell office:value-type="float" office:value="3427" calcext:value-type="float">
            <text:p>3427</text:p>
          </table:table-cell>
          <table:table-cell table:formula="of:=IF([.C346]&lt;=[.A347]; [.B347]; [.C346])" office:value-type="float" office:value="3410" calcext:value-type="float">
            <text:p>3410</text:p>
          </table:table-cell>
          <table:table-cell table:formula="of:=IF([.C347]&lt;&gt;[.C3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429" calcext:value-type="float">
            <text:p>3429</text:p>
          </table:table-cell>
          <table:table-cell table:formula="of:=IF([.C347]&lt;=[.A348]; [.B348]; [.C347])" office:value-type="float" office:value="3429" calcext:value-type="float">
            <text:p>3429</text:p>
          </table:table-cell>
          <table:table-cell table:formula="of:=IF([.C348]&lt;&gt;[.C34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71" calcext:value-type="float">
            <text:p>3371</text:p>
          </table:table-cell>
          <table:table-cell office:value-type="float" office:value="3435" calcext:value-type="float">
            <text:p>3435</text:p>
          </table:table-cell>
          <table:table-cell table:formula="of:=IF([.C348]&lt;=[.A349]; [.B349]; [.C348])" office:value-type="float" office:value="3429" calcext:value-type="float">
            <text:p>3429</text:p>
          </table:table-cell>
          <table:table-cell table:formula="of:=IF([.C349]&lt;&gt;[.C3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442" calcext:value-type="float">
            <text:p>3442</text:p>
          </table:table-cell>
          <table:table-cell table:formula="of:=IF([.C349]&lt;=[.A350]; [.B350]; [.C349])" office:value-type="float" office:value="3442" calcext:value-type="float">
            <text:p>3442</text:p>
          </table:table-cell>
          <table:table-cell table:formula="of:=IF([.C350]&lt;&gt;[.C3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77" calcext:value-type="float">
            <text:p>3377</text:p>
          </table:table-cell>
          <table:table-cell office:value-type="float" office:value="3448" calcext:value-type="float">
            <text:p>3448</text:p>
          </table:table-cell>
          <table:table-cell table:formula="of:=IF([.C350]&lt;=[.A351]; [.B351]; [.C350])" office:value-type="float" office:value="3442" calcext:value-type="float">
            <text:p>3442</text:p>
          </table:table-cell>
          <table:table-cell table:formula="of:=IF([.C351]&lt;&gt;[.C3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79" calcext:value-type="float">
            <text:p>3479</text:p>
          </table:table-cell>
          <table:table-cell office:value-type="float" office:value="3495" calcext:value-type="float">
            <text:p>3495</text:p>
          </table:table-cell>
          <table:table-cell table:formula="of:=IF([.C351]&lt;=[.A352]; [.B352]; [.C351])" office:value-type="float" office:value="3495" calcext:value-type="float">
            <text:p>3495</text:p>
          </table:table-cell>
          <table:table-cell table:formula="of:=IF([.C352]&lt;&gt;[.C3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68" calcext:value-type="float">
            <text:p>3468</text:p>
          </table:table-cell>
          <table:table-cell office:value-type="float" office:value="3528" calcext:value-type="float">
            <text:p>3528</text:p>
          </table:table-cell>
          <table:table-cell table:formula="of:=IF([.C352]&lt;=[.A353]; [.B353]; [.C352])" office:value-type="float" office:value="3495" calcext:value-type="float">
            <text:p>3495</text:p>
          </table:table-cell>
          <table:table-cell table:formula="of:=IF([.C353]&lt;&gt;[.C3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2" calcext:value-type="float">
            <text:p>3482</text:p>
          </table:table-cell>
          <table:table-cell office:value-type="float" office:value="3555" calcext:value-type="float">
            <text:p>3555</text:p>
          </table:table-cell>
          <table:table-cell table:formula="of:=IF([.C353]&lt;=[.A354]; [.B354]; [.C353])" office:value-type="float" office:value="3495" calcext:value-type="float">
            <text:p>3495</text:p>
          </table:table-cell>
          <table:table-cell table:formula="of:=IF([.C354]&lt;&gt;[.C3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88" calcext:value-type="float">
            <text:p>3488</text:p>
          </table:table-cell>
          <table:table-cell office:value-type="float" office:value="3571" calcext:value-type="float">
            <text:p>3571</text:p>
          </table:table-cell>
          <table:table-cell table:formula="of:=IF([.C354]&lt;=[.A355]; [.B355]; [.C354])" office:value-type="float" office:value="3495" calcext:value-type="float">
            <text:p>3495</text:p>
          </table:table-cell>
          <table:table-cell table:formula="of:=IF([.C355]&lt;&gt;[.C3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24" calcext:value-type="float">
            <text:p>3524</text:p>
          </table:table-cell>
          <table:table-cell office:value-type="float" office:value="3579" calcext:value-type="float">
            <text:p>3579</text:p>
          </table:table-cell>
          <table:table-cell table:formula="of:=IF([.C355]&lt;=[.A356]; [.B356]; [.C355])" office:value-type="float" office:value="3579" calcext:value-type="float">
            <text:p>3579</text:p>
          </table:table-cell>
          <table:table-cell table:formula="of:=IF([.C356]&lt;&gt;[.C3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21" calcext:value-type="float">
            <text:p>3521</text:p>
          </table:table-cell>
          <table:table-cell office:value-type="float" office:value="3582" calcext:value-type="float">
            <text:p>3582</text:p>
          </table:table-cell>
          <table:table-cell table:formula="of:=IF([.C356]&lt;=[.A357]; [.B357]; [.C356])" office:value-type="float" office:value="3579" calcext:value-type="float">
            <text:p>3579</text:p>
          </table:table-cell>
          <table:table-cell table:formula="of:=IF([.C357]&lt;&gt;[.C3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3583" calcext:value-type="float">
            <text:p>3583</text:p>
          </table:table-cell>
          <table:table-cell table:formula="of:=IF([.C357]&lt;=[.A358]; [.B358]; [.C357])" office:value-type="float" office:value="3583" calcext:value-type="float">
            <text:p>3583</text:p>
          </table:table-cell>
          <table:table-cell table:formula="of:=IF([.C358]&lt;&gt;[.C35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85" calcext:value-type="float">
            <text:p>3485</text:p>
          </table:table-cell>
          <table:table-cell office:value-type="float" office:value="3583" calcext:value-type="float">
            <text:p>3583</text:p>
          </table:table-cell>
          <table:table-cell table:formula="of:=IF([.C358]&lt;=[.A359]; [.B359]; [.C358])" office:value-type="float" office:value="3583" calcext:value-type="float">
            <text:p>3583</text:p>
          </table:table-cell>
          <table:table-cell table:formula="of:=IF([.C359]&lt;&gt;[.C3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18" calcext:value-type="float">
            <text:p>3518</text:p>
          </table:table-cell>
          <table:table-cell office:value-type="float" office:value="3593" calcext:value-type="float">
            <text:p>3593</text:p>
          </table:table-cell>
          <table:table-cell table:formula="of:=IF([.C359]&lt;=[.A360]; [.B360]; [.C359])" office:value-type="float" office:value="3583" calcext:value-type="float">
            <text:p>3583</text:p>
          </table:table-cell>
          <table:table-cell table:formula="of:=IF([.C360]&lt;&gt;[.C3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3596" calcext:value-type="float">
            <text:p>3596</text:p>
          </table:table-cell>
          <table:table-cell table:formula="of:=IF([.C360]&lt;=[.A361]; [.B361]; [.C360])" office:value-type="float" office:value="3596" calcext:value-type="float">
            <text:p>3596</text:p>
          </table:table-cell>
          <table:table-cell table:formula="of:=IF([.C361]&lt;&gt;[.C3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3602" calcext:value-type="float">
            <text:p>3602</text:p>
          </table:table-cell>
          <table:table-cell table:formula="of:=IF([.C361]&lt;=[.A362]; [.B362]; [.C361])" office:value-type="float" office:value="3596" calcext:value-type="float">
            <text:p>3596</text:p>
          </table:table-cell>
          <table:table-cell table:formula="of:=IF([.C362]&lt;&gt;[.C3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3" calcext:value-type="float">
            <text:p>3593</text:p>
          </table:table-cell>
          <table:table-cell office:value-type="float" office:value="3633" calcext:value-type="float">
            <text:p>3633</text:p>
          </table:table-cell>
          <table:table-cell table:formula="of:=IF([.C362]&lt;=[.A363]; [.B363]; [.C362])" office:value-type="float" office:value="3596" calcext:value-type="float">
            <text:p>3596</text:p>
          </table:table-cell>
          <table:table-cell table:formula="of:=IF([.C363]&lt;&gt;[.C3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21" calcext:value-type="float">
            <text:p>3621</text:p>
          </table:table-cell>
          <table:table-cell office:value-type="float" office:value="3636" calcext:value-type="float">
            <text:p>3636</text:p>
          </table:table-cell>
          <table:table-cell table:formula="of:=IF([.C363]&lt;=[.A364]; [.B364]; [.C363])" office:value-type="float" office:value="3636" calcext:value-type="float">
            <text:p>3636</text:p>
          </table:table-cell>
          <table:table-cell table:formula="of:=IF([.C364]&lt;&gt;[.C36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91" calcext:value-type="float">
            <text:p>3591</text:p>
          </table:table-cell>
          <table:table-cell office:value-type="float" office:value="3637" calcext:value-type="float">
            <text:p>3637</text:p>
          </table:table-cell>
          <table:table-cell table:formula="of:=IF([.C364]&lt;=[.A365]; [.B365]; [.C364])" office:value-type="float" office:value="3636" calcext:value-type="float">
            <text:p>3636</text:p>
          </table:table-cell>
          <table:table-cell table:formula="of:=IF([.C365]&lt;&gt;[.C3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37" calcext:value-type="float">
            <text:p>3537</text:p>
          </table:table-cell>
          <table:table-cell office:value-type="float" office:value="3637" calcext:value-type="float">
            <text:p>3637</text:p>
          </table:table-cell>
          <table:table-cell table:formula="of:=IF([.C365]&lt;=[.A366]; [.B366]; [.C365])" office:value-type="float" office:value="3636" calcext:value-type="float">
            <text:p>3636</text:p>
          </table:table-cell>
          <table:table-cell table:formula="of:=IF([.C366]&lt;&gt;[.C3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637" calcext:value-type="float">
            <text:p>3637</text:p>
          </table:table-cell>
          <table:table-cell table:formula="of:=IF([.C366]&lt;=[.A367]; [.B367]; [.C366])" office:value-type="float" office:value="3636" calcext:value-type="float">
            <text:p>3636</text:p>
          </table:table-cell>
          <table:table-cell table:formula="of:=IF([.C367]&lt;&gt;[.C3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17" calcext:value-type="float">
            <text:p>3617</text:p>
          </table:table-cell>
          <table:table-cell office:value-type="float" office:value="3651" calcext:value-type="float">
            <text:p>3651</text:p>
          </table:table-cell>
          <table:table-cell table:formula="of:=IF([.C367]&lt;=[.A368]; [.B368]; [.C367])" office:value-type="float" office:value="3636" calcext:value-type="float">
            <text:p>3636</text:p>
          </table:table-cell>
          <table:table-cell table:formula="of:=IF([.C368]&lt;&gt;[.C3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7" calcext:value-type="float">
            <text:p>3577</text:p>
          </table:table-cell>
          <table:table-cell office:value-type="float" office:value="3651" calcext:value-type="float">
            <text:p>3651</text:p>
          </table:table-cell>
          <table:table-cell table:formula="of:=IF([.C368]&lt;=[.A369]; [.B369]; [.C368])" office:value-type="float" office:value="3636" calcext:value-type="float">
            <text:p>3636</text:p>
          </table:table-cell>
          <table:table-cell table:formula="of:=IF([.C369]&lt;&gt;[.C3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float" office:value="3651" calcext:value-type="float">
            <text:p>3651</text:p>
          </table:table-cell>
          <table:table-cell table:formula="of:=IF([.C369]&lt;=[.A370]; [.B370]; [.C369])" office:value-type="float" office:value="3636" calcext:value-type="float">
            <text:p>3636</text:p>
          </table:table-cell>
          <table:table-cell table:formula="of:=IF([.C370]&lt;&gt;[.C3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9" calcext:value-type="float">
            <text:p>3579</text:p>
          </table:table-cell>
          <table:table-cell office:value-type="float" office:value="3674" calcext:value-type="float">
            <text:p>3674</text:p>
          </table:table-cell>
          <table:table-cell table:formula="of:=IF([.C370]&lt;=[.A371]; [.B371]; [.C370])" office:value-type="float" office:value="3636" calcext:value-type="float">
            <text:p>3636</text:p>
          </table:table-cell>
          <table:table-cell table:formula="of:=IF([.C371]&lt;&gt;[.C3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3720" calcext:value-type="float">
            <text:p>3720</text:p>
          </table:table-cell>
          <table:table-cell table:formula="of:=IF([.C371]&lt;=[.A372]; [.B372]; [.C371])" office:value-type="float" office:value="3720" calcext:value-type="float">
            <text:p>3720</text:p>
          </table:table-cell>
          <table:table-cell table:formula="of:=IF([.C372]&lt;&gt;[.C3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float" office:value="3732" calcext:value-type="float">
            <text:p>3732</text:p>
          </table:table-cell>
          <table:table-cell table:formula="of:=IF([.C372]&lt;=[.A373]; [.B373]; [.C372])" office:value-type="float" office:value="3720" calcext:value-type="float">
            <text:p>3720</text:p>
          </table:table-cell>
          <table:table-cell table:formula="of:=IF([.C373]&lt;&gt;[.C3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float" office:value="3732" calcext:value-type="float">
            <text:p>3732</text:p>
          </table:table-cell>
          <table:table-cell table:formula="of:=IF([.C373]&lt;=[.A374]; [.B374]; [.C373])" office:value-type="float" office:value="3720" calcext:value-type="float">
            <text:p>3720</text:p>
          </table:table-cell>
          <table:table-cell table:formula="of:=IF([.C374]&lt;&gt;[.C3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75" calcext:value-type="float">
            <text:p>3675</text:p>
          </table:table-cell>
          <table:table-cell office:value-type="float" office:value="3732" calcext:value-type="float">
            <text:p>3732</text:p>
          </table:table-cell>
          <table:table-cell table:formula="of:=IF([.C374]&lt;=[.A375]; [.B375]; [.C374])" office:value-type="float" office:value="3720" calcext:value-type="float">
            <text:p>3720</text:p>
          </table:table-cell>
          <table:table-cell table:formula="of:=IF([.C375]&lt;&gt;[.C3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float" office:value="3741" calcext:value-type="float">
            <text:p>3741</text:p>
          </table:table-cell>
          <table:table-cell table:formula="of:=IF([.C375]&lt;=[.A376]; [.B376]; [.C375])" office:value-type="float" office:value="3720" calcext:value-type="float">
            <text:p>3720</text:p>
          </table:table-cell>
          <table:table-cell table:formula="of:=IF([.C376]&lt;&gt;[.C3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6" calcext:value-type="float">
            <text:p>3686</text:p>
          </table:table-cell>
          <table:table-cell office:value-type="float" office:value="3741" calcext:value-type="float">
            <text:p>3741</text:p>
          </table:table-cell>
          <table:table-cell table:formula="of:=IF([.C376]&lt;=[.A377]; [.B377]; [.C376])" office:value-type="float" office:value="3720" calcext:value-type="float">
            <text:p>3720</text:p>
          </table:table-cell>
          <table:table-cell table:formula="of:=IF([.C377]&lt;&gt;[.C3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3" calcext:value-type="float">
            <text:p>3683</text:p>
          </table:table-cell>
          <table:table-cell office:value-type="float" office:value="3747" calcext:value-type="float">
            <text:p>3747</text:p>
          </table:table-cell>
          <table:table-cell table:formula="of:=IF([.C377]&lt;=[.A378]; [.B378]; [.C377])" office:value-type="float" office:value="3720" calcext:value-type="float">
            <text:p>3720</text:p>
          </table:table-cell>
          <table:table-cell table:formula="of:=IF([.C378]&lt;&gt;[.C3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3749" calcext:value-type="float">
            <text:p>3749</text:p>
          </table:table-cell>
          <table:table-cell table:formula="of:=IF([.C378]&lt;=[.A379]; [.B379]; [.C378])" office:value-type="float" office:value="3720" calcext:value-type="float">
            <text:p>3720</text:p>
          </table:table-cell>
          <table:table-cell table:formula="of:=IF([.C379]&lt;&gt;[.C3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float" office:value="3751" calcext:value-type="float">
            <text:p>3751</text:p>
          </table:table-cell>
          <table:table-cell table:formula="of:=IF([.C379]&lt;=[.A380]; [.B380]; [.C379])" office:value-type="float" office:value="3720" calcext:value-type="float">
            <text:p>3720</text:p>
          </table:table-cell>
          <table:table-cell table:formula="of:=IF([.C380]&lt;&gt;[.C3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42" calcext:value-type="float">
            <text:p>3742</text:p>
          </table:table-cell>
          <table:table-cell office:value-type="float" office:value="3760" calcext:value-type="float">
            <text:p>3760</text:p>
          </table:table-cell>
          <table:table-cell table:formula="of:=IF([.C380]&lt;=[.A381]; [.B381]; [.C380])" office:value-type="float" office:value="3760" calcext:value-type="float">
            <text:p>3760</text:p>
          </table:table-cell>
          <table:table-cell table:formula="of:=IF([.C381]&lt;&gt;[.C3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3761" calcext:value-type="float">
            <text:p>3761</text:p>
          </table:table-cell>
          <table:table-cell table:formula="of:=IF([.C381]&lt;=[.A382]; [.B382]; [.C381])" office:value-type="float" office:value="3760" calcext:value-type="float">
            <text:p>3760</text:p>
          </table:table-cell>
          <table:table-cell table:formula="of:=IF([.C382]&lt;&gt;[.C3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35" calcext:value-type="float">
            <text:p>3735</text:p>
          </table:table-cell>
          <table:table-cell office:value-type="float" office:value="3763" calcext:value-type="float">
            <text:p>3763</text:p>
          </table:table-cell>
          <table:table-cell table:formula="of:=IF([.C382]&lt;=[.A383]; [.B383]; [.C382])" office:value-type="float" office:value="3760" calcext:value-type="float">
            <text:p>3760</text:p>
          </table:table-cell>
          <table:table-cell table:formula="of:=IF([.C383]&lt;&gt;[.C3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767" calcext:value-type="float">
            <text:p>3767</text:p>
          </table:table-cell>
          <table:table-cell table:formula="of:=IF([.C383]&lt;=[.A384]; [.B384]; [.C383])" office:value-type="float" office:value="3760" calcext:value-type="float">
            <text:p>3760</text:p>
          </table:table-cell>
          <table:table-cell table:formula="of:=IF([.C384]&lt;&gt;[.C3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1" calcext:value-type="float">
            <text:p>3681</text:p>
          </table:table-cell>
          <table:table-cell office:value-type="float" office:value="3772" calcext:value-type="float">
            <text:p>3772</text:p>
          </table:table-cell>
          <table:table-cell table:formula="of:=IF([.C384]&lt;=[.A385]; [.B385]; [.C384])" office:value-type="float" office:value="3760" calcext:value-type="float">
            <text:p>3760</text:p>
          </table:table-cell>
          <table:table-cell table:formula="of:=IF([.C385]&lt;&gt;[.C3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773" calcext:value-type="float">
            <text:p>3773</text:p>
          </table:table-cell>
          <table:table-cell table:formula="of:=IF([.C385]&lt;=[.A386]; [.B386]; [.C385])" office:value-type="float" office:value="3760" calcext:value-type="float">
            <text:p>3760</text:p>
          </table:table-cell>
          <table:table-cell table:formula="of:=IF([.C386]&lt;&gt;[.C3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float" office:value="3796" calcext:value-type="float">
            <text:p>3796</text:p>
          </table:table-cell>
          <table:table-cell table:formula="of:=IF([.C386]&lt;=[.A387]; [.B387]; [.C386])" office:value-type="float" office:value="3760" calcext:value-type="float">
            <text:p>3760</text:p>
          </table:table-cell>
          <table:table-cell table:formula="of:=IF([.C387]&lt;&gt;[.C3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37" calcext:value-type="float">
            <text:p>3737</text:p>
          </table:table-cell>
          <table:table-cell office:value-type="float" office:value="3797" calcext:value-type="float">
            <text:p>3797</text:p>
          </table:table-cell>
          <table:table-cell table:formula="of:=IF([.C387]&lt;=[.A388]; [.B388]; [.C387])" office:value-type="float" office:value="3760" calcext:value-type="float">
            <text:p>3760</text:p>
          </table:table-cell>
          <table:table-cell table:formula="of:=IF([.C388]&lt;&gt;[.C3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46" calcext:value-type="float">
            <text:p>3746</text:p>
          </table:table-cell>
          <table:table-cell office:value-type="float" office:value="3801" calcext:value-type="float">
            <text:p>3801</text:p>
          </table:table-cell>
          <table:table-cell table:formula="of:=IF([.C388]&lt;=[.A389]; [.B389]; [.C388])" office:value-type="float" office:value="3760" calcext:value-type="float">
            <text:p>3760</text:p>
          </table:table-cell>
          <table:table-cell table:formula="of:=IF([.C389]&lt;&gt;[.C3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float" office:value="3817" calcext:value-type="float">
            <text:p>3817</text:p>
          </table:table-cell>
          <table:table-cell table:formula="of:=IF([.C389]&lt;=[.A390]; [.B390]; [.C389])" office:value-type="float" office:value="3760" calcext:value-type="float">
            <text:p>3760</text:p>
          </table:table-cell>
          <table:table-cell table:formula="of:=IF([.C390]&lt;&gt;[.C3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74" calcext:value-type="float">
            <text:p>3774</text:p>
          </table:table-cell>
          <table:table-cell office:value-type="float" office:value="3824" calcext:value-type="float">
            <text:p>3824</text:p>
          </table:table-cell>
          <table:table-cell table:formula="of:=IF([.C390]&lt;=[.A391]; [.B391]; [.C390])" office:value-type="float" office:value="3824" calcext:value-type="float">
            <text:p>3824</text:p>
          </table:table-cell>
          <table:table-cell table:formula="of:=IF([.C391]&lt;&gt;[.C3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3858" calcext:value-type="float">
            <text:p>3858</text:p>
          </table:table-cell>
          <table:table-cell table:formula="of:=IF([.C391]&lt;=[.A392]; [.B392]; [.C391])" office:value-type="float" office:value="3858" calcext:value-type="float">
            <text:p>3858</text:p>
          </table:table-cell>
          <table:table-cell table:formula="of:=IF([.C392]&lt;&gt;[.C3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29" calcext:value-type="float">
            <text:p>3829</text:p>
          </table:table-cell>
          <table:table-cell office:value-type="float" office:value="3861" calcext:value-type="float">
            <text:p>3861</text:p>
          </table:table-cell>
          <table:table-cell table:formula="of:=IF([.C392]&lt;=[.A393]; [.B393]; [.C392])" office:value-type="float" office:value="3858" calcext:value-type="float">
            <text:p>3858</text:p>
          </table:table-cell>
          <table:table-cell table:formula="of:=IF([.C393]&lt;&gt;[.C3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float" office:value="3863" calcext:value-type="float">
            <text:p>3863</text:p>
          </table:table-cell>
          <table:table-cell table:formula="of:=IF([.C393]&lt;=[.A394]; [.B394]; [.C393])" office:value-type="float" office:value="3858" calcext:value-type="float">
            <text:p>3858</text:p>
          </table:table-cell>
          <table:table-cell table:formula="of:=IF([.C394]&lt;&gt;[.C3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06" calcext:value-type="float">
            <text:p>3806</text:p>
          </table:table-cell>
          <table:table-cell office:value-type="float" office:value="3881" calcext:value-type="float">
            <text:p>3881</text:p>
          </table:table-cell>
          <table:table-cell table:formula="of:=IF([.C394]&lt;=[.A395]; [.B395]; [.C394])" office:value-type="float" office:value="3858" calcext:value-type="float">
            <text:p>3858</text:p>
          </table:table-cell>
          <table:table-cell table:formula="of:=IF([.C395]&lt;&gt;[.C3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71" calcext:value-type="float">
            <text:p>3871</text:p>
          </table:table-cell>
          <table:table-cell office:value-type="float" office:value="3887" calcext:value-type="float">
            <text:p>3887</text:p>
          </table:table-cell>
          <table:table-cell table:formula="of:=IF([.C395]&lt;=[.A396]; [.B396]; [.C395])" office:value-type="float" office:value="3887" calcext:value-type="float">
            <text:p>3887</text:p>
          </table:table-cell>
          <table:table-cell table:formula="of:=IF([.C396]&lt;&gt;[.C39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86" calcext:value-type="float">
            <text:p>3886</text:p>
          </table:table-cell>
          <table:table-cell office:value-type="float" office:value="3910" calcext:value-type="float">
            <text:p>3910</text:p>
          </table:table-cell>
          <table:table-cell table:formula="of:=IF([.C396]&lt;=[.A397]; [.B397]; [.C396])" office:value-type="float" office:value="3887" calcext:value-type="float">
            <text:p>3887</text:p>
          </table:table-cell>
          <table:table-cell table:formula="of:=IF([.C397]&lt;&gt;[.C3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93" calcext:value-type="float">
            <text:p>3893</text:p>
          </table:table-cell>
          <table:table-cell office:value-type="float" office:value="3931" calcext:value-type="float">
            <text:p>3931</text:p>
          </table:table-cell>
          <table:table-cell table:formula="of:=IF([.C397]&lt;=[.A398]; [.B398]; [.C397])" office:value-type="float" office:value="3931" calcext:value-type="float">
            <text:p>3931</text:p>
          </table:table-cell>
          <table:table-cell table:formula="of:=IF([.C398]&lt;&gt;[.C3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3963" calcext:value-type="float">
            <text:p>3963</text:p>
          </table:table-cell>
          <table:table-cell table:formula="of:=IF([.C398]&lt;=[.A399]; [.B399]; [.C398])" office:value-type="float" office:value="3963" calcext:value-type="float">
            <text:p>3963</text:p>
          </table:table-cell>
          <table:table-cell table:formula="of:=IF([.C399]&lt;&gt;[.C3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35" calcext:value-type="float">
            <text:p>3935</text:p>
          </table:table-cell>
          <table:table-cell office:value-type="float" office:value="3965" calcext:value-type="float">
            <text:p>3965</text:p>
          </table:table-cell>
          <table:table-cell table:formula="of:=IF([.C399]&lt;=[.A400]; [.B400]; [.C399])" office:value-type="float" office:value="3963" calcext:value-type="float">
            <text:p>3963</text:p>
          </table:table-cell>
          <table:table-cell table:formula="of:=IF([.C400]&lt;&gt;[.C3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07" calcext:value-type="float">
            <text:p>3907</text:p>
          </table:table-cell>
          <table:table-cell office:value-type="float" office:value="3969" calcext:value-type="float">
            <text:p>3969</text:p>
          </table:table-cell>
          <table:table-cell table:formula="of:=IF([.C400]&lt;=[.A401]; [.B401]; [.C400])" office:value-type="float" office:value="3963" calcext:value-type="float">
            <text:p>3963</text:p>
          </table:table-cell>
          <table:table-cell table:formula="of:=IF([.C401]&lt;&gt;[.C4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57" calcext:value-type="float">
            <text:p>3957</text:p>
          </table:table-cell>
          <table:table-cell office:value-type="float" office:value="3974" calcext:value-type="float">
            <text:p>3974</text:p>
          </table:table-cell>
          <table:table-cell table:formula="of:=IF([.C401]&lt;=[.A402]; [.B402]; [.C401])" office:value-type="float" office:value="3963" calcext:value-type="float">
            <text:p>3963</text:p>
          </table:table-cell>
          <table:table-cell table:formula="of:=IF([.C402]&lt;&gt;[.C4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84" calcext:value-type="float">
            <text:p>3884</text:p>
          </table:table-cell>
          <table:table-cell office:value-type="float" office:value="3977" calcext:value-type="float">
            <text:p>3977</text:p>
          </table:table-cell>
          <table:table-cell table:formula="of:=IF([.C402]&lt;=[.A403]; [.B403]; [.C402])" office:value-type="float" office:value="3963" calcext:value-type="float">
            <text:p>3963</text:p>
          </table:table-cell>
          <table:table-cell table:formula="of:=IF([.C403]&lt;&gt;[.C4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36" calcext:value-type="float">
            <text:p>3936</text:p>
          </table:table-cell>
          <table:table-cell office:value-type="float" office:value="3985" calcext:value-type="float">
            <text:p>3985</text:p>
          </table:table-cell>
          <table:table-cell table:formula="of:=IF([.C403]&lt;=[.A404]; [.B404]; [.C403])" office:value-type="float" office:value="3963" calcext:value-type="float">
            <text:p>3963</text:p>
          </table:table-cell>
          <table:table-cell table:formula="of:=IF([.C404]&lt;&gt;[.C4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34" calcext:value-type="float">
            <text:p>3934</text:p>
          </table:table-cell>
          <table:table-cell office:value-type="float" office:value="3993" calcext:value-type="float">
            <text:p>3993</text:p>
          </table:table-cell>
          <table:table-cell table:formula="of:=IF([.C404]&lt;=[.A405]; [.B405]; [.C404])" office:value-type="float" office:value="3963" calcext:value-type="float">
            <text:p>3963</text:p>
          </table:table-cell>
          <table:table-cell table:formula="of:=IF([.C405]&lt;&gt;[.C4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64" calcext:value-type="float">
            <text:p>3964</text:p>
          </table:table-cell>
          <table:table-cell office:value-type="float" office:value="4000" calcext:value-type="float">
            <text:p>4000</text:p>
          </table:table-cell>
          <table:table-cell table:formula="of:=IF([.C405]&lt;=[.A406]; [.B406]; [.C405])" office:value-type="float" office:value="4000" calcext:value-type="float">
            <text:p>4000</text:p>
          </table:table-cell>
          <table:table-cell table:formula="of:=IF([.C406]&lt;&gt;[.C4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float" office:value="4008" calcext:value-type="float">
            <text:p>4008</text:p>
          </table:table-cell>
          <table:table-cell table:formula="of:=IF([.C406]&lt;=[.A407]; [.B407]; [.C406])" office:value-type="float" office:value="4000" calcext:value-type="float">
            <text:p>4000</text:p>
          </table:table-cell>
          <table:table-cell table:formula="of:=IF([.C407]&lt;&gt;[.C4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012" calcext:value-type="float">
            <text:p>4012</text:p>
          </table:table-cell>
          <table:table-cell table:formula="of:=IF([.C407]&lt;=[.A408]; [.B408]; [.C407])" office:value-type="float" office:value="4012" calcext:value-type="float">
            <text:p>4012</text:p>
          </table:table-cell>
          <table:table-cell table:formula="of:=IF([.C408]&lt;&gt;[.C4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4065" calcext:value-type="float">
            <text:p>4065</text:p>
          </table:table-cell>
          <table:table-cell table:formula="of:=IF([.C408]&lt;=[.A409]; [.B409]; [.C408])" office:value-type="float" office:value="4012" calcext:value-type="float">
            <text:p>4012</text:p>
          </table:table-cell>
          <table:table-cell table:formula="of:=IF([.C409]&lt;&gt;[.C4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7" calcext:value-type="float">
            <text:p>4057</text:p>
          </table:table-cell>
          <table:table-cell office:value-type="float" office:value="4071" calcext:value-type="float">
            <text:p>4071</text:p>
          </table:table-cell>
          <table:table-cell table:formula="of:=IF([.C409]&lt;=[.A410]; [.B410]; [.C409])" office:value-type="float" office:value="4071" calcext:value-type="float">
            <text:p>4071</text:p>
          </table:table-cell>
          <table:table-cell table:formula="of:=IF([.C410]&lt;&gt;[.C4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4081" calcext:value-type="float">
            <text:p>4081</text:p>
          </table:table-cell>
          <table:table-cell table:formula="of:=IF([.C410]&lt;=[.A411]; [.B411]; [.C410])" office:value-type="float" office:value="4071" calcext:value-type="float">
            <text:p>4071</text:p>
          </table:table-cell>
          <table:table-cell table:formula="of:=IF([.C411]&lt;&gt;[.C4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082" calcext:value-type="float">
            <text:p>4082</text:p>
          </table:table-cell>
          <table:table-cell table:formula="of:=IF([.C411]&lt;=[.A412]; [.B412]; [.C411])" office:value-type="float" office:value="4071" calcext:value-type="float">
            <text:p>4071</text:p>
          </table:table-cell>
          <table:table-cell table:formula="of:=IF([.C412]&lt;&gt;[.C4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4083" calcext:value-type="float">
            <text:p>4083</text:p>
          </table:table-cell>
          <table:table-cell table:formula="of:=IF([.C412]&lt;=[.A413]; [.B413]; [.C412])" office:value-type="float" office:value="4071" calcext:value-type="float">
            <text:p>4071</text:p>
          </table:table-cell>
          <table:table-cell table:formula="of:=IF([.C413]&lt;&gt;[.C4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4101" calcext:value-type="float">
            <text:p>4101</text:p>
          </table:table-cell>
          <table:table-cell table:formula="of:=IF([.C413]&lt;=[.A414]; [.B414]; [.C413])" office:value-type="float" office:value="4071" calcext:value-type="float">
            <text:p>4071</text:p>
          </table:table-cell>
          <table:table-cell table:formula="of:=IF([.C414]&lt;&gt;[.C4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4109" calcext:value-type="float">
            <text:p>4109</text:p>
          </table:table-cell>
          <table:table-cell table:formula="of:=IF([.C414]&lt;=[.A415]; [.B415]; [.C414])" office:value-type="float" office:value="4071" calcext:value-type="float">
            <text:p>4071</text:p>
          </table:table-cell>
          <table:table-cell table:formula="of:=IF([.C415]&lt;&gt;[.C4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98" calcext:value-type="float">
            <text:p>4098</text:p>
          </table:table-cell>
          <table:table-cell office:value-type="float" office:value="4111" calcext:value-type="float">
            <text:p>4111</text:p>
          </table:table-cell>
          <table:table-cell table:formula="of:=IF([.C415]&lt;=[.A416]; [.B416]; [.C415])" office:value-type="float" office:value="4111" calcext:value-type="float">
            <text:p>4111</text:p>
          </table:table-cell>
          <table:table-cell table:formula="of:=IF([.C416]&lt;&gt;[.C4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31" calcext:value-type="float">
            <text:p>4131</text:p>
          </table:table-cell>
          <table:table-cell office:value-type="float" office:value="4143" calcext:value-type="float">
            <text:p>4143</text:p>
          </table:table-cell>
          <table:table-cell table:formula="of:=IF([.C416]&lt;=[.A417]; [.B417]; [.C416])" office:value-type="float" office:value="4143" calcext:value-type="float">
            <text:p>4143</text:p>
          </table:table-cell>
          <table:table-cell table:formula="of:=IF([.C417]&lt;&gt;[.C4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26" calcext:value-type="float">
            <text:p>4126</text:p>
          </table:table-cell>
          <table:table-cell office:value-type="float" office:value="4152" calcext:value-type="float">
            <text:p>4152</text:p>
          </table:table-cell>
          <table:table-cell table:formula="of:=IF([.C417]&lt;=[.A418]; [.B418]; [.C417])" office:value-type="float" office:value="4143" calcext:value-type="float">
            <text:p>4143</text:p>
          </table:table-cell>
          <table:table-cell table:formula="of:=IF([.C418]&lt;&gt;[.C4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4163" calcext:value-type="float">
            <text:p>4163</text:p>
          </table:table-cell>
          <table:table-cell table:formula="of:=IF([.C418]&lt;=[.A419]; [.B419]; [.C418])" office:value-type="float" office:value="4143" calcext:value-type="float">
            <text:p>4143</text:p>
          </table:table-cell>
          <table:table-cell table:formula="of:=IF([.C419]&lt;&gt;[.C4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14" calcext:value-type="float">
            <text:p>4114</text:p>
          </table:table-cell>
          <table:table-cell office:value-type="float" office:value="4164" calcext:value-type="float">
            <text:p>4164</text:p>
          </table:table-cell>
          <table:table-cell table:formula="of:=IF([.C419]&lt;=[.A420]; [.B420]; [.C419])" office:value-type="float" office:value="4143" calcext:value-type="float">
            <text:p>4143</text:p>
          </table:table-cell>
          <table:table-cell table:formula="of:=IF([.C420]&lt;&gt;[.C4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6" calcext:value-type="float">
            <text:p>4106</text:p>
          </table:table-cell>
          <table:table-cell office:value-type="float" office:value="4165" calcext:value-type="float">
            <text:p>4165</text:p>
          </table:table-cell>
          <table:table-cell table:formula="of:=IF([.C420]&lt;=[.A421]; [.B421]; [.C420])" office:value-type="float" office:value="4143" calcext:value-type="float">
            <text:p>4143</text:p>
          </table:table-cell>
          <table:table-cell table:formula="of:=IF([.C421]&lt;&gt;[.C4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04" calcext:value-type="float">
            <text:p>4104</text:p>
          </table:table-cell>
          <table:table-cell office:value-type="float" office:value="4168" calcext:value-type="float">
            <text:p>4168</text:p>
          </table:table-cell>
          <table:table-cell table:formula="of:=IF([.C421]&lt;=[.A422]; [.B422]; [.C421])" office:value-type="float" office:value="4143" calcext:value-type="float">
            <text:p>4143</text:p>
          </table:table-cell>
          <table:table-cell table:formula="of:=IF([.C422]&lt;&gt;[.C4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4169" calcext:value-type="float">
            <text:p>4169</text:p>
          </table:table-cell>
          <table:table-cell table:formula="of:=IF([.C422]&lt;=[.A423]; [.B423]; [.C422])" office:value-type="float" office:value="4169" calcext:value-type="float">
            <text:p>4169</text:p>
          </table:table-cell>
          <table:table-cell table:formula="of:=IF([.C423]&lt;&gt;[.C4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4195" calcext:value-type="float">
            <text:p>4195</text:p>
          </table:table-cell>
          <table:table-cell table:formula="of:=IF([.C423]&lt;=[.A424]; [.B424]; [.C423])" office:value-type="float" office:value="4169" calcext:value-type="float">
            <text:p>4169</text:p>
          </table:table-cell>
          <table:table-cell table:formula="of:=IF([.C424]&lt;&gt;[.C4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196" calcext:value-type="float">
            <text:p>4196</text:p>
          </table:table-cell>
          <table:table-cell table:formula="of:=IF([.C424]&lt;=[.A425]; [.B425]; [.C424])" office:value-type="float" office:value="4169" calcext:value-type="float">
            <text:p>4169</text:p>
          </table:table-cell>
          <table:table-cell table:formula="of:=IF([.C425]&lt;&gt;[.C4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4205" calcext:value-type="float">
            <text:p>4205</text:p>
          </table:table-cell>
          <table:table-cell table:formula="of:=IF([.C425]&lt;=[.A426]; [.B426]; [.C425])" office:value-type="float" office:value="4169" calcext:value-type="float">
            <text:p>4169</text:p>
          </table:table-cell>
          <table:table-cell table:formula="of:=IF([.C426]&lt;&gt;[.C4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44" calcext:value-type="float">
            <text:p>4144</text:p>
          </table:table-cell>
          <table:table-cell office:value-type="float" office:value="4227" calcext:value-type="float">
            <text:p>4227</text:p>
          </table:table-cell>
          <table:table-cell table:formula="of:=IF([.C426]&lt;=[.A427]; [.B427]; [.C426])" office:value-type="float" office:value="4169" calcext:value-type="float">
            <text:p>4169</text:p>
          </table:table-cell>
          <table:table-cell table:formula="of:=IF([.C427]&lt;&gt;[.C4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89" calcext:value-type="float">
            <text:p>4189</text:p>
          </table:table-cell>
          <table:table-cell office:value-type="float" office:value="4232" calcext:value-type="float">
            <text:p>4232</text:p>
          </table:table-cell>
          <table:table-cell table:formula="of:=IF([.C427]&lt;=[.A428]; [.B428]; [.C427])" office:value-type="float" office:value="4232" calcext:value-type="float">
            <text:p>4232</text:p>
          </table:table-cell>
          <table:table-cell table:formula="of:=IF([.C428]&lt;&gt;[.C4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84" calcext:value-type="float">
            <text:p>4184</text:p>
          </table:table-cell>
          <table:table-cell office:value-type="float" office:value="4234" calcext:value-type="float">
            <text:p>4234</text:p>
          </table:table-cell>
          <table:table-cell table:formula="of:=IF([.C428]&lt;=[.A429]; [.B429]; [.C428])" office:value-type="float" office:value="4232" calcext:value-type="float">
            <text:p>4232</text:p>
          </table:table-cell>
          <table:table-cell table:formula="of:=IF([.C429]&lt;&gt;[.C4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55" calcext:value-type="float">
            <text:p>4255</text:p>
          </table:table-cell>
          <table:table-cell office:value-type="float" office:value="4257" calcext:value-type="float">
            <text:p>4257</text:p>
          </table:table-cell>
          <table:table-cell table:formula="of:=IF([.C429]&lt;=[.A430]; [.B430]; [.C429])" office:value-type="float" office:value="4257" calcext:value-type="float">
            <text:p>4257</text:p>
          </table:table-cell>
          <table:table-cell table:formula="of:=IF([.C430]&lt;&gt;[.C4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18" calcext:value-type="float">
            <text:p>4218</text:p>
          </table:table-cell>
          <table:table-cell office:value-type="float" office:value="4258" calcext:value-type="float">
            <text:p>4258</text:p>
          </table:table-cell>
          <table:table-cell table:formula="of:=IF([.C430]&lt;=[.A431]; [.B431]; [.C430])" office:value-type="float" office:value="4257" calcext:value-type="float">
            <text:p>4257</text:p>
          </table:table-cell>
          <table:table-cell table:formula="of:=IF([.C431]&lt;&gt;[.C4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1" calcext:value-type="float">
            <text:p>4211</text:p>
          </table:table-cell>
          <table:table-cell office:value-type="float" office:value="4272" calcext:value-type="float">
            <text:p>4272</text:p>
          </table:table-cell>
          <table:table-cell table:formula="of:=IF([.C431]&lt;=[.A432]; [.B432]; [.C431])" office:value-type="float" office:value="4257" calcext:value-type="float">
            <text:p>4257</text:p>
          </table:table-cell>
          <table:table-cell table:formula="of:=IF([.C432]&lt;&gt;[.C4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279" calcext:value-type="float">
            <text:p>4279</text:p>
          </table:table-cell>
          <table:table-cell table:formula="of:=IF([.C432]&lt;=[.A433]; [.B433]; [.C432])" office:value-type="float" office:value="4257" calcext:value-type="float">
            <text:p>4257</text:p>
          </table:table-cell>
          <table:table-cell table:formula="of:=IF([.C433]&lt;&gt;[.C4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4282" calcext:value-type="float">
            <text:p>4282</text:p>
          </table:table-cell>
          <table:table-cell table:formula="of:=IF([.C433]&lt;=[.A434]; [.B434]; [.C433])" office:value-type="float" office:value="4257" calcext:value-type="float">
            <text:p>4257</text:p>
          </table:table-cell>
          <table:table-cell table:formula="of:=IF([.C434]&lt;&gt;[.C4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67" calcext:value-type="float">
            <text:p>4267</text:p>
          </table:table-cell>
          <table:table-cell office:value-type="float" office:value="4309" calcext:value-type="float">
            <text:p>4309</text:p>
          </table:table-cell>
          <table:table-cell table:formula="of:=IF([.C434]&lt;=[.A435]; [.B435]; [.C434])" office:value-type="float" office:value="4309" calcext:value-type="float">
            <text:p>4309</text:p>
          </table:table-cell>
          <table:table-cell table:formula="of:=IF([.C435]&lt;&gt;[.C4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15" calcext:value-type="float">
            <text:p>4215</text:p>
          </table:table-cell>
          <table:table-cell office:value-type="float" office:value="4314" calcext:value-type="float">
            <text:p>4314</text:p>
          </table:table-cell>
          <table:table-cell table:formula="of:=IF([.C435]&lt;=[.A436]; [.B436]; [.C435])" office:value-type="float" office:value="4309" calcext:value-type="float">
            <text:p>4309</text:p>
          </table:table-cell>
          <table:table-cell table:formula="of:=IF([.C436]&lt;&gt;[.C4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28" calcext:value-type="float">
            <text:p>4228</text:p>
          </table:table-cell>
          <table:table-cell office:value-type="float" office:value="4324" calcext:value-type="float">
            <text:p>4324</text:p>
          </table:table-cell>
          <table:table-cell table:formula="of:=IF([.C436]&lt;=[.A437]; [.B437]; [.C436])" office:value-type="float" office:value="4309" calcext:value-type="float">
            <text:p>4309</text:p>
          </table:table-cell>
          <table:table-cell table:formula="of:=IF([.C437]&lt;&gt;[.C4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81" calcext:value-type="float">
            <text:p>4281</text:p>
          </table:table-cell>
          <table:table-cell office:value-type="float" office:value="4350" calcext:value-type="float">
            <text:p>4350</text:p>
          </table:table-cell>
          <table:table-cell table:formula="of:=IF([.C437]&lt;=[.A438]; [.B438]; [.C437])" office:value-type="float" office:value="4309" calcext:value-type="float">
            <text:p>4309</text:p>
          </table:table-cell>
          <table:table-cell table:formula="of:=IF([.C438]&lt;&gt;[.C4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27" calcext:value-type="float">
            <text:p>4327</text:p>
          </table:table-cell>
          <table:table-cell office:value-type="float" office:value="4367" calcext:value-type="float">
            <text:p>4367</text:p>
          </table:table-cell>
          <table:table-cell table:formula="of:=IF([.C438]&lt;=[.A439]; [.B439]; [.C438])" office:value-type="float" office:value="4367" calcext:value-type="float">
            <text:p>4367</text:p>
          </table:table-cell>
          <table:table-cell table:formula="of:=IF([.C439]&lt;&gt;[.C43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97" calcext:value-type="float">
            <text:p>4297</text:p>
          </table:table-cell>
          <table:table-cell office:value-type="float" office:value="4373" calcext:value-type="float">
            <text:p>4373</text:p>
          </table:table-cell>
          <table:table-cell table:formula="of:=IF([.C439]&lt;=[.A440]; [.B440]; [.C439])" office:value-type="float" office:value="4367" calcext:value-type="float">
            <text:p>4367</text:p>
          </table:table-cell>
          <table:table-cell table:formula="of:=IF([.C440]&lt;&gt;[.C4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11" calcext:value-type="float">
            <text:p>4311</text:p>
          </table:table-cell>
          <table:table-cell office:value-type="float" office:value="4375" calcext:value-type="float">
            <text:p>4375</text:p>
          </table:table-cell>
          <table:table-cell table:formula="of:=IF([.C440]&lt;=[.A441]; [.B441]; [.C440])" office:value-type="float" office:value="4367" calcext:value-type="float">
            <text:p>4367</text:p>
          </table:table-cell>
          <table:table-cell table:formula="of:=IF([.C441]&lt;&gt;[.C4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82" calcext:value-type="float">
            <text:p>4382</text:p>
          </table:table-cell>
          <table:table-cell office:value-type="float" office:value="4383" calcext:value-type="float">
            <text:p>4383</text:p>
          </table:table-cell>
          <table:table-cell table:formula="of:=IF([.C441]&lt;=[.A442]; [.B442]; [.C441])" office:value-type="float" office:value="4383" calcext:value-type="float">
            <text:p>4383</text:p>
          </table:table-cell>
          <table:table-cell table:formula="of:=IF([.C442]&lt;&gt;[.C4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4389" calcext:value-type="float">
            <text:p>4389</text:p>
          </table:table-cell>
          <table:table-cell table:formula="of:=IF([.C442]&lt;=[.A443]; [.B443]; [.C442])" office:value-type="float" office:value="4383" calcext:value-type="float">
            <text:p>4383</text:p>
          </table:table-cell>
          <table:table-cell table:formula="of:=IF([.C443]&lt;&gt;[.C4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03" calcext:value-type="float">
            <text:p>4303</text:p>
          </table:table-cell>
          <table:table-cell office:value-type="float" office:value="4392" calcext:value-type="float">
            <text:p>4392</text:p>
          </table:table-cell>
          <table:table-cell table:formula="of:=IF([.C443]&lt;=[.A444]; [.B444]; [.C443])" office:value-type="float" office:value="4383" calcext:value-type="float">
            <text:p>4383</text:p>
          </table:table-cell>
          <table:table-cell table:formula="of:=IF([.C444]&lt;&gt;[.C4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4404" calcext:value-type="float">
            <text:p>4404</text:p>
          </table:table-cell>
          <table:table-cell table:formula="of:=IF([.C444]&lt;=[.A445]; [.B445]; [.C444])" office:value-type="float" office:value="4383" calcext:value-type="float">
            <text:p>4383</text:p>
          </table:table-cell>
          <table:table-cell table:formula="of:=IF([.C445]&lt;&gt;[.C4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4420" calcext:value-type="float">
            <text:p>4420</text:p>
          </table:table-cell>
          <table:table-cell table:formula="of:=IF([.C445]&lt;=[.A446]; [.B446]; [.C445])" office:value-type="float" office:value="4420" calcext:value-type="float">
            <text:p>4420</text:p>
          </table:table-cell>
          <table:table-cell table:formula="of:=IF([.C446]&lt;&gt;[.C4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89" calcext:value-type="float">
            <text:p>4389</text:p>
          </table:table-cell>
          <table:table-cell office:value-type="float" office:value="4461" calcext:value-type="float">
            <text:p>4461</text:p>
          </table:table-cell>
          <table:table-cell table:formula="of:=IF([.C446]&lt;=[.A447]; [.B447]; [.C446])" office:value-type="float" office:value="4420" calcext:value-type="float">
            <text:p>4420</text:p>
          </table:table-cell>
          <table:table-cell table:formula="of:=IF([.C447]&lt;&gt;[.C4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4468" calcext:value-type="float">
            <text:p>4468</text:p>
          </table:table-cell>
          <table:table-cell table:formula="of:=IF([.C447]&lt;=[.A448]; [.B448]; [.C447])" office:value-type="float" office:value="4420" calcext:value-type="float">
            <text:p>4420</text:p>
          </table:table-cell>
          <table:table-cell table:formula="of:=IF([.C448]&lt;&gt;[.C4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42" calcext:value-type="float">
            <text:p>4442</text:p>
          </table:table-cell>
          <table:table-cell office:value-type="float" office:value="4470" calcext:value-type="float">
            <text:p>4470</text:p>
          </table:table-cell>
          <table:table-cell table:formula="of:=IF([.C448]&lt;=[.A449]; [.B449]; [.C448])" office:value-type="float" office:value="4470" calcext:value-type="float">
            <text:p>4470</text:p>
          </table:table-cell>
          <table:table-cell table:formula="of:=IF([.C449]&lt;&gt;[.C4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79" calcext:value-type="float">
            <text:p>4479</text:p>
          </table:table-cell>
          <table:table-cell table:formula="of:=IF([.C449]&lt;=[.A450]; [.B450]; [.C449])" office:value-type="float" office:value="4470" calcext:value-type="float">
            <text:p>4470</text:p>
          </table:table-cell>
          <table:table-cell table:formula="of:=IF([.C450]&lt;&gt;[.C4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72" calcext:value-type="float">
            <text:p>4472</text:p>
          </table:table-cell>
          <table:table-cell office:value-type="float" office:value="4482" calcext:value-type="float">
            <text:p>4482</text:p>
          </table:table-cell>
          <table:table-cell table:formula="of:=IF([.C450]&lt;=[.A451]; [.B451]; [.C450])" office:value-type="float" office:value="4482" calcext:value-type="float">
            <text:p>4482</text:p>
          </table:table-cell>
          <table:table-cell table:formula="of:=IF([.C451]&lt;&gt;[.C45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4482" calcext:value-type="float">
            <text:p>4482</text:p>
          </table:table-cell>
          <table:table-cell table:formula="of:=IF([.C451]&lt;=[.A452]; [.B452]; [.C451])" office:value-type="float" office:value="4482" calcext:value-type="float">
            <text:p>4482</text:p>
          </table:table-cell>
          <table:table-cell table:formula="of:=IF([.C452]&lt;&gt;[.C4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4529" calcext:value-type="float">
            <text:p>4529</text:p>
          </table:table-cell>
          <table:table-cell table:formula="of:=IF([.C452]&lt;=[.A453]; [.B453]; [.C452])" office:value-type="float" office:value="4529" calcext:value-type="float">
            <text:p>4529</text:p>
          </table:table-cell>
          <table:table-cell table:formula="of:=IF([.C453]&lt;&gt;[.C4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02" calcext:value-type="float">
            <text:p>4502</text:p>
          </table:table-cell>
          <table:table-cell office:value-type="float" office:value="4553" calcext:value-type="float">
            <text:p>4553</text:p>
          </table:table-cell>
          <table:table-cell table:formula="of:=IF([.C453]&lt;=[.A454]; [.B454]; [.C453])" office:value-type="float" office:value="4529" calcext:value-type="float">
            <text:p>4529</text:p>
          </table:table-cell>
          <table:table-cell table:formula="of:=IF([.C454]&lt;&gt;[.C4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84" calcext:value-type="float">
            <text:p>4484</text:p>
          </table:table-cell>
          <table:table-cell office:value-type="float" office:value="4563" calcext:value-type="float">
            <text:p>4563</text:p>
          </table:table-cell>
          <table:table-cell table:formula="of:=IF([.C454]&lt;=[.A455]; [.B455]; [.C454])" office:value-type="float" office:value="4529" calcext:value-type="float">
            <text:p>4529</text:p>
          </table:table-cell>
          <table:table-cell table:formula="of:=IF([.C455]&lt;&gt;[.C4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77" calcext:value-type="float">
            <text:p>4477</text:p>
          </table:table-cell>
          <table:table-cell office:value-type="float" office:value="4577" calcext:value-type="float">
            <text:p>4577</text:p>
          </table:table-cell>
          <table:table-cell table:formula="of:=IF([.C455]&lt;=[.A456]; [.B456]; [.C455])" office:value-type="float" office:value="4529" calcext:value-type="float">
            <text:p>4529</text:p>
          </table:table-cell>
          <table:table-cell table:formula="of:=IF([.C456]&lt;&gt;[.C4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38" calcext:value-type="float">
            <text:p>4538</text:p>
          </table:table-cell>
          <table:table-cell office:value-type="float" office:value="4597" calcext:value-type="float">
            <text:p>4597</text:p>
          </table:table-cell>
          <table:table-cell table:formula="of:=IF([.C456]&lt;=[.A457]; [.B457]; [.C456])" office:value-type="float" office:value="4597" calcext:value-type="float">
            <text:p>4597</text:p>
          </table:table-cell>
          <table:table-cell table:formula="of:=IF([.C457]&lt;&gt;[.C45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65" calcext:value-type="float">
            <text:p>4565</text:p>
          </table:table-cell>
          <table:table-cell office:value-type="float" office:value="4607" calcext:value-type="float">
            <text:p>4607</text:p>
          </table:table-cell>
          <table:table-cell table:formula="of:=IF([.C457]&lt;=[.A458]; [.B458]; [.C457])" office:value-type="float" office:value="4597" calcext:value-type="float">
            <text:p>4597</text:p>
          </table:table-cell>
          <table:table-cell table:formula="of:=IF([.C458]&lt;&gt;[.C4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4609" calcext:value-type="float">
            <text:p>4609</text:p>
          </table:table-cell>
          <table:table-cell table:formula="of:=IF([.C458]&lt;=[.A459]; [.B459]; [.C458])" office:value-type="float" office:value="4609" calcext:value-type="float">
            <text:p>4609</text:p>
          </table:table-cell>
          <table:table-cell table:formula="of:=IF([.C459]&lt;&gt;[.C4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15" calcext:value-type="float">
            <text:p>4615</text:p>
          </table:table-cell>
          <table:table-cell office:value-type="float" office:value="4617" calcext:value-type="float">
            <text:p>4617</text:p>
          </table:table-cell>
          <table:table-cell table:formula="of:=IF([.C459]&lt;=[.A460]; [.B460]; [.C459])" office:value-type="float" office:value="4617" calcext:value-type="float">
            <text:p>4617</text:p>
          </table:table-cell>
          <table:table-cell table:formula="of:=IF([.C460]&lt;&gt;[.C4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39" calcext:value-type="float">
            <text:p>4539</text:p>
          </table:table-cell>
          <table:table-cell office:value-type="float" office:value="4632" calcext:value-type="float">
            <text:p>4632</text:p>
          </table:table-cell>
          <table:table-cell table:formula="of:=IF([.C460]&lt;=[.A461]; [.B461]; [.C460])" office:value-type="float" office:value="4617" calcext:value-type="float">
            <text:p>4617</text:p>
          </table:table-cell>
          <table:table-cell table:formula="of:=IF([.C461]&lt;&gt;[.C4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19" calcext:value-type="float">
            <text:p>4619</text:p>
          </table:table-cell>
          <table:table-cell office:value-type="float" office:value="4645" calcext:value-type="float">
            <text:p>4645</text:p>
          </table:table-cell>
          <table:table-cell table:formula="of:=IF([.C461]&lt;=[.A462]; [.B462]; [.C461])" office:value-type="float" office:value="4645" calcext:value-type="float">
            <text:p>4645</text:p>
          </table:table-cell>
          <table:table-cell table:formula="of:=IF([.C462]&lt;&gt;[.C4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84" calcext:value-type="float">
            <text:p>4584</text:p>
          </table:table-cell>
          <table:table-cell office:value-type="float" office:value="4661" calcext:value-type="float">
            <text:p>4661</text:p>
          </table:table-cell>
          <table:table-cell table:formula="of:=IF([.C462]&lt;=[.A463]; [.B463]; [.C462])" office:value-type="float" office:value="4645" calcext:value-type="float">
            <text:p>4645</text:p>
          </table:table-cell>
          <table:table-cell table:formula="of:=IF([.C463]&lt;&gt;[.C4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92" calcext:value-type="float">
            <text:p>4592</text:p>
          </table:table-cell>
          <table:table-cell office:value-type="float" office:value="4670" calcext:value-type="float">
            <text:p>4670</text:p>
          </table:table-cell>
          <table:table-cell table:formula="of:=IF([.C463]&lt;=[.A464]; [.B464]; [.C463])" office:value-type="float" office:value="4645" calcext:value-type="float">
            <text:p>4645</text:p>
          </table:table-cell>
          <table:table-cell table:formula="of:=IF([.C464]&lt;&gt;[.C4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4672" calcext:value-type="float">
            <text:p>4672</text:p>
          </table:table-cell>
          <table:table-cell table:formula="of:=IF([.C464]&lt;=[.A465]; [.B465]; [.C464])" office:value-type="float" office:value="4645" calcext:value-type="float">
            <text:p>4645</text:p>
          </table:table-cell>
          <table:table-cell table:formula="of:=IF([.C465]&lt;&gt;[.C4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65" calcext:value-type="float">
            <text:p>4665</text:p>
          </table:table-cell>
          <table:table-cell office:value-type="float" office:value="4677" calcext:value-type="float">
            <text:p>4677</text:p>
          </table:table-cell>
          <table:table-cell table:formula="of:=IF([.C465]&lt;=[.A466]; [.B466]; [.C465])" office:value-type="float" office:value="4677" calcext:value-type="float">
            <text:p>4677</text:p>
          </table:table-cell>
          <table:table-cell table:formula="of:=IF([.C466]&lt;&gt;[.C4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13" calcext:value-type="float">
            <text:p>4613</text:p>
          </table:table-cell>
          <table:table-cell office:value-type="float" office:value="4692" calcext:value-type="float">
            <text:p>4692</text:p>
          </table:table-cell>
          <table:table-cell table:formula="of:=IF([.C466]&lt;=[.A467]; [.B467]; [.C466])" office:value-type="float" office:value="4677" calcext:value-type="float">
            <text:p>4677</text:p>
          </table:table-cell>
          <table:table-cell table:formula="of:=IF([.C467]&lt;&gt;[.C4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74" calcext:value-type="float">
            <text:p>4674</text:p>
          </table:table-cell>
          <table:table-cell office:value-type="float" office:value="4696" calcext:value-type="float">
            <text:p>4696</text:p>
          </table:table-cell>
          <table:table-cell table:formula="of:=IF([.C467]&lt;=[.A468]; [.B468]; [.C467])" office:value-type="float" office:value="4677" calcext:value-type="float">
            <text:p>4677</text:p>
          </table:table-cell>
          <table:table-cell table:formula="of:=IF([.C468]&lt;&gt;[.C4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96" calcext:value-type="float">
            <text:p>4696</text:p>
          </table:table-cell>
          <table:table-cell office:value-type="float" office:value="4708" calcext:value-type="float">
            <text:p>4708</text:p>
          </table:table-cell>
          <table:table-cell table:formula="of:=IF([.C468]&lt;=[.A469]; [.B469]; [.C468])" office:value-type="float" office:value="4708" calcext:value-type="float">
            <text:p>4708</text:p>
          </table:table-cell>
          <table:table-cell table:formula="of:=IF([.C469]&lt;&gt;[.C4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97" calcext:value-type="float">
            <text:p>4697</text:p>
          </table:table-cell>
          <table:table-cell office:value-type="float" office:value="4719" calcext:value-type="float">
            <text:p>4719</text:p>
          </table:table-cell>
          <table:table-cell table:formula="of:=IF([.C469]&lt;=[.A470]; [.B470]; [.C469])" office:value-type="float" office:value="4708" calcext:value-type="float">
            <text:p>4708</text:p>
          </table:table-cell>
          <table:table-cell table:formula="of:=IF([.C470]&lt;&gt;[.C4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7" calcext:value-type="float">
            <text:p>4747</text:p>
          </table:table-cell>
          <table:table-cell office:value-type="float" office:value="4755" calcext:value-type="float">
            <text:p>4755</text:p>
          </table:table-cell>
          <table:table-cell table:formula="of:=IF([.C470]&lt;=[.A471]; [.B471]; [.C470])" office:value-type="float" office:value="4755" calcext:value-type="float">
            <text:p>4755</text:p>
          </table:table-cell>
          <table:table-cell table:formula="of:=IF([.C471]&lt;&gt;[.C4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39" calcext:value-type="float">
            <text:p>4739</text:p>
          </table:table-cell>
          <table:table-cell office:value-type="float" office:value="4758" calcext:value-type="float">
            <text:p>4758</text:p>
          </table:table-cell>
          <table:table-cell table:formula="of:=IF([.C471]&lt;=[.A472]; [.B472]; [.C471])" office:value-type="float" office:value="4755" calcext:value-type="float">
            <text:p>4755</text:p>
          </table:table-cell>
          <table:table-cell table:formula="of:=IF([.C472]&lt;&gt;[.C4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61" calcext:value-type="float">
            <text:p>4661</text:p>
          </table:table-cell>
          <table:table-cell office:value-type="float" office:value="4759" calcext:value-type="float">
            <text:p>4759</text:p>
          </table:table-cell>
          <table:table-cell table:formula="of:=IF([.C472]&lt;=[.A473]; [.B473]; [.C472])" office:value-type="float" office:value="4755" calcext:value-type="float">
            <text:p>4755</text:p>
          </table:table-cell>
          <table:table-cell table:formula="of:=IF([.C473]&lt;&gt;[.C4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float" office:value="4760" calcext:value-type="float">
            <text:p>4760</text:p>
          </table:table-cell>
          <table:table-cell table:formula="of:=IF([.C473]&lt;=[.A474]; [.B474]; [.C473])" office:value-type="float" office:value="4755" calcext:value-type="float">
            <text:p>4755</text:p>
          </table:table-cell>
          <table:table-cell table:formula="of:=IF([.C474]&lt;&gt;[.C4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1" calcext:value-type="float">
            <text:p>4741</text:p>
          </table:table-cell>
          <table:table-cell office:value-type="float" office:value="4767" calcext:value-type="float">
            <text:p>4767</text:p>
          </table:table-cell>
          <table:table-cell table:formula="of:=IF([.C474]&lt;=[.A475]; [.B475]; [.C474])" office:value-type="float" office:value="4755" calcext:value-type="float">
            <text:p>4755</text:p>
          </table:table-cell>
          <table:table-cell table:formula="of:=IF([.C475]&lt;&gt;[.C4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95" calcext:value-type="float">
            <text:p>4695</text:p>
          </table:table-cell>
          <table:table-cell office:value-type="float" office:value="4770" calcext:value-type="float">
            <text:p>4770</text:p>
          </table:table-cell>
          <table:table-cell table:formula="of:=IF([.C475]&lt;=[.A476]; [.B476]; [.C475])" office:value-type="float" office:value="4755" calcext:value-type="float">
            <text:p>4755</text:p>
          </table:table-cell>
          <table:table-cell table:formula="of:=IF([.C476]&lt;&gt;[.C4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01" calcext:value-type="float">
            <text:p>4701</text:p>
          </table:table-cell>
          <table:table-cell office:value-type="float" office:value="4778" calcext:value-type="float">
            <text:p>4778</text:p>
          </table:table-cell>
          <table:table-cell table:formula="of:=IF([.C476]&lt;=[.A477]; [.B477]; [.C476])" office:value-type="float" office:value="4755" calcext:value-type="float">
            <text:p>4755</text:p>
          </table:table-cell>
          <table:table-cell table:formula="of:=IF([.C477]&lt;&gt;[.C4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88" calcext:value-type="float">
            <text:p>4688</text:p>
          </table:table-cell>
          <table:table-cell office:value-type="float" office:value="4780" calcext:value-type="float">
            <text:p>4780</text:p>
          </table:table-cell>
          <table:table-cell table:formula="of:=IF([.C477]&lt;=[.A478]; [.B478]; [.C477])" office:value-type="float" office:value="4755" calcext:value-type="float">
            <text:p>4755</text:p>
          </table:table-cell>
          <table:table-cell table:formula="of:=IF([.C478]&lt;&gt;[.C4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786" calcext:value-type="float">
            <text:p>4786</text:p>
          </table:table-cell>
          <table:table-cell table:formula="of:=IF([.C478]&lt;=[.A479]; [.B479]; [.C478])" office:value-type="float" office:value="4786" calcext:value-type="float">
            <text:p>4786</text:p>
          </table:table-cell>
          <table:table-cell table:formula="of:=IF([.C479]&lt;&gt;[.C4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73" calcext:value-type="float">
            <text:p>4773</text:p>
          </table:table-cell>
          <table:table-cell office:value-type="float" office:value="4786" calcext:value-type="float">
            <text:p>4786</text:p>
          </table:table-cell>
          <table:table-cell table:formula="of:=IF([.C479]&lt;=[.A480]; [.B480]; [.C479])" office:value-type="float" office:value="4786" calcext:value-type="float">
            <text:p>4786</text:p>
          </table:table-cell>
          <table:table-cell table:formula="of:=IF([.C480]&lt;&gt;[.C4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787" calcext:value-type="float">
            <text:p>4787</text:p>
          </table:table-cell>
          <table:table-cell table:formula="of:=IF([.C480]&lt;=[.A481]; [.B481]; [.C480])" office:value-type="float" office:value="4786" calcext:value-type="float">
            <text:p>4786</text:p>
          </table:table-cell>
          <table:table-cell table:formula="of:=IF([.C481]&lt;&gt;[.C4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795" calcext:value-type="float">
            <text:p>4795</text:p>
          </table:table-cell>
          <table:table-cell table:formula="of:=IF([.C481]&lt;=[.A482]; [.B482]; [.C481])" office:value-type="float" office:value="4786" calcext:value-type="float">
            <text:p>4786</text:p>
          </table:table-cell>
          <table:table-cell table:formula="of:=IF([.C482]&lt;&gt;[.C4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813" calcext:value-type="float">
            <text:p>4813</text:p>
          </table:table-cell>
          <table:table-cell table:formula="of:=IF([.C482]&lt;=[.A483]; [.B483]; [.C482])" office:value-type="float" office:value="4813" calcext:value-type="float">
            <text:p>4813</text:p>
          </table:table-cell>
          <table:table-cell table:formula="of:=IF([.C483]&lt;&gt;[.C4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16" calcext:value-type="float">
            <text:p>4716</text:p>
          </table:table-cell>
          <table:table-cell office:value-type="float" office:value="4816" calcext:value-type="float">
            <text:p>4816</text:p>
          </table:table-cell>
          <table:table-cell table:formula="of:=IF([.C483]&lt;=[.A484]; [.B484]; [.C483])" office:value-type="float" office:value="4813" calcext:value-type="float">
            <text:p>4813</text:p>
          </table:table-cell>
          <table:table-cell table:formula="of:=IF([.C484]&lt;&gt;[.C4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float" office:value="4816" calcext:value-type="float">
            <text:p>4816</text:p>
          </table:table-cell>
          <table:table-cell table:formula="of:=IF([.C484]&lt;=[.A485]; [.B485]; [.C484])" office:value-type="float" office:value="4813" calcext:value-type="float">
            <text:p>4813</text:p>
          </table:table-cell>
          <table:table-cell table:formula="of:=IF([.C485]&lt;&gt;[.C4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7" calcext:value-type="float">
            <text:p>4777</text:p>
          </table:table-cell>
          <table:table-cell office:value-type="float" office:value="4820" calcext:value-type="float">
            <text:p>4820</text:p>
          </table:table-cell>
          <table:table-cell table:formula="of:=IF([.C485]&lt;=[.A486]; [.B486]; [.C485])" office:value-type="float" office:value="4813" calcext:value-type="float">
            <text:p>4813</text:p>
          </table:table-cell>
          <table:table-cell table:formula="of:=IF([.C486]&lt;&gt;[.C4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6" calcext:value-type="float">
            <text:p>4776</text:p>
          </table:table-cell>
          <table:table-cell office:value-type="float" office:value="4823" calcext:value-type="float">
            <text:p>4823</text:p>
          </table:table-cell>
          <table:table-cell table:formula="of:=IF([.C486]&lt;=[.A487]; [.B487]; [.C486])" office:value-type="float" office:value="4813" calcext:value-type="float">
            <text:p>4813</text:p>
          </table:table-cell>
          <table:table-cell table:formula="of:=IF([.C487]&lt;&gt;[.C4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99" calcext:value-type="float">
            <text:p>4799</text:p>
          </table:table-cell>
          <table:table-cell office:value-type="float" office:value="4838" calcext:value-type="float">
            <text:p>4838</text:p>
          </table:table-cell>
          <table:table-cell table:formula="of:=IF([.C487]&lt;=[.A488]; [.B488]; [.C487])" office:value-type="float" office:value="4813" calcext:value-type="float">
            <text:p>4813</text:p>
          </table:table-cell>
          <table:table-cell table:formula="of:=IF([.C488]&lt;&gt;[.C4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09" calcext:value-type="float">
            <text:p>4809</text:p>
          </table:table-cell>
          <table:table-cell office:value-type="float" office:value="4853" calcext:value-type="float">
            <text:p>4853</text:p>
          </table:table-cell>
          <table:table-cell table:formula="of:=IF([.C488]&lt;=[.A489]; [.B489]; [.C488])" office:value-type="float" office:value="4813" calcext:value-type="float">
            <text:p>4813</text:p>
          </table:table-cell>
          <table:table-cell table:formula="of:=IF([.C489]&lt;&gt;[.C4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22" calcext:value-type="float">
            <text:p>4822</text:p>
          </table:table-cell>
          <table:table-cell office:value-type="float" office:value="4861" calcext:value-type="float">
            <text:p>4861</text:p>
          </table:table-cell>
          <table:table-cell table:formula="of:=IF([.C489]&lt;=[.A490]; [.B490]; [.C489])" office:value-type="float" office:value="4861" calcext:value-type="float">
            <text:p>4861</text:p>
          </table:table-cell>
          <table:table-cell table:formula="of:=IF([.C490]&lt;&gt;[.C4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81" calcext:value-type="float">
            <text:p>4781</text:p>
          </table:table-cell>
          <table:table-cell office:value-type="float" office:value="4874" calcext:value-type="float">
            <text:p>4874</text:p>
          </table:table-cell>
          <table:table-cell table:formula="of:=IF([.C490]&lt;=[.A491]; [.B491]; [.C490])" office:value-type="float" office:value="4861" calcext:value-type="float">
            <text:p>4861</text:p>
          </table:table-cell>
          <table:table-cell table:formula="of:=IF([.C491]&lt;&gt;[.C4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21" calcext:value-type="float">
            <text:p>4821</text:p>
          </table:table-cell>
          <table:table-cell office:value-type="float" office:value="4883" calcext:value-type="float">
            <text:p>4883</text:p>
          </table:table-cell>
          <table:table-cell table:formula="of:=IF([.C491]&lt;=[.A492]; [.B492]; [.C491])" office:value-type="float" office:value="4861" calcext:value-type="float">
            <text:p>4861</text:p>
          </table:table-cell>
          <table:table-cell table:formula="of:=IF([.C492]&lt;&gt;[.C4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55" calcext:value-type="float">
            <text:p>4855</text:p>
          </table:table-cell>
          <table:table-cell office:value-type="float" office:value="4886" calcext:value-type="float">
            <text:p>4886</text:p>
          </table:table-cell>
          <table:table-cell table:formula="of:=IF([.C492]&lt;=[.A493]; [.B493]; [.C492])" office:value-type="float" office:value="4861" calcext:value-type="float">
            <text:p>4861</text:p>
          </table:table-cell>
          <table:table-cell table:formula="of:=IF([.C493]&lt;&gt;[.C4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18" calcext:value-type="float">
            <text:p>4818</text:p>
          </table:table-cell>
          <table:table-cell office:value-type="float" office:value="4889" calcext:value-type="float">
            <text:p>4889</text:p>
          </table:table-cell>
          <table:table-cell table:formula="of:=IF([.C493]&lt;=[.A494]; [.B494]; [.C493])" office:value-type="float" office:value="4861" calcext:value-type="float">
            <text:p>4861</text:p>
          </table:table-cell>
          <table:table-cell table:formula="of:=IF([.C494]&lt;&gt;[.C4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4890" calcext:value-type="float">
            <text:p>4890</text:p>
          </table:table-cell>
          <table:table-cell table:formula="of:=IF([.C494]&lt;=[.A495]; [.B495]; [.C494])" office:value-type="float" office:value="4890" calcext:value-type="float">
            <text:p>4890</text:p>
          </table:table-cell>
          <table:table-cell table:formula="of:=IF([.C495]&lt;&gt;[.C49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15" calcext:value-type="float">
            <text:p>4815</text:p>
          </table:table-cell>
          <table:table-cell office:value-type="float" office:value="4908" calcext:value-type="float">
            <text:p>4908</text:p>
          </table:table-cell>
          <table:table-cell table:formula="of:=IF([.C495]&lt;=[.A496]; [.B496]; [.C495])" office:value-type="float" office:value="4890" calcext:value-type="float">
            <text:p>4890</text:p>
          </table:table-cell>
          <table:table-cell table:formula="of:=IF([.C496]&lt;&gt;[.C4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29" calcext:value-type="float">
            <text:p>4929</text:p>
          </table:table-cell>
          <table:table-cell office:value-type="float" office:value="4941" calcext:value-type="float">
            <text:p>4941</text:p>
          </table:table-cell>
          <table:table-cell table:formula="of:=IF([.C496]&lt;=[.A497]; [.B497]; [.C496])" office:value-type="float" office:value="4941" calcext:value-type="float">
            <text:p>4941</text:p>
          </table:table-cell>
          <table:table-cell table:formula="of:=IF([.C497]&lt;&gt;[.C4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4946" calcext:value-type="float">
            <text:p>4946</text:p>
          </table:table-cell>
          <table:table-cell table:formula="of:=IF([.C497]&lt;=[.A498]; [.B498]; [.C497])" office:value-type="float" office:value="4941" calcext:value-type="float">
            <text:p>4941</text:p>
          </table:table-cell>
          <table:table-cell table:formula="of:=IF([.C498]&lt;&gt;[.C4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4947" calcext:value-type="float">
            <text:p>4947</text:p>
          </table:table-cell>
          <table:table-cell table:formula="of:=IF([.C498]&lt;=[.A499]; [.B499]; [.C498])" office:value-type="float" office:value="4941" calcext:value-type="float">
            <text:p>4941</text:p>
          </table:table-cell>
          <table:table-cell table:formula="of:=IF([.C499]&lt;&gt;[.C4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33" calcext:value-type="float">
            <text:p>4933</text:p>
          </table:table-cell>
          <table:table-cell office:value-type="float" office:value="4951" calcext:value-type="float">
            <text:p>4951</text:p>
          </table:table-cell>
          <table:table-cell table:formula="of:=IF([.C499]&lt;=[.A500]; [.B500]; [.C499])" office:value-type="float" office:value="4941" calcext:value-type="float">
            <text:p>4941</text:p>
          </table:table-cell>
          <table:table-cell table:formula="of:=IF([.C500]&lt;&gt;[.C4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14" calcext:value-type="float">
            <text:p>4914</text:p>
          </table:table-cell>
          <table:table-cell office:value-type="float" office:value="4964" calcext:value-type="float">
            <text:p>4964</text:p>
          </table:table-cell>
          <table:table-cell table:formula="of:=IF([.C500]&lt;=[.A501]; [.B501]; [.C500])" office:value-type="float" office:value="4941" calcext:value-type="float">
            <text:p>4941</text:p>
          </table:table-cell>
          <table:table-cell table:formula="of:=IF([.C501]&lt;&gt;[.C5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5" calcext:value-type="float">
            <text:p>4945</text:p>
          </table:table-cell>
          <table:table-cell office:value-type="float" office:value="4971" calcext:value-type="float">
            <text:p>4971</text:p>
          </table:table-cell>
          <table:table-cell table:formula="of:=IF([.C501]&lt;=[.A502]; [.B502]; [.C501])" office:value-type="float" office:value="4971" calcext:value-type="float">
            <text:p>4971</text:p>
          </table:table-cell>
          <table:table-cell table:formula="of:=IF([.C502]&lt;&gt;[.C5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72" calcext:value-type="float">
            <text:p>4972</text:p>
          </table:table-cell>
          <table:table-cell office:value-type="float" office:value="4979" calcext:value-type="float">
            <text:p>4979</text:p>
          </table:table-cell>
          <table:table-cell table:formula="of:=IF([.C502]&lt;=[.A503]; [.B503]; [.C502])" office:value-type="float" office:value="4979" calcext:value-type="float">
            <text:p>4979</text:p>
          </table:table-cell>
          <table:table-cell table:formula="of:=IF([.C503]&lt;&gt;[.C50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26" calcext:value-type="float">
            <text:p>4926</text:p>
          </table:table-cell>
          <table:table-cell office:value-type="float" office:value="4980" calcext:value-type="float">
            <text:p>4980</text:p>
          </table:table-cell>
          <table:table-cell table:formula="of:=IF([.C503]&lt;=[.A504]; [.B504]; [.C503])" office:value-type="float" office:value="4979" calcext:value-type="float">
            <text:p>4979</text:p>
          </table:table-cell>
          <table:table-cell table:formula="of:=IF([.C504]&lt;&gt;[.C5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97" calcext:value-type="float">
            <text:p>4897</text:p>
          </table:table-cell>
          <table:table-cell office:value-type="float" office:value="4986" calcext:value-type="float">
            <text:p>4986</text:p>
          </table:table-cell>
          <table:table-cell table:formula="of:=IF([.C504]&lt;=[.A505]; [.B505]; [.C504])" office:value-type="float" office:value="4979" calcext:value-type="float">
            <text:p>4979</text:p>
          </table:table-cell>
          <table:table-cell table:formula="of:=IF([.C505]&lt;&gt;[.C5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34" calcext:value-type="float">
            <text:p>4934</text:p>
          </table:table-cell>
          <table:table-cell office:value-type="float" office:value="5012" calcext:value-type="float">
            <text:p>5012</text:p>
          </table:table-cell>
          <table:table-cell table:formula="of:=IF([.C505]&lt;=[.A506]; [.B506]; [.C505])" office:value-type="float" office:value="4979" calcext:value-type="float">
            <text:p>4979</text:p>
          </table:table-cell>
          <table:table-cell table:formula="of:=IF([.C506]&lt;&gt;[.C5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06" calcext:value-type="float">
            <text:p>5006</text:p>
          </table:table-cell>
          <table:table-cell office:value-type="float" office:value="5032" calcext:value-type="float">
            <text:p>5032</text:p>
          </table:table-cell>
          <table:table-cell table:formula="of:=IF([.C506]&lt;=[.A507]; [.B507]; [.C506])" office:value-type="float" office:value="5032" calcext:value-type="float">
            <text:p>5032</text:p>
          </table:table-cell>
          <table:table-cell table:formula="of:=IF([.C507]&lt;&gt;[.C5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99" calcext:value-type="float">
            <text:p>4999</text:p>
          </table:table-cell>
          <table:table-cell office:value-type="float" office:value="5035" calcext:value-type="float">
            <text:p>5035</text:p>
          </table:table-cell>
          <table:table-cell table:formula="of:=IF([.C507]&lt;=[.A508]; [.B508]; [.C507])" office:value-type="float" office:value="5032" calcext:value-type="float">
            <text:p>5032</text:p>
          </table:table-cell>
          <table:table-cell table:formula="of:=IF([.C508]&lt;&gt;[.C5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5048" calcext:value-type="float">
            <text:p>5048</text:p>
          </table:table-cell>
          <table:table-cell table:formula="of:=IF([.C508]&lt;=[.A509]; [.B509]; [.C508])" office:value-type="float" office:value="5032" calcext:value-type="float">
            <text:p>5032</text:p>
          </table:table-cell>
          <table:table-cell table:formula="of:=IF([.C509]&lt;&gt;[.C5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5071" calcext:value-type="float">
            <text:p>5071</text:p>
          </table:table-cell>
          <table:table-cell table:formula="of:=IF([.C509]&lt;=[.A510]; [.B510]; [.C509])" office:value-type="float" office:value="5071" calcext:value-type="float">
            <text:p>5071</text:p>
          </table:table-cell>
          <table:table-cell table:formula="of:=IF([.C510]&lt;&gt;[.C5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5072" calcext:value-type="float">
            <text:p>5072</text:p>
          </table:table-cell>
          <table:table-cell table:formula="of:=IF([.C510]&lt;=[.A511]; [.B511]; [.C510])" office:value-type="float" office:value="5071" calcext:value-type="float">
            <text:p>5071</text:p>
          </table:table-cell>
          <table:table-cell table:formula="of:=IF([.C511]&lt;&gt;[.C5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5079" calcext:value-type="float">
            <text:p>5079</text:p>
          </table:table-cell>
          <table:table-cell table:formula="of:=IF([.C511]&lt;=[.A512]; [.B512]; [.C511])" office:value-type="float" office:value="5071" calcext:value-type="float">
            <text:p>5071</text:p>
          </table:table-cell>
          <table:table-cell table:formula="of:=IF([.C512]&lt;&gt;[.C5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5" calcext:value-type="float">
            <text:p>5035</text:p>
          </table:table-cell>
          <table:table-cell office:value-type="float" office:value="5084" calcext:value-type="float">
            <text:p>5084</text:p>
          </table:table-cell>
          <table:table-cell table:formula="of:=IF([.C512]&lt;=[.A513]; [.B513]; [.C512])" office:value-type="float" office:value="5071" calcext:value-type="float">
            <text:p>5071</text:p>
          </table:table-cell>
          <table:table-cell table:formula="of:=IF([.C513]&lt;&gt;[.C5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22" calcext:value-type="float">
            <text:p>5022</text:p>
          </table:table-cell>
          <table:table-cell office:value-type="float" office:value="5097" calcext:value-type="float">
            <text:p>5097</text:p>
          </table:table-cell>
          <table:table-cell table:formula="of:=IF([.C513]&lt;=[.A514]; [.B514]; [.C513])" office:value-type="float" office:value="5071" calcext:value-type="float">
            <text:p>5071</text:p>
          </table:table-cell>
          <table:table-cell table:formula="of:=IF([.C514]&lt;&gt;[.C5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8" calcext:value-type="float">
            <text:p>5038</text:p>
          </table:table-cell>
          <table:table-cell office:value-type="float" office:value="5104" calcext:value-type="float">
            <text:p>5104</text:p>
          </table:table-cell>
          <table:table-cell table:formula="of:=IF([.C514]&lt;=[.A515]; [.B515]; [.C514])" office:value-type="float" office:value="5071" calcext:value-type="float">
            <text:p>5071</text:p>
          </table:table-cell>
          <table:table-cell table:formula="of:=IF([.C515]&lt;&gt;[.C5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118" calcext:value-type="float">
            <text:p>5118</text:p>
          </table:table-cell>
          <table:table-cell table:formula="of:=IF([.C515]&lt;=[.A516]; [.B516]; [.C515])" office:value-type="float" office:value="5118" calcext:value-type="float">
            <text:p>5118</text:p>
          </table:table-cell>
          <table:table-cell table:formula="of:=IF([.C516]&lt;&gt;[.C5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93" calcext:value-type="float">
            <text:p>5093</text:p>
          </table:table-cell>
          <table:table-cell office:value-type="float" office:value="5140" calcext:value-type="float">
            <text:p>5140</text:p>
          </table:table-cell>
          <table:table-cell table:formula="of:=IF([.C516]&lt;=[.A517]; [.B517]; [.C516])" office:value-type="float" office:value="5118" calcext:value-type="float">
            <text:p>5118</text:p>
          </table:table-cell>
          <table:table-cell table:formula="of:=IF([.C517]&lt;&gt;[.C5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62" calcext:value-type="float">
            <text:p>5062</text:p>
          </table:table-cell>
          <table:table-cell office:value-type="float" office:value="5142" calcext:value-type="float">
            <text:p>5142</text:p>
          </table:table-cell>
          <table:table-cell table:formula="of:=IF([.C517]&lt;=[.A518]; [.B518]; [.C517])" office:value-type="float" office:value="5118" calcext:value-type="float">
            <text:p>5118</text:p>
          </table:table-cell>
          <table:table-cell table:formula="of:=IF([.C518]&lt;&gt;[.C5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61" calcext:value-type="float">
            <text:p>5061</text:p>
          </table:table-cell>
          <table:table-cell office:value-type="float" office:value="5153" calcext:value-type="float">
            <text:p>5153</text:p>
          </table:table-cell>
          <table:table-cell table:formula="of:=IF([.C518]&lt;=[.A519]; [.B519]; [.C518])" office:value-type="float" office:value="5118" calcext:value-type="float">
            <text:p>5118</text:p>
          </table:table-cell>
          <table:table-cell table:formula="of:=IF([.C519]&lt;&gt;[.C5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89" calcext:value-type="float">
            <text:p>5089</text:p>
          </table:table-cell>
          <table:table-cell office:value-type="float" office:value="5159" calcext:value-type="float">
            <text:p>5159</text:p>
          </table:table-cell>
          <table:table-cell table:formula="of:=IF([.C519]&lt;=[.A520]; [.B520]; [.C519])" office:value-type="float" office:value="5118" calcext:value-type="float">
            <text:p>5118</text:p>
          </table:table-cell>
          <table:table-cell table:formula="of:=IF([.C520]&lt;&gt;[.C5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175" calcext:value-type="float">
            <text:p>5175</text:p>
          </table:table-cell>
          <table:table-cell table:formula="of:=IF([.C520]&lt;=[.A521]; [.B521]; [.C520])" office:value-type="float" office:value="5175" calcext:value-type="float">
            <text:p>5175</text:p>
          </table:table-cell>
          <table:table-cell table:formula="of:=IF([.C521]&lt;&gt;[.C5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52" calcext:value-type="float">
            <text:p>5152</text:p>
          </table:table-cell>
          <table:table-cell office:value-type="float" office:value="5176" calcext:value-type="float">
            <text:p>5176</text:p>
          </table:table-cell>
          <table:table-cell table:formula="of:=IF([.C521]&lt;=[.A522]; [.B522]; [.C521])" office:value-type="float" office:value="5175" calcext:value-type="float">
            <text:p>5175</text:p>
          </table:table-cell>
          <table:table-cell table:formula="of:=IF([.C522]&lt;&gt;[.C5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5" calcext:value-type="float">
            <text:p>5185</text:p>
          </table:table-cell>
          <table:table-cell office:value-type="float" office:value="5197" calcext:value-type="float">
            <text:p>5197</text:p>
          </table:table-cell>
          <table:table-cell table:formula="of:=IF([.C522]&lt;=[.A523]; [.B523]; [.C522])" office:value-type="float" office:value="5197" calcext:value-type="float">
            <text:p>5197</text:p>
          </table:table-cell>
          <table:table-cell table:formula="of:=IF([.C523]&lt;&gt;[.C5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47" calcext:value-type="float">
            <text:p>5147</text:p>
          </table:table-cell>
          <table:table-cell office:value-type="float" office:value="5197" calcext:value-type="float">
            <text:p>5197</text:p>
          </table:table-cell>
          <table:table-cell table:formula="of:=IF([.C523]&lt;=[.A524]; [.B524]; [.C523])" office:value-type="float" office:value="5197" calcext:value-type="float">
            <text:p>5197</text:p>
          </table:table-cell>
          <table:table-cell table:formula="of:=IF([.C524]&lt;&gt;[.C5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5224" calcext:value-type="float">
            <text:p>5224</text:p>
          </table:table-cell>
          <table:table-cell table:formula="of:=IF([.C524]&lt;=[.A525]; [.B525]; [.C524])" office:value-type="float" office:value="5197" calcext:value-type="float">
            <text:p>5197</text:p>
          </table:table-cell>
          <table:table-cell table:formula="of:=IF([.C525]&lt;&gt;[.C5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5239" calcext:value-type="float">
            <text:p>5239</text:p>
          </table:table-cell>
          <table:table-cell table:formula="of:=IF([.C525]&lt;=[.A526]; [.B526]; [.C525])" office:value-type="float" office:value="5239" calcext:value-type="float">
            <text:p>5239</text:p>
          </table:table-cell>
          <table:table-cell table:formula="of:=IF([.C526]&lt;&gt;[.C5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71" calcext:value-type="float">
            <text:p>5171</text:p>
          </table:table-cell>
          <table:table-cell office:value-type="float" office:value="5244" calcext:value-type="float">
            <text:p>5244</text:p>
          </table:table-cell>
          <table:table-cell table:formula="of:=IF([.C526]&lt;=[.A527]; [.B527]; [.C526])" office:value-type="float" office:value="5239" calcext:value-type="float">
            <text:p>5239</text:p>
          </table:table-cell>
          <table:table-cell table:formula="of:=IF([.C527]&lt;&gt;[.C5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3" calcext:value-type="float">
            <text:p>5183</text:p>
          </table:table-cell>
          <table:table-cell office:value-type="float" office:value="5258" calcext:value-type="float">
            <text:p>5258</text:p>
          </table:table-cell>
          <table:table-cell table:formula="of:=IF([.C527]&lt;=[.A528]; [.B528]; [.C527])" office:value-type="float" office:value="5239" calcext:value-type="float">
            <text:p>5239</text:p>
          </table:table-cell>
          <table:table-cell table:formula="of:=IF([.C528]&lt;&gt;[.C5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9" calcext:value-type="float">
            <text:p>5229</text:p>
          </table:table-cell>
          <table:table-cell office:value-type="float" office:value="5274" calcext:value-type="float">
            <text:p>5274</text:p>
          </table:table-cell>
          <table:table-cell table:formula="of:=IF([.C528]&lt;=[.A529]; [.B529]; [.C528])" office:value-type="float" office:value="5239" calcext:value-type="float">
            <text:p>5239</text:p>
          </table:table-cell>
          <table:table-cell table:formula="of:=IF([.C529]&lt;&gt;[.C5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64" calcext:value-type="float">
            <text:p>5264</text:p>
          </table:table-cell>
          <table:table-cell office:value-type="float" office:value="5286" calcext:value-type="float">
            <text:p>5286</text:p>
          </table:table-cell>
          <table:table-cell table:formula="of:=IF([.C529]&lt;=[.A530]; [.B530]; [.C529])" office:value-type="float" office:value="5286" calcext:value-type="float">
            <text:p>5286</text:p>
          </table:table-cell>
          <table:table-cell table:formula="of:=IF([.C530]&lt;&gt;[.C5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67" calcext:value-type="float">
            <text:p>5267</text:p>
          </table:table-cell>
          <table:table-cell office:value-type="float" office:value="5305" calcext:value-type="float">
            <text:p>5305</text:p>
          </table:table-cell>
          <table:table-cell table:formula="of:=IF([.C530]&lt;=[.A531]; [.B531]; [.C530])" office:value-type="float" office:value="5286" calcext:value-type="float">
            <text:p>5286</text:p>
          </table:table-cell>
          <table:table-cell table:formula="of:=IF([.C531]&lt;&gt;[.C5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4" calcext:value-type="float">
            <text:p>5254</text:p>
          </table:table-cell>
          <table:table-cell office:value-type="float" office:value="5332" calcext:value-type="float">
            <text:p>5332</text:p>
          </table:table-cell>
          <table:table-cell table:formula="of:=IF([.C531]&lt;=[.A532]; [.B532]; [.C531])" office:value-type="float" office:value="5286" calcext:value-type="float">
            <text:p>5286</text:p>
          </table:table-cell>
          <table:table-cell table:formula="of:=IF([.C532]&lt;&gt;[.C5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71" calcext:value-type="float">
            <text:p>5271</text:p>
          </table:table-cell>
          <table:table-cell office:value-type="float" office:value="5341" calcext:value-type="float">
            <text:p>5341</text:p>
          </table:table-cell>
          <table:table-cell table:formula="of:=IF([.C532]&lt;=[.A533]; [.B533]; [.C532])" office:value-type="float" office:value="5286" calcext:value-type="float">
            <text:p>5286</text:p>
          </table:table-cell>
          <table:table-cell table:formula="of:=IF([.C533]&lt;&gt;[.C5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1" calcext:value-type="float">
            <text:p>5251</text:p>
          </table:table-cell>
          <table:table-cell office:value-type="float" office:value="5348" calcext:value-type="float">
            <text:p>5348</text:p>
          </table:table-cell>
          <table:table-cell table:formula="of:=IF([.C533]&lt;=[.A534]; [.B534]; [.C533])" office:value-type="float" office:value="5286" calcext:value-type="float">
            <text:p>5286</text:p>
          </table:table-cell>
          <table:table-cell table:formula="of:=IF([.C534]&lt;&gt;[.C5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5350" calcext:value-type="float">
            <text:p>5350</text:p>
          </table:table-cell>
          <table:table-cell table:formula="of:=IF([.C534]&lt;=[.A535]; [.B535]; [.C534])" office:value-type="float" office:value="5350" calcext:value-type="float">
            <text:p>5350</text:p>
          </table:table-cell>
          <table:table-cell table:formula="of:=IF([.C535]&lt;&gt;[.C5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5358" calcext:value-type="float">
            <text:p>5358</text:p>
          </table:table-cell>
          <table:table-cell table:formula="of:=IF([.C535]&lt;=[.A536]; [.B536]; [.C535])" office:value-type="float" office:value="5350" calcext:value-type="float">
            <text:p>5350</text:p>
          </table:table-cell>
          <table:table-cell table:formula="of:=IF([.C536]&lt;&gt;[.C5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61" calcext:value-type="float">
            <text:p>5361</text:p>
          </table:table-cell>
          <table:table-cell office:value-type="float" office:value="5366" calcext:value-type="float">
            <text:p>5366</text:p>
          </table:table-cell>
          <table:table-cell table:formula="of:=IF([.C536]&lt;=[.A537]; [.B537]; [.C536])" office:value-type="float" office:value="5366" calcext:value-type="float">
            <text:p>5366</text:p>
          </table:table-cell>
          <table:table-cell table:formula="of:=IF([.C537]&lt;&gt;[.C5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03" calcext:value-type="float">
            <text:p>5303</text:p>
          </table:table-cell>
          <table:table-cell office:value-type="float" office:value="5388" calcext:value-type="float">
            <text:p>5388</text:p>
          </table:table-cell>
          <table:table-cell table:formula="of:=IF([.C537]&lt;=[.A538]; [.B538]; [.C537])" office:value-type="float" office:value="5366" calcext:value-type="float">
            <text:p>5366</text:p>
          </table:table-cell>
          <table:table-cell table:formula="of:=IF([.C538]&lt;&gt;[.C5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8" calcext:value-type="float">
            <text:p>5298</text:p>
          </table:table-cell>
          <table:table-cell office:value-type="float" office:value="5388" calcext:value-type="float">
            <text:p>5388</text:p>
          </table:table-cell>
          <table:table-cell table:formula="of:=IF([.C538]&lt;=[.A539]; [.B539]; [.C538])" office:value-type="float" office:value="5366" calcext:value-type="float">
            <text:p>5366</text:p>
          </table:table-cell>
          <table:table-cell table:formula="of:=IF([.C539]&lt;&gt;[.C5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17" calcext:value-type="float">
            <text:p>5417</text:p>
          </table:table-cell>
          <table:table-cell office:value-type="float" office:value="5419" calcext:value-type="float">
            <text:p>5419</text:p>
          </table:table-cell>
          <table:table-cell table:formula="of:=IF([.C539]&lt;=[.A540]; [.B540]; [.C539])" office:value-type="float" office:value="5419" calcext:value-type="float">
            <text:p>5419</text:p>
          </table:table-cell>
          <table:table-cell table:formula="of:=IF([.C540]&lt;&gt;[.C53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52" calcext:value-type="float">
            <text:p>5352</text:p>
          </table:table-cell>
          <table:table-cell office:value-type="float" office:value="5431" calcext:value-type="float">
            <text:p>5431</text:p>
          </table:table-cell>
          <table:table-cell table:formula="of:=IF([.C540]&lt;=[.A541]; [.B541]; [.C540])" office:value-type="float" office:value="5419" calcext:value-type="float">
            <text:p>5419</text:p>
          </table:table-cell>
          <table:table-cell table:formula="of:=IF([.C541]&lt;&gt;[.C5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2" calcext:value-type="float">
            <text:p>5422</text:p>
          </table:table-cell>
          <table:table-cell office:value-type="float" office:value="5432" calcext:value-type="float">
            <text:p>5432</text:p>
          </table:table-cell>
          <table:table-cell table:formula="of:=IF([.C541]&lt;=[.A542]; [.B542]; [.C541])" office:value-type="float" office:value="5432" calcext:value-type="float">
            <text:p>5432</text:p>
          </table:table-cell>
          <table:table-cell table:formula="of:=IF([.C542]&lt;&gt;[.C5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35" calcext:value-type="float">
            <text:p>5335</text:p>
          </table:table-cell>
          <table:table-cell office:value-type="float" office:value="5435" calcext:value-type="float">
            <text:p>5435</text:p>
          </table:table-cell>
          <table:table-cell table:formula="of:=IF([.C542]&lt;=[.A543]; [.B543]; [.C542])" office:value-type="float" office:value="5432" calcext:value-type="float">
            <text:p>5432</text:p>
          </table:table-cell>
          <table:table-cell table:formula="of:=IF([.C543]&lt;&gt;[.C5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8" calcext:value-type="float">
            <text:p>5438</text:p>
          </table:table-cell>
          <table:table-cell office:value-type="float" office:value="5441" calcext:value-type="float">
            <text:p>5441</text:p>
          </table:table-cell>
          <table:table-cell table:formula="of:=IF([.C543]&lt;=[.A544]; [.B544]; [.C543])" office:value-type="float" office:value="5441" calcext:value-type="float">
            <text:p>5441</text:p>
          </table:table-cell>
          <table:table-cell table:formula="of:=IF([.C544]&lt;&gt;[.C5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5445" calcext:value-type="float">
            <text:p>5445</text:p>
          </table:table-cell>
          <table:table-cell table:formula="of:=IF([.C544]&lt;=[.A545]; [.B545]; [.C544])" office:value-type="float" office:value="5441" calcext:value-type="float">
            <text:p>5441</text:p>
          </table:table-cell>
          <table:table-cell table:formula="of:=IF([.C545]&lt;&gt;[.C5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5448" calcext:value-type="float">
            <text:p>5448</text:p>
          </table:table-cell>
          <table:table-cell table:formula="of:=IF([.C545]&lt;=[.A546]; [.B546]; [.C545])" office:value-type="float" office:value="5441" calcext:value-type="float">
            <text:p>5441</text:p>
          </table:table-cell>
          <table:table-cell table:formula="of:=IF([.C546]&lt;&gt;[.C5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16" calcext:value-type="float">
            <text:p>5416</text:p>
          </table:table-cell>
          <table:table-cell office:value-type="float" office:value="5450" calcext:value-type="float">
            <text:p>5450</text:p>
          </table:table-cell>
          <table:table-cell table:formula="of:=IF([.C546]&lt;=[.A547]; [.B547]; [.C546])" office:value-type="float" office:value="5441" calcext:value-type="float">
            <text:p>5441</text:p>
          </table:table-cell>
          <table:table-cell table:formula="of:=IF([.C547]&lt;&gt;[.C5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5466" calcext:value-type="float">
            <text:p>5466</text:p>
          </table:table-cell>
          <table:table-cell table:formula="of:=IF([.C547]&lt;=[.A548]; [.B548]; [.C547])" office:value-type="float" office:value="5441" calcext:value-type="float">
            <text:p>5441</text:p>
          </table:table-cell>
          <table:table-cell table:formula="of:=IF([.C548]&lt;&gt;[.C5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5469" calcext:value-type="float">
            <text:p>5469</text:p>
          </table:table-cell>
          <table:table-cell table:formula="of:=IF([.C548]&lt;=[.A549]; [.B549]; [.C548])" office:value-type="float" office:value="5441" calcext:value-type="float">
            <text:p>5441</text:p>
          </table:table-cell>
          <table:table-cell table:formula="of:=IF([.C549]&lt;&gt;[.C5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04" calcext:value-type="float">
            <text:p>5404</text:p>
          </table:table-cell>
          <table:table-cell office:value-type="float" office:value="5471" calcext:value-type="float">
            <text:p>5471</text:p>
          </table:table-cell>
          <table:table-cell table:formula="of:=IF([.C549]&lt;=[.A550]; [.B550]; [.C549])" office:value-type="float" office:value="5441" calcext:value-type="float">
            <text:p>5441</text:p>
          </table:table-cell>
          <table:table-cell table:formula="of:=IF([.C550]&lt;&gt;[.C5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06" calcext:value-type="float">
            <text:p>5406</text:p>
          </table:table-cell>
          <table:table-cell office:value-type="float" office:value="5497" calcext:value-type="float">
            <text:p>5497</text:p>
          </table:table-cell>
          <table:table-cell table:formula="of:=IF([.C550]&lt;=[.A551]; [.B551]; [.C550])" office:value-type="float" office:value="5441" calcext:value-type="float">
            <text:p>5441</text:p>
          </table:table-cell>
          <table:table-cell table:formula="of:=IF([.C551]&lt;&gt;[.C5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1" calcext:value-type="float">
            <text:p>5431</text:p>
          </table:table-cell>
          <table:table-cell office:value-type="float" office:value="5502" calcext:value-type="float">
            <text:p>5502</text:p>
          </table:table-cell>
          <table:table-cell table:formula="of:=IF([.C551]&lt;=[.A552]; [.B552]; [.C551])" office:value-type="float" office:value="5441" calcext:value-type="float">
            <text:p>5441</text:p>
          </table:table-cell>
          <table:table-cell table:formula="of:=IF([.C552]&lt;&gt;[.C5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5517" calcext:value-type="float">
            <text:p>5517</text:p>
          </table:table-cell>
          <table:table-cell table:formula="of:=IF([.C552]&lt;=[.A553]; [.B553]; [.C552])" office:value-type="float" office:value="5441" calcext:value-type="float">
            <text:p>5441</text:p>
          </table:table-cell>
          <table:table-cell table:formula="of:=IF([.C553]&lt;&gt;[.C5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65" calcext:value-type="float">
            <text:p>5465</text:p>
          </table:table-cell>
          <table:table-cell office:value-type="float" office:value="5522" calcext:value-type="float">
            <text:p>5522</text:p>
          </table:table-cell>
          <table:table-cell table:formula="of:=IF([.C553]&lt;=[.A554]; [.B554]; [.C553])" office:value-type="float" office:value="5522" calcext:value-type="float">
            <text:p>5522</text:p>
          </table:table-cell>
          <table:table-cell table:formula="of:=IF([.C554]&lt;&gt;[.C55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5526" calcext:value-type="float">
            <text:p>5526</text:p>
          </table:table-cell>
          <table:table-cell table:formula="of:=IF([.C554]&lt;=[.A555]; [.B555]; [.C554])" office:value-type="float" office:value="5522" calcext:value-type="float">
            <text:p>5522</text:p>
          </table:table-cell>
          <table:table-cell table:formula="of:=IF([.C555]&lt;&gt;[.C5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61" calcext:value-type="float">
            <text:p>5461</text:p>
          </table:table-cell>
          <table:table-cell office:value-type="float" office:value="5534" calcext:value-type="float">
            <text:p>5534</text:p>
          </table:table-cell>
          <table:table-cell table:formula="of:=IF([.C555]&lt;=[.A556]; [.B556]; [.C555])" office:value-type="float" office:value="5522" calcext:value-type="float">
            <text:p>5522</text:p>
          </table:table-cell>
          <table:table-cell table:formula="of:=IF([.C556]&lt;&gt;[.C5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5542" calcext:value-type="float">
            <text:p>5542</text:p>
          </table:table-cell>
          <table:table-cell table:formula="of:=IF([.C556]&lt;=[.A557]; [.B557]; [.C556])" office:value-type="float" office:value="5522" calcext:value-type="float">
            <text:p>5522</text:p>
          </table:table-cell>
          <table:table-cell table:formula="of:=IF([.C557]&lt;&gt;[.C5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float" office:value="5553" calcext:value-type="float">
            <text:p>5553</text:p>
          </table:table-cell>
          <table:table-cell table:formula="of:=IF([.C557]&lt;=[.A558]; [.B558]; [.C557])" office:value-type="float" office:value="5522" calcext:value-type="float">
            <text:p>5522</text:p>
          </table:table-cell>
          <table:table-cell table:formula="of:=IF([.C558]&lt;&gt;[.C5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6" calcext:value-type="float">
            <text:p>5486</text:p>
          </table:table-cell>
          <table:table-cell office:value-type="float" office:value="5558" calcext:value-type="float">
            <text:p>5558</text:p>
          </table:table-cell>
          <table:table-cell table:formula="of:=IF([.C558]&lt;=[.A559]; [.B559]; [.C558])" office:value-type="float" office:value="5522" calcext:value-type="float">
            <text:p>5522</text:p>
          </table:table-cell>
          <table:table-cell table:formula="of:=IF([.C559]&lt;&gt;[.C5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565" calcext:value-type="float">
            <text:p>5565</text:p>
          </table:table-cell>
          <table:table-cell table:formula="of:=IF([.C559]&lt;=[.A560]; [.B560]; [.C559])" office:value-type="float" office:value="5565" calcext:value-type="float">
            <text:p>5565</text:p>
          </table:table-cell>
          <table:table-cell table:formula="of:=IF([.C560]&lt;&gt;[.C5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5567" calcext:value-type="float">
            <text:p>5567</text:p>
          </table:table-cell>
          <table:table-cell table:formula="of:=IF([.C560]&lt;=[.A561]; [.B561]; [.C560])" office:value-type="float" office:value="5565" calcext:value-type="float">
            <text:p>5565</text:p>
          </table:table-cell>
          <table:table-cell table:formula="of:=IF([.C561]&lt;&gt;[.C5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5573" calcext:value-type="float">
            <text:p>5573</text:p>
          </table:table-cell>
          <table:table-cell table:formula="of:=IF([.C561]&lt;=[.A562]; [.B562]; [.C561])" office:value-type="float" office:value="5573" calcext:value-type="float">
            <text:p>5573</text:p>
          </table:table-cell>
          <table:table-cell table:formula="of:=IF([.C562]&lt;&gt;[.C56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91" calcext:value-type="float">
            <text:p>5491</text:p>
          </table:table-cell>
          <table:table-cell office:value-type="float" office:value="5587" calcext:value-type="float">
            <text:p>5587</text:p>
          </table:table-cell>
          <table:table-cell table:formula="of:=IF([.C562]&lt;=[.A563]; [.B563]; [.C562])" office:value-type="float" office:value="5573" calcext:value-type="float">
            <text:p>5573</text:p>
          </table:table-cell>
          <table:table-cell table:formula="of:=IF([.C563]&lt;&gt;[.C5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5588" calcext:value-type="float">
            <text:p>5588</text:p>
          </table:table-cell>
          <table:table-cell table:formula="of:=IF([.C563]&lt;=[.A564]; [.B564]; [.C563])" office:value-type="float" office:value="5573" calcext:value-type="float">
            <text:p>5573</text:p>
          </table:table-cell>
          <table:table-cell table:formula="of:=IF([.C564]&lt;&gt;[.C5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5589" calcext:value-type="float">
            <text:p>5589</text:p>
          </table:table-cell>
          <table:table-cell table:formula="of:=IF([.C564]&lt;=[.A565]; [.B565]; [.C564])" office:value-type="float" office:value="5589" calcext:value-type="float">
            <text:p>5589</text:p>
          </table:table-cell>
          <table:table-cell table:formula="of:=IF([.C565]&lt;&gt;[.C56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5613" calcext:value-type="float">
            <text:p>5613</text:p>
          </table:table-cell>
          <table:table-cell table:formula="of:=IF([.C565]&lt;=[.A566]; [.B566]; [.C565])" office:value-type="float" office:value="5589" calcext:value-type="float">
            <text:p>5589</text:p>
          </table:table-cell>
          <table:table-cell table:formula="of:=IF([.C566]&lt;&gt;[.C5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29" calcext:value-type="float">
            <text:p>5629</text:p>
          </table:table-cell>
          <table:table-cell office:value-type="float" office:value="5631" calcext:value-type="float">
            <text:p>5631</text:p>
          </table:table-cell>
          <table:table-cell table:formula="of:=IF([.C566]&lt;=[.A567]; [.B567]; [.C566])" office:value-type="float" office:value="5631" calcext:value-type="float">
            <text:p>5631</text:p>
          </table:table-cell>
          <table:table-cell table:formula="of:=IF([.C567]&lt;&gt;[.C5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36" calcext:value-type="float">
            <text:p>5636</text:p>
          </table:table-cell>
          <table:table-cell office:value-type="float" office:value="5639" calcext:value-type="float">
            <text:p>5639</text:p>
          </table:table-cell>
          <table:table-cell table:formula="of:=IF([.C567]&lt;=[.A568]; [.B568]; [.C567])" office:value-type="float" office:value="5639" calcext:value-type="float">
            <text:p>5639</text:p>
          </table:table-cell>
          <table:table-cell table:formula="of:=IF([.C568]&lt;&gt;[.C5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19" calcext:value-type="float">
            <text:p>5619</text:p>
          </table:table-cell>
          <table:table-cell office:value-type="float" office:value="5645" calcext:value-type="float">
            <text:p>5645</text:p>
          </table:table-cell>
          <table:table-cell table:formula="of:=IF([.C568]&lt;=[.A569]; [.B569]; [.C568])" office:value-type="float" office:value="5639" calcext:value-type="float">
            <text:p>5639</text:p>
          </table:table-cell>
          <table:table-cell table:formula="of:=IF([.C569]&lt;&gt;[.C5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76" calcext:value-type="float">
            <text:p>5576</text:p>
          </table:table-cell>
          <table:table-cell office:value-type="float" office:value="5656" calcext:value-type="float">
            <text:p>5656</text:p>
          </table:table-cell>
          <table:table-cell table:formula="of:=IF([.C569]&lt;=[.A570]; [.B570]; [.C569])" office:value-type="float" office:value="5639" calcext:value-type="float">
            <text:p>5639</text:p>
          </table:table-cell>
          <table:table-cell table:formula="of:=IF([.C570]&lt;&gt;[.C5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float" office:value="5662" calcext:value-type="float">
            <text:p>5662</text:p>
          </table:table-cell>
          <table:table-cell table:formula="of:=IF([.C570]&lt;=[.A571]; [.B571]; [.C570])" office:value-type="float" office:value="5639" calcext:value-type="float">
            <text:p>5639</text:p>
          </table:table-cell>
          <table:table-cell table:formula="of:=IF([.C571]&lt;&gt;[.C5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5670" calcext:value-type="float">
            <text:p>5670</text:p>
          </table:table-cell>
          <table:table-cell table:formula="of:=IF([.C571]&lt;=[.A572]; [.B572]; [.C571])" office:value-type="float" office:value="5670" calcext:value-type="float">
            <text:p>5670</text:p>
          </table:table-cell>
          <table:table-cell table:formula="of:=IF([.C572]&lt;&gt;[.C5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28" calcext:value-type="float">
            <text:p>5628</text:p>
          </table:table-cell>
          <table:table-cell office:value-type="float" office:value="5684" calcext:value-type="float">
            <text:p>5684</text:p>
          </table:table-cell>
          <table:table-cell table:formula="of:=IF([.C572]&lt;=[.A573]; [.B573]; [.C572])" office:value-type="float" office:value="5670" calcext:value-type="float">
            <text:p>5670</text:p>
          </table:table-cell>
          <table:table-cell table:formula="of:=IF([.C573]&lt;&gt;[.C5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5687" calcext:value-type="float">
            <text:p>5687</text:p>
          </table:table-cell>
          <table:table-cell table:formula="of:=IF([.C573]&lt;=[.A574]; [.B574]; [.C573])" office:value-type="float" office:value="5670" calcext:value-type="float">
            <text:p>5670</text:p>
          </table:table-cell>
          <table:table-cell table:formula="of:=IF([.C574]&lt;&gt;[.C5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51" calcext:value-type="float">
            <text:p>5651</text:p>
          </table:table-cell>
          <table:table-cell office:value-type="float" office:value="5702" calcext:value-type="float">
            <text:p>5702</text:p>
          </table:table-cell>
          <table:table-cell table:formula="of:=IF([.C574]&lt;=[.A575]; [.B575]; [.C574])" office:value-type="float" office:value="5670" calcext:value-type="float">
            <text:p>5670</text:p>
          </table:table-cell>
          <table:table-cell table:formula="of:=IF([.C575]&lt;&gt;[.C5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5720" calcext:value-type="float">
            <text:p>5720</text:p>
          </table:table-cell>
          <table:table-cell table:formula="of:=IF([.C575]&lt;=[.A576]; [.B576]; [.C575])" office:value-type="float" office:value="5720" calcext:value-type="float">
            <text:p>5720</text:p>
          </table:table-cell>
          <table:table-cell table:formula="of:=IF([.C576]&lt;&gt;[.C5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5727" calcext:value-type="float">
            <text:p>5727</text:p>
          </table:table-cell>
          <table:table-cell table:formula="of:=IF([.C576]&lt;=[.A577]; [.B577]; [.C576])" office:value-type="float" office:value="5720" calcext:value-type="float">
            <text:p>5720</text:p>
          </table:table-cell>
          <table:table-cell table:formula="of:=IF([.C577]&lt;&gt;[.C5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83" calcext:value-type="float">
            <text:p>5683</text:p>
          </table:table-cell>
          <table:table-cell office:value-type="float" office:value="5729" calcext:value-type="float">
            <text:p>5729</text:p>
          </table:table-cell>
          <table:table-cell table:formula="of:=IF([.C577]&lt;=[.A578]; [.B578]; [.C577])" office:value-type="float" office:value="5720" calcext:value-type="float">
            <text:p>5720</text:p>
          </table:table-cell>
          <table:table-cell table:formula="of:=IF([.C578]&lt;&gt;[.C5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5" calcext:value-type="float">
            <text:p>5665</text:p>
          </table:table-cell>
          <table:table-cell office:value-type="float" office:value="5730" calcext:value-type="float">
            <text:p>5730</text:p>
          </table:table-cell>
          <table:table-cell table:formula="of:=IF([.C578]&lt;=[.A579]; [.B579]; [.C578])" office:value-type="float" office:value="5720" calcext:value-type="float">
            <text:p>5720</text:p>
          </table:table-cell>
          <table:table-cell table:formula="of:=IF([.C579]&lt;&gt;[.C5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62" calcext:value-type="float">
            <text:p>5662</text:p>
          </table:table-cell>
          <table:table-cell office:value-type="float" office:value="5733" calcext:value-type="float">
            <text:p>5733</text:p>
          </table:table-cell>
          <table:table-cell table:formula="of:=IF([.C579]&lt;=[.A580]; [.B580]; [.C579])" office:value-type="float" office:value="5720" calcext:value-type="float">
            <text:p>5720</text:p>
          </table:table-cell>
          <table:table-cell table:formula="of:=IF([.C580]&lt;&gt;[.C5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81" calcext:value-type="float">
            <text:p>5681</text:p>
          </table:table-cell>
          <table:table-cell office:value-type="float" office:value="5734" calcext:value-type="float">
            <text:p>5734</text:p>
          </table:table-cell>
          <table:table-cell table:formula="of:=IF([.C580]&lt;=[.A581]; [.B581]; [.C580])" office:value-type="float" office:value="5720" calcext:value-type="float">
            <text:p>5720</text:p>
          </table:table-cell>
          <table:table-cell table:formula="of:=IF([.C581]&lt;&gt;[.C5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5753" calcext:value-type="float">
            <text:p>5753</text:p>
          </table:table-cell>
          <table:table-cell table:formula="of:=IF([.C581]&lt;=[.A582]; [.B582]; [.C581])" office:value-type="float" office:value="5753" calcext:value-type="float">
            <text:p>5753</text:p>
          </table:table-cell>
          <table:table-cell table:formula="of:=IF([.C582]&lt;&gt;[.C5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57" calcext:value-type="float">
            <text:p>5657</text:p>
          </table:table-cell>
          <table:table-cell office:value-type="float" office:value="5753" calcext:value-type="float">
            <text:p>5753</text:p>
          </table:table-cell>
          <table:table-cell table:formula="of:=IF([.C582]&lt;=[.A583]; [.B583]; [.C582])" office:value-type="float" office:value="5753" calcext:value-type="float">
            <text:p>5753</text:p>
          </table:table-cell>
          <table:table-cell table:formula="of:=IF([.C583]&lt;&gt;[.C5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3" calcext:value-type="float">
            <text:p>5703</text:p>
          </table:table-cell>
          <table:table-cell office:value-type="float" office:value="5754" calcext:value-type="float">
            <text:p>5754</text:p>
          </table:table-cell>
          <table:table-cell table:formula="of:=IF([.C583]&lt;=[.A584]; [.B584]; [.C583])" office:value-type="float" office:value="5753" calcext:value-type="float">
            <text:p>5753</text:p>
          </table:table-cell>
          <table:table-cell table:formula="of:=IF([.C584]&lt;&gt;[.C5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5781" calcext:value-type="float">
            <text:p>5781</text:p>
          </table:table-cell>
          <table:table-cell table:formula="of:=IF([.C584]&lt;=[.A585]; [.B585]; [.C584])" office:value-type="float" office:value="5753" calcext:value-type="float">
            <text:p>5753</text:p>
          </table:table-cell>
          <table:table-cell table:formula="of:=IF([.C585]&lt;&gt;[.C5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5784" calcext:value-type="float">
            <text:p>5784</text:p>
          </table:table-cell>
          <table:table-cell table:formula="of:=IF([.C585]&lt;=[.A586]; [.B586]; [.C585])" office:value-type="float" office:value="5753" calcext:value-type="float">
            <text:p>5753</text:p>
          </table:table-cell>
          <table:table-cell table:formula="of:=IF([.C586]&lt;&gt;[.C5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5787" calcext:value-type="float">
            <text:p>5787</text:p>
          </table:table-cell>
          <table:table-cell table:formula="of:=IF([.C586]&lt;=[.A587]; [.B587]; [.C586])" office:value-type="float" office:value="5753" calcext:value-type="float">
            <text:p>5753</text:p>
          </table:table-cell>
          <table:table-cell table:formula="of:=IF([.C587]&lt;&gt;[.C5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8" calcext:value-type="float">
            <text:p>5738</text:p>
          </table:table-cell>
          <table:table-cell office:value-type="float" office:value="5793" calcext:value-type="float">
            <text:p>5793</text:p>
          </table:table-cell>
          <table:table-cell table:formula="of:=IF([.C587]&lt;=[.A588]; [.B588]; [.C587])" office:value-type="float" office:value="5753" calcext:value-type="float">
            <text:p>5753</text:p>
          </table:table-cell>
          <table:table-cell table:formula="of:=IF([.C588]&lt;&gt;[.C5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2" calcext:value-type="float">
            <text:p>5732</text:p>
          </table:table-cell>
          <table:table-cell office:value-type="float" office:value="5795" calcext:value-type="float">
            <text:p>5795</text:p>
          </table:table-cell>
          <table:table-cell table:formula="of:=IF([.C588]&lt;=[.A589]; [.B589]; [.C588])" office:value-type="float" office:value="5753" calcext:value-type="float">
            <text:p>5753</text:p>
          </table:table-cell>
          <table:table-cell table:formula="of:=IF([.C589]&lt;&gt;[.C5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94" calcext:value-type="float">
            <text:p>5794</text:p>
          </table:table-cell>
          <table:table-cell office:value-type="float" office:value="5796" calcext:value-type="float">
            <text:p>5796</text:p>
          </table:table-cell>
          <table:table-cell table:formula="of:=IF([.C589]&lt;=[.A590]; [.B590]; [.C589])" office:value-type="float" office:value="5796" calcext:value-type="float">
            <text:p>5796</text:p>
          </table:table-cell>
          <table:table-cell table:formula="of:=IF([.C590]&lt;&gt;[.C58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55" calcext:value-type="float">
            <text:p>5755</text:p>
          </table:table-cell>
          <table:table-cell office:value-type="float" office:value="5798" calcext:value-type="float">
            <text:p>5798</text:p>
          </table:table-cell>
          <table:table-cell table:formula="of:=IF([.C590]&lt;=[.A591]; [.B591]; [.C590])" office:value-type="float" office:value="5796" calcext:value-type="float">
            <text:p>5796</text:p>
          </table:table-cell>
          <table:table-cell table:formula="of:=IF([.C591]&lt;&gt;[.C5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4" calcext:value-type="float">
            <text:p>5764</text:p>
          </table:table-cell>
          <table:table-cell office:value-type="float" office:value="5803" calcext:value-type="float">
            <text:p>5803</text:p>
          </table:table-cell>
          <table:table-cell table:formula="of:=IF([.C591]&lt;=[.A592]; [.B592]; [.C591])" office:value-type="float" office:value="5796" calcext:value-type="float">
            <text:p>5796</text:p>
          </table:table-cell>
          <table:table-cell table:formula="of:=IF([.C592]&lt;&gt;[.C5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5" calcext:value-type="float">
            <text:p>5705</text:p>
          </table:table-cell>
          <table:table-cell office:value-type="float" office:value="5803" calcext:value-type="float">
            <text:p>5803</text:p>
          </table:table-cell>
          <table:table-cell table:formula="of:=IF([.C592]&lt;=[.A593]; [.B593]; [.C592])" office:value-type="float" office:value="5796" calcext:value-type="float">
            <text:p>5796</text:p>
          </table:table-cell>
          <table:table-cell table:formula="of:=IF([.C593]&lt;&gt;[.C5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1" calcext:value-type="float">
            <text:p>5761</text:p>
          </table:table-cell>
          <table:table-cell office:value-type="float" office:value="5834" calcext:value-type="float">
            <text:p>5834</text:p>
          </table:table-cell>
          <table:table-cell table:formula="of:=IF([.C593]&lt;=[.A594]; [.B594]; [.C593])" office:value-type="float" office:value="5796" calcext:value-type="float">
            <text:p>5796</text:p>
          </table:table-cell>
          <table:table-cell table:formula="of:=IF([.C594]&lt;&gt;[.C5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53" calcext:value-type="float">
            <text:p>5753</text:p>
          </table:table-cell>
          <table:table-cell office:value-type="float" office:value="5847" calcext:value-type="float">
            <text:p>5847</text:p>
          </table:table-cell>
          <table:table-cell table:formula="of:=IF([.C594]&lt;=[.A595]; [.B595]; [.C594])" office:value-type="float" office:value="5796" calcext:value-type="float">
            <text:p>5796</text:p>
          </table:table-cell>
          <table:table-cell table:formula="of:=IF([.C595]&lt;&gt;[.C5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5850" calcext:value-type="float">
            <text:p>5850</text:p>
          </table:table-cell>
          <table:table-cell table:formula="of:=IF([.C595]&lt;=[.A596]; [.B596]; [.C595])" office:value-type="float" office:value="5796" calcext:value-type="float">
            <text:p>5796</text:p>
          </table:table-cell>
          <table:table-cell table:formula="of:=IF([.C596]&lt;&gt;[.C5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float" office:value="5853" calcext:value-type="float">
            <text:p>5853</text:p>
          </table:table-cell>
          <table:table-cell table:formula="of:=IF([.C596]&lt;=[.A597]; [.B597]; [.C596])" office:value-type="float" office:value="5796" calcext:value-type="float">
            <text:p>5796</text:p>
          </table:table-cell>
          <table:table-cell table:formula="of:=IF([.C597]&lt;&gt;[.C5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5856" calcext:value-type="float">
            <text:p>5856</text:p>
          </table:table-cell>
          <table:table-cell table:formula="of:=IF([.C597]&lt;=[.A598]; [.B598]; [.C597])" office:value-type="float" office:value="5856" calcext:value-type="float">
            <text:p>5856</text:p>
          </table:table-cell>
          <table:table-cell table:formula="of:=IF([.C598]&lt;&gt;[.C59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5874" calcext:value-type="float">
            <text:p>5874</text:p>
          </table:table-cell>
          <table:table-cell table:formula="of:=IF([.C598]&lt;=[.A599]; [.B599]; [.C598])" office:value-type="float" office:value="5856" calcext:value-type="float">
            <text:p>5856</text:p>
          </table:table-cell>
          <table:table-cell table:formula="of:=IF([.C599]&lt;&gt;[.C5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5875" calcext:value-type="float">
            <text:p>5875</text:p>
          </table:table-cell>
          <table:table-cell table:formula="of:=IF([.C599]&lt;=[.A600]; [.B600]; [.C599])" office:value-type="float" office:value="5856" calcext:value-type="float">
            <text:p>5856</text:p>
          </table:table-cell>
          <table:table-cell table:formula="of:=IF([.C600]&lt;&gt;[.C5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5920" calcext:value-type="float">
            <text:p>5920</text:p>
          </table:table-cell>
          <table:table-cell table:formula="of:=IF([.C600]&lt;=[.A601]; [.B601]; [.C600])" office:value-type="float" office:value="5920" calcext:value-type="float">
            <text:p>5920</text:p>
          </table:table-cell>
          <table:table-cell table:formula="of:=IF([.C601]&lt;&gt;[.C6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32" calcext:value-type="float">
            <text:p>5832</text:p>
          </table:table-cell>
          <table:table-cell office:value-type="float" office:value="5923" calcext:value-type="float">
            <text:p>5923</text:p>
          </table:table-cell>
          <table:table-cell table:formula="of:=IF([.C601]&lt;=[.A602]; [.B602]; [.C601])" office:value-type="float" office:value="5920" calcext:value-type="float">
            <text:p>5920</text:p>
          </table:table-cell>
          <table:table-cell table:formula="of:=IF([.C602]&lt;&gt;[.C6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28" calcext:value-type="float">
            <text:p>5828</text:p>
          </table:table-cell>
          <table:table-cell office:value-type="float" office:value="5923" calcext:value-type="float">
            <text:p>5923</text:p>
          </table:table-cell>
          <table:table-cell table:formula="of:=IF([.C602]&lt;=[.A603]; [.B603]; [.C602])" office:value-type="float" office:value="5920" calcext:value-type="float">
            <text:p>5920</text:p>
          </table:table-cell>
          <table:table-cell table:formula="of:=IF([.C603]&lt;&gt;[.C6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5925" calcext:value-type="float">
            <text:p>5925</text:p>
          </table:table-cell>
          <table:table-cell table:formula="of:=IF([.C603]&lt;=[.A604]; [.B604]; [.C603])" office:value-type="float" office:value="5920" calcext:value-type="float">
            <text:p>5920</text:p>
          </table:table-cell>
          <table:table-cell table:formula="of:=IF([.C604]&lt;&gt;[.C6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9" calcext:value-type="float">
            <text:p>5929</text:p>
          </table:table-cell>
          <table:table-cell office:value-type="float" office:value="5941" calcext:value-type="float">
            <text:p>5941</text:p>
          </table:table-cell>
          <table:table-cell table:formula="of:=IF([.C604]&lt;=[.A605]; [.B605]; [.C604])" office:value-type="float" office:value="5941" calcext:value-type="float">
            <text:p>5941</text:p>
          </table:table-cell>
          <table:table-cell table:formula="of:=IF([.C605]&lt;&gt;[.C6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61" calcext:value-type="float">
            <text:p>5861</text:p>
          </table:table-cell>
          <table:table-cell office:value-type="float" office:value="5951" calcext:value-type="float">
            <text:p>5951</text:p>
          </table:table-cell>
          <table:table-cell table:formula="of:=IF([.C605]&lt;=[.A606]; [.B606]; [.C605])" office:value-type="float" office:value="5941" calcext:value-type="float">
            <text:p>5941</text:p>
          </table:table-cell>
          <table:table-cell table:formula="of:=IF([.C606]&lt;&gt;[.C6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89" calcext:value-type="float">
            <text:p>5889</text:p>
          </table:table-cell>
          <table:table-cell office:value-type="float" office:value="5955" calcext:value-type="float">
            <text:p>5955</text:p>
          </table:table-cell>
          <table:table-cell table:formula="of:=IF([.C606]&lt;=[.A607]; [.B607]; [.C606])" office:value-type="float" office:value="5941" calcext:value-type="float">
            <text:p>5941</text:p>
          </table:table-cell>
          <table:table-cell table:formula="of:=IF([.C607]&lt;&gt;[.C6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68" calcext:value-type="float">
            <text:p>5868</text:p>
          </table:table-cell>
          <table:table-cell office:value-type="float" office:value="5955" calcext:value-type="float">
            <text:p>5955</text:p>
          </table:table-cell>
          <table:table-cell table:formula="of:=IF([.C607]&lt;=[.A608]; [.B608]; [.C607])" office:value-type="float" office:value="5941" calcext:value-type="float">
            <text:p>5941</text:p>
          </table:table-cell>
          <table:table-cell table:formula="of:=IF([.C608]&lt;&gt;[.C6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9" calcext:value-type="float">
            <text:p>5909</text:p>
          </table:table-cell>
          <table:table-cell office:value-type="float" office:value="5956" calcext:value-type="float">
            <text:p>5956</text:p>
          </table:table-cell>
          <table:table-cell table:formula="of:=IF([.C608]&lt;=[.A609]; [.B609]; [.C608])" office:value-type="float" office:value="5941" calcext:value-type="float">
            <text:p>5941</text:p>
          </table:table-cell>
          <table:table-cell table:formula="of:=IF([.C609]&lt;&gt;[.C6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1" calcext:value-type="float">
            <text:p>5901</text:p>
          </table:table-cell>
          <table:table-cell office:value-type="float" office:value="5956" calcext:value-type="float">
            <text:p>5956</text:p>
          </table:table-cell>
          <table:table-cell table:formula="of:=IF([.C609]&lt;=[.A610]; [.B610]; [.C609])" office:value-type="float" office:value="5941" calcext:value-type="float">
            <text:p>5941</text:p>
          </table:table-cell>
          <table:table-cell table:formula="of:=IF([.C610]&lt;&gt;[.C6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5976" calcext:value-type="float">
            <text:p>5976</text:p>
          </table:table-cell>
          <table:table-cell table:formula="of:=IF([.C610]&lt;=[.A611]; [.B611]; [.C610])" office:value-type="float" office:value="5941" calcext:value-type="float">
            <text:p>5941</text:p>
          </table:table-cell>
          <table:table-cell table:formula="of:=IF([.C611]&lt;&gt;[.C6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5" calcext:value-type="float">
            <text:p>5925</text:p>
          </table:table-cell>
          <table:table-cell office:value-type="float" office:value="5984" calcext:value-type="float">
            <text:p>5984</text:p>
          </table:table-cell>
          <table:table-cell table:formula="of:=IF([.C611]&lt;=[.A612]; [.B612]; [.C611])" office:value-type="float" office:value="5941" calcext:value-type="float">
            <text:p>5941</text:p>
          </table:table-cell>
          <table:table-cell table:formula="of:=IF([.C612]&lt;&gt;[.C6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2" calcext:value-type="float">
            <text:p>5932</text:p>
          </table:table-cell>
          <table:table-cell office:value-type="float" office:value="5986" calcext:value-type="float">
            <text:p>5986</text:p>
          </table:table-cell>
          <table:table-cell table:formula="of:=IF([.C612]&lt;=[.A613]; [.B613]; [.C612])" office:value-type="float" office:value="5941" calcext:value-type="float">
            <text:p>5941</text:p>
          </table:table-cell>
          <table:table-cell table:formula="of:=IF([.C613]&lt;&gt;[.C6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6007" calcext:value-type="float">
            <text:p>6007</text:p>
          </table:table-cell>
          <table:table-cell table:formula="of:=IF([.C613]&lt;=[.A614]; [.B614]; [.C613])" office:value-type="float" office:value="5941" calcext:value-type="float">
            <text:p>5941</text:p>
          </table:table-cell>
          <table:table-cell table:formula="of:=IF([.C614]&lt;&gt;[.C6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36" calcext:value-type="float">
            <text:p>5936</text:p>
          </table:table-cell>
          <table:table-cell office:value-type="float" office:value="6016" calcext:value-type="float">
            <text:p>6016</text:p>
          </table:table-cell>
          <table:table-cell table:formula="of:=IF([.C614]&lt;=[.A615]; [.B615]; [.C614])" office:value-type="float" office:value="5941" calcext:value-type="float">
            <text:p>5941</text:p>
          </table:table-cell>
          <table:table-cell table:formula="of:=IF([.C615]&lt;&gt;[.C6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45" calcext:value-type="float">
            <text:p>5945</text:p>
          </table:table-cell>
          <table:table-cell office:value-type="float" office:value="6038" calcext:value-type="float">
            <text:p>6038</text:p>
          </table:table-cell>
          <table:table-cell table:formula="of:=IF([.C615]&lt;=[.A616]; [.B616]; [.C615])" office:value-type="float" office:value="6038" calcext:value-type="float">
            <text:p>6038</text:p>
          </table:table-cell>
          <table:table-cell table:formula="of:=IF([.C616]&lt;&gt;[.C6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06" calcext:value-type="float">
            <text:p>6006</text:p>
          </table:table-cell>
          <table:table-cell office:value-type="float" office:value="6059" calcext:value-type="float">
            <text:p>6059</text:p>
          </table:table-cell>
          <table:table-cell table:formula="of:=IF([.C616]&lt;=[.A617]; [.B617]; [.C616])" office:value-type="float" office:value="6038" calcext:value-type="float">
            <text:p>6038</text:p>
          </table:table-cell>
          <table:table-cell table:formula="of:=IF([.C617]&lt;&gt;[.C6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6075" calcext:value-type="float">
            <text:p>6075</text:p>
          </table:table-cell>
          <table:table-cell table:formula="of:=IF([.C617]&lt;=[.A618]; [.B618]; [.C617])" office:value-type="float" office:value="6075" calcext:value-type="float">
            <text:p>6075</text:p>
          </table:table-cell>
          <table:table-cell table:formula="of:=IF([.C618]&lt;&gt;[.C61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46" calcext:value-type="float">
            <text:p>6046</text:p>
          </table:table-cell>
          <table:table-cell office:value-type="float" office:value="6077" calcext:value-type="float">
            <text:p>6077</text:p>
          </table:table-cell>
          <table:table-cell table:formula="of:=IF([.C618]&lt;=[.A619]; [.B619]; [.C618])" office:value-type="float" office:value="6075" calcext:value-type="float">
            <text:p>6075</text:p>
          </table:table-cell>
          <table:table-cell table:formula="of:=IF([.C619]&lt;&gt;[.C6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13" calcext:value-type="float">
            <text:p>6013</text:p>
          </table:table-cell>
          <table:table-cell office:value-type="float" office:value="6087" calcext:value-type="float">
            <text:p>6087</text:p>
          </table:table-cell>
          <table:table-cell table:formula="of:=IF([.C619]&lt;=[.A620]; [.B620]; [.C619])" office:value-type="float" office:value="6075" calcext:value-type="float">
            <text:p>6075</text:p>
          </table:table-cell>
          <table:table-cell table:formula="of:=IF([.C620]&lt;&gt;[.C6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35" calcext:value-type="float">
            <text:p>6035</text:p>
          </table:table-cell>
          <table:table-cell office:value-type="float" office:value="6094" calcext:value-type="float">
            <text:p>6094</text:p>
          </table:table-cell>
          <table:table-cell table:formula="of:=IF([.C620]&lt;=[.A621]; [.B621]; [.C620])" office:value-type="float" office:value="6075" calcext:value-type="float">
            <text:p>6075</text:p>
          </table:table-cell>
          <table:table-cell table:formula="of:=IF([.C621]&lt;&gt;[.C6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73" calcext:value-type="float">
            <text:p>6073</text:p>
          </table:table-cell>
          <table:table-cell office:value-type="float" office:value="6112" calcext:value-type="float">
            <text:p>6112</text:p>
          </table:table-cell>
          <table:table-cell table:formula="of:=IF([.C621]&lt;=[.A622]; [.B622]; [.C621])" office:value-type="float" office:value="6075" calcext:value-type="float">
            <text:p>6075</text:p>
          </table:table-cell>
          <table:table-cell table:formula="of:=IF([.C622]&lt;&gt;[.C6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float" office:value="6119" calcext:value-type="float">
            <text:p>6119</text:p>
          </table:table-cell>
          <table:table-cell table:formula="of:=IF([.C622]&lt;=[.A623]; [.B623]; [.C622])" office:value-type="float" office:value="6119" calcext:value-type="float">
            <text:p>6119</text:p>
          </table:table-cell>
          <table:table-cell table:formula="of:=IF([.C623]&lt;&gt;[.C62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27" calcext:value-type="float">
            <text:p>6127</text:p>
          </table:table-cell>
          <table:table-cell office:value-type="float" office:value="6135" calcext:value-type="float">
            <text:p>6135</text:p>
          </table:table-cell>
          <table:table-cell table:formula="of:=IF([.C623]&lt;=[.A624]; [.B624]; [.C623])" office:value-type="float" office:value="6135" calcext:value-type="float">
            <text:p>6135</text:p>
          </table:table-cell>
          <table:table-cell table:formula="of:=IF([.C624]&lt;&gt;[.C62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153" calcext:value-type="float">
            <text:p>6153</text:p>
          </table:table-cell>
          <table:table-cell table:formula="of:=IF([.C624]&lt;=[.A625]; [.B625]; [.C624])" office:value-type="float" office:value="6135" calcext:value-type="float">
            <text:p>6135</text:p>
          </table:table-cell>
          <table:table-cell table:formula="of:=IF([.C625]&lt;&gt;[.C6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05" calcext:value-type="float">
            <text:p>6105</text:p>
          </table:table-cell>
          <table:table-cell office:value-type="float" office:value="6170" calcext:value-type="float">
            <text:p>6170</text:p>
          </table:table-cell>
          <table:table-cell table:formula="of:=IF([.C625]&lt;=[.A626]; [.B626]; [.C625])" office:value-type="float" office:value="6135" calcext:value-type="float">
            <text:p>6135</text:p>
          </table:table-cell>
          <table:table-cell table:formula="of:=IF([.C626]&lt;&gt;[.C6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99" calcext:value-type="float">
            <text:p>6099</text:p>
          </table:table-cell>
          <table:table-cell office:value-type="float" office:value="6194" calcext:value-type="float">
            <text:p>6194</text:p>
          </table:table-cell>
          <table:table-cell table:formula="of:=IF([.C626]&lt;=[.A627]; [.B627]; [.C626])" office:value-type="float" office:value="6135" calcext:value-type="float">
            <text:p>6135</text:p>
          </table:table-cell>
          <table:table-cell table:formula="of:=IF([.C627]&lt;&gt;[.C6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6204" calcext:value-type="float">
            <text:p>6204</text:p>
          </table:table-cell>
          <table:table-cell table:formula="of:=IF([.C627]&lt;=[.A628]; [.B628]; [.C627])" office:value-type="float" office:value="6204" calcext:value-type="float">
            <text:p>6204</text:p>
          </table:table-cell>
          <table:table-cell table:formula="of:=IF([.C628]&lt;&gt;[.C62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6223" calcext:value-type="float">
            <text:p>6223</text:p>
          </table:table-cell>
          <table:table-cell table:formula="of:=IF([.C628]&lt;=[.A629]; [.B629]; [.C628])" office:value-type="float" office:value="6204" calcext:value-type="float">
            <text:p>6204</text:p>
          </table:table-cell>
          <table:table-cell table:formula="of:=IF([.C629]&lt;&gt;[.C6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float" office:value="6239" calcext:value-type="float">
            <text:p>6239</text:p>
          </table:table-cell>
          <table:table-cell table:formula="of:=IF([.C629]&lt;=[.A630]; [.B630]; [.C629])" office:value-type="float" office:value="6204" calcext:value-type="float">
            <text:p>6204</text:p>
          </table:table-cell>
          <table:table-cell table:formula="of:=IF([.C630]&lt;&gt;[.C6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05" calcext:value-type="float">
            <text:p>6205</text:p>
          </table:table-cell>
          <table:table-cell office:value-type="float" office:value="6255" calcext:value-type="float">
            <text:p>6255</text:p>
          </table:table-cell>
          <table:table-cell table:formula="of:=IF([.C630]&lt;=[.A631]; [.B631]; [.C630])" office:value-type="float" office:value="6255" calcext:value-type="float">
            <text:p>6255</text:p>
          </table:table-cell>
          <table:table-cell table:formula="of:=IF([.C631]&lt;&gt;[.C6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64" calcext:value-type="float">
            <text:p>6264</text:p>
          </table:table-cell>
          <table:table-cell office:value-type="float" office:value="6268" calcext:value-type="float">
            <text:p>6268</text:p>
          </table:table-cell>
          <table:table-cell table:formula="of:=IF([.C631]&lt;=[.A632]; [.B632]; [.C631])" office:value-type="float" office:value="6268" calcext:value-type="float">
            <text:p>6268</text:p>
          </table:table-cell>
          <table:table-cell table:formula="of:=IF([.C632]&lt;&gt;[.C6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float" office:value="6270" calcext:value-type="float">
            <text:p>6270</text:p>
          </table:table-cell>
          <table:table-cell table:formula="of:=IF([.C632]&lt;=[.A633]; [.B633]; [.C632])" office:value-type="float" office:value="6268" calcext:value-type="float">
            <text:p>6268</text:p>
          </table:table-cell>
          <table:table-cell table:formula="of:=IF([.C633]&lt;&gt;[.C6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6273" calcext:value-type="float">
            <text:p>6273</text:p>
          </table:table-cell>
          <table:table-cell table:formula="of:=IF([.C633]&lt;=[.A634]; [.B634]; [.C633])" office:value-type="float" office:value="6268" calcext:value-type="float">
            <text:p>6268</text:p>
          </table:table-cell>
          <table:table-cell table:formula="of:=IF([.C634]&lt;&gt;[.C6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282" calcext:value-type="float">
            <text:p>6282</text:p>
          </table:table-cell>
          <table:table-cell table:formula="of:=IF([.C634]&lt;=[.A635]; [.B635]; [.C634])" office:value-type="float" office:value="6282" calcext:value-type="float">
            <text:p>6282</text:p>
          </table:table-cell>
          <table:table-cell table:formula="of:=IF([.C635]&lt;&gt;[.C6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95" calcext:value-type="float">
            <text:p>6195</text:p>
          </table:table-cell>
          <table:table-cell office:value-type="float" office:value="6283" calcext:value-type="float">
            <text:p>6283</text:p>
          </table:table-cell>
          <table:table-cell table:formula="of:=IF([.C635]&lt;=[.A636]; [.B636]; [.C635])" office:value-type="float" office:value="6282" calcext:value-type="float">
            <text:p>6282</text:p>
          </table:table-cell>
          <table:table-cell table:formula="of:=IF([.C636]&lt;&gt;[.C6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48" calcext:value-type="float">
            <text:p>6248</text:p>
          </table:table-cell>
          <table:table-cell office:value-type="float" office:value="6287" calcext:value-type="float">
            <text:p>6287</text:p>
          </table:table-cell>
          <table:table-cell table:formula="of:=IF([.C636]&lt;=[.A637]; [.B637]; [.C636])" office:value-type="float" office:value="6282" calcext:value-type="float">
            <text:p>6282</text:p>
          </table:table-cell>
          <table:table-cell table:formula="of:=IF([.C637]&lt;&gt;[.C6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35" calcext:value-type="float">
            <text:p>6235</text:p>
          </table:table-cell>
          <table:table-cell office:value-type="float" office:value="6294" calcext:value-type="float">
            <text:p>6294</text:p>
          </table:table-cell>
          <table:table-cell table:formula="of:=IF([.C637]&lt;=[.A638]; [.B638]; [.C637])" office:value-type="float" office:value="6282" calcext:value-type="float">
            <text:p>6282</text:p>
          </table:table-cell>
          <table:table-cell table:formula="of:=IF([.C638]&lt;&gt;[.C6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07" calcext:value-type="float">
            <text:p>6207</text:p>
          </table:table-cell>
          <table:table-cell office:value-type="float" office:value="6306" calcext:value-type="float">
            <text:p>6306</text:p>
          </table:table-cell>
          <table:table-cell table:formula="of:=IF([.C638]&lt;=[.A639]; [.B639]; [.C638])" office:value-type="float" office:value="6282" calcext:value-type="float">
            <text:p>6282</text:p>
          </table:table-cell>
          <table:table-cell table:formula="of:=IF([.C639]&lt;&gt;[.C6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55" calcext:value-type="float">
            <text:p>6255</text:p>
          </table:table-cell>
          <table:table-cell office:value-type="float" office:value="6307" calcext:value-type="float">
            <text:p>6307</text:p>
          </table:table-cell>
          <table:table-cell table:formula="of:=IF([.C639]&lt;=[.A640]; [.B640]; [.C639])" office:value-type="float" office:value="6282" calcext:value-type="float">
            <text:p>6282</text:p>
          </table:table-cell>
          <table:table-cell table:formula="of:=IF([.C640]&lt;&gt;[.C6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23" calcext:value-type="float">
            <text:p>6223</text:p>
          </table:table-cell>
          <table:table-cell office:value-type="float" office:value="6308" calcext:value-type="float">
            <text:p>6308</text:p>
          </table:table-cell>
          <table:table-cell table:formula="of:=IF([.C640]&lt;=[.A641]; [.B641]; [.C640])" office:value-type="float" office:value="6282" calcext:value-type="float">
            <text:p>6282</text:p>
          </table:table-cell>
          <table:table-cell table:formula="of:=IF([.C641]&lt;&gt;[.C6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6" calcext:value-type="float">
            <text:p>6306</text:p>
          </table:table-cell>
          <table:table-cell office:value-type="float" office:value="6310" calcext:value-type="float">
            <text:p>6310</text:p>
          </table:table-cell>
          <table:table-cell table:formula="of:=IF([.C641]&lt;=[.A642]; [.B642]; [.C641])" office:value-type="float" office:value="6310" calcext:value-type="float">
            <text:p>6310</text:p>
          </table:table-cell>
          <table:table-cell table:formula="of:=IF([.C642]&lt;&gt;[.C6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6314" calcext:value-type="float">
            <text:p>6314</text:p>
          </table:table-cell>
          <table:table-cell table:formula="of:=IF([.C642]&lt;=[.A643]; [.B643]; [.C642])" office:value-type="float" office:value="6310" calcext:value-type="float">
            <text:p>6310</text:p>
          </table:table-cell>
          <table:table-cell table:formula="of:=IF([.C643]&lt;&gt;[.C6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3" calcext:value-type="float">
            <text:p>6303</text:p>
          </table:table-cell>
          <table:table-cell office:value-type="float" office:value="6324" calcext:value-type="float">
            <text:p>6324</text:p>
          </table:table-cell>
          <table:table-cell table:formula="of:=IF([.C643]&lt;=[.A644]; [.B644]; [.C643])" office:value-type="float" office:value="6310" calcext:value-type="float">
            <text:p>6310</text:p>
          </table:table-cell>
          <table:table-cell table:formula="of:=IF([.C644]&lt;&gt;[.C6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57" calcext:value-type="float">
            <text:p>6257</text:p>
          </table:table-cell>
          <table:table-cell office:value-type="float" office:value="6349" calcext:value-type="float">
            <text:p>6349</text:p>
          </table:table-cell>
          <table:table-cell table:formula="of:=IF([.C644]&lt;=[.A645]; [.B645]; [.C644])" office:value-type="float" office:value="6310" calcext:value-type="float">
            <text:p>6310</text:p>
          </table:table-cell>
          <table:table-cell table:formula="of:=IF([.C645]&lt;&gt;[.C6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07" calcext:value-type="float">
            <text:p>6307</text:p>
          </table:table-cell>
          <table:table-cell office:value-type="float" office:value="6359" calcext:value-type="float">
            <text:p>6359</text:p>
          </table:table-cell>
          <table:table-cell table:formula="of:=IF([.C645]&lt;=[.A646]; [.B646]; [.C645])" office:value-type="float" office:value="6310" calcext:value-type="float">
            <text:p>6310</text:p>
          </table:table-cell>
          <table:table-cell table:formula="of:=IF([.C646]&lt;&gt;[.C6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81" calcext:value-type="float">
            <text:p>6281</text:p>
          </table:table-cell>
          <table:table-cell office:value-type="float" office:value="6361" calcext:value-type="float">
            <text:p>6361</text:p>
          </table:table-cell>
          <table:table-cell table:formula="of:=IF([.C646]&lt;=[.A647]; [.B647]; [.C646])" office:value-type="float" office:value="6310" calcext:value-type="float">
            <text:p>6310</text:p>
          </table:table-cell>
          <table:table-cell table:formula="of:=IF([.C647]&lt;&gt;[.C6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89" calcext:value-type="float">
            <text:p>6289</text:p>
          </table:table-cell>
          <table:table-cell office:value-type="float" office:value="6371" calcext:value-type="float">
            <text:p>6371</text:p>
          </table:table-cell>
          <table:table-cell table:formula="of:=IF([.C647]&lt;=[.A648]; [.B648]; [.C647])" office:value-type="float" office:value="6310" calcext:value-type="float">
            <text:p>6310</text:p>
          </table:table-cell>
          <table:table-cell table:formula="of:=IF([.C648]&lt;&gt;[.C6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76" calcext:value-type="float">
            <text:p>6376</text:p>
          </table:table-cell>
          <table:table-cell table:formula="of:=IF([.C648]&lt;=[.A649]; [.B649]; [.C648])" office:value-type="float" office:value="6310" calcext:value-type="float">
            <text:p>6310</text:p>
          </table:table-cell>
          <table:table-cell table:formula="of:=IF([.C649]&lt;&gt;[.C6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11" calcext:value-type="float">
            <text:p>6311</text:p>
          </table:table-cell>
          <table:table-cell office:value-type="float" office:value="6387" calcext:value-type="float">
            <text:p>6387</text:p>
          </table:table-cell>
          <table:table-cell table:formula="of:=IF([.C649]&lt;=[.A650]; [.B650]; [.C649])" office:value-type="float" office:value="6387" calcext:value-type="float">
            <text:p>6387</text:p>
          </table:table-cell>
          <table:table-cell table:formula="of:=IF([.C650]&lt;&gt;[.C6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81" calcext:value-type="float">
            <text:p>6381</text:p>
          </table:table-cell>
          <table:table-cell office:value-type="float" office:value="6387" calcext:value-type="float">
            <text:p>6387</text:p>
          </table:table-cell>
          <table:table-cell table:formula="of:=IF([.C650]&lt;=[.A651]; [.B651]; [.C650])" office:value-type="float" office:value="6387" calcext:value-type="float">
            <text:p>6387</text:p>
          </table:table-cell>
          <table:table-cell table:formula="of:=IF([.C651]&lt;&gt;[.C6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6394" calcext:value-type="float">
            <text:p>6394</text:p>
          </table:table-cell>
          <table:table-cell table:formula="of:=IF([.C651]&lt;=[.A652]; [.B652]; [.C651])" office:value-type="float" office:value="6387" calcext:value-type="float">
            <text:p>6387</text:p>
          </table:table-cell>
          <table:table-cell table:formula="of:=IF([.C652]&lt;&gt;[.C6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6" calcext:value-type="float">
            <text:p>6366</text:p>
          </table:table-cell>
          <table:table-cell office:value-type="float" office:value="6418" calcext:value-type="float">
            <text:p>6418</text:p>
          </table:table-cell>
          <table:table-cell table:formula="of:=IF([.C652]&lt;=[.A653]; [.B653]; [.C652])" office:value-type="float" office:value="6387" calcext:value-type="float">
            <text:p>6387</text:p>
          </table:table-cell>
          <table:table-cell table:formula="of:=IF([.C653]&lt;&gt;[.C6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6421" calcext:value-type="float">
            <text:p>6421</text:p>
          </table:table-cell>
          <table:table-cell table:formula="of:=IF([.C653]&lt;=[.A654]; [.B654]; [.C653])" office:value-type="float" office:value="6387" calcext:value-type="float">
            <text:p>6387</text:p>
          </table:table-cell>
          <table:table-cell table:formula="of:=IF([.C654]&lt;&gt;[.C6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4" calcext:value-type="float">
            <text:p>6404</text:p>
          </table:table-cell>
          <table:table-cell office:value-type="float" office:value="6424" calcext:value-type="float">
            <text:p>6424</text:p>
          </table:table-cell>
          <table:table-cell table:formula="of:=IF([.C654]&lt;=[.A655]; [.B655]; [.C654])" office:value-type="float" office:value="6424" calcext:value-type="float">
            <text:p>6424</text:p>
          </table:table-cell>
          <table:table-cell table:formula="of:=IF([.C655]&lt;&gt;[.C65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98" calcext:value-type="float">
            <text:p>6398</text:p>
          </table:table-cell>
          <table:table-cell office:value-type="float" office:value="6446" calcext:value-type="float">
            <text:p>6446</text:p>
          </table:table-cell>
          <table:table-cell table:formula="of:=IF([.C655]&lt;=[.A656]; [.B656]; [.C655])" office:value-type="float" office:value="6424" calcext:value-type="float">
            <text:p>6424</text:p>
          </table:table-cell>
          <table:table-cell table:formula="of:=IF([.C656]&lt;&gt;[.C6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4" calcext:value-type="float">
            <text:p>6364</text:p>
          </table:table-cell>
          <table:table-cell office:value-type="float" office:value="6446" calcext:value-type="float">
            <text:p>6446</text:p>
          </table:table-cell>
          <table:table-cell table:formula="of:=IF([.C656]&lt;=[.A657]; [.B657]; [.C656])" office:value-type="float" office:value="6424" calcext:value-type="float">
            <text:p>6424</text:p>
          </table:table-cell>
          <table:table-cell table:formula="of:=IF([.C657]&lt;&gt;[.C6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452" calcext:value-type="float">
            <text:p>6452</text:p>
          </table:table-cell>
          <table:table-cell table:formula="of:=IF([.C657]&lt;=[.A658]; [.B658]; [.C657])" office:value-type="float" office:value="6424" calcext:value-type="float">
            <text:p>6424</text:p>
          </table:table-cell>
          <table:table-cell table:formula="of:=IF([.C658]&lt;&gt;[.C6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85" calcext:value-type="float">
            <text:p>6385</text:p>
          </table:table-cell>
          <table:table-cell office:value-type="float" office:value="6457" calcext:value-type="float">
            <text:p>6457</text:p>
          </table:table-cell>
          <table:table-cell table:formula="of:=IF([.C658]&lt;=[.A659]; [.B659]; [.C658])" office:value-type="float" office:value="6424" calcext:value-type="float">
            <text:p>6424</text:p>
          </table:table-cell>
          <table:table-cell table:formula="of:=IF([.C659]&lt;&gt;[.C6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16" calcext:value-type="float">
            <text:p>6416</text:p>
          </table:table-cell>
          <table:table-cell office:value-type="float" office:value="6460" calcext:value-type="float">
            <text:p>6460</text:p>
          </table:table-cell>
          <table:table-cell table:formula="of:=IF([.C659]&lt;=[.A660]; [.B660]; [.C659])" office:value-type="float" office:value="6424" calcext:value-type="float">
            <text:p>6424</text:p>
          </table:table-cell>
          <table:table-cell table:formula="of:=IF([.C660]&lt;&gt;[.C6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6460" calcext:value-type="float">
            <text:p>6460</text:p>
          </table:table-cell>
          <table:table-cell table:formula="of:=IF([.C660]&lt;=[.A661]; [.B661]; [.C660])" office:value-type="float" office:value="6460" calcext:value-type="float">
            <text:p>6460</text:p>
          </table:table-cell>
          <table:table-cell table:formula="of:=IF([.C661]&lt;&gt;[.C66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14" calcext:value-type="float">
            <text:p>6414</text:p>
          </table:table-cell>
          <table:table-cell office:value-type="float" office:value="6477" calcext:value-type="float">
            <text:p>6477</text:p>
          </table:table-cell>
          <table:table-cell table:formula="of:=IF([.C661]&lt;=[.A662]; [.B662]; [.C661])" office:value-type="float" office:value="6460" calcext:value-type="float">
            <text:p>6460</text:p>
          </table:table-cell>
          <table:table-cell table:formula="of:=IF([.C662]&lt;&gt;[.C6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3" calcext:value-type="float">
            <text:p>6473</text:p>
          </table:table-cell>
          <table:table-cell office:value-type="float" office:value="6478" calcext:value-type="float">
            <text:p>6478</text:p>
          </table:table-cell>
          <table:table-cell table:formula="of:=IF([.C662]&lt;=[.A663]; [.B663]; [.C662])" office:value-type="float" office:value="6478" calcext:value-type="float">
            <text:p>6478</text:p>
          </table:table-cell>
          <table:table-cell table:formula="of:=IF([.C663]&lt;&gt;[.C6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6479" calcext:value-type="float">
            <text:p>6479</text:p>
          </table:table-cell>
          <table:table-cell table:formula="of:=IF([.C663]&lt;=[.A664]; [.B664]; [.C663])" office:value-type="float" office:value="6478" calcext:value-type="float">
            <text:p>6478</text:p>
          </table:table-cell>
          <table:table-cell table:formula="of:=IF([.C664]&lt;&gt;[.C6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6492" calcext:value-type="float">
            <text:p>6492</text:p>
          </table:table-cell>
          <table:table-cell table:formula="of:=IF([.C664]&lt;=[.A665]; [.B665]; [.C664])" office:value-type="float" office:value="6478" calcext:value-type="float">
            <text:p>6478</text:p>
          </table:table-cell>
          <table:table-cell table:formula="of:=IF([.C665]&lt;&gt;[.C6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67" calcext:value-type="float">
            <text:p>6467</text:p>
          </table:table-cell>
          <table:table-cell office:value-type="float" office:value="6492" calcext:value-type="float">
            <text:p>6492</text:p>
          </table:table-cell>
          <table:table-cell table:formula="of:=IF([.C665]&lt;=[.A666]; [.B666]; [.C665])" office:value-type="float" office:value="6478" calcext:value-type="float">
            <text:p>6478</text:p>
          </table:table-cell>
          <table:table-cell table:formula="of:=IF([.C666]&lt;&gt;[.C6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492" calcext:value-type="float">
            <text:p>6492</text:p>
          </table:table-cell>
          <table:table-cell table:formula="of:=IF([.C666]&lt;=[.A667]; [.B667]; [.C666])" office:value-type="float" office:value="6478" calcext:value-type="float">
            <text:p>6478</text:p>
          </table:table-cell>
          <table:table-cell table:formula="of:=IF([.C667]&lt;&gt;[.C6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4" calcext:value-type="float">
            <text:p>6444</text:p>
          </table:table-cell>
          <table:table-cell office:value-type="float" office:value="6493" calcext:value-type="float">
            <text:p>6493</text:p>
          </table:table-cell>
          <table:table-cell table:formula="of:=IF([.C667]&lt;=[.A668]; [.B668]; [.C667])" office:value-type="float" office:value="6478" calcext:value-type="float">
            <text:p>6478</text:p>
          </table:table-cell>
          <table:table-cell table:formula="of:=IF([.C668]&lt;&gt;[.C6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6510" calcext:value-type="float">
            <text:p>6510</text:p>
          </table:table-cell>
          <table:table-cell table:formula="of:=IF([.C668]&lt;=[.A669]; [.B669]; [.C668])" office:value-type="float" office:value="6478" calcext:value-type="float">
            <text:p>6478</text:p>
          </table:table-cell>
          <table:table-cell table:formula="of:=IF([.C669]&lt;&gt;[.C6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27" calcext:value-type="float">
            <text:p>6427</text:p>
          </table:table-cell>
          <table:table-cell office:value-type="float" office:value="6513" calcext:value-type="float">
            <text:p>6513</text:p>
          </table:table-cell>
          <table:table-cell table:formula="of:=IF([.C669]&lt;=[.A670]; [.B670]; [.C669])" office:value-type="float" office:value="6478" calcext:value-type="float">
            <text:p>6478</text:p>
          </table:table-cell>
          <table:table-cell table:formula="of:=IF([.C670]&lt;&gt;[.C6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float" office:value="6530" calcext:value-type="float">
            <text:p>6530</text:p>
          </table:table-cell>
          <table:table-cell table:formula="of:=IF([.C670]&lt;=[.A671]; [.B671]; [.C670])" office:value-type="float" office:value="6530" calcext:value-type="float">
            <text:p>6530</text:p>
          </table:table-cell>
          <table:table-cell table:formula="of:=IF([.C671]&lt;&gt;[.C6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42" calcext:value-type="float">
            <text:p>6442</text:p>
          </table:table-cell>
          <table:table-cell office:value-type="float" office:value="6539" calcext:value-type="float">
            <text:p>6539</text:p>
          </table:table-cell>
          <table:table-cell table:formula="of:=IF([.C671]&lt;=[.A672]; [.B672]; [.C671])" office:value-type="float" office:value="6530" calcext:value-type="float">
            <text:p>6530</text:p>
          </table:table-cell>
          <table:table-cell table:formula="of:=IF([.C672]&lt;&gt;[.C6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58" calcext:value-type="float">
            <text:p>6458</text:p>
          </table:table-cell>
          <table:table-cell office:value-type="float" office:value="6549" calcext:value-type="float">
            <text:p>6549</text:p>
          </table:table-cell>
          <table:table-cell table:formula="of:=IF([.C672]&lt;=[.A673]; [.B673]; [.C672])" office:value-type="float" office:value="6530" calcext:value-type="float">
            <text:p>6530</text:p>
          </table:table-cell>
          <table:table-cell table:formula="of:=IF([.C673]&lt;&gt;[.C6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float" office:value="6552" calcext:value-type="float">
            <text:p>6552</text:p>
          </table:table-cell>
          <table:table-cell table:formula="of:=IF([.C673]&lt;=[.A674]; [.B674]; [.C673])" office:value-type="float" office:value="6530" calcext:value-type="float">
            <text:p>6530</text:p>
          </table:table-cell>
          <table:table-cell table:formula="of:=IF([.C674]&lt;&gt;[.C6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float" office:value="6591" calcext:value-type="float">
            <text:p>6591</text:p>
          </table:table-cell>
          <table:table-cell table:formula="of:=IF([.C674]&lt;=[.A675]; [.B675]; [.C674])" office:value-type="float" office:value="6591" calcext:value-type="float">
            <text:p>6591</text:p>
          </table:table-cell>
          <table:table-cell table:formula="of:=IF([.C675]&lt;&gt;[.C67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6603" calcext:value-type="float">
            <text:p>6603</text:p>
          </table:table-cell>
          <table:table-cell table:formula="of:=IF([.C675]&lt;=[.A676]; [.B676]; [.C675])" office:value-type="float" office:value="6591" calcext:value-type="float">
            <text:p>6591</text:p>
          </table:table-cell>
          <table:table-cell table:formula="of:=IF([.C676]&lt;&gt;[.C67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float" office:value="6615" calcext:value-type="float">
            <text:p>6615</text:p>
          </table:table-cell>
          <table:table-cell table:formula="of:=IF([.C676]&lt;=[.A677]; [.B677]; [.C676])" office:value-type="float" office:value="6591" calcext:value-type="float">
            <text:p>6591</text:p>
          </table:table-cell>
          <table:table-cell table:formula="of:=IF([.C677]&lt;&gt;[.C6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float" office:value="6615" calcext:value-type="float">
            <text:p>6615</text:p>
          </table:table-cell>
          <table:table-cell table:formula="of:=IF([.C677]&lt;=[.A678]; [.B678]; [.C677])" office:value-type="float" office:value="6615" calcext:value-type="float">
            <text:p>6615</text:p>
          </table:table-cell>
          <table:table-cell table:formula="of:=IF([.C678]&lt;&gt;[.C6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float" office:value="6639" calcext:value-type="float">
            <text:p>6639</text:p>
          </table:table-cell>
          <table:table-cell table:formula="of:=IF([.C678]&lt;=[.A679]; [.B679]; [.C678])" office:value-type="float" office:value="6639" calcext:value-type="float">
            <text:p>6639</text:p>
          </table:table-cell>
          <table:table-cell table:formula="of:=IF([.C679]&lt;&gt;[.C67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float" office:value="6652" calcext:value-type="float">
            <text:p>6652</text:p>
          </table:table-cell>
          <table:table-cell table:formula="of:=IF([.C679]&lt;=[.A680]; [.B680]; [.C679])" office:value-type="float" office:value="6639" calcext:value-type="float">
            <text:p>6639</text:p>
          </table:table-cell>
          <table:table-cell table:formula="of:=IF([.C680]&lt;&gt;[.C6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672" calcext:value-type="float">
            <text:p>6672</text:p>
          </table:table-cell>
          <table:table-cell table:formula="of:=IF([.C680]&lt;=[.A681]; [.B681]; [.C680])" office:value-type="float" office:value="6672" calcext:value-type="float">
            <text:p>6672</text:p>
          </table:table-cell>
          <table:table-cell table:formula="of:=IF([.C681]&lt;&gt;[.C68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float" office:value="6672" calcext:value-type="float">
            <text:p>6672</text:p>
          </table:table-cell>
          <table:table-cell table:formula="of:=IF([.C681]&lt;=[.A682]; [.B682]; [.C681])" office:value-type="float" office:value="6672" calcext:value-type="float">
            <text:p>6672</text:p>
          </table:table-cell>
          <table:table-cell table:formula="of:=IF([.C682]&lt;&gt;[.C6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6704" calcext:value-type="float">
            <text:p>6704</text:p>
          </table:table-cell>
          <table:table-cell table:formula="of:=IF([.C682]&lt;=[.A683]; [.B683]; [.C682])" office:value-type="float" office:value="6704" calcext:value-type="float">
            <text:p>6704</text:p>
          </table:table-cell>
          <table:table-cell table:formula="of:=IF([.C683]&lt;&gt;[.C6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float" office:value="6726" calcext:value-type="float">
            <text:p>6726</text:p>
          </table:table-cell>
          <table:table-cell table:formula="of:=IF([.C683]&lt;=[.A684]; [.B684]; [.C683])" office:value-type="float" office:value="6704" calcext:value-type="float">
            <text:p>6704</text:p>
          </table:table-cell>
          <table:table-cell table:formula="of:=IF([.C684]&lt;&gt;[.C6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float" office:value="6782" calcext:value-type="float">
            <text:p>6782</text:p>
          </table:table-cell>
          <table:table-cell table:formula="of:=IF([.C684]&lt;=[.A685]; [.B685]; [.C684])" office:value-type="float" office:value="6782" calcext:value-type="float">
            <text:p>6782</text:p>
          </table:table-cell>
          <table:table-cell table:formula="of:=IF([.C685]&lt;&gt;[.C6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float" office:value="6785" calcext:value-type="float">
            <text:p>6785</text:p>
          </table:table-cell>
          <table:table-cell table:formula="of:=IF([.C685]&lt;=[.A686]; [.B686]; [.C685])" office:value-type="float" office:value="6782" calcext:value-type="float">
            <text:p>6782</text:p>
          </table:table-cell>
          <table:table-cell table:formula="of:=IF([.C686]&lt;&gt;[.C6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float" office:value="6786" calcext:value-type="float">
            <text:p>6786</text:p>
          </table:table-cell>
          <table:table-cell table:formula="of:=IF([.C686]&lt;=[.A687]; [.B687]; [.C686])" office:value-type="float" office:value="6782" calcext:value-type="float">
            <text:p>6782</text:p>
          </table:table-cell>
          <table:table-cell table:formula="of:=IF([.C687]&lt;&gt;[.C6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float" office:value="6792" calcext:value-type="float">
            <text:p>6792</text:p>
          </table:table-cell>
          <table:table-cell table:formula="of:=IF([.C687]&lt;=[.A688]; [.B688]; [.C687])" office:value-type="float" office:value="6782" calcext:value-type="float">
            <text:p>6782</text:p>
          </table:table-cell>
          <table:table-cell table:formula="of:=IF([.C688]&lt;&gt;[.C6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801" calcext:value-type="float">
            <text:p>6801</text:p>
          </table:table-cell>
          <table:table-cell table:formula="of:=IF([.C688]&lt;=[.A689]; [.B689]; [.C688])" office:value-type="float" office:value="6782" calcext:value-type="float">
            <text:p>6782</text:p>
          </table:table-cell>
          <table:table-cell table:formula="of:=IF([.C689]&lt;&gt;[.C6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float" office:value="6813" calcext:value-type="float">
            <text:p>6813</text:p>
          </table:table-cell>
          <table:table-cell table:formula="of:=IF([.C689]&lt;=[.A690]; [.B690]; [.C689])" office:value-type="float" office:value="6782" calcext:value-type="float">
            <text:p>6782</text:p>
          </table:table-cell>
          <table:table-cell table:formula="of:=IF([.C690]&lt;&gt;[.C6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float" office:value="6822" calcext:value-type="float">
            <text:p>6822</text:p>
          </table:table-cell>
          <table:table-cell table:formula="of:=IF([.C690]&lt;=[.A691]; [.B691]; [.C690])" office:value-type="float" office:value="6822" calcext:value-type="float">
            <text:p>6822</text:p>
          </table:table-cell>
          <table:table-cell table:formula="of:=IF([.C691]&lt;&gt;[.C69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float" office:value="6828" calcext:value-type="float">
            <text:p>6828</text:p>
          </table:table-cell>
          <table:table-cell table:formula="of:=IF([.C691]&lt;=[.A692]; [.B692]; [.C691])" office:value-type="float" office:value="6822" calcext:value-type="float">
            <text:p>6822</text:p>
          </table:table-cell>
          <table:table-cell table:formula="of:=IF([.C692]&lt;&gt;[.C6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6829" calcext:value-type="float">
            <text:p>6829</text:p>
          </table:table-cell>
          <table:table-cell table:formula="of:=IF([.C692]&lt;=[.A693]; [.B693]; [.C692])" office:value-type="float" office:value="6822" calcext:value-type="float">
            <text:p>6822</text:p>
          </table:table-cell>
          <table:table-cell table:formula="of:=IF([.C693]&lt;&gt;[.C6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float" office:value="6836" calcext:value-type="float">
            <text:p>6836</text:p>
          </table:table-cell>
          <table:table-cell table:formula="of:=IF([.C693]&lt;=[.A694]; [.B694]; [.C693])" office:value-type="float" office:value="6822" calcext:value-type="float">
            <text:p>6822</text:p>
          </table:table-cell>
          <table:table-cell table:formula="of:=IF([.C694]&lt;&gt;[.C6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float" office:value="6836" calcext:value-type="float">
            <text:p>6836</text:p>
          </table:table-cell>
          <table:table-cell table:formula="of:=IF([.C694]&lt;=[.A695]; [.B695]; [.C694])" office:value-type="float" office:value="6822" calcext:value-type="float">
            <text:p>6822</text:p>
          </table:table-cell>
          <table:table-cell table:formula="of:=IF([.C695]&lt;&gt;[.C6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float" office:value="6851" calcext:value-type="float">
            <text:p>6851</text:p>
          </table:table-cell>
          <table:table-cell table:formula="of:=IF([.C695]&lt;=[.A696]; [.B696]; [.C695])" office:value-type="float" office:value="6822" calcext:value-type="float">
            <text:p>6822</text:p>
          </table:table-cell>
          <table:table-cell table:formula="of:=IF([.C696]&lt;&gt;[.C6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6881" calcext:value-type="float">
            <text:p>6881</text:p>
          </table:table-cell>
          <table:table-cell table:formula="of:=IF([.C696]&lt;=[.A697]; [.B697]; [.C696])" office:value-type="float" office:value="6881" calcext:value-type="float">
            <text:p>6881</text:p>
          </table:table-cell>
          <table:table-cell table:formula="of:=IF([.C697]&lt;&gt;[.C69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886" calcext:value-type="float">
            <text:p>6886</text:p>
          </table:table-cell>
          <table:table-cell table:formula="of:=IF([.C697]&lt;=[.A698]; [.B698]; [.C697])" office:value-type="float" office:value="6881" calcext:value-type="float">
            <text:p>6881</text:p>
          </table:table-cell>
          <table:table-cell table:formula="of:=IF([.C698]&lt;&gt;[.C6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920" calcext:value-type="float">
            <text:p>6920</text:p>
          </table:table-cell>
          <table:table-cell table:formula="of:=IF([.C698]&lt;=[.A699]; [.B699]; [.C698])" office:value-type="float" office:value="6881" calcext:value-type="float">
            <text:p>6881</text:p>
          </table:table-cell>
          <table:table-cell table:formula="of:=IF([.C699]&lt;&gt;[.C69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931" calcext:value-type="float">
            <text:p>6931</text:p>
          </table:table-cell>
          <table:table-cell table:formula="of:=IF([.C699]&lt;=[.A700]; [.B700]; [.C699])" office:value-type="float" office:value="6881" calcext:value-type="float">
            <text:p>6881</text:p>
          </table:table-cell>
          <table:table-cell table:formula="of:=IF([.C700]&lt;&gt;[.C6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933" calcext:value-type="float">
            <text:p>6933</text:p>
          </table:table-cell>
          <table:table-cell table:formula="of:=IF([.C700]&lt;=[.A701]; [.B701]; [.C700])" office:value-type="float" office:value="6933" calcext:value-type="float">
            <text:p>6933</text:p>
          </table:table-cell>
          <table:table-cell table:formula="of:=IF([.C701]&lt;&gt;[.C70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float" office:value="6941" calcext:value-type="float">
            <text:p>6941</text:p>
          </table:table-cell>
          <table:table-cell table:formula="of:=IF([.C701]&lt;=[.A702]; [.B702]; [.C701])" office:value-type="float" office:value="6933" calcext:value-type="float">
            <text:p>6933</text:p>
          </table:table-cell>
          <table:table-cell table:formula="of:=IF([.C702]&lt;&gt;[.C7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float" office:value="6947" calcext:value-type="float">
            <text:p>6947</text:p>
          </table:table-cell>
          <table:table-cell table:formula="of:=IF([.C702]&lt;=[.A703]; [.B703]; [.C702])" office:value-type="float" office:value="6933" calcext:value-type="float">
            <text:p>6933</text:p>
          </table:table-cell>
          <table:table-cell table:formula="of:=IF([.C703]&lt;&gt;[.C7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float" office:value="6949" calcext:value-type="float">
            <text:p>6949</text:p>
          </table:table-cell>
          <table:table-cell table:formula="of:=IF([.C703]&lt;=[.A704]; [.B704]; [.C703])" office:value-type="float" office:value="6933" calcext:value-type="float">
            <text:p>6933</text:p>
          </table:table-cell>
          <table:table-cell table:formula="of:=IF([.C704]&lt;&gt;[.C7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9" calcext:value-type="float">
            <text:p>6889</text:p>
          </table:table-cell>
          <table:table-cell office:value-type="float" office:value="6953" calcext:value-type="float">
            <text:p>6953</text:p>
          </table:table-cell>
          <table:table-cell table:formula="of:=IF([.C704]&lt;=[.A705]; [.B705]; [.C704])" office:value-type="float" office:value="6933" calcext:value-type="float">
            <text:p>6933</text:p>
          </table:table-cell>
          <table:table-cell table:formula="of:=IF([.C705]&lt;&gt;[.C7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1" calcext:value-type="float">
            <text:p>6911</text:p>
          </table:table-cell>
          <table:table-cell office:value-type="float" office:value="6957" calcext:value-type="float">
            <text:p>6957</text:p>
          </table:table-cell>
          <table:table-cell table:formula="of:=IF([.C705]&lt;=[.A706]; [.B706]; [.C705])" office:value-type="float" office:value="6933" calcext:value-type="float">
            <text:p>6933</text:p>
          </table:table-cell>
          <table:table-cell table:formula="of:=IF([.C706]&lt;&gt;[.C7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6962" calcext:value-type="float">
            <text:p>6962</text:p>
          </table:table-cell>
          <table:table-cell table:formula="of:=IF([.C706]&lt;=[.A707]; [.B707]; [.C706])" office:value-type="float" office:value="6933" calcext:value-type="float">
            <text:p>6933</text:p>
          </table:table-cell>
          <table:table-cell table:formula="of:=IF([.C707]&lt;&gt;[.C7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7" calcext:value-type="float">
            <text:p>6917</text:p>
          </table:table-cell>
          <table:table-cell office:value-type="float" office:value="6969" calcext:value-type="float">
            <text:p>6969</text:p>
          </table:table-cell>
          <table:table-cell table:formula="of:=IF([.C707]&lt;=[.A708]; [.B708]; [.C707])" office:value-type="float" office:value="6933" calcext:value-type="float">
            <text:p>6933</text:p>
          </table:table-cell>
          <table:table-cell table:formula="of:=IF([.C708]&lt;&gt;[.C7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6971" calcext:value-type="float">
            <text:p>6971</text:p>
          </table:table-cell>
          <table:table-cell table:formula="of:=IF([.C708]&lt;=[.A709]; [.B709]; [.C708])" office:value-type="float" office:value="6933" calcext:value-type="float">
            <text:p>6933</text:p>
          </table:table-cell>
          <table:table-cell table:formula="of:=IF([.C709]&lt;&gt;[.C7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8" calcext:value-type="float">
            <text:p>6958</text:p>
          </table:table-cell>
          <table:table-cell office:value-type="float" office:value="6982" calcext:value-type="float">
            <text:p>6982</text:p>
          </table:table-cell>
          <table:table-cell table:formula="of:=IF([.C709]&lt;=[.A710]; [.B710]; [.C709])" office:value-type="float" office:value="6982" calcext:value-type="float">
            <text:p>6982</text:p>
          </table:table-cell>
          <table:table-cell table:formula="of:=IF([.C710]&lt;&gt;[.C70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6984" calcext:value-type="float">
            <text:p>6984</text:p>
          </table:table-cell>
          <table:table-cell table:formula="of:=IF([.C710]&lt;=[.A711]; [.B711]; [.C710])" office:value-type="float" office:value="6982" calcext:value-type="float">
            <text:p>6982</text:p>
          </table:table-cell>
          <table:table-cell table:formula="of:=IF([.C711]&lt;&gt;[.C7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5" calcext:value-type="float">
            <text:p>6955</text:p>
          </table:table-cell>
          <table:table-cell office:value-type="float" office:value="6993" calcext:value-type="float">
            <text:p>6993</text:p>
          </table:table-cell>
          <table:table-cell table:formula="of:=IF([.C711]&lt;=[.A712]; [.B712]; [.C711])" office:value-type="float" office:value="6982" calcext:value-type="float">
            <text:p>6982</text:p>
          </table:table-cell>
          <table:table-cell table:formula="of:=IF([.C712]&lt;&gt;[.C7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53" calcext:value-type="float">
            <text:p>6953</text:p>
          </table:table-cell>
          <table:table-cell office:value-type="float" office:value="7000" calcext:value-type="float">
            <text:p>7000</text:p>
          </table:table-cell>
          <table:table-cell table:formula="of:=IF([.C712]&lt;=[.A713]; [.B713]; [.C712])" office:value-type="float" office:value="6982" calcext:value-type="float">
            <text:p>6982</text:p>
          </table:table-cell>
          <table:table-cell table:formula="of:=IF([.C713]&lt;&gt;[.C7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37" calcext:value-type="float">
            <text:p>6937</text:p>
          </table:table-cell>
          <table:table-cell office:value-type="float" office:value="7003" calcext:value-type="float">
            <text:p>7003</text:p>
          </table:table-cell>
          <table:table-cell table:formula="of:=IF([.C713]&lt;=[.A714]; [.B714]; [.C713])" office:value-type="float" office:value="6982" calcext:value-type="float">
            <text:p>6982</text:p>
          </table:table-cell>
          <table:table-cell table:formula="of:=IF([.C714]&lt;&gt;[.C7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06" calcext:value-type="float">
            <text:p>7006</text:p>
          </table:table-cell>
          <table:table-cell office:value-type="float" office:value="7010" calcext:value-type="float">
            <text:p>7010</text:p>
          </table:table-cell>
          <table:table-cell table:formula="of:=IF([.C714]&lt;=[.A715]; [.B715]; [.C714])" office:value-type="float" office:value="7010" calcext:value-type="float">
            <text:p>7010</text:p>
          </table:table-cell>
          <table:table-cell table:formula="of:=IF([.C715]&lt;&gt;[.C71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46" calcext:value-type="float">
            <text:p>6946</text:p>
          </table:table-cell>
          <table:table-cell office:value-type="float" office:value="7012" calcext:value-type="float">
            <text:p>7012</text:p>
          </table:table-cell>
          <table:table-cell table:formula="of:=IF([.C715]&lt;=[.A716]; [.B716]; [.C715])" office:value-type="float" office:value="7010" calcext:value-type="float">
            <text:p>7010</text:p>
          </table:table-cell>
          <table:table-cell table:formula="of:=IF([.C716]&lt;&gt;[.C7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24" calcext:value-type="float">
            <text:p>6924</text:p>
          </table:table-cell>
          <table:table-cell office:value-type="float" office:value="7016" calcext:value-type="float">
            <text:p>7016</text:p>
          </table:table-cell>
          <table:table-cell table:formula="of:=IF([.C716]&lt;=[.A717]; [.B717]; [.C716])" office:value-type="float" office:value="7010" calcext:value-type="float">
            <text:p>7010</text:p>
          </table:table-cell>
          <table:table-cell table:formula="of:=IF([.C717]&lt;&gt;[.C7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07" calcext:value-type="float">
            <text:p>7007</text:p>
          </table:table-cell>
          <table:table-cell office:value-type="float" office:value="7018" calcext:value-type="float">
            <text:p>7018</text:p>
          </table:table-cell>
          <table:table-cell table:formula="of:=IF([.C717]&lt;=[.A718]; [.B718]; [.C717])" office:value-type="float" office:value="7010" calcext:value-type="float">
            <text:p>7010</text:p>
          </table:table-cell>
          <table:table-cell table:formula="of:=IF([.C718]&lt;&gt;[.C7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75" calcext:value-type="float">
            <text:p>6975</text:p>
          </table:table-cell>
          <table:table-cell office:value-type="float" office:value="7023" calcext:value-type="float">
            <text:p>7023</text:p>
          </table:table-cell>
          <table:table-cell table:formula="of:=IF([.C718]&lt;=[.A719]; [.B719]; [.C718])" office:value-type="float" office:value="7010" calcext:value-type="float">
            <text:p>7010</text:p>
          </table:table-cell>
          <table:table-cell table:formula="of:=IF([.C719]&lt;&gt;[.C7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66" calcext:value-type="float">
            <text:p>6966</text:p>
          </table:table-cell>
          <table:table-cell office:value-type="float" office:value="7057" calcext:value-type="float">
            <text:p>7057</text:p>
          </table:table-cell>
          <table:table-cell table:formula="of:=IF([.C719]&lt;=[.A720]; [.B720]; [.C719])" office:value-type="float" office:value="7010" calcext:value-type="float">
            <text:p>7010</text:p>
          </table:table-cell>
          <table:table-cell table:formula="of:=IF([.C720]&lt;&gt;[.C7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35" calcext:value-type="float">
            <text:p>7035</text:p>
          </table:table-cell>
          <table:table-cell office:value-type="float" office:value="7065" calcext:value-type="float">
            <text:p>7065</text:p>
          </table:table-cell>
          <table:table-cell table:formula="of:=IF([.C720]&lt;=[.A721]; [.B721]; [.C720])" office:value-type="float" office:value="7065" calcext:value-type="float">
            <text:p>7065</text:p>
          </table:table-cell>
          <table:table-cell table:formula="of:=IF([.C721]&lt;&gt;[.C72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95" calcext:value-type="float">
            <text:p>6995</text:p>
          </table:table-cell>
          <table:table-cell office:value-type="float" office:value="7065" calcext:value-type="float">
            <text:p>7065</text:p>
          </table:table-cell>
          <table:table-cell table:formula="of:=IF([.C721]&lt;=[.A722]; [.B722]; [.C721])" office:value-type="float" office:value="7065" calcext:value-type="float">
            <text:p>7065</text:p>
          </table:table-cell>
          <table:table-cell table:formula="of:=IF([.C722]&lt;&gt;[.C7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1" calcext:value-type="float">
            <text:p>7041</text:p>
          </table:table-cell>
          <table:table-cell office:value-type="float" office:value="7066" calcext:value-type="float">
            <text:p>7066</text:p>
          </table:table-cell>
          <table:table-cell table:formula="of:=IF([.C722]&lt;=[.A723]; [.B723]; [.C722])" office:value-type="float" office:value="7065" calcext:value-type="float">
            <text:p>7065</text:p>
          </table:table-cell>
          <table:table-cell table:formula="of:=IF([.C723]&lt;&gt;[.C7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96" calcext:value-type="float">
            <text:p>6996</text:p>
          </table:table-cell>
          <table:table-cell office:value-type="float" office:value="7074" calcext:value-type="float">
            <text:p>7074</text:p>
          </table:table-cell>
          <table:table-cell table:formula="of:=IF([.C723]&lt;=[.A724]; [.B724]; [.C723])" office:value-type="float" office:value="7065" calcext:value-type="float">
            <text:p>7065</text:p>
          </table:table-cell>
          <table:table-cell table:formula="of:=IF([.C724]&lt;&gt;[.C7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7091" calcext:value-type="float">
            <text:p>7091</text:p>
          </table:table-cell>
          <table:table-cell table:formula="of:=IF([.C724]&lt;=[.A725]; [.B725]; [.C724])" office:value-type="float" office:value="7065" calcext:value-type="float">
            <text:p>7065</text:p>
          </table:table-cell>
          <table:table-cell table:formula="of:=IF([.C725]&lt;&gt;[.C7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86" calcext:value-type="float">
            <text:p>7086</text:p>
          </table:table-cell>
          <table:table-cell office:value-type="float" office:value="7097" calcext:value-type="float">
            <text:p>7097</text:p>
          </table:table-cell>
          <table:table-cell table:formula="of:=IF([.C725]&lt;=[.A726]; [.B726]; [.C725])" office:value-type="float" office:value="7097" calcext:value-type="float">
            <text:p>7097</text:p>
          </table:table-cell>
          <table:table-cell table:formula="of:=IF([.C726]&lt;&gt;[.C7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98" calcext:value-type="float">
            <text:p>6998</text:p>
          </table:table-cell>
          <table:table-cell office:value-type="float" office:value="7098" calcext:value-type="float">
            <text:p>7098</text:p>
          </table:table-cell>
          <table:table-cell table:formula="of:=IF([.C726]&lt;=[.A727]; [.B727]; [.C726])" office:value-type="float" office:value="7097" calcext:value-type="float">
            <text:p>7097</text:p>
          </table:table-cell>
          <table:table-cell table:formula="of:=IF([.C727]&lt;&gt;[.C7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4" calcext:value-type="float">
            <text:p>7044</text:p>
          </table:table-cell>
          <table:table-cell office:value-type="float" office:value="7100" calcext:value-type="float">
            <text:p>7100</text:p>
          </table:table-cell>
          <table:table-cell table:formula="of:=IF([.C727]&lt;=[.A728]; [.B728]; [.C727])" office:value-type="float" office:value="7097" calcext:value-type="float">
            <text:p>7097</text:p>
          </table:table-cell>
          <table:table-cell table:formula="of:=IF([.C728]&lt;&gt;[.C7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94" calcext:value-type="float">
            <text:p>7094</text:p>
          </table:table-cell>
          <table:table-cell office:value-type="float" office:value="7108" calcext:value-type="float">
            <text:p>7108</text:p>
          </table:table-cell>
          <table:table-cell table:formula="of:=IF([.C728]&lt;=[.A729]; [.B729]; [.C728])" office:value-type="float" office:value="7097" calcext:value-type="float">
            <text:p>7097</text:p>
          </table:table-cell>
          <table:table-cell table:formula="of:=IF([.C729]&lt;&gt;[.C7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13" calcext:value-type="float">
            <text:p>7113</text:p>
          </table:table-cell>
          <table:table-cell office:value-type="float" office:value="7140" calcext:value-type="float">
            <text:p>7140</text:p>
          </table:table-cell>
          <table:table-cell table:formula="of:=IF([.C729]&lt;=[.A730]; [.B730]; [.C729])" office:value-type="float" office:value="7140" calcext:value-type="float">
            <text:p>7140</text:p>
          </table:table-cell>
          <table:table-cell table:formula="of:=IF([.C730]&lt;&gt;[.C72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28" calcext:value-type="float">
            <text:p>7128</text:p>
          </table:table-cell>
          <table:table-cell office:value-type="float" office:value="7170" calcext:value-type="float">
            <text:p>7170</text:p>
          </table:table-cell>
          <table:table-cell table:formula="of:=IF([.C730]&lt;=[.A731]; [.B731]; [.C730])" office:value-type="float" office:value="7140" calcext:value-type="float">
            <text:p>7140</text:p>
          </table:table-cell>
          <table:table-cell table:formula="of:=IF([.C731]&lt;&gt;[.C7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7" calcext:value-type="float">
            <text:p>7127</text:p>
          </table:table-cell>
          <table:table-cell office:value-type="float" office:value="7177" calcext:value-type="float">
            <text:p>7177</text:p>
          </table:table-cell>
          <table:table-cell table:formula="of:=IF([.C731]&lt;=[.A732]; [.B732]; [.C731])" office:value-type="float" office:value="7140" calcext:value-type="float">
            <text:p>7140</text:p>
          </table:table-cell>
          <table:table-cell table:formula="of:=IF([.C732]&lt;&gt;[.C7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1" calcext:value-type="float">
            <text:p>7121</text:p>
          </table:table-cell>
          <table:table-cell office:value-type="float" office:value="7183" calcext:value-type="float">
            <text:p>7183</text:p>
          </table:table-cell>
          <table:table-cell table:formula="of:=IF([.C732]&lt;=[.A733]; [.B733]; [.C732])" office:value-type="float" office:value="7140" calcext:value-type="float">
            <text:p>7140</text:p>
          </table:table-cell>
          <table:table-cell table:formula="of:=IF([.C733]&lt;&gt;[.C7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7207" calcext:value-type="float">
            <text:p>7207</text:p>
          </table:table-cell>
          <table:table-cell table:formula="of:=IF([.C733]&lt;=[.A734]; [.B734]; [.C733])" office:value-type="float" office:value="7140" calcext:value-type="float">
            <text:p>7140</text:p>
          </table:table-cell>
          <table:table-cell table:formula="of:=IF([.C734]&lt;&gt;[.C7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9" calcext:value-type="float">
            <text:p>7129</text:p>
          </table:table-cell>
          <table:table-cell office:value-type="float" office:value="7219" calcext:value-type="float">
            <text:p>7219</text:p>
          </table:table-cell>
          <table:table-cell table:formula="of:=IF([.C734]&lt;=[.A735]; [.B735]; [.C734])" office:value-type="float" office:value="7140" calcext:value-type="float">
            <text:p>7140</text:p>
          </table:table-cell>
          <table:table-cell table:formula="of:=IF([.C735]&lt;&gt;[.C73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7223" calcext:value-type="float">
            <text:p>7223</text:p>
          </table:table-cell>
          <table:table-cell table:formula="of:=IF([.C735]&lt;=[.A736]; [.B736]; [.C735])" office:value-type="float" office:value="7223" calcext:value-type="float">
            <text:p>7223</text:p>
          </table:table-cell>
          <table:table-cell table:formula="of:=IF([.C736]&lt;&gt;[.C73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33" calcext:value-type="float">
            <text:p>7233</text:p>
          </table:table-cell>
          <table:table-cell office:value-type="float" office:value="7249" calcext:value-type="float">
            <text:p>7249</text:p>
          </table:table-cell>
          <table:table-cell table:formula="of:=IF([.C736]&lt;=[.A737]; [.B737]; [.C736])" office:value-type="float" office:value="7249" calcext:value-type="float">
            <text:p>7249</text:p>
          </table:table-cell>
          <table:table-cell table:formula="of:=IF([.C737]&lt;&gt;[.C7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94" calcext:value-type="float">
            <text:p>7194</text:p>
          </table:table-cell>
          <table:table-cell office:value-type="float" office:value="7255" calcext:value-type="float">
            <text:p>7255</text:p>
          </table:table-cell>
          <table:table-cell table:formula="of:=IF([.C737]&lt;=[.A738]; [.B738]; [.C737])" office:value-type="float" office:value="7249" calcext:value-type="float">
            <text:p>7249</text:p>
          </table:table-cell>
          <table:table-cell table:formula="of:=IF([.C738]&lt;&gt;[.C7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86" calcext:value-type="float">
            <text:p>7186</text:p>
          </table:table-cell>
          <table:table-cell office:value-type="float" office:value="7267" calcext:value-type="float">
            <text:p>7267</text:p>
          </table:table-cell>
          <table:table-cell table:formula="of:=IF([.C738]&lt;=[.A739]; [.B739]; [.C738])" office:value-type="float" office:value="7249" calcext:value-type="float">
            <text:p>7249</text:p>
          </table:table-cell>
          <table:table-cell table:formula="of:=IF([.C739]&lt;&gt;[.C7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96" calcext:value-type="float">
            <text:p>7196</text:p>
          </table:table-cell>
          <table:table-cell office:value-type="float" office:value="7280" calcext:value-type="float">
            <text:p>7280</text:p>
          </table:table-cell>
          <table:table-cell table:formula="of:=IF([.C739]&lt;=[.A740]; [.B740]; [.C739])" office:value-type="float" office:value="7249" calcext:value-type="float">
            <text:p>7249</text:p>
          </table:table-cell>
          <table:table-cell table:formula="of:=IF([.C740]&lt;&gt;[.C7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02" calcext:value-type="float">
            <text:p>7202</text:p>
          </table:table-cell>
          <table:table-cell office:value-type="float" office:value="7285" calcext:value-type="float">
            <text:p>7285</text:p>
          </table:table-cell>
          <table:table-cell table:formula="of:=IF([.C740]&lt;=[.A741]; [.B741]; [.C740])" office:value-type="float" office:value="7249" calcext:value-type="float">
            <text:p>7249</text:p>
          </table:table-cell>
          <table:table-cell table:formula="of:=IF([.C741]&lt;&gt;[.C7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7286" calcext:value-type="float">
            <text:p>7286</text:p>
          </table:table-cell>
          <table:table-cell table:formula="of:=IF([.C741]&lt;=[.A742]; [.B742]; [.C741])" office:value-type="float" office:value="7249" calcext:value-type="float">
            <text:p>7249</text:p>
          </table:table-cell>
          <table:table-cell table:formula="of:=IF([.C742]&lt;&gt;[.C7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29" calcext:value-type="float">
            <text:p>7229</text:p>
          </table:table-cell>
          <table:table-cell office:value-type="float" office:value="7289" calcext:value-type="float">
            <text:p>7289</text:p>
          </table:table-cell>
          <table:table-cell table:formula="of:=IF([.C742]&lt;=[.A743]; [.B743]; [.C742])" office:value-type="float" office:value="7249" calcext:value-type="float">
            <text:p>7249</text:p>
          </table:table-cell>
          <table:table-cell table:formula="of:=IF([.C743]&lt;&gt;[.C7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2" calcext:value-type="float">
            <text:p>7282</text:p>
          </table:table-cell>
          <table:table-cell office:value-type="float" office:value="7324" calcext:value-type="float">
            <text:p>7324</text:p>
          </table:table-cell>
          <table:table-cell table:formula="of:=IF([.C743]&lt;=[.A744]; [.B744]; [.C743])" office:value-type="float" office:value="7324" calcext:value-type="float">
            <text:p>7324</text:p>
          </table:table-cell>
          <table:table-cell table:formula="of:=IF([.C744]&lt;&gt;[.C7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59" calcext:value-type="float">
            <text:p>7259</text:p>
          </table:table-cell>
          <table:table-cell office:value-type="float" office:value="7337" calcext:value-type="float">
            <text:p>7337</text:p>
          </table:table-cell>
          <table:table-cell table:formula="of:=IF([.C744]&lt;=[.A745]; [.B745]; [.C744])" office:value-type="float" office:value="7324" calcext:value-type="float">
            <text:p>7324</text:p>
          </table:table-cell>
          <table:table-cell table:formula="of:=IF([.C745]&lt;&gt;[.C7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8" calcext:value-type="float">
            <text:p>7338</text:p>
          </table:table-cell>
          <table:table-cell office:value-type="float" office:value="7342" calcext:value-type="float">
            <text:p>7342</text:p>
          </table:table-cell>
          <table:table-cell table:formula="of:=IF([.C745]&lt;=[.A746]; [.B746]; [.C745])" office:value-type="float" office:value="7342" calcext:value-type="float">
            <text:p>7342</text:p>
          </table:table-cell>
          <table:table-cell table:formula="of:=IF([.C746]&lt;&gt;[.C74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33" calcext:value-type="float">
            <text:p>7333</text:p>
          </table:table-cell>
          <table:table-cell office:value-type="float" office:value="7362" calcext:value-type="float">
            <text:p>7362</text:p>
          </table:table-cell>
          <table:table-cell table:formula="of:=IF([.C746]&lt;=[.A747]; [.B747]; [.C746])" office:value-type="float" office:value="7342" calcext:value-type="float">
            <text:p>7342</text:p>
          </table:table-cell>
          <table:table-cell table:formula="of:=IF([.C747]&lt;&gt;[.C7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5" calcext:value-type="float">
            <text:p>7335</text:p>
          </table:table-cell>
          <table:table-cell office:value-type="float" office:value="7370" calcext:value-type="float">
            <text:p>7370</text:p>
          </table:table-cell>
          <table:table-cell table:formula="of:=IF([.C747]&lt;=[.A748]; [.B748]; [.C747])" office:value-type="float" office:value="7342" calcext:value-type="float">
            <text:p>7342</text:p>
          </table:table-cell>
          <table:table-cell table:formula="of:=IF([.C748]&lt;&gt;[.C7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7395" calcext:value-type="float">
            <text:p>7395</text:p>
          </table:table-cell>
          <table:table-cell table:formula="of:=IF([.C748]&lt;=[.A749]; [.B749]; [.C748])" office:value-type="float" office:value="7342" calcext:value-type="float">
            <text:p>7342</text:p>
          </table:table-cell>
          <table:table-cell table:formula="of:=IF([.C749]&lt;&gt;[.C74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52" calcext:value-type="float">
            <text:p>7352</text:p>
          </table:table-cell>
          <table:table-cell office:value-type="float" office:value="7409" calcext:value-type="float">
            <text:p>7409</text:p>
          </table:table-cell>
          <table:table-cell table:formula="of:=IF([.C749]&lt;=[.A750]; [.B750]; [.C749])" office:value-type="float" office:value="7409" calcext:value-type="float">
            <text:p>7409</text:p>
          </table:table-cell>
          <table:table-cell table:formula="of:=IF([.C750]&lt;&gt;[.C74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91" calcext:value-type="float">
            <text:p>7391</text:p>
          </table:table-cell>
          <table:table-cell office:value-type="float" office:value="7425" calcext:value-type="float">
            <text:p>7425</text:p>
          </table:table-cell>
          <table:table-cell table:formula="of:=IF([.C750]&lt;=[.A751]; [.B751]; [.C750])" office:value-type="float" office:value="7409" calcext:value-type="float">
            <text:p>7409</text:p>
          </table:table-cell>
          <table:table-cell table:formula="of:=IF([.C751]&lt;&gt;[.C7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25" calcext:value-type="float">
            <text:p>7425</text:p>
          </table:table-cell>
          <table:table-cell table:formula="of:=IF([.C751]&lt;=[.A752]; [.B752]; [.C751])" office:value-type="float" office:value="7425" calcext:value-type="float">
            <text:p>7425</text:p>
          </table:table-cell>
          <table:table-cell table:formula="of:=IF([.C752]&lt;&gt;[.C75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45" calcext:value-type="float">
            <text:p>7345</text:p>
          </table:table-cell>
          <table:table-cell office:value-type="float" office:value="7429" calcext:value-type="float">
            <text:p>7429</text:p>
          </table:table-cell>
          <table:table-cell table:formula="of:=IF([.C752]&lt;=[.A753]; [.B753]; [.C752])" office:value-type="float" office:value="7425" calcext:value-type="float">
            <text:p>7425</text:p>
          </table:table-cell>
          <table:table-cell table:formula="of:=IF([.C753]&lt;&gt;[.C7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4" calcext:value-type="float">
            <text:p>7414</text:p>
          </table:table-cell>
          <table:table-cell office:value-type="float" office:value="7437" calcext:value-type="float">
            <text:p>7437</text:p>
          </table:table-cell>
          <table:table-cell table:formula="of:=IF([.C753]&lt;=[.A754]; [.B754]; [.C753])" office:value-type="float" office:value="7425" calcext:value-type="float">
            <text:p>7425</text:p>
          </table:table-cell>
          <table:table-cell table:formula="of:=IF([.C754]&lt;&gt;[.C7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58" calcext:value-type="float">
            <text:p>7358</text:p>
          </table:table-cell>
          <table:table-cell office:value-type="float" office:value="7441" calcext:value-type="float">
            <text:p>7441</text:p>
          </table:table-cell>
          <table:table-cell table:formula="of:=IF([.C754]&lt;=[.A755]; [.B755]; [.C754])" office:value-type="float" office:value="7425" calcext:value-type="float">
            <text:p>7425</text:p>
          </table:table-cell>
          <table:table-cell table:formula="of:=IF([.C755]&lt;&gt;[.C7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float" office:value="7468" calcext:value-type="float">
            <text:p>7468</text:p>
          </table:table-cell>
          <table:table-cell table:formula="of:=IF([.C755]&lt;=[.A756]; [.B756]; [.C755])" office:value-type="float" office:value="7425" calcext:value-type="float">
            <text:p>7425</text:p>
          </table:table-cell>
          <table:table-cell table:formula="of:=IF([.C756]&lt;&gt;[.C7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06" calcext:value-type="float">
            <text:p>7406</text:p>
          </table:table-cell>
          <table:table-cell office:value-type="float" office:value="7471" calcext:value-type="float">
            <text:p>7471</text:p>
          </table:table-cell>
          <table:table-cell table:formula="of:=IF([.C756]&lt;=[.A757]; [.B757]; [.C756])" office:value-type="float" office:value="7425" calcext:value-type="float">
            <text:p>7425</text:p>
          </table:table-cell>
          <table:table-cell table:formula="of:=IF([.C757]&lt;&gt;[.C7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97" calcext:value-type="float">
            <text:p>7397</text:p>
          </table:table-cell>
          <table:table-cell office:value-type="float" office:value="7476" calcext:value-type="float">
            <text:p>7476</text:p>
          </table:table-cell>
          <table:table-cell table:formula="of:=IF([.C757]&lt;=[.A758]; [.B758]; [.C757])" office:value-type="float" office:value="7425" calcext:value-type="float">
            <text:p>7425</text:p>
          </table:table-cell>
          <table:table-cell table:formula="of:=IF([.C758]&lt;&gt;[.C7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9" calcext:value-type="float">
            <text:p>7419</text:p>
          </table:table-cell>
          <table:table-cell office:value-type="float" office:value="7516" calcext:value-type="float">
            <text:p>7516</text:p>
          </table:table-cell>
          <table:table-cell table:formula="of:=IF([.C758]&lt;=[.A759]; [.B759]; [.C758])" office:value-type="float" office:value="7425" calcext:value-type="float">
            <text:p>7425</text:p>
          </table:table-cell>
          <table:table-cell table:formula="of:=IF([.C759]&lt;&gt;[.C75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01" calcext:value-type="float">
            <text:p>7501</text:p>
          </table:table-cell>
          <table:table-cell office:value-type="float" office:value="7519" calcext:value-type="float">
            <text:p>7519</text:p>
          </table:table-cell>
          <table:table-cell table:formula="of:=IF([.C759]&lt;=[.A760]; [.B760]; [.C759])" office:value-type="float" office:value="7519" calcext:value-type="float">
            <text:p>7519</text:p>
          </table:table-cell>
          <table:table-cell table:formula="of:=IF([.C760]&lt;&gt;[.C75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85" calcext:value-type="float">
            <text:p>7485</text:p>
          </table:table-cell>
          <table:table-cell office:value-type="float" office:value="7526" calcext:value-type="float">
            <text:p>7526</text:p>
          </table:table-cell>
          <table:table-cell table:formula="of:=IF([.C760]&lt;=[.A761]; [.B761]; [.C760])" office:value-type="float" office:value="7519" calcext:value-type="float">
            <text:p>7519</text:p>
          </table:table-cell>
          <table:table-cell table:formula="of:=IF([.C761]&lt;&gt;[.C7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92" calcext:value-type="float">
            <text:p>7492</text:p>
          </table:table-cell>
          <table:table-cell office:value-type="float" office:value="7530" calcext:value-type="float">
            <text:p>7530</text:p>
          </table:table-cell>
          <table:table-cell table:formula="of:=IF([.C761]&lt;=[.A762]; [.B762]; [.C761])" office:value-type="float" office:value="7519" calcext:value-type="float">
            <text:p>7519</text:p>
          </table:table-cell>
          <table:table-cell table:formula="of:=IF([.C762]&lt;&gt;[.C7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7534" calcext:value-type="float">
            <text:p>7534</text:p>
          </table:table-cell>
          <table:table-cell table:formula="of:=IF([.C762]&lt;=[.A763]; [.B763]; [.C762])" office:value-type="float" office:value="7519" calcext:value-type="float">
            <text:p>7519</text:p>
          </table:table-cell>
          <table:table-cell table:formula="of:=IF([.C763]&lt;&gt;[.C76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48" calcext:value-type="float">
            <text:p>7448</text:p>
          </table:table-cell>
          <table:table-cell office:value-type="float" office:value="7540" calcext:value-type="float">
            <text:p>7540</text:p>
          </table:table-cell>
          <table:table-cell table:formula="of:=IF([.C763]&lt;=[.A764]; [.B764]; [.C763])" office:value-type="float" office:value="7519" calcext:value-type="float">
            <text:p>7519</text:p>
          </table:table-cell>
          <table:table-cell table:formula="of:=IF([.C764]&lt;&gt;[.C7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4" calcext:value-type="float">
            <text:p>7474</text:p>
          </table:table-cell>
          <table:table-cell office:value-type="float" office:value="7551" calcext:value-type="float">
            <text:p>7551</text:p>
          </table:table-cell>
          <table:table-cell table:formula="of:=IF([.C764]&lt;=[.A765]; [.B765]; [.C764])" office:value-type="float" office:value="7519" calcext:value-type="float">
            <text:p>7519</text:p>
          </table:table-cell>
          <table:table-cell table:formula="of:=IF([.C765]&lt;&gt;[.C7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7556" calcext:value-type="float">
            <text:p>7556</text:p>
          </table:table-cell>
          <table:table-cell table:formula="of:=IF([.C765]&lt;=[.A766]; [.B766]; [.C765])" office:value-type="float" office:value="7556" calcext:value-type="float">
            <text:p>7556</text:p>
          </table:table-cell>
          <table:table-cell table:formula="of:=IF([.C766]&lt;&gt;[.C76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7565" calcext:value-type="float">
            <text:p>7565</text:p>
          </table:table-cell>
          <table:table-cell table:formula="of:=IF([.C766]&lt;=[.A767]; [.B767]; [.C766])" office:value-type="float" office:value="7556" calcext:value-type="float">
            <text:p>7556</text:p>
          </table:table-cell>
          <table:table-cell table:formula="of:=IF([.C767]&lt;&gt;[.C7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66" calcext:value-type="float">
            <text:p>7566</text:p>
          </table:table-cell>
          <table:table-cell office:value-type="float" office:value="7569" calcext:value-type="float">
            <text:p>7569</text:p>
          </table:table-cell>
          <table:table-cell table:formula="of:=IF([.C767]&lt;=[.A768]; [.B768]; [.C767])" office:value-type="float" office:value="7569" calcext:value-type="float">
            <text:p>7569</text:p>
          </table:table-cell>
          <table:table-cell table:formula="of:=IF([.C768]&lt;&gt;[.C7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34" calcext:value-type="float">
            <text:p>7534</text:p>
          </table:table-cell>
          <table:table-cell office:value-type="float" office:value="7585" calcext:value-type="float">
            <text:p>7585</text:p>
          </table:table-cell>
          <table:table-cell table:formula="of:=IF([.C768]&lt;=[.A769]; [.B769]; [.C768])" office:value-type="float" office:value="7569" calcext:value-type="float">
            <text:p>7569</text:p>
          </table:table-cell>
          <table:table-cell table:formula="of:=IF([.C769]&lt;&gt;[.C7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47" calcext:value-type="float">
            <text:p>7547</text:p>
          </table:table-cell>
          <table:table-cell office:value-type="float" office:value="7588" calcext:value-type="float">
            <text:p>7588</text:p>
          </table:table-cell>
          <table:table-cell table:formula="of:=IF([.C769]&lt;=[.A770]; [.B770]; [.C769])" office:value-type="float" office:value="7569" calcext:value-type="float">
            <text:p>7569</text:p>
          </table:table-cell>
          <table:table-cell table:formula="of:=IF([.C770]&lt;&gt;[.C7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43" calcext:value-type="float">
            <text:p>7543</text:p>
          </table:table-cell>
          <table:table-cell office:value-type="float" office:value="7588" calcext:value-type="float">
            <text:p>7588</text:p>
          </table:table-cell>
          <table:table-cell table:formula="of:=IF([.C770]&lt;=[.A771]; [.B771]; [.C770])" office:value-type="float" office:value="7569" calcext:value-type="float">
            <text:p>7569</text:p>
          </table:table-cell>
          <table:table-cell table:formula="of:=IF([.C771]&lt;&gt;[.C7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2" calcext:value-type="float">
            <text:p>7532</text:p>
          </table:table-cell>
          <table:table-cell office:value-type="float" office:value="7606" calcext:value-type="float">
            <text:p>7606</text:p>
          </table:table-cell>
          <table:table-cell table:formula="of:=IF([.C771]&lt;=[.A772]; [.B772]; [.C771])" office:value-type="float" office:value="7569" calcext:value-type="float">
            <text:p>7569</text:p>
          </table:table-cell>
          <table:table-cell table:formula="of:=IF([.C772]&lt;&gt;[.C7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12" calcext:value-type="float">
            <text:p>7512</text:p>
          </table:table-cell>
          <table:table-cell office:value-type="float" office:value="7608" calcext:value-type="float">
            <text:p>7608</text:p>
          </table:table-cell>
          <table:table-cell table:formula="of:=IF([.C772]&lt;=[.A773]; [.B773]; [.C772])" office:value-type="float" office:value="7569" calcext:value-type="float">
            <text:p>7569</text:p>
          </table:table-cell>
          <table:table-cell table:formula="of:=IF([.C773]&lt;&gt;[.C7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9" calcext:value-type="float">
            <text:p>7539</text:p>
          </table:table-cell>
          <table:table-cell office:value-type="float" office:value="7616" calcext:value-type="float">
            <text:p>7616</text:p>
          </table:table-cell>
          <table:table-cell table:formula="of:=IF([.C773]&lt;=[.A774]; [.B774]; [.C773])" office:value-type="float" office:value="7569" calcext:value-type="float">
            <text:p>7569</text:p>
          </table:table-cell>
          <table:table-cell table:formula="of:=IF([.C774]&lt;&gt;[.C7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37" calcext:value-type="float">
            <text:p>7537</text:p>
          </table:table-cell>
          <table:table-cell office:value-type="float" office:value="7616" calcext:value-type="float">
            <text:p>7616</text:p>
          </table:table-cell>
          <table:table-cell table:formula="of:=IF([.C774]&lt;=[.A775]; [.B775]; [.C774])" office:value-type="float" office:value="7569" calcext:value-type="float">
            <text:p>7569</text:p>
          </table:table-cell>
          <table:table-cell table:formula="of:=IF([.C775]&lt;&gt;[.C7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7627" calcext:value-type="float">
            <text:p>7627</text:p>
          </table:table-cell>
          <table:table-cell table:formula="of:=IF([.C775]&lt;=[.A776]; [.B776]; [.C775])" office:value-type="float" office:value="7627" calcext:value-type="float">
            <text:p>7627</text:p>
          </table:table-cell>
          <table:table-cell table:formula="of:=IF([.C776]&lt;&gt;[.C7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7630" calcext:value-type="float">
            <text:p>7630</text:p>
          </table:table-cell>
          <table:table-cell table:formula="of:=IF([.C776]&lt;=[.A777]; [.B777]; [.C776])" office:value-type="float" office:value="7627" calcext:value-type="float">
            <text:p>7627</text:p>
          </table:table-cell>
          <table:table-cell table:formula="of:=IF([.C777]&lt;&gt;[.C7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32" calcext:value-type="float">
            <text:p>7632</text:p>
          </table:table-cell>
          <table:table-cell office:value-type="float" office:value="7656" calcext:value-type="float">
            <text:p>7656</text:p>
          </table:table-cell>
          <table:table-cell table:formula="of:=IF([.C777]&lt;=[.A778]; [.B778]; [.C777])" office:value-type="float" office:value="7656" calcext:value-type="float">
            <text:p>7656</text:p>
          </table:table-cell>
          <table:table-cell table:formula="of:=IF([.C778]&lt;&gt;[.C77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7657" calcext:value-type="float">
            <text:p>7657</text:p>
          </table:table-cell>
          <table:table-cell table:formula="of:=IF([.C778]&lt;=[.A779]; [.B779]; [.C778])" office:value-type="float" office:value="7656" calcext:value-type="float">
            <text:p>7656</text:p>
          </table:table-cell>
          <table:table-cell table:formula="of:=IF([.C779]&lt;&gt;[.C7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05" calcext:value-type="float">
            <text:p>7605</text:p>
          </table:table-cell>
          <table:table-cell office:value-type="float" office:value="7663" calcext:value-type="float">
            <text:p>7663</text:p>
          </table:table-cell>
          <table:table-cell table:formula="of:=IF([.C779]&lt;=[.A780]; [.B780]; [.C779])" office:value-type="float" office:value="7656" calcext:value-type="float">
            <text:p>7656</text:p>
          </table:table-cell>
          <table:table-cell table:formula="of:=IF([.C780]&lt;&gt;[.C77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81" calcext:value-type="float">
            <text:p>7581</text:p>
          </table:table-cell>
          <table:table-cell office:value-type="float" office:value="7681" calcext:value-type="float">
            <text:p>7681</text:p>
          </table:table-cell>
          <table:table-cell table:formula="of:=IF([.C780]&lt;=[.A781]; [.B781]; [.C780])" office:value-type="float" office:value="7656" calcext:value-type="float">
            <text:p>7656</text:p>
          </table:table-cell>
          <table:table-cell table:formula="of:=IF([.C781]&lt;&gt;[.C7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99" calcext:value-type="float">
            <text:p>7599</text:p>
          </table:table-cell>
          <table:table-cell office:value-type="float" office:value="7685" calcext:value-type="float">
            <text:p>7685</text:p>
          </table:table-cell>
          <table:table-cell table:formula="of:=IF([.C781]&lt;=[.A782]; [.B782]; [.C781])" office:value-type="float" office:value="7656" calcext:value-type="float">
            <text:p>7656</text:p>
          </table:table-cell>
          <table:table-cell table:formula="of:=IF([.C782]&lt;&gt;[.C7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01" calcext:value-type="float">
            <text:p>7601</text:p>
          </table:table-cell>
          <table:table-cell office:value-type="float" office:value="7693" calcext:value-type="float">
            <text:p>7693</text:p>
          </table:table-cell>
          <table:table-cell table:formula="of:=IF([.C782]&lt;=[.A783]; [.B783]; [.C782])" office:value-type="float" office:value="7656" calcext:value-type="float">
            <text:p>7656</text:p>
          </table:table-cell>
          <table:table-cell table:formula="of:=IF([.C783]&lt;&gt;[.C7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78" calcext:value-type="float">
            <text:p>7678</text:p>
          </table:table-cell>
          <table:table-cell office:value-type="float" office:value="7699" calcext:value-type="float">
            <text:p>7699</text:p>
          </table:table-cell>
          <table:table-cell table:formula="of:=IF([.C783]&lt;=[.A784]; [.B784]; [.C783])" office:value-type="float" office:value="7699" calcext:value-type="float">
            <text:p>7699</text:p>
          </table:table-cell>
          <table:table-cell table:formula="of:=IF([.C784]&lt;&gt;[.C78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13" calcext:value-type="float">
            <text:p>7613</text:p>
          </table:table-cell>
          <table:table-cell office:value-type="float" office:value="7701" calcext:value-type="float">
            <text:p>7701</text:p>
          </table:table-cell>
          <table:table-cell table:formula="of:=IF([.C784]&lt;=[.A785]; [.B785]; [.C784])" office:value-type="float" office:value="7699" calcext:value-type="float">
            <text:p>7699</text:p>
          </table:table-cell>
          <table:table-cell table:formula="of:=IF([.C785]&lt;&gt;[.C7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54" calcext:value-type="float">
            <text:p>7654</text:p>
          </table:table-cell>
          <table:table-cell office:value-type="float" office:value="7727" calcext:value-type="float">
            <text:p>7727</text:p>
          </table:table-cell>
          <table:table-cell table:formula="of:=IF([.C785]&lt;=[.A786]; [.B786]; [.C785])" office:value-type="float" office:value="7699" calcext:value-type="float">
            <text:p>7699</text:p>
          </table:table-cell>
          <table:table-cell table:formula="of:=IF([.C786]&lt;&gt;[.C7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52" calcext:value-type="float">
            <text:p>7652</text:p>
          </table:table-cell>
          <table:table-cell office:value-type="float" office:value="7729" calcext:value-type="float">
            <text:p>7729</text:p>
          </table:table-cell>
          <table:table-cell table:formula="of:=IF([.C786]&lt;=[.A787]; [.B787]; [.C786])" office:value-type="float" office:value="7699" calcext:value-type="float">
            <text:p>7699</text:p>
          </table:table-cell>
          <table:table-cell table:formula="of:=IF([.C787]&lt;&gt;[.C78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11" calcext:value-type="float">
            <text:p>7711</text:p>
          </table:table-cell>
          <table:table-cell office:value-type="float" office:value="7738" calcext:value-type="float">
            <text:p>7738</text:p>
          </table:table-cell>
          <table:table-cell table:formula="of:=IF([.C787]&lt;=[.A788]; [.B788]; [.C787])" office:value-type="float" office:value="7738" calcext:value-type="float">
            <text:p>7738</text:p>
          </table:table-cell>
          <table:table-cell table:formula="of:=IF([.C788]&lt;&gt;[.C78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7750" calcext:value-type="float">
            <text:p>7750</text:p>
          </table:table-cell>
          <table:table-cell table:formula="of:=IF([.C788]&lt;=[.A789]; [.B789]; [.C788])" office:value-type="float" office:value="7750" calcext:value-type="float">
            <text:p>7750</text:p>
          </table:table-cell>
          <table:table-cell table:formula="of:=IF([.C789]&lt;&gt;[.C7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7757" calcext:value-type="float">
            <text:p>7757</text:p>
          </table:table-cell>
          <table:table-cell table:formula="of:=IF([.C789]&lt;=[.A790]; [.B790]; [.C789])" office:value-type="float" office:value="7750" calcext:value-type="float">
            <text:p>7750</text:p>
          </table:table-cell>
          <table:table-cell table:formula="of:=IF([.C790]&lt;&gt;[.C7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7758" calcext:value-type="float">
            <text:p>7758</text:p>
          </table:table-cell>
          <table:table-cell table:formula="of:=IF([.C790]&lt;=[.A791]; [.B791]; [.C790])" office:value-type="float" office:value="7750" calcext:value-type="float">
            <text:p>7750</text:p>
          </table:table-cell>
          <table:table-cell table:formula="of:=IF([.C791]&lt;&gt;[.C7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13" calcext:value-type="float">
            <text:p>7713</text:p>
          </table:table-cell>
          <table:table-cell office:value-type="float" office:value="7798" calcext:value-type="float">
            <text:p>7798</text:p>
          </table:table-cell>
          <table:table-cell table:formula="of:=IF([.C791]&lt;=[.A792]; [.B792]; [.C791])" office:value-type="float" office:value="7750" calcext:value-type="float">
            <text:p>7750</text:p>
          </table:table-cell>
          <table:table-cell table:formula="of:=IF([.C792]&lt;&gt;[.C7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28" calcext:value-type="float">
            <text:p>7828</text:p>
          </table:table-cell>
          <table:table-cell office:value-type="float" office:value="7846" calcext:value-type="float">
            <text:p>7846</text:p>
          </table:table-cell>
          <table:table-cell table:formula="of:=IF([.C792]&lt;=[.A793]; [.B793]; [.C792])" office:value-type="float" office:value="7846" calcext:value-type="float">
            <text:p>7846</text:p>
          </table:table-cell>
          <table:table-cell table:formula="of:=IF([.C793]&lt;&gt;[.C7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7855" calcext:value-type="float">
            <text:p>7855</text:p>
          </table:table-cell>
          <table:table-cell table:formula="of:=IF([.C793]&lt;=[.A794]; [.B794]; [.C793])" office:value-type="float" office:value="7846" calcext:value-type="float">
            <text:p>7846</text:p>
          </table:table-cell>
          <table:table-cell table:formula="of:=IF([.C794]&lt;&gt;[.C7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88" calcext:value-type="float">
            <text:p>7788</text:p>
          </table:table-cell>
          <table:table-cell office:value-type="float" office:value="7874" calcext:value-type="float">
            <text:p>7874</text:p>
          </table:table-cell>
          <table:table-cell table:formula="of:=IF([.C794]&lt;=[.A795]; [.B795]; [.C794])" office:value-type="float" office:value="7846" calcext:value-type="float">
            <text:p>7846</text:p>
          </table:table-cell>
          <table:table-cell table:formula="of:=IF([.C795]&lt;&gt;[.C7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7877" calcext:value-type="float">
            <text:p>7877</text:p>
          </table:table-cell>
          <table:table-cell table:formula="of:=IF([.C795]&lt;=[.A796]; [.B796]; [.C795])" office:value-type="float" office:value="7846" calcext:value-type="float">
            <text:p>7846</text:p>
          </table:table-cell>
          <table:table-cell table:formula="of:=IF([.C796]&lt;&gt;[.C7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39" calcext:value-type="float">
            <text:p>7839</text:p>
          </table:table-cell>
          <table:table-cell office:value-type="float" office:value="7881" calcext:value-type="float">
            <text:p>7881</text:p>
          </table:table-cell>
          <table:table-cell table:formula="of:=IF([.C796]&lt;=[.A797]; [.B797]; [.C796])" office:value-type="float" office:value="7846" calcext:value-type="float">
            <text:p>7846</text:p>
          </table:table-cell>
          <table:table-cell table:formula="of:=IF([.C797]&lt;&gt;[.C7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09" calcext:value-type="float">
            <text:p>7809</text:p>
          </table:table-cell>
          <table:table-cell office:value-type="float" office:value="7884" calcext:value-type="float">
            <text:p>7884</text:p>
          </table:table-cell>
          <table:table-cell table:formula="of:=IF([.C797]&lt;=[.A798]; [.B798]; [.C797])" office:value-type="float" office:value="7846" calcext:value-type="float">
            <text:p>7846</text:p>
          </table:table-cell>
          <table:table-cell table:formula="of:=IF([.C798]&lt;&gt;[.C7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7891" calcext:value-type="float">
            <text:p>7891</text:p>
          </table:table-cell>
          <table:table-cell table:formula="of:=IF([.C798]&lt;=[.A799]; [.B799]; [.C798])" office:value-type="float" office:value="7891" calcext:value-type="float">
            <text:p>7891</text:p>
          </table:table-cell>
          <table:table-cell table:formula="of:=IF([.C799]&lt;&gt;[.C7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61" calcext:value-type="float">
            <text:p>7861</text:p>
          </table:table-cell>
          <table:table-cell office:value-type="float" office:value="7892" calcext:value-type="float">
            <text:p>7892</text:p>
          </table:table-cell>
          <table:table-cell table:formula="of:=IF([.C799]&lt;=[.A800]; [.B800]; [.C799])" office:value-type="float" office:value="7891" calcext:value-type="float">
            <text:p>7891</text:p>
          </table:table-cell>
          <table:table-cell table:formula="of:=IF([.C800]&lt;&gt;[.C79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7895" calcext:value-type="float">
            <text:p>7895</text:p>
          </table:table-cell>
          <table:table-cell table:formula="of:=IF([.C800]&lt;=[.A801]; [.B801]; [.C800])" office:value-type="float" office:value="7891" calcext:value-type="float">
            <text:p>7891</text:p>
          </table:table-cell>
          <table:table-cell table:formula="of:=IF([.C801]&lt;&gt;[.C8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7905" calcext:value-type="float">
            <text:p>7905</text:p>
          </table:table-cell>
          <table:table-cell table:formula="of:=IF([.C801]&lt;=[.A802]; [.B802]; [.C801])" office:value-type="float" office:value="7905" calcext:value-type="float">
            <text:p>7905</text:p>
          </table:table-cell>
          <table:table-cell table:formula="of:=IF([.C802]&lt;&gt;[.C80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83" calcext:value-type="float">
            <text:p>7883</text:p>
          </table:table-cell>
          <table:table-cell office:value-type="float" office:value="7917" calcext:value-type="float">
            <text:p>7917</text:p>
          </table:table-cell>
          <table:table-cell table:formula="of:=IF([.C802]&lt;=[.A803]; [.B803]; [.C802])" office:value-type="float" office:value="7905" calcext:value-type="float">
            <text:p>7905</text:p>
          </table:table-cell>
          <table:table-cell table:formula="of:=IF([.C803]&lt;&gt;[.C8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5" calcext:value-type="float">
            <text:p>7885</text:p>
          </table:table-cell>
          <table:table-cell office:value-type="float" office:value="7921" calcext:value-type="float">
            <text:p>7921</text:p>
          </table:table-cell>
          <table:table-cell table:formula="of:=IF([.C803]&lt;=[.A804]; [.B804]; [.C803])" office:value-type="float" office:value="7905" calcext:value-type="float">
            <text:p>7905</text:p>
          </table:table-cell>
          <table:table-cell table:formula="of:=IF([.C804]&lt;&gt;[.C8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77" calcext:value-type="float">
            <text:p>7877</text:p>
          </table:table-cell>
          <table:table-cell office:value-type="float" office:value="7925" calcext:value-type="float">
            <text:p>7925</text:p>
          </table:table-cell>
          <table:table-cell table:formula="of:=IF([.C804]&lt;=[.A805]; [.B805]; [.C804])" office:value-type="float" office:value="7905" calcext:value-type="float">
            <text:p>7905</text:p>
          </table:table-cell>
          <table:table-cell table:formula="of:=IF([.C805]&lt;&gt;[.C80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21" calcext:value-type="float">
            <text:p>7921</text:p>
          </table:table-cell>
          <table:table-cell office:value-type="float" office:value="7926" calcext:value-type="float">
            <text:p>7926</text:p>
          </table:table-cell>
          <table:table-cell table:formula="of:=IF([.C805]&lt;=[.A806]; [.B806]; [.C805])" office:value-type="float" office:value="7926" calcext:value-type="float">
            <text:p>7926</text:p>
          </table:table-cell>
          <table:table-cell table:formula="of:=IF([.C806]&lt;&gt;[.C80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7931" calcext:value-type="float">
            <text:p>7931</text:p>
          </table:table-cell>
          <table:table-cell table:formula="of:=IF([.C806]&lt;=[.A807]; [.B807]; [.C806])" office:value-type="float" office:value="7926" calcext:value-type="float">
            <text:p>7926</text:p>
          </table:table-cell>
          <table:table-cell table:formula="of:=IF([.C807]&lt;&gt;[.C80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26" calcext:value-type="float">
            <text:p>7926</text:p>
          </table:table-cell>
          <table:table-cell office:value-type="float" office:value="7941" calcext:value-type="float">
            <text:p>7941</text:p>
          </table:table-cell>
          <table:table-cell table:formula="of:=IF([.C807]&lt;=[.A808]; [.B808]; [.C807])" office:value-type="float" office:value="7941" calcext:value-type="float">
            <text:p>7941</text:p>
          </table:table-cell>
          <table:table-cell table:formula="of:=IF([.C808]&lt;&gt;[.C80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7948" calcext:value-type="float">
            <text:p>7948</text:p>
          </table:table-cell>
          <table:table-cell table:formula="of:=IF([.C808]&lt;=[.A809]; [.B809]; [.C808])" office:value-type="float" office:value="7941" calcext:value-type="float">
            <text:p>7941</text:p>
          </table:table-cell>
          <table:table-cell table:formula="of:=IF([.C809]&lt;&gt;[.C80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89" calcext:value-type="float">
            <text:p>7889</text:p>
          </table:table-cell>
          <table:table-cell office:value-type="float" office:value="7958" calcext:value-type="float">
            <text:p>7958</text:p>
          </table:table-cell>
          <table:table-cell table:formula="of:=IF([.C809]&lt;=[.A810]; [.B810]; [.C809])" office:value-type="float" office:value="7941" calcext:value-type="float">
            <text:p>7941</text:p>
          </table:table-cell>
          <table:table-cell table:formula="of:=IF([.C810]&lt;&gt;[.C8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07" calcext:value-type="float">
            <text:p>7907</text:p>
          </table:table-cell>
          <table:table-cell office:value-type="float" office:value="7975" calcext:value-type="float">
            <text:p>7975</text:p>
          </table:table-cell>
          <table:table-cell table:formula="of:=IF([.C810]&lt;=[.A811]; [.B811]; [.C810])" office:value-type="float" office:value="7941" calcext:value-type="float">
            <text:p>7941</text:p>
          </table:table-cell>
          <table:table-cell table:formula="of:=IF([.C811]&lt;&gt;[.C8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67" calcext:value-type="float">
            <text:p>7967</text:p>
          </table:table-cell>
          <table:table-cell office:value-type="float" office:value="7985" calcext:value-type="float">
            <text:p>7985</text:p>
          </table:table-cell>
          <table:table-cell table:formula="of:=IF([.C811]&lt;=[.A812]; [.B812]; [.C811])" office:value-type="float" office:value="7985" calcext:value-type="float">
            <text:p>7985</text:p>
          </table:table-cell>
          <table:table-cell table:formula="of:=IF([.C812]&lt;&gt;[.C81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28" calcext:value-type="float">
            <text:p>7928</text:p>
          </table:table-cell>
          <table:table-cell office:value-type="float" office:value="7990" calcext:value-type="float">
            <text:p>7990</text:p>
          </table:table-cell>
          <table:table-cell table:formula="of:=IF([.C812]&lt;=[.A813]; [.B813]; [.C812])" office:value-type="float" office:value="7985" calcext:value-type="float">
            <text:p>7985</text:p>
          </table:table-cell>
          <table:table-cell table:formula="of:=IF([.C813]&lt;&gt;[.C8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18" calcext:value-type="float">
            <text:p>7918</text:p>
          </table:table-cell>
          <table:table-cell office:value-type="float" office:value="8007" calcext:value-type="float">
            <text:p>8007</text:p>
          </table:table-cell>
          <table:table-cell table:formula="of:=IF([.C813]&lt;=[.A814]; [.B814]; [.C813])" office:value-type="float" office:value="7985" calcext:value-type="float">
            <text:p>7985</text:p>
          </table:table-cell>
          <table:table-cell table:formula="of:=IF([.C814]&lt;&gt;[.C8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77" calcext:value-type="float">
            <text:p>7977</text:p>
          </table:table-cell>
          <table:table-cell office:value-type="float" office:value="8013" calcext:value-type="float">
            <text:p>8013</text:p>
          </table:table-cell>
          <table:table-cell table:formula="of:=IF([.C814]&lt;=[.A815]; [.B815]; [.C814])" office:value-type="float" office:value="7985" calcext:value-type="float">
            <text:p>7985</text:p>
          </table:table-cell>
          <table:table-cell table:formula="of:=IF([.C815]&lt;&gt;[.C8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8019" calcext:value-type="float">
            <text:p>8019</text:p>
          </table:table-cell>
          <table:table-cell table:formula="of:=IF([.C815]&lt;=[.A816]; [.B816]; [.C815])" office:value-type="float" office:value="7985" calcext:value-type="float">
            <text:p>7985</text:p>
          </table:table-cell>
          <table:table-cell table:formula="of:=IF([.C816]&lt;&gt;[.C81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8025" calcext:value-type="float">
            <text:p>8025</text:p>
          </table:table-cell>
          <table:table-cell table:formula="of:=IF([.C816]&lt;=[.A817]; [.B817]; [.C816])" office:value-type="float" office:value="8025" calcext:value-type="float">
            <text:p>8025</text:p>
          </table:table-cell>
          <table:table-cell table:formula="of:=IF([.C817]&lt;&gt;[.C81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79" calcext:value-type="float">
            <text:p>7979</text:p>
          </table:table-cell>
          <table:table-cell office:value-type="float" office:value="8028" calcext:value-type="float">
            <text:p>8028</text:p>
          </table:table-cell>
          <table:table-cell table:formula="of:=IF([.C817]&lt;=[.A818]; [.B818]; [.C817])" office:value-type="float" office:value="8025" calcext:value-type="float">
            <text:p>8025</text:p>
          </table:table-cell>
          <table:table-cell table:formula="of:=IF([.C818]&lt;&gt;[.C8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48" calcext:value-type="float">
            <text:p>7948</text:p>
          </table:table-cell>
          <table:table-cell office:value-type="float" office:value="8048" calcext:value-type="float">
            <text:p>8048</text:p>
          </table:table-cell>
          <table:table-cell table:formula="of:=IF([.C818]&lt;=[.A819]; [.B819]; [.C818])" office:value-type="float" office:value="8025" calcext:value-type="float">
            <text:p>8025</text:p>
          </table:table-cell>
          <table:table-cell table:formula="of:=IF([.C819]&lt;&gt;[.C8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22" calcext:value-type="float">
            <text:p>8022</text:p>
          </table:table-cell>
          <table:table-cell office:value-type="float" office:value="8053" calcext:value-type="float">
            <text:p>8053</text:p>
          </table:table-cell>
          <table:table-cell table:formula="of:=IF([.C819]&lt;=[.A820]; [.B820]; [.C819])" office:value-type="float" office:value="8025" calcext:value-type="float">
            <text:p>8025</text:p>
          </table:table-cell>
          <table:table-cell table:formula="of:=IF([.C820]&lt;&gt;[.C8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69" calcext:value-type="float">
            <text:p>7969</text:p>
          </table:table-cell>
          <table:table-cell office:value-type="float" office:value="8055" calcext:value-type="float">
            <text:p>8055</text:p>
          </table:table-cell>
          <table:table-cell table:formula="of:=IF([.C820]&lt;=[.A821]; [.B821]; [.C820])" office:value-type="float" office:value="8025" calcext:value-type="float">
            <text:p>8025</text:p>
          </table:table-cell>
          <table:table-cell table:formula="of:=IF([.C821]&lt;&gt;[.C8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86" calcext:value-type="float">
            <text:p>7986</text:p>
          </table:table-cell>
          <table:table-cell office:value-type="float" office:value="8057" calcext:value-type="float">
            <text:p>8057</text:p>
          </table:table-cell>
          <table:table-cell table:formula="of:=IF([.C821]&lt;=[.A822]; [.B822]; [.C821])" office:value-type="float" office:value="8025" calcext:value-type="float">
            <text:p>8025</text:p>
          </table:table-cell>
          <table:table-cell table:formula="of:=IF([.C822]&lt;&gt;[.C82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064" calcext:value-type="float">
            <text:p>8064</text:p>
          </table:table-cell>
          <table:table-cell table:formula="of:=IF([.C822]&lt;=[.A823]; [.B823]; [.C822])" office:value-type="float" office:value="8025" calcext:value-type="float">
            <text:p>8025</text:p>
          </table:table-cell>
          <table:table-cell table:formula="of:=IF([.C823]&lt;&gt;[.C8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08" calcext:value-type="float">
            <text:p>8008</text:p>
          </table:table-cell>
          <table:table-cell office:value-type="float" office:value="8082" calcext:value-type="float">
            <text:p>8082</text:p>
          </table:table-cell>
          <table:table-cell table:formula="of:=IF([.C823]&lt;=[.A824]; [.B824]; [.C823])" office:value-type="float" office:value="8025" calcext:value-type="float">
            <text:p>8025</text:p>
          </table:table-cell>
          <table:table-cell table:formula="of:=IF([.C824]&lt;&gt;[.C8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89" calcext:value-type="float">
            <text:p>7989</text:p>
          </table:table-cell>
          <table:table-cell office:value-type="float" office:value="8089" calcext:value-type="float">
            <text:p>8089</text:p>
          </table:table-cell>
          <table:table-cell table:formula="of:=IF([.C824]&lt;=[.A825]; [.B825]; [.C824])" office:value-type="float" office:value="8025" calcext:value-type="float">
            <text:p>8025</text:p>
          </table:table-cell>
          <table:table-cell table:formula="of:=IF([.C825]&lt;&gt;[.C82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84" calcext:value-type="float">
            <text:p>8084</text:p>
          </table:table-cell>
          <table:table-cell office:value-type="float" office:value="8106" calcext:value-type="float">
            <text:p>8106</text:p>
          </table:table-cell>
          <table:table-cell table:formula="of:=IF([.C825]&lt;=[.A826]; [.B826]; [.C825])" office:value-type="float" office:value="8106" calcext:value-type="float">
            <text:p>8106</text:p>
          </table:table-cell>
          <table:table-cell table:formula="of:=IF([.C826]&lt;&gt;[.C82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58" calcext:value-type="float">
            <text:p>8058</text:p>
          </table:table-cell>
          <table:table-cell office:value-type="float" office:value="8108" calcext:value-type="float">
            <text:p>8108</text:p>
          </table:table-cell>
          <table:table-cell table:formula="of:=IF([.C826]&lt;=[.A827]; [.B827]; [.C826])" office:value-type="float" office:value="8106" calcext:value-type="float">
            <text:p>8106</text:p>
          </table:table-cell>
          <table:table-cell table:formula="of:=IF([.C827]&lt;&gt;[.C8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73" calcext:value-type="float">
            <text:p>8073</text:p>
          </table:table-cell>
          <table:table-cell office:value-type="float" office:value="8112" calcext:value-type="float">
            <text:p>8112</text:p>
          </table:table-cell>
          <table:table-cell table:formula="of:=IF([.C827]&lt;=[.A828]; [.B828]; [.C827])" office:value-type="float" office:value="8106" calcext:value-type="float">
            <text:p>8106</text:p>
          </table:table-cell>
          <table:table-cell table:formula="of:=IF([.C828]&lt;&gt;[.C8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8117" calcext:value-type="float">
            <text:p>8117</text:p>
          </table:table-cell>
          <table:table-cell table:formula="of:=IF([.C828]&lt;=[.A829]; [.B829]; [.C828])" office:value-type="float" office:value="8106" calcext:value-type="float">
            <text:p>8106</text:p>
          </table:table-cell>
          <table:table-cell table:formula="of:=IF([.C829]&lt;&gt;[.C8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8117" calcext:value-type="float">
            <text:p>8117</text:p>
          </table:table-cell>
          <table:table-cell table:formula="of:=IF([.C829]&lt;=[.A830]; [.B830]; [.C829])" office:value-type="float" office:value="8106" calcext:value-type="float">
            <text:p>8106</text:p>
          </table:table-cell>
          <table:table-cell table:formula="of:=IF([.C830]&lt;&gt;[.C8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8118" calcext:value-type="float">
            <text:p>8118</text:p>
          </table:table-cell>
          <table:table-cell table:formula="of:=IF([.C830]&lt;=[.A831]; [.B831]; [.C830])" office:value-type="float" office:value="8106" calcext:value-type="float">
            <text:p>8106</text:p>
          </table:table-cell>
          <table:table-cell table:formula="of:=IF([.C831]&lt;&gt;[.C83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35" calcext:value-type="float">
            <text:p>8135</text:p>
          </table:table-cell>
          <table:table-cell office:value-type="float" office:value="8141" calcext:value-type="float">
            <text:p>8141</text:p>
          </table:table-cell>
          <table:table-cell table:formula="of:=IF([.C831]&lt;=[.A832]; [.B832]; [.C831])" office:value-type="float" office:value="8141" calcext:value-type="float">
            <text:p>8141</text:p>
          </table:table-cell>
          <table:table-cell table:formula="of:=IF([.C832]&lt;&gt;[.C83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57" calcext:value-type="float">
            <text:p>8157</text:p>
          </table:table-cell>
          <table:table-cell office:value-type="float" office:value="8168" calcext:value-type="float">
            <text:p>8168</text:p>
          </table:table-cell>
          <table:table-cell table:formula="of:=IF([.C832]&lt;=[.A833]; [.B833]; [.C832])" office:value-type="float" office:value="8168" calcext:value-type="float">
            <text:p>8168</text:p>
          </table:table-cell>
          <table:table-cell table:formula="of:=IF([.C833]&lt;&gt;[.C83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38" calcext:value-type="float">
            <text:p>8138</text:p>
          </table:table-cell>
          <table:table-cell office:value-type="float" office:value="8174" calcext:value-type="float">
            <text:p>8174</text:p>
          </table:table-cell>
          <table:table-cell table:formula="of:=IF([.C833]&lt;=[.A834]; [.B834]; [.C833])" office:value-type="float" office:value="8168" calcext:value-type="float">
            <text:p>8168</text:p>
          </table:table-cell>
          <table:table-cell table:formula="of:=IF([.C834]&lt;&gt;[.C8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74" calcext:value-type="float">
            <text:p>8174</text:p>
          </table:table-cell>
          <table:table-cell office:value-type="float" office:value="8181" calcext:value-type="float">
            <text:p>8181</text:p>
          </table:table-cell>
          <table:table-cell table:formula="of:=IF([.C834]&lt;=[.A835]; [.B835]; [.C834])" office:value-type="float" office:value="8181" calcext:value-type="float">
            <text:p>8181</text:p>
          </table:table-cell>
          <table:table-cell table:formula="of:=IF([.C835]&lt;&gt;[.C8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8200" calcext:value-type="float">
            <text:p>8200</text:p>
          </table:table-cell>
          <table:table-cell table:formula="of:=IF([.C835]&lt;=[.A836]; [.B836]; [.C835])" office:value-type="float" office:value="8181" calcext:value-type="float">
            <text:p>8181</text:p>
          </table:table-cell>
          <table:table-cell table:formula="of:=IF([.C836]&lt;&gt;[.C8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82" calcext:value-type="float">
            <text:p>8182</text:p>
          </table:table-cell>
          <table:table-cell office:value-type="float" office:value="8214" calcext:value-type="float">
            <text:p>8214</text:p>
          </table:table-cell>
          <table:table-cell table:formula="of:=IF([.C836]&lt;=[.A837]; [.B837]; [.C836])" office:value-type="float" office:value="8214" calcext:value-type="float">
            <text:p>8214</text:p>
          </table:table-cell>
          <table:table-cell table:formula="of:=IF([.C837]&lt;&gt;[.C83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89" calcext:value-type="float">
            <text:p>8189</text:p>
          </table:table-cell>
          <table:table-cell office:value-type="float" office:value="8215" calcext:value-type="float">
            <text:p>8215</text:p>
          </table:table-cell>
          <table:table-cell table:formula="of:=IF([.C837]&lt;=[.A838]; [.B838]; [.C837])" office:value-type="float" office:value="8214" calcext:value-type="float">
            <text:p>8214</text:p>
          </table:table-cell>
          <table:table-cell table:formula="of:=IF([.C838]&lt;&gt;[.C8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77" calcext:value-type="float">
            <text:p>8177</text:p>
          </table:table-cell>
          <table:table-cell office:value-type="float" office:value="8225" calcext:value-type="float">
            <text:p>8225</text:p>
          </table:table-cell>
          <table:table-cell table:formula="of:=IF([.C838]&lt;=[.A839]; [.B839]; [.C838])" office:value-type="float" office:value="8214" calcext:value-type="float">
            <text:p>8214</text:p>
          </table:table-cell>
          <table:table-cell table:formula="of:=IF([.C839]&lt;&gt;[.C8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08" calcext:value-type="float">
            <text:p>8208</text:p>
          </table:table-cell>
          <table:table-cell office:value-type="float" office:value="8258" calcext:value-type="float">
            <text:p>8258</text:p>
          </table:table-cell>
          <table:table-cell table:formula="of:=IF([.C839]&lt;=[.A840]; [.B840]; [.C839])" office:value-type="float" office:value="8214" calcext:value-type="float">
            <text:p>8214</text:p>
          </table:table-cell>
          <table:table-cell table:formula="of:=IF([.C840]&lt;&gt;[.C8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8268" calcext:value-type="float">
            <text:p>8268</text:p>
          </table:table-cell>
          <table:table-cell table:formula="of:=IF([.C840]&lt;=[.A841]; [.B841]; [.C840])" office:value-type="float" office:value="8268" calcext:value-type="float">
            <text:p>8268</text:p>
          </table:table-cell>
          <table:table-cell table:formula="of:=IF([.C841]&lt;&gt;[.C84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35" calcext:value-type="float">
            <text:p>8235</text:p>
          </table:table-cell>
          <table:table-cell office:value-type="float" office:value="8285" calcext:value-type="float">
            <text:p>8285</text:p>
          </table:table-cell>
          <table:table-cell table:formula="of:=IF([.C841]&lt;=[.A842]; [.B842]; [.C841])" office:value-type="float" office:value="8268" calcext:value-type="float">
            <text:p>8268</text:p>
          </table:table-cell>
          <table:table-cell table:formula="of:=IF([.C842]&lt;&gt;[.C84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04" calcext:value-type="float">
            <text:p>8204</text:p>
          </table:table-cell>
          <table:table-cell office:value-type="float" office:value="8286" calcext:value-type="float">
            <text:p>8286</text:p>
          </table:table-cell>
          <table:table-cell table:formula="of:=IF([.C842]&lt;=[.A843]; [.B843]; [.C842])" office:value-type="float" office:value="8268" calcext:value-type="float">
            <text:p>8268</text:p>
          </table:table-cell>
          <table:table-cell table:formula="of:=IF([.C843]&lt;&gt;[.C8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float" office:value="8296" calcext:value-type="float">
            <text:p>8296</text:p>
          </table:table-cell>
          <table:table-cell table:formula="of:=IF([.C843]&lt;=[.A844]; [.B844]; [.C843])" office:value-type="float" office:value="8296" calcext:value-type="float">
            <text:p>8296</text:p>
          </table:table-cell>
          <table:table-cell table:formula="of:=IF([.C844]&lt;&gt;[.C84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float" office:value="8341" calcext:value-type="float">
            <text:p>8341</text:p>
          </table:table-cell>
          <table:table-cell table:formula="of:=IF([.C844]&lt;=[.A845]; [.B845]; [.C844])" office:value-type="float" office:value="8296" calcext:value-type="float">
            <text:p>8296</text:p>
          </table:table-cell>
          <table:table-cell table:formula="of:=IF([.C845]&lt;&gt;[.C84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8370" calcext:value-type="float">
            <text:p>8370</text:p>
          </table:table-cell>
          <table:table-cell table:formula="of:=IF([.C845]&lt;=[.A846]; [.B846]; [.C845])" office:value-type="float" office:value="8296" calcext:value-type="float">
            <text:p>8296</text:p>
          </table:table-cell>
          <table:table-cell table:formula="of:=IF([.C846]&lt;&gt;[.C8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8385" calcext:value-type="float">
            <text:p>8385</text:p>
          </table:table-cell>
          <table:table-cell table:formula="of:=IF([.C846]&lt;=[.A847]; [.B847]; [.C846])" office:value-type="float" office:value="8385" calcext:value-type="float">
            <text:p>8385</text:p>
          </table:table-cell>
          <table:table-cell table:formula="of:=IF([.C847]&lt;&gt;[.C84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38" calcext:value-type="float">
            <text:p>8338</text:p>
          </table:table-cell>
          <table:table-cell office:value-type="float" office:value="8414" calcext:value-type="float">
            <text:p>8414</text:p>
          </table:table-cell>
          <table:table-cell table:formula="of:=IF([.C847]&lt;=[.A848]; [.B848]; [.C847])" office:value-type="float" office:value="8385" calcext:value-type="float">
            <text:p>8385</text:p>
          </table:table-cell>
          <table:table-cell table:formula="of:=IF([.C848]&lt;&gt;[.C8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07" calcext:value-type="float">
            <text:p>8407</text:p>
          </table:table-cell>
          <table:table-cell office:value-type="float" office:value="8418" calcext:value-type="float">
            <text:p>8418</text:p>
          </table:table-cell>
          <table:table-cell table:formula="of:=IF([.C848]&lt;=[.A849]; [.B849]; [.C848])" office:value-type="float" office:value="8418" calcext:value-type="float">
            <text:p>8418</text:p>
          </table:table-cell>
          <table:table-cell table:formula="of:=IF([.C849]&lt;&gt;[.C8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8425" calcext:value-type="float">
            <text:p>8425</text:p>
          </table:table-cell>
          <table:table-cell table:formula="of:=IF([.C849]&lt;=[.A850]; [.B850]; [.C849])" office:value-type="float" office:value="8418" calcext:value-type="float">
            <text:p>8418</text:p>
          </table:table-cell>
          <table:table-cell table:formula="of:=IF([.C850]&lt;&gt;[.C8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float" office:value="8429" calcext:value-type="float">
            <text:p>8429</text:p>
          </table:table-cell>
          <table:table-cell table:formula="of:=IF([.C850]&lt;=[.A851]; [.B851]; [.C850])" office:value-type="float" office:value="8418" calcext:value-type="float">
            <text:p>8418</text:p>
          </table:table-cell>
          <table:table-cell table:formula="of:=IF([.C851]&lt;&gt;[.C8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71" calcext:value-type="float">
            <text:p>8371</text:p>
          </table:table-cell>
          <table:table-cell office:value-type="float" office:value="8432" calcext:value-type="float">
            <text:p>8432</text:p>
          </table:table-cell>
          <table:table-cell table:formula="of:=IF([.C851]&lt;=[.A852]; [.B852]; [.C851])" office:value-type="float" office:value="8418" calcext:value-type="float">
            <text:p>8418</text:p>
          </table:table-cell>
          <table:table-cell table:formula="of:=IF([.C852]&lt;&gt;[.C8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float" office:value="8448" calcext:value-type="float">
            <text:p>8448</text:p>
          </table:table-cell>
          <table:table-cell table:formula="of:=IF([.C852]&lt;=[.A853]; [.B853]; [.C852])" office:value-type="float" office:value="8448" calcext:value-type="float">
            <text:p>8448</text:p>
          </table:table-cell>
          <table:table-cell table:formula="of:=IF([.C853]&lt;&gt;[.C85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83" calcext:value-type="float">
            <text:p>8383</text:p>
          </table:table-cell>
          <table:table-cell office:value-type="float" office:value="8451" calcext:value-type="float">
            <text:p>8451</text:p>
          </table:table-cell>
          <table:table-cell table:formula="of:=IF([.C853]&lt;=[.A854]; [.B854]; [.C853])" office:value-type="float" office:value="8448" calcext:value-type="float">
            <text:p>8448</text:p>
          </table:table-cell>
          <table:table-cell table:formula="of:=IF([.C854]&lt;&gt;[.C8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43" calcext:value-type="float">
            <text:p>8443</text:p>
          </table:table-cell>
          <table:table-cell office:value-type="float" office:value="8462" calcext:value-type="float">
            <text:p>8462</text:p>
          </table:table-cell>
          <table:table-cell table:formula="of:=IF([.C854]&lt;=[.A855]; [.B855]; [.C854])" office:value-type="float" office:value="8448" calcext:value-type="float">
            <text:p>8448</text:p>
          </table:table-cell>
          <table:table-cell table:formula="of:=IF([.C855]&lt;&gt;[.C8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96" calcext:value-type="float">
            <text:p>8396</text:p>
          </table:table-cell>
          <table:table-cell office:value-type="float" office:value="8468" calcext:value-type="float">
            <text:p>8468</text:p>
          </table:table-cell>
          <table:table-cell table:formula="of:=IF([.C855]&lt;=[.A856]; [.B856]; [.C855])" office:value-type="float" office:value="8448" calcext:value-type="float">
            <text:p>8448</text:p>
          </table:table-cell>
          <table:table-cell table:formula="of:=IF([.C856]&lt;&gt;[.C85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04" calcext:value-type="float">
            <text:p>8404</text:p>
          </table:table-cell>
          <table:table-cell office:value-type="float" office:value="8475" calcext:value-type="float">
            <text:p>8475</text:p>
          </table:table-cell>
          <table:table-cell table:formula="of:=IF([.C856]&lt;=[.A857]; [.B857]; [.C856])" office:value-type="float" office:value="8448" calcext:value-type="float">
            <text:p>8448</text:p>
          </table:table-cell>
          <table:table-cell table:formula="of:=IF([.C857]&lt;&gt;[.C8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03" calcext:value-type="float">
            <text:p>8403</text:p>
          </table:table-cell>
          <table:table-cell office:value-type="float" office:value="8491" calcext:value-type="float">
            <text:p>8491</text:p>
          </table:table-cell>
          <table:table-cell table:formula="of:=IF([.C857]&lt;=[.A858]; [.B858]; [.C857])" office:value-type="float" office:value="8448" calcext:value-type="float">
            <text:p>8448</text:p>
          </table:table-cell>
          <table:table-cell table:formula="of:=IF([.C858]&lt;&gt;[.C8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8497" calcext:value-type="float">
            <text:p>8497</text:p>
          </table:table-cell>
          <table:table-cell table:formula="of:=IF([.C858]&lt;=[.A859]; [.B859]; [.C858])" office:value-type="float" office:value="8497" calcext:value-type="float">
            <text:p>8497</text:p>
          </table:table-cell>
          <table:table-cell table:formula="of:=IF([.C859]&lt;&gt;[.C8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float" office:value="8511" calcext:value-type="float">
            <text:p>8511</text:p>
          </table:table-cell>
          <table:table-cell table:formula="of:=IF([.C859]&lt;=[.A860]; [.B860]; [.C859])" office:value-type="float" office:value="8497" calcext:value-type="float">
            <text:p>8497</text:p>
          </table:table-cell>
          <table:table-cell table:formula="of:=IF([.C860]&lt;&gt;[.C8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521" calcext:value-type="float">
            <text:p>8521</text:p>
          </table:table-cell>
          <table:table-cell table:formula="of:=IF([.C860]&lt;=[.A861]; [.B861]; [.C860])" office:value-type="float" office:value="8497" calcext:value-type="float">
            <text:p>8497</text:p>
          </table:table-cell>
          <table:table-cell table:formula="of:=IF([.C861]&lt;&gt;[.C8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59" calcext:value-type="float">
            <text:p>8459</text:p>
          </table:table-cell>
          <table:table-cell office:value-type="float" office:value="8525" calcext:value-type="float">
            <text:p>8525</text:p>
          </table:table-cell>
          <table:table-cell table:formula="of:=IF([.C861]&lt;=[.A862]; [.B862]; [.C861])" office:value-type="float" office:value="8497" calcext:value-type="float">
            <text:p>8497</text:p>
          </table:table-cell>
          <table:table-cell table:formula="of:=IF([.C862]&lt;&gt;[.C8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8534" calcext:value-type="float">
            <text:p>8534</text:p>
          </table:table-cell>
          <table:table-cell table:formula="of:=IF([.C862]&lt;=[.A863]; [.B863]; [.C862])" office:value-type="float" office:value="8534" calcext:value-type="float">
            <text:p>8534</text:p>
          </table:table-cell>
          <table:table-cell table:formula="of:=IF([.C863]&lt;&gt;[.C8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8539" calcext:value-type="float">
            <text:p>8539</text:p>
          </table:table-cell>
          <table:table-cell table:formula="of:=IF([.C863]&lt;=[.A864]; [.B864]; [.C863])" office:value-type="float" office:value="8534" calcext:value-type="float">
            <text:p>8534</text:p>
          </table:table-cell>
          <table:table-cell table:formula="of:=IF([.C864]&lt;&gt;[.C8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92" calcext:value-type="float">
            <text:p>8492</text:p>
          </table:table-cell>
          <table:table-cell office:value-type="float" office:value="8550" calcext:value-type="float">
            <text:p>8550</text:p>
          </table:table-cell>
          <table:table-cell table:formula="of:=IF([.C864]&lt;=[.A865]; [.B865]; [.C864])" office:value-type="float" office:value="8534" calcext:value-type="float">
            <text:p>8534</text:p>
          </table:table-cell>
          <table:table-cell table:formula="of:=IF([.C865]&lt;&gt;[.C8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68" calcext:value-type="float">
            <text:p>8468</text:p>
          </table:table-cell>
          <table:table-cell office:value-type="float" office:value="8558" calcext:value-type="float">
            <text:p>8558</text:p>
          </table:table-cell>
          <table:table-cell table:formula="of:=IF([.C865]&lt;=[.A866]; [.B866]; [.C865])" office:value-type="float" office:value="8534" calcext:value-type="float">
            <text:p>8534</text:p>
          </table:table-cell>
          <table:table-cell table:formula="of:=IF([.C866]&lt;&gt;[.C8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74" calcext:value-type="float">
            <text:p>8474</text:p>
          </table:table-cell>
          <table:table-cell office:value-type="float" office:value="8574" calcext:value-type="float">
            <text:p>8574</text:p>
          </table:table-cell>
          <table:table-cell table:formula="of:=IF([.C866]&lt;=[.A867]; [.B867]; [.C866])" office:value-type="float" office:value="8534" calcext:value-type="float">
            <text:p>8534</text:p>
          </table:table-cell>
          <table:table-cell table:formula="of:=IF([.C867]&lt;&gt;[.C86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31" calcext:value-type="float">
            <text:p>8531</text:p>
          </table:table-cell>
          <table:table-cell office:value-type="float" office:value="8579" calcext:value-type="float">
            <text:p>8579</text:p>
          </table:table-cell>
          <table:table-cell table:formula="of:=IF([.C867]&lt;=[.A868]; [.B868]; [.C867])" office:value-type="float" office:value="8534" calcext:value-type="float">
            <text:p>8534</text:p>
          </table:table-cell>
          <table:table-cell table:formula="of:=IF([.C868]&lt;&gt;[.C86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82" calcext:value-type="float">
            <text:p>8582</text:p>
          </table:table-cell>
          <table:table-cell office:value-type="float" office:value="8587" calcext:value-type="float">
            <text:p>8587</text:p>
          </table:table-cell>
          <table:table-cell table:formula="of:=IF([.C868]&lt;=[.A869]; [.B869]; [.C868])" office:value-type="float" office:value="8587" calcext:value-type="float">
            <text:p>8587</text:p>
          </table:table-cell>
          <table:table-cell table:formula="of:=IF([.C869]&lt;&gt;[.C86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99" calcext:value-type="float">
            <text:p>8499</text:p>
          </table:table-cell>
          <table:table-cell office:value-type="float" office:value="8596" calcext:value-type="float">
            <text:p>8596</text:p>
          </table:table-cell>
          <table:table-cell table:formula="of:=IF([.C869]&lt;=[.A870]; [.B870]; [.C869])" office:value-type="float" office:value="8587" calcext:value-type="float">
            <text:p>8587</text:p>
          </table:table-cell>
          <table:table-cell table:formula="of:=IF([.C870]&lt;&gt;[.C8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87" calcext:value-type="float">
            <text:p>8587</text:p>
          </table:table-cell>
          <table:table-cell office:value-type="float" office:value="8609" calcext:value-type="float">
            <text:p>8609</text:p>
          </table:table-cell>
          <table:table-cell table:formula="of:=IF([.C870]&lt;=[.A871]; [.B871]; [.C870])" office:value-type="float" office:value="8609" calcext:value-type="float">
            <text:p>8609</text:p>
          </table:table-cell>
          <table:table-cell table:formula="of:=IF([.C871]&lt;&gt;[.C87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44" calcext:value-type="float">
            <text:p>8544</text:p>
          </table:table-cell>
          <table:table-cell office:value-type="float" office:value="8614" calcext:value-type="float">
            <text:p>8614</text:p>
          </table:table-cell>
          <table:table-cell table:formula="of:=IF([.C871]&lt;=[.A872]; [.B872]; [.C871])" office:value-type="float" office:value="8609" calcext:value-type="float">
            <text:p>8609</text:p>
          </table:table-cell>
          <table:table-cell table:formula="of:=IF([.C872]&lt;&gt;[.C87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39" calcext:value-type="float">
            <text:p>8539</text:p>
          </table:table-cell>
          <table:table-cell office:value-type="float" office:value="8635" calcext:value-type="float">
            <text:p>8635</text:p>
          </table:table-cell>
          <table:table-cell table:formula="of:=IF([.C872]&lt;=[.A873]; [.B873]; [.C872])" office:value-type="float" office:value="8609" calcext:value-type="float">
            <text:p>8609</text:p>
          </table:table-cell>
          <table:table-cell table:formula="of:=IF([.C873]&lt;&gt;[.C8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float" office:value="8646" calcext:value-type="float">
            <text:p>8646</text:p>
          </table:table-cell>
          <table:table-cell table:formula="of:=IF([.C873]&lt;=[.A874]; [.B874]; [.C873])" office:value-type="float" office:value="8646" calcext:value-type="float">
            <text:p>8646</text:p>
          </table:table-cell>
          <table:table-cell table:formula="of:=IF([.C874]&lt;&gt;[.C873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41" calcext:value-type="float">
            <text:p>8641</text:p>
          </table:table-cell>
          <table:table-cell office:value-type="float" office:value="8655" calcext:value-type="float">
            <text:p>8655</text:p>
          </table:table-cell>
          <table:table-cell table:formula="of:=IF([.C874]&lt;=[.A875]; [.B875]; [.C874])" office:value-type="float" office:value="8646" calcext:value-type="float">
            <text:p>8646</text:p>
          </table:table-cell>
          <table:table-cell table:formula="of:=IF([.C875]&lt;&gt;[.C8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49" calcext:value-type="float">
            <text:p>8649</text:p>
          </table:table-cell>
          <table:table-cell office:value-type="float" office:value="8685" calcext:value-type="float">
            <text:p>8685</text:p>
          </table:table-cell>
          <table:table-cell table:formula="of:=IF([.C875]&lt;=[.A876]; [.B876]; [.C875])" office:value-type="float" office:value="8685" calcext:value-type="float">
            <text:p>8685</text:p>
          </table:table-cell>
          <table:table-cell table:formula="of:=IF([.C876]&lt;&gt;[.C8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35" calcext:value-type="float">
            <text:p>8635</text:p>
          </table:table-cell>
          <table:table-cell office:value-type="float" office:value="8687" calcext:value-type="float">
            <text:p>8687</text:p>
          </table:table-cell>
          <table:table-cell table:formula="of:=IF([.C876]&lt;=[.A877]; [.B877]; [.C876])" office:value-type="float" office:value="8685" calcext:value-type="float">
            <text:p>8685</text:p>
          </table:table-cell>
          <table:table-cell table:formula="of:=IF([.C877]&lt;&gt;[.C8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78" calcext:value-type="float">
            <text:p>8678</text:p>
          </table:table-cell>
          <table:table-cell office:value-type="float" office:value="8718" calcext:value-type="float">
            <text:p>8718</text:p>
          </table:table-cell>
          <table:table-cell table:formula="of:=IF([.C877]&lt;=[.A878]; [.B878]; [.C877])" office:value-type="float" office:value="8685" calcext:value-type="float">
            <text:p>8685</text:p>
          </table:table-cell>
          <table:table-cell table:formula="of:=IF([.C878]&lt;&gt;[.C8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61" calcext:value-type="float">
            <text:p>8661</text:p>
          </table:table-cell>
          <table:table-cell office:value-type="float" office:value="8720" calcext:value-type="float">
            <text:p>8720</text:p>
          </table:table-cell>
          <table:table-cell table:formula="of:=IF([.C878]&lt;=[.A879]; [.B879]; [.C878])" office:value-type="float" office:value="8685" calcext:value-type="float">
            <text:p>8685</text:p>
          </table:table-cell>
          <table:table-cell table:formula="of:=IF([.C879]&lt;&gt;[.C8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99" calcext:value-type="float">
            <text:p>8699</text:p>
          </table:table-cell>
          <table:table-cell office:value-type="float" office:value="8724" calcext:value-type="float">
            <text:p>8724</text:p>
          </table:table-cell>
          <table:table-cell table:formula="of:=IF([.C879]&lt;=[.A880]; [.B880]; [.C879])" office:value-type="float" office:value="8724" calcext:value-type="float">
            <text:p>8724</text:p>
          </table:table-cell>
          <table:table-cell table:formula="of:=IF([.C880]&lt;&gt;[.C8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8736" calcext:value-type="float">
            <text:p>8736</text:p>
          </table:table-cell>
          <table:table-cell table:formula="of:=IF([.C880]&lt;=[.A881]; [.B881]; [.C880])" office:value-type="float" office:value="8724" calcext:value-type="float">
            <text:p>8724</text:p>
          </table:table-cell>
          <table:table-cell table:formula="of:=IF([.C881]&lt;&gt;[.C8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51" calcext:value-type="float">
            <text:p>8751</text:p>
          </table:table-cell>
          <table:table-cell office:value-type="float" office:value="8761" calcext:value-type="float">
            <text:p>8761</text:p>
          </table:table-cell>
          <table:table-cell table:formula="of:=IF([.C881]&lt;=[.A882]; [.B882]; [.C881])" office:value-type="float" office:value="8761" calcext:value-type="float">
            <text:p>8761</text:p>
          </table:table-cell>
          <table:table-cell table:formula="of:=IF([.C882]&lt;&gt;[.C88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29" calcext:value-type="float">
            <text:p>8729</text:p>
          </table:table-cell>
          <table:table-cell office:value-type="float" office:value="8796" calcext:value-type="float">
            <text:p>8796</text:p>
          </table:table-cell>
          <table:table-cell table:formula="of:=IF([.C882]&lt;=[.A883]; [.B883]; [.C882])" office:value-type="float" office:value="8761" calcext:value-type="float">
            <text:p>8761</text:p>
          </table:table-cell>
          <table:table-cell table:formula="of:=IF([.C883]&lt;&gt;[.C88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57" calcext:value-type="float">
            <text:p>8757</text:p>
          </table:table-cell>
          <table:table-cell office:value-type="float" office:value="8799" calcext:value-type="float">
            <text:p>8799</text:p>
          </table:table-cell>
          <table:table-cell table:formula="of:=IF([.C883]&lt;=[.A884]; [.B884]; [.C883])" office:value-type="float" office:value="8761" calcext:value-type="float">
            <text:p>8761</text:p>
          </table:table-cell>
          <table:table-cell table:formula="of:=IF([.C884]&lt;&gt;[.C8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824" calcext:value-type="float">
            <text:p>8824</text:p>
          </table:table-cell>
          <table:table-cell table:formula="of:=IF([.C884]&lt;=[.A885]; [.B885]; [.C884])" office:value-type="float" office:value="8824" calcext:value-type="float">
            <text:p>8824</text:p>
          </table:table-cell>
          <table:table-cell table:formula="of:=IF([.C885]&lt;&gt;[.C88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843" calcext:value-type="float">
            <text:p>8843</text:p>
          </table:table-cell>
          <table:table-cell table:formula="of:=IF([.C885]&lt;=[.A886]; [.B886]; [.C885])" office:value-type="float" office:value="8824" calcext:value-type="float">
            <text:p>8824</text:p>
          </table:table-cell>
          <table:table-cell table:formula="of:=IF([.C886]&lt;&gt;[.C8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29" calcext:value-type="float">
            <text:p>8829</text:p>
          </table:table-cell>
          <table:table-cell office:value-type="float" office:value="8852" calcext:value-type="float">
            <text:p>8852</text:p>
          </table:table-cell>
          <table:table-cell table:formula="of:=IF([.C886]&lt;=[.A887]; [.B887]; [.C886])" office:value-type="float" office:value="8852" calcext:value-type="float">
            <text:p>8852</text:p>
          </table:table-cell>
          <table:table-cell table:formula="of:=IF([.C887]&lt;&gt;[.C8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889" calcext:value-type="float">
            <text:p>8889</text:p>
          </table:table-cell>
          <table:table-cell table:formula="of:=IF([.C887]&lt;=[.A888]; [.B888]; [.C887])" office:value-type="float" office:value="8852" calcext:value-type="float">
            <text:p>8852</text:p>
          </table:table-cell>
          <table:table-cell table:formula="of:=IF([.C888]&lt;&gt;[.C8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float" office:value="8894" calcext:value-type="float">
            <text:p>8894</text:p>
          </table:table-cell>
          <table:table-cell table:formula="of:=IF([.C888]&lt;=[.A889]; [.B889]; [.C888])" office:value-type="float" office:value="8894" calcext:value-type="float">
            <text:p>8894</text:p>
          </table:table-cell>
          <table:table-cell table:formula="of:=IF([.C889]&lt;&gt;[.C88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float" office:value="8900" calcext:value-type="float">
            <text:p>8900</text:p>
          </table:table-cell>
          <table:table-cell table:formula="of:=IF([.C889]&lt;=[.A890]; [.B890]; [.C889])" office:value-type="float" office:value="8894" calcext:value-type="float">
            <text:p>8894</text:p>
          </table:table-cell>
          <table:table-cell table:formula="of:=IF([.C890]&lt;&gt;[.C8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71" calcext:value-type="float">
            <text:p>8871</text:p>
          </table:table-cell>
          <table:table-cell office:value-type="float" office:value="8932" calcext:value-type="float">
            <text:p>8932</text:p>
          </table:table-cell>
          <table:table-cell table:formula="of:=IF([.C890]&lt;=[.A891]; [.B891]; [.C890])" office:value-type="float" office:value="8894" calcext:value-type="float">
            <text:p>8894</text:p>
          </table:table-cell>
          <table:table-cell table:formula="of:=IF([.C891]&lt;&gt;[.C89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8933" calcext:value-type="float">
            <text:p>8933</text:p>
          </table:table-cell>
          <table:table-cell table:formula="of:=IF([.C891]&lt;=[.A892]; [.B892]; [.C891])" office:value-type="float" office:value="8894" calcext:value-type="float">
            <text:p>8894</text:p>
          </table:table-cell>
          <table:table-cell table:formula="of:=IF([.C892]&lt;&gt;[.C89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44" calcext:value-type="float">
            <text:p>8944</text:p>
          </table:table-cell>
          <table:table-cell office:value-type="float" office:value="8950" calcext:value-type="float">
            <text:p>8950</text:p>
          </table:table-cell>
          <table:table-cell table:formula="of:=IF([.C892]&lt;=[.A893]; [.B893]; [.C892])" office:value-type="float" office:value="8950" calcext:value-type="float">
            <text:p>8950</text:p>
          </table:table-cell>
          <table:table-cell table:formula="of:=IF([.C893]&lt;&gt;[.C89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33" calcext:value-type="float">
            <text:p>8933</text:p>
          </table:table-cell>
          <table:table-cell office:value-type="float" office:value="8954" calcext:value-type="float">
            <text:p>8954</text:p>
          </table:table-cell>
          <table:table-cell table:formula="of:=IF([.C893]&lt;=[.A894]; [.B894]; [.C893])" office:value-type="float" office:value="8950" calcext:value-type="float">
            <text:p>8950</text:p>
          </table:table-cell>
          <table:table-cell table:formula="of:=IF([.C894]&lt;&gt;[.C8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956" calcext:value-type="float">
            <text:p>8956</text:p>
          </table:table-cell>
          <table:table-cell table:formula="of:=IF([.C894]&lt;=[.A895]; [.B895]; [.C894])" office:value-type="float" office:value="8950" calcext:value-type="float">
            <text:p>8950</text:p>
          </table:table-cell>
          <table:table-cell table:formula="of:=IF([.C895]&lt;&gt;[.C8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24" calcext:value-type="float">
            <text:p>8924</text:p>
          </table:table-cell>
          <table:table-cell office:value-type="float" office:value="8959" calcext:value-type="float">
            <text:p>8959</text:p>
          </table:table-cell>
          <table:table-cell table:formula="of:=IF([.C895]&lt;=[.A896]; [.B896]; [.C895])" office:value-type="float" office:value="8950" calcext:value-type="float">
            <text:p>8950</text:p>
          </table:table-cell>
          <table:table-cell table:formula="of:=IF([.C896]&lt;&gt;[.C8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8967" calcext:value-type="float">
            <text:p>8967</text:p>
          </table:table-cell>
          <table:table-cell table:formula="of:=IF([.C896]&lt;=[.A897]; [.B897]; [.C896])" office:value-type="float" office:value="8950" calcext:value-type="float">
            <text:p>8950</text:p>
          </table:table-cell>
          <table:table-cell table:formula="of:=IF([.C897]&lt;&gt;[.C8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8986" calcext:value-type="float">
            <text:p>8986</text:p>
          </table:table-cell>
          <table:table-cell table:formula="of:=IF([.C897]&lt;=[.A898]; [.B898]; [.C897])" office:value-type="float" office:value="8950" calcext:value-type="float">
            <text:p>8950</text:p>
          </table:table-cell>
          <table:table-cell table:formula="of:=IF([.C898]&lt;&gt;[.C8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76" calcext:value-type="float">
            <text:p>8976</text:p>
          </table:table-cell>
          <table:table-cell office:value-type="float" office:value="9020" calcext:value-type="float">
            <text:p>9020</text:p>
          </table:table-cell>
          <table:table-cell table:formula="of:=IF([.C898]&lt;=[.A899]; [.B899]; [.C898])" office:value-type="float" office:value="9020" calcext:value-type="float">
            <text:p>9020</text:p>
          </table:table-cell>
          <table:table-cell table:formula="of:=IF([.C899]&lt;&gt;[.C89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22" calcext:value-type="float">
            <text:p>9022</text:p>
          </table:table-cell>
          <table:table-cell office:value-type="float" office:value="9028" calcext:value-type="float">
            <text:p>9028</text:p>
          </table:table-cell>
          <table:table-cell table:formula="of:=IF([.C899]&lt;=[.A900]; [.B900]; [.C899])" office:value-type="float" office:value="9028" calcext:value-type="float">
            <text:p>9028</text:p>
          </table:table-cell>
          <table:table-cell table:formula="of:=IF([.C900]&lt;&gt;[.C89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86" calcext:value-type="float">
            <text:p>8986</text:p>
          </table:table-cell>
          <table:table-cell office:value-type="float" office:value="9032" calcext:value-type="float">
            <text:p>9032</text:p>
          </table:table-cell>
          <table:table-cell table:formula="of:=IF([.C900]&lt;=[.A901]; [.B901]; [.C900])" office:value-type="float" office:value="9028" calcext:value-type="float">
            <text:p>9028</text:p>
          </table:table-cell>
          <table:table-cell table:formula="of:=IF([.C901]&lt;&gt;[.C90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42" calcext:value-type="float">
            <text:p>8942</text:p>
          </table:table-cell>
          <table:table-cell office:value-type="float" office:value="9034" calcext:value-type="float">
            <text:p>9034</text:p>
          </table:table-cell>
          <table:table-cell table:formula="of:=IF([.C901]&lt;=[.A902]; [.B902]; [.C901])" office:value-type="float" office:value="9028" calcext:value-type="float">
            <text:p>9028</text:p>
          </table:table-cell>
          <table:table-cell table:formula="of:=IF([.C902]&lt;&gt;[.C90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17" calcext:value-type="float">
            <text:p>9017</text:p>
          </table:table-cell>
          <table:table-cell office:value-type="float" office:value="9040" calcext:value-type="float">
            <text:p>9040</text:p>
          </table:table-cell>
          <table:table-cell table:formula="of:=IF([.C902]&lt;=[.A903]; [.B903]; [.C902])" office:value-type="float" office:value="9028" calcext:value-type="float">
            <text:p>9028</text:p>
          </table:table-cell>
          <table:table-cell table:formula="of:=IF([.C903]&lt;&gt;[.C90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9055" calcext:value-type="float">
            <text:p>9055</text:p>
          </table:table-cell>
          <table:table-cell table:formula="of:=IF([.C903]&lt;=[.A904]; [.B904]; [.C903])" office:value-type="float" office:value="9028" calcext:value-type="float">
            <text:p>9028</text:p>
          </table:table-cell>
          <table:table-cell table:formula="of:=IF([.C904]&lt;&gt;[.C90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49" calcext:value-type="float">
            <text:p>9049</text:p>
          </table:table-cell>
          <table:table-cell office:value-type="float" office:value="9057" calcext:value-type="float">
            <text:p>9057</text:p>
          </table:table-cell>
          <table:table-cell table:formula="of:=IF([.C904]&lt;=[.A905]; [.B905]; [.C904])" office:value-type="float" office:value="9057" calcext:value-type="float">
            <text:p>9057</text:p>
          </table:table-cell>
          <table:table-cell table:formula="of:=IF([.C905]&lt;&gt;[.C90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09" calcext:value-type="float">
            <text:p>9009</text:p>
          </table:table-cell>
          <table:table-cell office:value-type="float" office:value="9059" calcext:value-type="float">
            <text:p>9059</text:p>
          </table:table-cell>
          <table:table-cell table:formula="of:=IF([.C905]&lt;=[.A906]; [.B906]; [.C905])" office:value-type="float" office:value="9057" calcext:value-type="float">
            <text:p>9057</text:p>
          </table:table-cell>
          <table:table-cell table:formula="of:=IF([.C906]&lt;&gt;[.C90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79" calcext:value-type="float">
            <text:p>9079</text:p>
          </table:table-cell>
          <table:table-cell office:value-type="float" office:value="9091" calcext:value-type="float">
            <text:p>9091</text:p>
          </table:table-cell>
          <table:table-cell table:formula="of:=IF([.C906]&lt;=[.A907]; [.B907]; [.C906])" office:value-type="float" office:value="9091" calcext:value-type="float">
            <text:p>9091</text:p>
          </table:table-cell>
          <table:table-cell table:formula="of:=IF([.C907]&lt;&gt;[.C90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9108" calcext:value-type="float">
            <text:p>9108</text:p>
          </table:table-cell>
          <table:table-cell table:formula="of:=IF([.C907]&lt;=[.A908]; [.B908]; [.C907])" office:value-type="float" office:value="9091" calcext:value-type="float">
            <text:p>9091</text:p>
          </table:table-cell>
          <table:table-cell table:formula="of:=IF([.C908]&lt;&gt;[.C90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05" calcext:value-type="float">
            <text:p>9105</text:p>
          </table:table-cell>
          <table:table-cell office:value-type="float" office:value="9108" calcext:value-type="float">
            <text:p>9108</text:p>
          </table:table-cell>
          <table:table-cell table:formula="of:=IF([.C908]&lt;=[.A909]; [.B909]; [.C908])" office:value-type="float" office:value="9108" calcext:value-type="float">
            <text:p>9108</text:p>
          </table:table-cell>
          <table:table-cell table:formula="of:=IF([.C909]&lt;&gt;[.C90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9111" calcext:value-type="float">
            <text:p>9111</text:p>
          </table:table-cell>
          <table:table-cell table:formula="of:=IF([.C909]&lt;=[.A910]; [.B910]; [.C909])" office:value-type="float" office:value="9108" calcext:value-type="float">
            <text:p>9108</text:p>
          </table:table-cell>
          <table:table-cell table:formula="of:=IF([.C910]&lt;&gt;[.C90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83" calcext:value-type="float">
            <text:p>9083</text:p>
          </table:table-cell>
          <table:table-cell office:value-type="float" office:value="9116" calcext:value-type="float">
            <text:p>9116</text:p>
          </table:table-cell>
          <table:table-cell table:formula="of:=IF([.C910]&lt;=[.A911]; [.B911]; [.C910])" office:value-type="float" office:value="9108" calcext:value-type="float">
            <text:p>9108</text:p>
          </table:table-cell>
          <table:table-cell table:formula="of:=IF([.C911]&lt;&gt;[.C91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46" calcext:value-type="float">
            <text:p>9046</text:p>
          </table:table-cell>
          <table:table-cell office:value-type="float" office:value="9130" calcext:value-type="float">
            <text:p>9130</text:p>
          </table:table-cell>
          <table:table-cell table:formula="of:=IF([.C911]&lt;=[.A912]; [.B912]; [.C911])" office:value-type="float" office:value="9108" calcext:value-type="float">
            <text:p>9108</text:p>
          </table:table-cell>
          <table:table-cell table:formula="of:=IF([.C912]&lt;&gt;[.C91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48" calcext:value-type="float">
            <text:p>9048</text:p>
          </table:table-cell>
          <table:table-cell office:value-type="float" office:value="9133" calcext:value-type="float">
            <text:p>9133</text:p>
          </table:table-cell>
          <table:table-cell table:formula="of:=IF([.C912]&lt;=[.A913]; [.B913]; [.C912])" office:value-type="float" office:value="9108" calcext:value-type="float">
            <text:p>9108</text:p>
          </table:table-cell>
          <table:table-cell table:formula="of:=IF([.C913]&lt;&gt;[.C91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9147" calcext:value-type="float">
            <text:p>9147</text:p>
          </table:table-cell>
          <table:table-cell table:formula="of:=IF([.C913]&lt;=[.A914]; [.B914]; [.C913])" office:value-type="float" office:value="9108" calcext:value-type="float">
            <text:p>9108</text:p>
          </table:table-cell>
          <table:table-cell table:formula="of:=IF([.C914]&lt;&gt;[.C91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9148" calcext:value-type="float">
            <text:p>9148</text:p>
          </table:table-cell>
          <table:table-cell table:formula="of:=IF([.C914]&lt;=[.A915]; [.B915]; [.C914])" office:value-type="float" office:value="9108" calcext:value-type="float">
            <text:p>9108</text:p>
          </table:table-cell>
          <table:table-cell table:formula="of:=IF([.C915]&lt;&gt;[.C91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9160" calcext:value-type="float">
            <text:p>9160</text:p>
          </table:table-cell>
          <table:table-cell table:formula="of:=IF([.C915]&lt;=[.A916]; [.B916]; [.C915])" office:value-type="float" office:value="9160" calcext:value-type="float">
            <text:p>9160</text:p>
          </table:table-cell>
          <table:table-cell table:formula="of:=IF([.C916]&lt;&gt;[.C91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9169" calcext:value-type="float">
            <text:p>9169</text:p>
          </table:table-cell>
          <table:table-cell table:formula="of:=IF([.C916]&lt;=[.A917]; [.B917]; [.C916])" office:value-type="float" office:value="9160" calcext:value-type="float">
            <text:p>9160</text:p>
          </table:table-cell>
          <table:table-cell table:formula="of:=IF([.C917]&lt;&gt;[.C91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9181" calcext:value-type="float">
            <text:p>9181</text:p>
          </table:table-cell>
          <table:table-cell table:formula="of:=IF([.C917]&lt;=[.A918]; [.B918]; [.C917])" office:value-type="float" office:value="9160" calcext:value-type="float">
            <text:p>9160</text:p>
          </table:table-cell>
          <table:table-cell table:formula="of:=IF([.C918]&lt;&gt;[.C91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5" calcext:value-type="float">
            <text:p>9155</text:p>
          </table:table-cell>
          <table:table-cell office:value-type="float" office:value="9195" calcext:value-type="float">
            <text:p>9195</text:p>
          </table:table-cell>
          <table:table-cell table:formula="of:=IF([.C918]&lt;=[.A919]; [.B919]; [.C918])" office:value-type="float" office:value="9160" calcext:value-type="float">
            <text:p>9160</text:p>
          </table:table-cell>
          <table:table-cell table:formula="of:=IF([.C919]&lt;&gt;[.C91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3" calcext:value-type="float">
            <text:p>9123</text:p>
          </table:table-cell>
          <table:table-cell office:value-type="float" office:value="9208" calcext:value-type="float">
            <text:p>9208</text:p>
          </table:table-cell>
          <table:table-cell table:formula="of:=IF([.C919]&lt;=[.A920]; [.B920]; [.C919])" office:value-type="float" office:value="9160" calcext:value-type="float">
            <text:p>9160</text:p>
          </table:table-cell>
          <table:table-cell table:formula="of:=IF([.C920]&lt;&gt;[.C91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9224" calcext:value-type="float">
            <text:p>9224</text:p>
          </table:table-cell>
          <table:table-cell table:formula="of:=IF([.C920]&lt;=[.A921]; [.B921]; [.C920])" office:value-type="float" office:value="9160" calcext:value-type="float">
            <text:p>9160</text:p>
          </table:table-cell>
          <table:table-cell table:formula="of:=IF([.C921]&lt;&gt;[.C92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9246" calcext:value-type="float">
            <text:p>9246</text:p>
          </table:table-cell>
          <table:table-cell table:formula="of:=IF([.C921]&lt;=[.A922]; [.B922]; [.C921])" office:value-type="float" office:value="9246" calcext:value-type="float">
            <text:p>9246</text:p>
          </table:table-cell>
          <table:table-cell table:formula="of:=IF([.C922]&lt;&gt;[.C92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9255" calcext:value-type="float">
            <text:p>9255</text:p>
          </table:table-cell>
          <table:table-cell table:formula="of:=IF([.C922]&lt;=[.A923]; [.B923]; [.C922])" office:value-type="float" office:value="9246" calcext:value-type="float">
            <text:p>9246</text:p>
          </table:table-cell>
          <table:table-cell table:formula="of:=IF([.C923]&lt;&gt;[.C92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88" calcext:value-type="float">
            <text:p>9188</text:p>
          </table:table-cell>
          <table:table-cell office:value-type="float" office:value="9264" calcext:value-type="float">
            <text:p>9264</text:p>
          </table:table-cell>
          <table:table-cell table:formula="of:=IF([.C923]&lt;=[.A924]; [.B924]; [.C923])" office:value-type="float" office:value="9246" calcext:value-type="float">
            <text:p>9246</text:p>
          </table:table-cell>
          <table:table-cell table:formula="of:=IF([.C924]&lt;&gt;[.C92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63" calcext:value-type="float">
            <text:p>9263</text:p>
          </table:table-cell>
          <table:table-cell office:value-type="float" office:value="9267" calcext:value-type="float">
            <text:p>9267</text:p>
          </table:table-cell>
          <table:table-cell table:formula="of:=IF([.C924]&lt;=[.A925]; [.B925]; [.C924])" office:value-type="float" office:value="9267" calcext:value-type="float">
            <text:p>9267</text:p>
          </table:table-cell>
          <table:table-cell table:formula="of:=IF([.C925]&lt;&gt;[.C92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86" calcext:value-type="float">
            <text:p>9186</text:p>
          </table:table-cell>
          <table:table-cell office:value-type="float" office:value="9277" calcext:value-type="float">
            <text:p>9277</text:p>
          </table:table-cell>
          <table:table-cell table:formula="of:=IF([.C925]&lt;=[.A926]; [.B926]; [.C925])" office:value-type="float" office:value="9267" calcext:value-type="float">
            <text:p>9267</text:p>
          </table:table-cell>
          <table:table-cell table:formula="of:=IF([.C926]&lt;&gt;[.C92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9284" calcext:value-type="float">
            <text:p>9284</text:p>
          </table:table-cell>
          <table:table-cell table:formula="of:=IF([.C926]&lt;=[.A927]; [.B927]; [.C926])" office:value-type="float" office:value="9267" calcext:value-type="float">
            <text:p>9267</text:p>
          </table:table-cell>
          <table:table-cell table:formula="of:=IF([.C927]&lt;&gt;[.C92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57" calcext:value-type="float">
            <text:p>9257</text:p>
          </table:table-cell>
          <table:table-cell office:value-type="float" office:value="9292" calcext:value-type="float">
            <text:p>9292</text:p>
          </table:table-cell>
          <table:table-cell table:formula="of:=IF([.C927]&lt;=[.A928]; [.B928]; [.C927])" office:value-type="float" office:value="9267" calcext:value-type="float">
            <text:p>9267</text:p>
          </table:table-cell>
          <table:table-cell table:formula="of:=IF([.C928]&lt;&gt;[.C92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95" calcext:value-type="float">
            <text:p>9195</text:p>
          </table:table-cell>
          <table:table-cell office:value-type="float" office:value="9294" calcext:value-type="float">
            <text:p>9294</text:p>
          </table:table-cell>
          <table:table-cell table:formula="of:=IF([.C928]&lt;=[.A929]; [.B929]; [.C928])" office:value-type="float" office:value="9267" calcext:value-type="float">
            <text:p>9267</text:p>
          </table:table-cell>
          <table:table-cell table:formula="of:=IF([.C929]&lt;&gt;[.C92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38" calcext:value-type="float">
            <text:p>9238</text:p>
          </table:table-cell>
          <table:table-cell office:value-type="float" office:value="9310" calcext:value-type="float">
            <text:p>9310</text:p>
          </table:table-cell>
          <table:table-cell table:formula="of:=IF([.C929]&lt;=[.A930]; [.B930]; [.C929])" office:value-type="float" office:value="9267" calcext:value-type="float">
            <text:p>9267</text:p>
          </table:table-cell>
          <table:table-cell table:formula="of:=IF([.C930]&lt;&gt;[.C92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8" calcext:value-type="float">
            <text:p>9278</text:p>
          </table:table-cell>
          <table:table-cell office:value-type="float" office:value="9313" calcext:value-type="float">
            <text:p>9313</text:p>
          </table:table-cell>
          <table:table-cell table:formula="of:=IF([.C930]&lt;=[.A931]; [.B931]; [.C930])" office:value-type="float" office:value="9313" calcext:value-type="float">
            <text:p>9313</text:p>
          </table:table-cell>
          <table:table-cell table:formula="of:=IF([.C931]&lt;&gt;[.C930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85" calcext:value-type="float">
            <text:p>9285</text:p>
          </table:table-cell>
          <table:table-cell office:value-type="float" office:value="9318" calcext:value-type="float">
            <text:p>9318</text:p>
          </table:table-cell>
          <table:table-cell table:formula="of:=IF([.C931]&lt;=[.A932]; [.B932]; [.C931])" office:value-type="float" office:value="9313" calcext:value-type="float">
            <text:p>9313</text:p>
          </table:table-cell>
          <table:table-cell table:formula="of:=IF([.C932]&lt;&gt;[.C93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56" calcext:value-type="float">
            <text:p>9256</text:p>
          </table:table-cell>
          <table:table-cell office:value-type="float" office:value="9319" calcext:value-type="float">
            <text:p>9319</text:p>
          </table:table-cell>
          <table:table-cell table:formula="of:=IF([.C932]&lt;=[.A933]; [.B933]; [.C932])" office:value-type="float" office:value="9313" calcext:value-type="float">
            <text:p>9313</text:p>
          </table:table-cell>
          <table:table-cell table:formula="of:=IF([.C933]&lt;&gt;[.C93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9326" calcext:value-type="float">
            <text:p>9326</text:p>
          </table:table-cell>
          <table:table-cell table:formula="of:=IF([.C933]&lt;=[.A934]; [.B934]; [.C933])" office:value-type="float" office:value="9313" calcext:value-type="float">
            <text:p>9313</text:p>
          </table:table-cell>
          <table:table-cell table:formula="of:=IF([.C934]&lt;&gt;[.C93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9343" calcext:value-type="float">
            <text:p>9343</text:p>
          </table:table-cell>
          <table:table-cell table:formula="of:=IF([.C934]&lt;=[.A935]; [.B935]; [.C934])" office:value-type="float" office:value="9343" calcext:value-type="float">
            <text:p>9343</text:p>
          </table:table-cell>
          <table:table-cell table:formula="of:=IF([.C935]&lt;&gt;[.C93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16" calcext:value-type="float">
            <text:p>9316</text:p>
          </table:table-cell>
          <table:table-cell office:value-type="float" office:value="9349" calcext:value-type="float">
            <text:p>9349</text:p>
          </table:table-cell>
          <table:table-cell table:formula="of:=IF([.C935]&lt;=[.A936]; [.B936]; [.C935])" office:value-type="float" office:value="9343" calcext:value-type="float">
            <text:p>9343</text:p>
          </table:table-cell>
          <table:table-cell table:formula="of:=IF([.C936]&lt;&gt;[.C93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19" calcext:value-type="float">
            <text:p>9319</text:p>
          </table:table-cell>
          <table:table-cell office:value-type="float" office:value="9349" calcext:value-type="float">
            <text:p>9349</text:p>
          </table:table-cell>
          <table:table-cell table:formula="of:=IF([.C936]&lt;=[.A937]; [.B937]; [.C936])" office:value-type="float" office:value="9343" calcext:value-type="float">
            <text:p>9343</text:p>
          </table:table-cell>
          <table:table-cell table:formula="of:=IF([.C937]&lt;&gt;[.C93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28" calcext:value-type="float">
            <text:p>9328</text:p>
          </table:table-cell>
          <table:table-cell office:value-type="float" office:value="9357" calcext:value-type="float">
            <text:p>9357</text:p>
          </table:table-cell>
          <table:table-cell table:formula="of:=IF([.C937]&lt;=[.A938]; [.B938]; [.C937])" office:value-type="float" office:value="9343" calcext:value-type="float">
            <text:p>9343</text:p>
          </table:table-cell>
          <table:table-cell table:formula="of:=IF([.C938]&lt;&gt;[.C93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13" calcext:value-type="float">
            <text:p>9313</text:p>
          </table:table-cell>
          <table:table-cell office:value-type="float" office:value="9359" calcext:value-type="float">
            <text:p>9359</text:p>
          </table:table-cell>
          <table:table-cell table:formula="of:=IF([.C938]&lt;=[.A939]; [.B939]; [.C938])" office:value-type="float" office:value="9343" calcext:value-type="float">
            <text:p>9343</text:p>
          </table:table-cell>
          <table:table-cell table:formula="of:=IF([.C939]&lt;&gt;[.C93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9364" calcext:value-type="float">
            <text:p>9364</text:p>
          </table:table-cell>
          <table:table-cell table:formula="of:=IF([.C939]&lt;=[.A940]; [.B940]; [.C939])" office:value-type="float" office:value="9343" calcext:value-type="float">
            <text:p>9343</text:p>
          </table:table-cell>
          <table:table-cell table:formula="of:=IF([.C940]&lt;&gt;[.C93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9377" calcext:value-type="float">
            <text:p>9377</text:p>
          </table:table-cell>
          <table:table-cell table:formula="of:=IF([.C940]&lt;=[.A941]; [.B941]; [.C940])" office:value-type="float" office:value="9343" calcext:value-type="float">
            <text:p>9343</text:p>
          </table:table-cell>
          <table:table-cell table:formula="of:=IF([.C941]&lt;&gt;[.C94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43" calcext:value-type="float">
            <text:p>9343</text:p>
          </table:table-cell>
          <table:table-cell office:value-type="float" office:value="9380" calcext:value-type="float">
            <text:p>9380</text:p>
          </table:table-cell>
          <table:table-cell table:formula="of:=IF([.C941]&lt;=[.A942]; [.B942]; [.C941])" office:value-type="float" office:value="9380" calcext:value-type="float">
            <text:p>9380</text:p>
          </table:table-cell>
          <table:table-cell table:formula="of:=IF([.C942]&lt;&gt;[.C94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332" calcext:value-type="float">
            <text:p>9332</text:p>
          </table:table-cell>
          <table:table-cell office:value-type="float" office:value="9382" calcext:value-type="float">
            <text:p>9382</text:p>
          </table:table-cell>
          <table:table-cell table:formula="of:=IF([.C942]&lt;=[.A943]; [.B943]; [.C942])" office:value-type="float" office:value="9380" calcext:value-type="float">
            <text:p>9380</text:p>
          </table:table-cell>
          <table:table-cell table:formula="of:=IF([.C943]&lt;&gt;[.C94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35" calcext:value-type="float">
            <text:p>9335</text:p>
          </table:table-cell>
          <table:table-cell office:value-type="float" office:value="9406" calcext:value-type="float">
            <text:p>9406</text:p>
          </table:table-cell>
          <table:table-cell table:formula="of:=IF([.C943]&lt;=[.A944]; [.B944]; [.C943])" office:value-type="float" office:value="9380" calcext:value-type="float">
            <text:p>9380</text:p>
          </table:table-cell>
          <table:table-cell table:formula="of:=IF([.C944]&lt;&gt;[.C94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9417" calcext:value-type="float">
            <text:p>9417</text:p>
          </table:table-cell>
          <table:table-cell table:formula="of:=IF([.C944]&lt;=[.A945]; [.B945]; [.C944])" office:value-type="float" office:value="9417" calcext:value-type="float">
            <text:p>9417</text:p>
          </table:table-cell>
          <table:table-cell table:formula="of:=IF([.C945]&lt;&gt;[.C944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03" calcext:value-type="float">
            <text:p>9403</text:p>
          </table:table-cell>
          <table:table-cell office:value-type="float" office:value="9434" calcext:value-type="float">
            <text:p>9434</text:p>
          </table:table-cell>
          <table:table-cell table:formula="of:=IF([.C945]&lt;=[.A946]; [.B946]; [.C945])" office:value-type="float" office:value="9417" calcext:value-type="float">
            <text:p>9417</text:p>
          </table:table-cell>
          <table:table-cell table:formula="of:=IF([.C946]&lt;&gt;[.C94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98" calcext:value-type="float">
            <text:p>9398</text:p>
          </table:table-cell>
          <table:table-cell office:value-type="float" office:value="9447" calcext:value-type="float">
            <text:p>9447</text:p>
          </table:table-cell>
          <table:table-cell table:formula="of:=IF([.C946]&lt;=[.A947]; [.B947]; [.C946])" office:value-type="float" office:value="9417" calcext:value-type="float">
            <text:p>9417</text:p>
          </table:table-cell>
          <table:table-cell table:formula="of:=IF([.C947]&lt;&gt;[.C94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89" calcext:value-type="float">
            <text:p>9389</text:p>
          </table:table-cell>
          <table:table-cell office:value-type="float" office:value="9452" calcext:value-type="float">
            <text:p>9452</text:p>
          </table:table-cell>
          <table:table-cell table:formula="of:=IF([.C947]&lt;=[.A948]; [.B948]; [.C947])" office:value-type="float" office:value="9417" calcext:value-type="float">
            <text:p>9417</text:p>
          </table:table-cell>
          <table:table-cell table:formula="of:=IF([.C948]&lt;&gt;[.C94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4" calcext:value-type="float">
            <text:p>9464</text:p>
          </table:table-cell>
          <table:table-cell office:value-type="float" office:value="9483" calcext:value-type="float">
            <text:p>9483</text:p>
          </table:table-cell>
          <table:table-cell table:formula="of:=IF([.C948]&lt;=[.A949]; [.B949]; [.C948])" office:value-type="float" office:value="9483" calcext:value-type="float">
            <text:p>9483</text:p>
          </table:table-cell>
          <table:table-cell table:formula="of:=IF([.C949]&lt;&gt;[.C94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9487" calcext:value-type="float">
            <text:p>9487</text:p>
          </table:table-cell>
          <table:table-cell table:formula="of:=IF([.C949]&lt;=[.A950]; [.B950]; [.C949])" office:value-type="float" office:value="9483" calcext:value-type="float">
            <text:p>9483</text:p>
          </table:table-cell>
          <table:table-cell table:formula="of:=IF([.C950]&lt;&gt;[.C94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91" calcext:value-type="float">
            <text:p>9391</text:p>
          </table:table-cell>
          <table:table-cell office:value-type="float" office:value="9488" calcext:value-type="float">
            <text:p>9488</text:p>
          </table:table-cell>
          <table:table-cell table:formula="of:=IF([.C950]&lt;=[.A951]; [.B951]; [.C950])" office:value-type="float" office:value="9483" calcext:value-type="float">
            <text:p>9483</text:p>
          </table:table-cell>
          <table:table-cell table:formula="of:=IF([.C951]&lt;&gt;[.C95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9" calcext:value-type="float">
            <text:p>9469</text:p>
          </table:table-cell>
          <table:table-cell office:value-type="float" office:value="9504" calcext:value-type="float">
            <text:p>9504</text:p>
          </table:table-cell>
          <table:table-cell table:formula="of:=IF([.C951]&lt;=[.A952]; [.B952]; [.C951])" office:value-type="float" office:value="9483" calcext:value-type="float">
            <text:p>9483</text:p>
          </table:table-cell>
          <table:table-cell table:formula="of:=IF([.C952]&lt;&gt;[.C95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48" calcext:value-type="float">
            <text:p>9448</text:p>
          </table:table-cell>
          <table:table-cell office:value-type="float" office:value="9505" calcext:value-type="float">
            <text:p>9505</text:p>
          </table:table-cell>
          <table:table-cell table:formula="of:=IF([.C952]&lt;=[.A953]; [.B953]; [.C952])" office:value-type="float" office:value="9483" calcext:value-type="float">
            <text:p>9483</text:p>
          </table:table-cell>
          <table:table-cell table:formula="of:=IF([.C953]&lt;&gt;[.C95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28" calcext:value-type="float">
            <text:p>9428</text:p>
          </table:table-cell>
          <table:table-cell office:value-type="float" office:value="9508" calcext:value-type="float">
            <text:p>9508</text:p>
          </table:table-cell>
          <table:table-cell table:formula="of:=IF([.C953]&lt;=[.A954]; [.B954]; [.C953])" office:value-type="float" office:value="9483" calcext:value-type="float">
            <text:p>9483</text:p>
          </table:table-cell>
          <table:table-cell table:formula="of:=IF([.C954]&lt;&gt;[.C95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47" calcext:value-type="float">
            <text:p>9447</text:p>
          </table:table-cell>
          <table:table-cell office:value-type="float" office:value="9509" calcext:value-type="float">
            <text:p>9509</text:p>
          </table:table-cell>
          <table:table-cell table:formula="of:=IF([.C954]&lt;=[.A955]; [.B955]; [.C954])" office:value-type="float" office:value="9483" calcext:value-type="float">
            <text:p>9483</text:p>
          </table:table-cell>
          <table:table-cell table:formula="of:=IF([.C955]&lt;&gt;[.C95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83" calcext:value-type="float">
            <text:p>9483</text:p>
          </table:table-cell>
          <table:table-cell office:value-type="float" office:value="9511" calcext:value-type="float">
            <text:p>9511</text:p>
          </table:table-cell>
          <table:table-cell table:formula="of:=IF([.C955]&lt;=[.A956]; [.B956]; [.C955])" office:value-type="float" office:value="9511" calcext:value-type="float">
            <text:p>9511</text:p>
          </table:table-cell>
          <table:table-cell table:formula="of:=IF([.C956]&lt;&gt;[.C95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71" calcext:value-type="float">
            <text:p>9471</text:p>
          </table:table-cell>
          <table:table-cell office:value-type="float" office:value="9519" calcext:value-type="float">
            <text:p>9519</text:p>
          </table:table-cell>
          <table:table-cell table:formula="of:=IF([.C956]&lt;=[.A957]; [.B957]; [.C956])" office:value-type="float" office:value="9511" calcext:value-type="float">
            <text:p>9511</text:p>
          </table:table-cell>
          <table:table-cell table:formula="of:=IF([.C957]&lt;&gt;[.C95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9533" calcext:value-type="float">
            <text:p>9533</text:p>
          </table:table-cell>
          <table:table-cell table:formula="of:=IF([.C957]&lt;=[.A958]; [.B958]; [.C957])" office:value-type="float" office:value="9511" calcext:value-type="float">
            <text:p>9511</text:p>
          </table:table-cell>
          <table:table-cell table:formula="of:=IF([.C958]&lt;&gt;[.C95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9537" calcext:value-type="float">
            <text:p>9537</text:p>
          </table:table-cell>
          <table:table-cell table:formula="of:=IF([.C958]&lt;=[.A959]; [.B959]; [.C958])" office:value-type="float" office:value="9537" calcext:value-type="float">
            <text:p>9537</text:p>
          </table:table-cell>
          <table:table-cell table:formula="of:=IF([.C959]&lt;&gt;[.C958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76" calcext:value-type="float">
            <text:p>9476</text:p>
          </table:table-cell>
          <table:table-cell office:value-type="float" office:value="9546" calcext:value-type="float">
            <text:p>9546</text:p>
          </table:table-cell>
          <table:table-cell table:formula="of:=IF([.C959]&lt;=[.A960]; [.B960]; [.C959])" office:value-type="float" office:value="9537" calcext:value-type="float">
            <text:p>9537</text:p>
          </table:table-cell>
          <table:table-cell table:formula="of:=IF([.C960]&lt;&gt;[.C95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3" calcext:value-type="float">
            <text:p>9463</text:p>
          </table:table-cell>
          <table:table-cell office:value-type="float" office:value="9548" calcext:value-type="float">
            <text:p>9548</text:p>
          </table:table-cell>
          <table:table-cell table:formula="of:=IF([.C960]&lt;=[.A961]; [.B961]; [.C960])" office:value-type="float" office:value="9537" calcext:value-type="float">
            <text:p>9537</text:p>
          </table:table-cell>
          <table:table-cell table:formula="of:=IF([.C961]&lt;&gt;[.C96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23" calcext:value-type="float">
            <text:p>9523</text:p>
          </table:table-cell>
          <table:table-cell office:value-type="float" office:value="9559" calcext:value-type="float">
            <text:p>9559</text:p>
          </table:table-cell>
          <table:table-cell table:formula="of:=IF([.C961]&lt;=[.A962]; [.B962]; [.C961])" office:value-type="float" office:value="9537" calcext:value-type="float">
            <text:p>9537</text:p>
          </table:table-cell>
          <table:table-cell table:formula="of:=IF([.C962]&lt;&gt;[.C96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9569" calcext:value-type="float">
            <text:p>9569</text:p>
          </table:table-cell>
          <table:table-cell table:formula="of:=IF([.C962]&lt;=[.A963]; [.B963]; [.C962])" office:value-type="float" office:value="9569" calcext:value-type="float">
            <text:p>9569</text:p>
          </table:table-cell>
          <table:table-cell table:formula="of:=IF([.C963]&lt;&gt;[.C96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78" calcext:value-type="float">
            <text:p>9478</text:p>
          </table:table-cell>
          <table:table-cell office:value-type="float" office:value="9570" calcext:value-type="float">
            <text:p>9570</text:p>
          </table:table-cell>
          <table:table-cell table:formula="of:=IF([.C963]&lt;=[.A964]; [.B964]; [.C963])" office:value-type="float" office:value="9569" calcext:value-type="float">
            <text:p>9569</text:p>
          </table:table-cell>
          <table:table-cell table:formula="of:=IF([.C964]&lt;&gt;[.C96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45" calcext:value-type="float">
            <text:p>9545</text:p>
          </table:table-cell>
          <table:table-cell office:value-type="float" office:value="9571" calcext:value-type="float">
            <text:p>9571</text:p>
          </table:table-cell>
          <table:table-cell table:formula="of:=IF([.C964]&lt;=[.A965]; [.B965]; [.C964])" office:value-type="float" office:value="9569" calcext:value-type="float">
            <text:p>9569</text:p>
          </table:table-cell>
          <table:table-cell table:formula="of:=IF([.C965]&lt;&gt;[.C96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63" calcext:value-type="float">
            <text:p>9563</text:p>
          </table:table-cell>
          <table:table-cell office:value-type="float" office:value="9588" calcext:value-type="float">
            <text:p>9588</text:p>
          </table:table-cell>
          <table:table-cell table:formula="of:=IF([.C965]&lt;=[.A966]; [.B966]; [.C965])" office:value-type="float" office:value="9569" calcext:value-type="float">
            <text:p>9569</text:p>
          </table:table-cell>
          <table:table-cell table:formula="of:=IF([.C966]&lt;&gt;[.C96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79" calcext:value-type="float">
            <text:p>9579</text:p>
          </table:table-cell>
          <table:table-cell office:value-type="float" office:value="9590" calcext:value-type="float">
            <text:p>9590</text:p>
          </table:table-cell>
          <table:table-cell table:formula="of:=IF([.C966]&lt;=[.A967]; [.B967]; [.C966])" office:value-type="float" office:value="9590" calcext:value-type="float">
            <text:p>9590</text:p>
          </table:table-cell>
          <table:table-cell table:formula="of:=IF([.C967]&lt;&gt;[.C96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03" calcext:value-type="float">
            <text:p>9603</text:p>
          </table:table-cell>
          <table:table-cell office:value-type="float" office:value="9605" calcext:value-type="float">
            <text:p>9605</text:p>
          </table:table-cell>
          <table:table-cell table:formula="of:=IF([.C967]&lt;=[.A968]; [.B968]; [.C967])" office:value-type="float" office:value="9605" calcext:value-type="float">
            <text:p>9605</text:p>
          </table:table-cell>
          <table:table-cell table:formula="of:=IF([.C968]&lt;&gt;[.C967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9609" calcext:value-type="float">
            <text:p>9609</text:p>
          </table:table-cell>
          <table:table-cell table:formula="of:=IF([.C968]&lt;=[.A969]; [.B969]; [.C968])" office:value-type="float" office:value="9605" calcext:value-type="float">
            <text:p>9605</text:p>
          </table:table-cell>
          <table:table-cell table:formula="of:=IF([.C969]&lt;&gt;[.C96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float" office:value="9619" calcext:value-type="float">
            <text:p>9619</text:p>
          </table:table-cell>
          <table:table-cell table:formula="of:=IF([.C969]&lt;=[.A970]; [.B970]; [.C969])" office:value-type="float" office:value="9605" calcext:value-type="float">
            <text:p>9605</text:p>
          </table:table-cell>
          <table:table-cell table:formula="of:=IF([.C970]&lt;&gt;[.C96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56" calcext:value-type="float">
            <text:p>9556</text:p>
          </table:table-cell>
          <table:table-cell office:value-type="float" office:value="9622" calcext:value-type="float">
            <text:p>9622</text:p>
          </table:table-cell>
          <table:table-cell table:formula="of:=IF([.C970]&lt;=[.A971]; [.B971]; [.C970])" office:value-type="float" office:value="9605" calcext:value-type="float">
            <text:p>9605</text:p>
          </table:table-cell>
          <table:table-cell table:formula="of:=IF([.C971]&lt;&gt;[.C97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08" calcext:value-type="float">
            <text:p>9608</text:p>
          </table:table-cell>
          <table:table-cell office:value-type="float" office:value="9622" calcext:value-type="float">
            <text:p>9622</text:p>
          </table:table-cell>
          <table:table-cell table:formula="of:=IF([.C971]&lt;=[.A972]; [.B972]; [.C971])" office:value-type="float" office:value="9622" calcext:value-type="float">
            <text:p>9622</text:p>
          </table:table-cell>
          <table:table-cell table:formula="of:=IF([.C972]&lt;&gt;[.C97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91" calcext:value-type="float">
            <text:p>9591</text:p>
          </table:table-cell>
          <table:table-cell office:value-type="float" office:value="9630" calcext:value-type="float">
            <text:p>9630</text:p>
          </table:table-cell>
          <table:table-cell table:formula="of:=IF([.C972]&lt;=[.A973]; [.B973]; [.C972])" office:value-type="float" office:value="9622" calcext:value-type="float">
            <text:p>9622</text:p>
          </table:table-cell>
          <table:table-cell table:formula="of:=IF([.C973]&lt;&gt;[.C97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53" calcext:value-type="float">
            <text:p>9553</text:p>
          </table:table-cell>
          <table:table-cell office:value-type="float" office:value="9637" calcext:value-type="float">
            <text:p>9637</text:p>
          </table:table-cell>
          <table:table-cell table:formula="of:=IF([.C973]&lt;=[.A974]; [.B974]; [.C973])" office:value-type="float" office:value="9622" calcext:value-type="float">
            <text:p>9622</text:p>
          </table:table-cell>
          <table:table-cell table:formula="of:=IF([.C974]&lt;&gt;[.C97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9653" calcext:value-type="float">
            <text:p>9653</text:p>
          </table:table-cell>
          <table:table-cell table:formula="of:=IF([.C974]&lt;=[.A975]; [.B975]; [.C974])" office:value-type="float" office:value="9622" calcext:value-type="float">
            <text:p>9622</text:p>
          </table:table-cell>
          <table:table-cell table:formula="of:=IF([.C975]&lt;&gt;[.C97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9663" calcext:value-type="float">
            <text:p>9663</text:p>
          </table:table-cell>
          <table:table-cell table:formula="of:=IF([.C975]&lt;=[.A976]; [.B976]; [.C975])" office:value-type="float" office:value="9663" calcext:value-type="float">
            <text:p>9663</text:p>
          </table:table-cell>
          <table:table-cell table:formula="of:=IF([.C976]&lt;&gt;[.C975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21" calcext:value-type="float">
            <text:p>9621</text:p>
          </table:table-cell>
          <table:table-cell office:value-type="float" office:value="9672" calcext:value-type="float">
            <text:p>9672</text:p>
          </table:table-cell>
          <table:table-cell table:formula="of:=IF([.C976]&lt;=[.A977]; [.B977]; [.C976])" office:value-type="float" office:value="9663" calcext:value-type="float">
            <text:p>9663</text:p>
          </table:table-cell>
          <table:table-cell table:formula="of:=IF([.C977]&lt;&gt;[.C97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5" calcext:value-type="float">
            <text:p>9635</text:p>
          </table:table-cell>
          <table:table-cell office:value-type="float" office:value="9675" calcext:value-type="float">
            <text:p>9675</text:p>
          </table:table-cell>
          <table:table-cell table:formula="of:=IF([.C977]&lt;=[.A978]; [.B978]; [.C977])" office:value-type="float" office:value="9663" calcext:value-type="float">
            <text:p>9663</text:p>
          </table:table-cell>
          <table:table-cell table:formula="of:=IF([.C978]&lt;&gt;[.C97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33" calcext:value-type="float">
            <text:p>9633</text:p>
          </table:table-cell>
          <table:table-cell office:value-type="float" office:value="9708" calcext:value-type="float">
            <text:p>9708</text:p>
          </table:table-cell>
          <table:table-cell table:formula="of:=IF([.C978]&lt;=[.A979]; [.B979]; [.C978])" office:value-type="float" office:value="9663" calcext:value-type="float">
            <text:p>9663</text:p>
          </table:table-cell>
          <table:table-cell table:formula="of:=IF([.C979]&lt;&gt;[.C97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66" calcext:value-type="float">
            <text:p>9666</text:p>
          </table:table-cell>
          <table:table-cell office:value-type="float" office:value="9719" calcext:value-type="float">
            <text:p>9719</text:p>
          </table:table-cell>
          <table:table-cell table:formula="of:=IF([.C979]&lt;=[.A980]; [.B980]; [.C979])" office:value-type="float" office:value="9719" calcext:value-type="float">
            <text:p>9719</text:p>
          </table:table-cell>
          <table:table-cell table:formula="of:=IF([.C980]&lt;&gt;[.C979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9740" calcext:value-type="float">
            <text:p>9740</text:p>
          </table:table-cell>
          <table:table-cell table:formula="of:=IF([.C980]&lt;=[.A981]; [.B981]; [.C980])" office:value-type="float" office:value="9719" calcext:value-type="float">
            <text:p>9719</text:p>
          </table:table-cell>
          <table:table-cell table:formula="of:=IF([.C981]&lt;&gt;[.C980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79" calcext:value-type="float">
            <text:p>9679</text:p>
          </table:table-cell>
          <table:table-cell office:value-type="float" office:value="9750" calcext:value-type="float">
            <text:p>9750</text:p>
          </table:table-cell>
          <table:table-cell table:formula="of:=IF([.C981]&lt;=[.A982]; [.B982]; [.C981])" office:value-type="float" office:value="9719" calcext:value-type="float">
            <text:p>9719</text:p>
          </table:table-cell>
          <table:table-cell table:formula="of:=IF([.C982]&lt;&gt;[.C981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9805" calcext:value-type="float">
            <text:p>9805</text:p>
          </table:table-cell>
          <table:table-cell table:formula="of:=IF([.C982]&lt;=[.A983]; [.B983]; [.C982])" office:value-type="float" office:value="9805" calcext:value-type="float">
            <text:p>9805</text:p>
          </table:table-cell>
          <table:table-cell table:formula="of:=IF([.C983]&lt;&gt;[.C982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24" calcext:value-type="float">
            <text:p>9724</text:p>
          </table:table-cell>
          <table:table-cell office:value-type="float" office:value="9820" calcext:value-type="float">
            <text:p>9820</text:p>
          </table:table-cell>
          <table:table-cell table:formula="of:=IF([.C983]&lt;=[.A984]; [.B984]; [.C983])" office:value-type="float" office:value="9805" calcext:value-type="float">
            <text:p>9805</text:p>
          </table:table-cell>
          <table:table-cell table:formula="of:=IF([.C984]&lt;&gt;[.C98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63" calcext:value-type="float">
            <text:p>9763</text:p>
          </table:table-cell>
          <table:table-cell office:value-type="float" office:value="9821" calcext:value-type="float">
            <text:p>9821</text:p>
          </table:table-cell>
          <table:table-cell table:formula="of:=IF([.C984]&lt;=[.A985]; [.B985]; [.C984])" office:value-type="float" office:value="9805" calcext:value-type="float">
            <text:p>9805</text:p>
          </table:table-cell>
          <table:table-cell table:formula="of:=IF([.C985]&lt;&gt;[.C98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825" calcext:value-type="float">
            <text:p>9825</text:p>
          </table:table-cell>
          <table:table-cell table:formula="of:=IF([.C985]&lt;=[.A986]; [.B986]; [.C985])" office:value-type="float" office:value="9805" calcext:value-type="float">
            <text:p>9805</text:p>
          </table:table-cell>
          <table:table-cell table:formula="of:=IF([.C986]&lt;&gt;[.C98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63" calcext:value-type="float">
            <text:p>9863</text:p>
          </table:table-cell>
          <table:table-cell table:style-name="ce2" office:value-type="float" office:value="9870" calcext:value-type="float">
            <text:p>9870</text:p>
          </table:table-cell>
          <table:table-cell table:formula="of:=IF([.C986]&lt;=[.A987]; [.B987]; [.C986])" office:value-type="float" office:value="9870" calcext:value-type="float">
            <text:p>9870</text:p>
          </table:table-cell>
          <table:table-cell table:formula="of:=IF([.C987]&lt;&gt;[.C986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08" calcext:value-type="float">
            <text:p>9808</text:p>
          </table:table-cell>
          <table:table-cell office:value-type="float" office:value="9899" calcext:value-type="float">
            <text:p>9899</text:p>
          </table:table-cell>
          <table:table-cell table:formula="of:=IF([.C987]&lt;=[.A988]; [.B988]; [.C987])" office:value-type="float" office:value="9870" calcext:value-type="float">
            <text:p>9870</text:p>
          </table:table-cell>
          <table:table-cell table:formula="of:=IF([.C988]&lt;&gt;[.C98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34" calcext:value-type="float">
            <text:p>9834</text:p>
          </table:table-cell>
          <table:table-cell office:value-type="float" office:value="9905" calcext:value-type="float">
            <text:p>9905</text:p>
          </table:table-cell>
          <table:table-cell table:formula="of:=IF([.C988]&lt;=[.A989]; [.B989]; [.C988])" office:value-type="float" office:value="9870" calcext:value-type="float">
            <text:p>9870</text:p>
          </table:table-cell>
          <table:table-cell table:formula="of:=IF([.C989]&lt;&gt;[.C988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29" calcext:value-type="float">
            <text:p>9829</text:p>
          </table:table-cell>
          <table:table-cell office:value-type="float" office:value="9925" calcext:value-type="float">
            <text:p>9925</text:p>
          </table:table-cell>
          <table:table-cell table:formula="of:=IF([.C989]&lt;=[.A990]; [.B990]; [.C989])" office:value-type="float" office:value="9870" calcext:value-type="float">
            <text:p>9870</text:p>
          </table:table-cell>
          <table:table-cell table:formula="of:=IF([.C990]&lt;&gt;[.C989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63" calcext:value-type="float">
            <text:p>9863</text:p>
          </table:table-cell>
          <table:table-cell office:value-type="float" office:value="9928" calcext:value-type="float">
            <text:p>9928</text:p>
          </table:table-cell>
          <table:table-cell table:formula="of:=IF([.C990]&lt;=[.A991]; [.B991]; [.C990])" office:value-type="float" office:value="9870" calcext:value-type="float">
            <text:p>9870</text:p>
          </table:table-cell>
          <table:table-cell table:formula="of:=IF([.C991]&lt;&gt;[.C990])" office:value-type="boolean" office:boolean-value="false" calcext:value-type="boolean">
            <text:p>FALSE</text:p>
          </table:table-cell>
          <table:table-cell table:formula="of:=[.A994]-[.B987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9912" calcext:value-type="float">
            <text:p>9912</text:p>
          </table:table-cell>
          <table:table-cell office:value-type="float" office:value="9933" calcext:value-type="float">
            <text:p>9933</text:p>
          </table:table-cell>
          <table:table-cell table:formula="of:=IF([.C991]&lt;=[.A992]; [.B992]; [.C991])" office:value-type="float" office:value="9933" calcext:value-type="float">
            <text:p>9933</text:p>
          </table:table-cell>
          <table:table-cell table:formula="of:=IF([.C992]&lt;&gt;[.C991])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9946" calcext:value-type="float">
            <text:p>9946</text:p>
          </table:table-cell>
          <table:table-cell table:formula="of:=IF([.C992]&lt;=[.A993]; [.B993]; [.C992])" office:value-type="float" office:value="9933" calcext:value-type="float">
            <text:p>9933</text:p>
          </table:table-cell>
          <table:table-cell table:formula="of:=IF([.C993]&lt;&gt;[.C992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2" office:value-type="float" office:value="9925" calcext:value-type="float">
            <text:p>9925</text:p>
          </table:table-cell>
          <table:table-cell office:value-type="float" office:value="9952" calcext:value-type="float">
            <text:p>9952</text:p>
          </table:table-cell>
          <table:table-cell table:formula="of:=IF([.C993]&lt;=[.A994]; [.B994]; [.C993])" office:value-type="float" office:value="9933" calcext:value-type="float">
            <text:p>9933</text:p>
          </table:table-cell>
          <table:table-cell table:formula="of:=IF([.C994]&lt;&gt;[.C993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79" calcext:value-type="float">
            <text:p>9879</text:p>
          </table:table-cell>
          <table:table-cell office:value-type="float" office:value="9953" calcext:value-type="float">
            <text:p>9953</text:p>
          </table:table-cell>
          <table:table-cell table:formula="of:=IF([.C994]&lt;=[.A995]; [.B995]; [.C994])" office:value-type="float" office:value="9933" calcext:value-type="float">
            <text:p>9933</text:p>
          </table:table-cell>
          <table:table-cell table:formula="of:=IF([.C995]&lt;&gt;[.C994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float" office:value="9954" calcext:value-type="float">
            <text:p>9954</text:p>
          </table:table-cell>
          <table:table-cell table:formula="of:=IF([.C995]&lt;=[.A996]; [.B996]; [.C995])" office:value-type="float" office:value="9933" calcext:value-type="float">
            <text:p>9933</text:p>
          </table:table-cell>
          <table:table-cell table:formula="of:=IF([.C996]&lt;&gt;[.C995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float" office:value="9954" calcext:value-type="float">
            <text:p>9954</text:p>
          </table:table-cell>
          <table:table-cell table:formula="of:=IF([.C996]&lt;=[.A997]; [.B997]; [.C996])" office:value-type="float" office:value="9933" calcext:value-type="float">
            <text:p>9933</text:p>
          </table:table-cell>
          <table:table-cell table:formula="of:=IF([.C997]&lt;&gt;[.C996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3" calcext:value-type="float">
            <text:p>9903</text:p>
          </table:table-cell>
          <table:table-cell office:value-type="float" office:value="9960" calcext:value-type="float">
            <text:p>9960</text:p>
          </table:table-cell>
          <table:table-cell table:formula="of:=IF([.C997]&lt;=[.A998]; [.B998]; [.C997])" office:value-type="float" office:value="9933" calcext:value-type="float">
            <text:p>9933</text:p>
          </table:table-cell>
          <table:table-cell table:formula="of:=IF([.C998]&lt;&gt;[.C997])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table:style-name="ce4" office:value-type="float" office:value="9914" calcext:value-type="float">
            <text:p>9914</text:p>
          </table:table-cell>
          <table:table-cell office:value-type="float" office:value="9993" calcext:value-type="float">
            <text:p>9993</text:p>
          </table:table-cell>
          <table:table-cell table:formula="of:=IF([.C998]&lt;=[.A999]; [.B999]; [.C998])" office:value-type="float" office:value="9933" calcext:value-type="float">
            <text:p>9933</text:p>
          </table:table-cell>
          <table:table-cell table:formula="of:=IF([.C999]&lt;&gt;[.C998])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9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3">00/00/0000</text:date>, <text:time style:data-style-name="N2" text:time-value="10:54:29.0661291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3T01:31:53.319655760</meta:creation-date>
    <dc:date>2024-03-23T10:54:57.002775456</dc:date>
    <meta:editing-duration>PT7M43S</meta:editing-duration>
    <meta:editing-cycles>5</meta:editing-cycles>
    <meta:generator>LibreOffice/24.2.1.2$Linux_X86_64 LibreOffice_project/420$Build-2</meta:generator>
    <meta:document-statistic meta:table-count="1" meta:cell-count="3999" meta:object-count="0"/>
  </office:meta>
</office:document-meta>
</file>